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7" table:default-cell-style-name="Default"/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float" office:value="200" calcext:value-type="float">
            <text:p>200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table:formula="of:=CONCATENATE(&quot;INSERT INTO PRECORANKING (PR_PRPOSRANKING, PR_PRPRECO, PR_PROBSERVACAO, PR_PRATIVO, PR_PRDATACADASTRO) VALUES (&quot;;[.A1];&quot;,&quot;;[.B1];&quot;,NULL,1,NOW());&quot;)" office:value-type="string" office:string-value="INSERT INTO PRECORANKING (PR_PRPOSRANKING, PR_PRPRECO, PR_PROBSERVACAO, PR_PRATIVO, PR_PRDATACADASTRO) VALUES (11,200,NULL,1,NOW());" calcext:value-type="string">
            <text:p>INSERT INTO PRECORANKING (PR_PRPOSRANKING, PR_PRPRECO, PR_PROBSERVACAO, PR_PRATIVO, PR_PRDATACADASTRO) VALUES (11,200,NULL,1,NOW());</text:p>
          </table:table-cell>
          <table:table-cell/>
        </table:table-row>
        <table:table-row table:style-name="ro1">
          <table:table-cell table:formula="of:=[.A1]+1"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70" calcext:value-type="float">
            <text:p>170</text:p>
          </table:table-cell>
          <table:table-cell table:formula="of:=CONCATENATE(&quot;INSERT INTO PRECORANKING (PR_PRPOSRANKING, PR_PRPRECO, PR_PROBSERVACAO, PR_PRATIVO, PR_PRDATACADASTRO) VALUES (&quot;;[.A2];&quot;,&quot;;[.B2];&quot;,NULL,1,NOW());&quot;)" office:value-type="string" office:string-value="INSERT INTO PRECORANKING (PR_PRPOSRANKING, PR_PRPRECO, PR_PROBSERVACAO, PR_PRATIVO, PR_PRDATACADASTRO) VALUES (12,200,NULL,1,NOW());" calcext:value-type="string">
            <text:p>INSERT INTO PRECORANKING (PR_PRPOSRANKING, PR_PRPRECO, PR_PROBSERVACAO, PR_PRATIVO, PR_PRDATACADASTRO) VALUES (12,200,NULL,1,NOW());</text:p>
          </table:table-cell>
          <table:table-cell/>
        </table:table-row>
        <table:table-row table:style-name="ro1">
          <table:table-cell table:formula="of:=[.A2]+1"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40" calcext:value-type="float">
            <text:p>140</text:p>
          </table:table-cell>
          <table:table-cell table:formula="of:=CONCATENATE(&quot;INSERT INTO PRECORANKING (PR_PRPOSRANKING, PR_PRPRECO, PR_PROBSERVACAO, PR_PRATIVO, PR_PRDATACADASTRO) VALUES (&quot;;[.A3];&quot;,&quot;;[.B3];&quot;,NULL,1,NOW());&quot;)" office:value-type="string" office:string-value="INSERT INTO PRECORANKING (PR_PRPOSRANKING, PR_PRPRECO, PR_PROBSERVACAO, PR_PRATIVO, PR_PRDATACADASTRO) VALUES (13,200,NULL,1,NOW());" calcext:value-type="string">
            <text:p>INSERT INTO PRECORANKING (PR_PRPOSRANKING, PR_PRPRECO, PR_PROBSERVACAO, PR_PRATIVO, PR_PRDATACADASTRO) VALUES (13,200,NULL,1,NOW());</text:p>
          </table:table-cell>
          <table:table-cell/>
        </table:table-row>
        <table:table-row table:style-name="ro1">
          <table:table-cell table:formula="of:=[.A3]+1"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table:formula="of:=CONCATENATE(&quot;INSERT INTO PRECORANKING (PR_PRPOSRANKING, PR_PRPRECO, PR_PROBSERVACAO, PR_PRATIVO, PR_PRDATACADASTRO) VALUES (&quot;;[.A4];&quot;,&quot;;[.B4];&quot;,NULL,1,NOW());&quot;)" office:value-type="string" office:string-value="INSERT INTO PRECORANKING (PR_PRPOSRANKING, PR_PRPRECO, PR_PROBSERVACAO, PR_PRATIVO, PR_PRDATACADASTRO) VALUES (14,200,NULL,1,NOW());" calcext:value-type="string">
            <text:p>INSERT INTO PRECORANKING (PR_PRPOSRANKING, PR_PRPRECO, PR_PROBSERVACAO, PR_PRATIVO, PR_PRDATACADASTRO) VALUES (14,200,NULL,1,NOW());</text:p>
          </table:table-cell>
          <table:table-cell/>
        </table:table-row>
        <table:table-row table:style-name="ro1">
          <table:table-cell table:formula="of:=[.A4]+1"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table:formula="of:=CONCATENATE(&quot;INSERT INTO PRECORANKING (PR_PRPOSRANKING, PR_PRPRECO, PR_PROBSERVACAO, PR_PRATIVO, PR_PRDATACADASTRO) VALUES (&quot;;[.A5];&quot;,&quot;;[.B5];&quot;,NULL,1,NOW());&quot;)" office:value-type="string" office:string-value="INSERT INTO PRECORANKING (PR_PRPOSRANKING, PR_PRPRECO, PR_PROBSERVACAO, PR_PRATIVO, PR_PRDATACADASTRO) VALUES (15,200,NULL,1,NOW());" calcext:value-type="string">
            <text:p>INSERT INTO PRECORANKING (PR_PRPOSRANKING, PR_PRPRECO, PR_PROBSERVACAO, PR_PRATIVO, PR_PRDATACADASTRO) VALUES (15,200,NULL,1,NOW());</text:p>
          </table:table-cell>
          <table:table-cell/>
        </table:table-row>
        <table:table-row table:style-name="ro1">
          <table:table-cell table:formula="of:=[.A5]+1"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table:formula="of:=CONCATENATE(&quot;INSERT INTO PRECORANKING (PR_PRPOSRANKING, PR_PRPRECO, PR_PROBSERVACAO, PR_PRATIVO, PR_PRDATACADASTRO) VALUES (&quot;;[.A6];&quot;,&quot;;[.B6];&quot;,NULL,1,NOW());&quot;)" office:value-type="string" office:string-value="INSERT INTO PRECORANKING (PR_PRPOSRANKING, PR_PRPRECO, PR_PROBSERVACAO, PR_PRATIVO, PR_PRDATACADASTRO) VALUES (16,200,NULL,1,NOW());" calcext:value-type="string">
            <text:p>INSERT INTO PRECORANKING (PR_PRPOSRANKING, PR_PRPRECO, PR_PROBSERVACAO, PR_PRATIVO, PR_PRDATACADASTRO) VALUES (16,200,NULL,1,NOW());</text:p>
          </table:table-cell>
          <table:table-cell/>
        </table:table-row>
        <table:table-row table:style-name="ro1">
          <table:table-cell table:formula="of:=[.A6]+1" office:value-type="float" office:value="17" calcext:value-type="float">
            <text:p>17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SUM([.E1:.E6])" office:value-type="float" office:value="720" calcext:value-type="float">
            <text:p>720</text:p>
          </table:table-cell>
          <table:table-cell table:formula="of:=CONCATENATE(&quot;INSERT INTO PRECORANKING (PR_PRPOSRANKING, PR_PRPRECO, PR_PROBSERVACAO, PR_PRATIVO, PR_PRDATACADASTRO) VALUES (&quot;;[.A7];&quot;,&quot;;[.B7];&quot;,NULL,1,NOW());&quot;)" office:value-type="string" office:string-value="INSERT INTO PRECORANKING (PR_PRPOSRANKING, PR_PRPRECO, PR_PROBSERVACAO, PR_PRATIVO, PR_PRDATACADASTRO) VALUES (17,200,NULL,1,NOW());" calcext:value-type="string">
            <text:p>INSERT INTO PRECORANKING (PR_PRPOSRANKING, PR_PRPRECO, PR_PROBSERVACAO, PR_PRATIVO, PR_PRDATACADASTRO) VALUES (17,200,NULL,1,NOW());</text:p>
          </table:table-cell>
          <table:table-cell/>
        </table:table-row>
        <table:table-row table:style-name="ro1">
          <table:table-cell table:formula="of:=[.A7]+1" office:value-type="float" office:value="18" calcext:value-type="float">
            <text:p>18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CONCATENATE(&quot;INSERT INTO PRECORANKING (PR_PRPOSRANKING, PR_PRPRECO, PR_PROBSERVACAO, PR_PRATIVO, PR_PRDATACADASTRO) VALUES (&quot;;[.A8];&quot;,&quot;;[.B8];&quot;,NULL,1,NOW());&quot;)" office:value-type="string" office:string-value="INSERT INTO PRECORANKING (PR_PRPOSRANKING, PR_PRPRECO, PR_PROBSERVACAO, PR_PRATIVO, PR_PRDATACADASTRO) VALUES (18,200,NULL,1,NOW());" calcext:value-type="string">
            <text:p>INSERT INTO PRECORANKING (PR_PRPOSRANKING, PR_PRPRECO, PR_PROBSERVACAO, PR_PRATIVO, PR_PRDATACADASTRO) VALUES (18,200,NULL,1,NOW());</text:p>
          </table:table-cell>
          <table:table-cell/>
        </table:table-row>
        <table:table-row table:style-name="ro1">
          <table:table-cell table:formula="of:=[.A8]+1" office:value-type="float" office:value="19" calcext:value-type="float">
            <text:p>19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table:formula="of:=CONCATENATE(&quot;INSERT INTO PRECORANKING (PR_PRPOSRANKING, PR_PRPRECO, PR_PROBSERVACAO, PR_PRATIVO, PR_PRDATACADASTRO) VALUES (&quot;;[.A9];&quot;,&quot;;[.B9];&quot;,NULL,1,NOW());&quot;)" office:value-type="string" office:string-value="INSERT INTO PRECORANKING (PR_PRPOSRANKING, PR_PRPRECO, PR_PROBSERVACAO, PR_PRATIVO, PR_PRDATACADASTRO) VALUES (19,200,NULL,1,NOW());" calcext:value-type="string">
            <text:p>INSERT INTO PRECORANKING (PR_PRPOSRANKING, PR_PRPRECO, PR_PROBSERVACAO, PR_PRATIVO, PR_PRDATACADASTRO) VALUES (19,200,NULL,1,NOW());</text:p>
          </table:table-cell>
          <table:table-cell/>
        </table:table-row>
        <table:table-row table:style-name="ro1">
          <table:table-cell table:formula="of:=[.A9]+1"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formula="of:=CONCATENATE(&quot;INSERT INTO PRECORANKING (PR_PRPOSRANKING, PR_PRPRECO, PR_PROBSERVACAO, PR_PRATIVO, PR_PRDATACADASTRO) VALUES (&quot;;[.A10];&quot;,&quot;;[.B10];&quot;,NULL,1,NOW());&quot;)" office:value-type="string" office:string-value="INSERT INTO PRECORANKING (PR_PRPOSRANKING, PR_PRPRECO, PR_PROBSERVACAO, PR_PRATIVO, PR_PRDATACADASTRO) VALUES (20,200,NULL,1,NOW());" calcext:value-type="string">
            <text:p>INSERT INTO PRECORANKING (PR_PRPOSRANKING, PR_PRPRECO, PR_PROBSERVACAO, PR_PRATIVO, PR_PRDATACADASTRO) VALUES (20,200,NULL,1,NOW());</text:p>
          </table:table-cell>
          <table:table-cell/>
        </table:table-row>
        <table:table-row table:style-name="ro1">
          <table:table-cell table:formula="of:=[.A10]+1" office:value-type="float" office:value="21" calcext:value-type="float">
            <text:p>21</text:p>
          </table:table-cell>
          <table:table-cell table:style-name="ce2" office:value-type="float" office:value="190" calcext:value-type="float">
            <text:p>190</text:p>
          </table:table-cell>
          <table:table-cell office:value-type="float" office:value="190" calcext:value-type="float">
            <text:p>19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NCATENATE(&quot;INSERT INTO PRECORANKING (PR_PRPOSRANKING, PR_PRPRECO, PR_PROBSERVACAO, PR_PRATIVO, PR_PRDATACADASTRO) VALUES (&quot;;[.A11];&quot;,&quot;;[.B11];&quot;,NULL,1,NOW());&quot;)" office:value-type="string" office:string-value="INSERT INTO PRECORANKING (PR_PRPOSRANKING, PR_PRPRECO, PR_PROBSERVACAO, PR_PRATIVO, PR_PRDATACADASTRO) VALUES (21,190,NULL,1,NOW());" calcext:value-type="string">
            <text:p>INSERT INTO PRECORANKING (PR_PRPOSRANKING, PR_PRPRECO, PR_PROBSERVACAO, PR_PRATIVO, PR_PRDATACADASTRO) VALUES (21,190,NULL,1,NOW());</text:p>
          </table:table-cell>
          <table:table-cell/>
        </table:table-row>
        <table:table-row table:style-name="ro1">
          <table:table-cell table:formula="of:=[.A11]+1" office:value-type="float" office:value="22" calcext:value-type="float">
            <text:p>22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CONCATENATE(&quot;INSERT INTO PRECORANKING (PR_PRPOSRANKING, PR_PRPRECO, PR_PROBSERVACAO, PR_PRATIVO, PR_PRDATACADASTRO) VALUES (&quot;;[.A12];&quot;,&quot;;[.B12];&quot;,NULL,1,NOW());&quot;)" office:value-type="string" office:string-value="INSERT INTO PRECORANKING (PR_PRPOSRANKING, PR_PRPRECO, PR_PROBSERVACAO, PR_PRATIVO, PR_PRDATACADASTRO) VALUES (22,190,NULL,1,NOW());" calcext:value-type="string">
            <text:p>INSERT INTO PRECORANKING (PR_PRPOSRANKING, PR_PRPRECO, PR_PROBSERVACAO, PR_PRATIVO, PR_PRDATACADASTRO) VALUES (22,190,NULL,1,NOW());</text:p>
          </table:table-cell>
          <table:table-cell/>
        </table:table-row>
        <table:table-row table:style-name="ro1">
          <table:table-cell table:formula="of:=[.A12]+1" office:value-type="float" office:value="23" calcext:value-type="float">
            <text:p>23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250" calcext:value-type="float">
            <text:p>250</text:p>
          </table:table-cell>
          <table:table-cell/>
          <table:table-cell table:formula="of:=CONCATENATE(&quot;INSERT INTO PRECORANKING (PR_PRPOSRANKING, PR_PRPRECO, PR_PROBSERVACAO, PR_PRATIVO, PR_PRDATACADASTRO) VALUES (&quot;;[.A13];&quot;,&quot;;[.B13];&quot;,NULL,1,NOW());&quot;)" office:value-type="string" office:string-value="INSERT INTO PRECORANKING (PR_PRPOSRANKING, PR_PRPRECO, PR_PROBSERVACAO, PR_PRATIVO, PR_PRDATACADASTRO) VALUES (23,190,NULL,1,NOW());" calcext:value-type="string">
            <text:p>INSERT INTO PRECORANKING (PR_PRPOSRANKING, PR_PRPRECO, PR_PROBSERVACAO, PR_PRATIVO, PR_PRDATACADASTRO) VALUES (23,190,NULL,1,NOW());</text:p>
          </table:table-cell>
          <table:table-cell/>
        </table:table-row>
        <table:table-row table:style-name="ro1">
          <table:table-cell table:formula="of:=[.A13]+1" office:value-type="float" office:value="24" calcext:value-type="float">
            <text:p>24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14];&quot;,&quot;;[.B14];&quot;,NULL,1,NOW());&quot;)" office:value-type="string" office:string-value="INSERT INTO PRECORANKING (PR_PRPOSRANKING, PR_PRPRECO, PR_PROBSERVACAO, PR_PRATIVO, PR_PRDATACADASTRO) VALUES (24,190,NULL,1,NOW());" calcext:value-type="string">
            <text:p>INSERT INTO PRECORANKING (PR_PRPOSRANKING, PR_PRPRECO, PR_PROBSERVACAO, PR_PRATIVO, PR_PRDATACADASTRO) VALUES (24,190,NULL,1,NOW());</text:p>
          </table:table-cell>
          <table:table-cell/>
        </table:table-row>
        <table:table-row table:style-name="ro1">
          <table:table-cell table:formula="of:=[.A14]+1" office:value-type="float" office:value="25" calcext:value-type="float">
            <text:p>25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15];&quot;,&quot;;[.B15];&quot;,NULL,1,NOW());&quot;)" office:value-type="string" office:string-value="INSERT INTO PRECORANKING (PR_PRPOSRANKING, PR_PRPRECO, PR_PROBSERVACAO, PR_PRATIVO, PR_PRDATACADASTRO) VALUES (25,190,NULL,1,NOW());" calcext:value-type="string">
            <text:p>INSERT INTO PRECORANKING (PR_PRPOSRANKING, PR_PRPRECO, PR_PROBSERVACAO, PR_PRATIVO, PR_PRDATACADASTRO) VALUES (25,190,NULL,1,NOW());</text:p>
          </table:table-cell>
          <table:table-cell/>
        </table:table-row>
        <table:table-row table:style-name="ro1">
          <table:table-cell table:formula="of:=[.A15]+1" office:value-type="float" office:value="26" calcext:value-type="float">
            <text:p>26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16];&quot;,&quot;;[.B16];&quot;,NULL,1,NOW());&quot;)" office:value-type="string" office:string-value="INSERT INTO PRECORANKING (PR_PRPOSRANKING, PR_PRPRECO, PR_PROBSERVACAO, PR_PRATIVO, PR_PRDATACADASTRO) VALUES (26,190,NULL,1,NOW());" calcext:value-type="string">
            <text:p>INSERT INTO PRECORANKING (PR_PRPOSRANKING, PR_PRPRECO, PR_PROBSERVACAO, PR_PRATIVO, PR_PRDATACADASTRO) VALUES (26,190,NULL,1,NOW());</text:p>
          </table:table-cell>
          <table:table-cell/>
        </table:table-row>
        <table:table-row table:style-name="ro1">
          <table:table-cell table:formula="of:=[.A16]+1" office:value-type="float" office:value="27" calcext:value-type="float">
            <text:p>27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17];&quot;,&quot;;[.B17];&quot;,NULL,1,NOW());&quot;)" office:value-type="string" office:string-value="INSERT INTO PRECORANKING (PR_PRPOSRANKING, PR_PRPRECO, PR_PROBSERVACAO, PR_PRATIVO, PR_PRDATACADASTRO) VALUES (27,190,NULL,1,NOW());" calcext:value-type="string">
            <text:p>INSERT INTO PRECORANKING (PR_PRPOSRANKING, PR_PRPRECO, PR_PROBSERVACAO, PR_PRATIVO, PR_PRDATACADASTRO) VALUES (27,190,NULL,1,NOW());</text:p>
          </table:table-cell>
          <table:table-cell/>
        </table:table-row>
        <table:table-row table:style-name="ro1">
          <table:table-cell table:formula="of:=[.A17]+1" office:value-type="float" office:value="28" calcext:value-type="float">
            <text:p>28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18];&quot;,&quot;;[.B18];&quot;,NULL,1,NOW());&quot;)" office:value-type="string" office:string-value="INSERT INTO PRECORANKING (PR_PRPOSRANKING, PR_PRPRECO, PR_PROBSERVACAO, PR_PRATIVO, PR_PRDATACADASTRO) VALUES (28,190,NULL,1,NOW());" calcext:value-type="string">
            <text:p>INSERT INTO PRECORANKING (PR_PRPOSRANKING, PR_PRPRECO, PR_PROBSERVACAO, PR_PRATIVO, PR_PRDATACADASTRO) VALUES (28,190,NULL,1,NOW());</text:p>
          </table:table-cell>
          <table:table-cell/>
        </table:table-row>
        <table:table-row table:style-name="ro1">
          <table:table-cell table:formula="of:=[.A18]+1" office:value-type="float" office:value="29" calcext:value-type="float">
            <text:p>29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19];&quot;,&quot;;[.B19];&quot;,NULL,1,NOW());&quot;)" office:value-type="string" office:string-value="INSERT INTO PRECORANKING (PR_PRPOSRANKING, PR_PRPRECO, PR_PROBSERVACAO, PR_PRATIVO, PR_PRDATACADASTRO) VALUES (29,190,NULL,1,NOW());" calcext:value-type="string">
            <text:p>INSERT INTO PRECORANKING (PR_PRPOSRANKING, PR_PRPRECO, PR_PROBSERVACAO, PR_PRATIVO, PR_PRDATACADASTRO) VALUES (29,190,NULL,1,NOW());</text:p>
          </table:table-cell>
          <table:table-cell/>
        </table:table-row>
        <table:table-row table:style-name="ro1">
          <table:table-cell table:formula="of:=[.A19]+1" office:value-type="float" office:value="30" calcext:value-type="float">
            <text:p>30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0];&quot;,&quot;;[.B20];&quot;,NULL,1,NOW());&quot;)" office:value-type="string" office:string-value="INSERT INTO PRECORANKING (PR_PRPOSRANKING, PR_PRPRECO, PR_PROBSERVACAO, PR_PRATIVO, PR_PRDATACADASTRO) VALUES (30,190,NULL,1,NOW());" calcext:value-type="string">
            <text:p>INSERT INTO PRECORANKING (PR_PRPOSRANKING, PR_PRPRECO, PR_PROBSERVACAO, PR_PRATIVO, PR_PRDATACADASTRO) VALUES (30,190,NULL,1,NOW());</text:p>
          </table:table-cell>
          <table:table-cell/>
        </table:table-row>
        <table:table-row table:style-name="ro1">
          <table:table-cell table:formula="of:=[.A20]+1" office:value-type="float" office:value="31" calcext:value-type="float">
            <text:p>31</text:p>
          </table:table-cell>
          <table:table-cell table:style-name="ce2" office:value-type="float" office:value="180" calcext:value-type="float">
            <text:p>180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formula="of:=CONCATENATE(&quot;INSERT INTO PRECORANKING (PR_PRPOSRANKING, PR_PRPRECO, PR_PROBSERVACAO, PR_PRATIVO, PR_PRDATACADASTRO) VALUES (&quot;;[.A21];&quot;,&quot;;[.B21];&quot;,NULL,1,NOW());&quot;)" office:value-type="string" office:string-value="INSERT INTO PRECORANKING (PR_PRPOSRANKING, PR_PRPRECO, PR_PROBSERVACAO, PR_PRATIVO, PR_PRDATACADASTRO) VALUES (31,180,NULL,1,NOW());" calcext:value-type="string">
            <text:p>INSERT INTO PRECORANKING (PR_PRPOSRANKING, PR_PRPRECO, PR_PROBSERVACAO, PR_PRATIVO, PR_PRDATACADASTRO) VALUES (31,180,NULL,1,NOW());</text:p>
          </table:table-cell>
          <table:table-cell/>
        </table:table-row>
        <table:table-row table:style-name="ro1">
          <table:table-cell table:formula="of:=[.A21]+1"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2];&quot;,&quot;;[.B22];&quot;,NULL,1,NOW());&quot;)" office:value-type="string" office:string-value="INSERT INTO PRECORANKING (PR_PRPOSRANKING, PR_PRPRECO, PR_PROBSERVACAO, PR_PRATIVO, PR_PRDATACADASTRO) VALUES (32,180,NULL,1,NOW());" calcext:value-type="string">
            <text:p>INSERT INTO PRECORANKING (PR_PRPOSRANKING, PR_PRPRECO, PR_PROBSERVACAO, PR_PRATIVO, PR_PRDATACADASTRO) VALUES (32,180,NULL,1,NOW());</text:p>
          </table:table-cell>
          <table:table-cell/>
        </table:table-row>
        <table:table-row table:style-name="ro1">
          <table:table-cell table:formula="of:=[.A22]+1"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3];&quot;,&quot;;[.B23];&quot;,NULL,1,NOW());&quot;)" office:value-type="string" office:string-value="INSERT INTO PRECORANKING (PR_PRPOSRANKING, PR_PRPRECO, PR_PROBSERVACAO, PR_PRATIVO, PR_PRDATACADASTRO) VALUES (33,180,NULL,1,NOW());" calcext:value-type="string">
            <text:p>INSERT INTO PRECORANKING (PR_PRPOSRANKING, PR_PRPRECO, PR_PROBSERVACAO, PR_PRATIVO, PR_PRDATACADASTRO) VALUES (33,180,NULL,1,NOW());</text:p>
          </table:table-cell>
          <table:table-cell/>
        </table:table-row>
        <table:table-row table:style-name="ro1">
          <table:table-cell table:formula="of:=[.A23]+1"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4];&quot;,&quot;;[.B24];&quot;,NULL,1,NOW());&quot;)" office:value-type="string" office:string-value="INSERT INTO PRECORANKING (PR_PRPOSRANKING, PR_PRPRECO, PR_PROBSERVACAO, PR_PRATIVO, PR_PRDATACADASTRO) VALUES (34,180,NULL,1,NOW());" calcext:value-type="string">
            <text:p>INSERT INTO PRECORANKING (PR_PRPOSRANKING, PR_PRPRECO, PR_PROBSERVACAO, PR_PRATIVO, PR_PRDATACADASTRO) VALUES (34,180,NULL,1,NOW());</text:p>
          </table:table-cell>
          <table:table-cell/>
        </table:table-row>
        <table:table-row table:style-name="ro1">
          <table:table-cell table:formula="of:=[.A24]+1"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5];&quot;,&quot;;[.B25];&quot;,NULL,1,NOW());&quot;)" office:value-type="string" office:string-value="INSERT INTO PRECORANKING (PR_PRPOSRANKING, PR_PRPRECO, PR_PROBSERVACAO, PR_PRATIVO, PR_PRDATACADASTRO) VALUES (35,180,NULL,1,NOW());" calcext:value-type="string">
            <text:p>INSERT INTO PRECORANKING (PR_PRPOSRANKING, PR_PRPRECO, PR_PROBSERVACAO, PR_PRATIVO, PR_PRDATACADASTRO) VALUES (35,180,NULL,1,NOW());</text:p>
          </table:table-cell>
          <table:table-cell/>
        </table:table-row>
        <table:table-row table:style-name="ro1">
          <table:table-cell table:formula="of:=[.A25]+1"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6];&quot;,&quot;;[.B26];&quot;,NULL,1,NOW());&quot;)" office:value-type="string" office:string-value="INSERT INTO PRECORANKING (PR_PRPOSRANKING, PR_PRPRECO, PR_PROBSERVACAO, PR_PRATIVO, PR_PRDATACADASTRO) VALUES (36,180,NULL,1,NOW());" calcext:value-type="string">
            <text:p>INSERT INTO PRECORANKING (PR_PRPOSRANKING, PR_PRPRECO, PR_PROBSERVACAO, PR_PRATIVO, PR_PRDATACADASTRO) VALUES (36,180,NULL,1,NOW());</text:p>
          </table:table-cell>
          <table:table-cell/>
        </table:table-row>
        <table:table-row table:style-name="ro1">
          <table:table-cell table:formula="of:=[.A26]+1"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7];&quot;,&quot;;[.B27];&quot;,NULL,1,NOW());&quot;)" office:value-type="string" office:string-value="INSERT INTO PRECORANKING (PR_PRPOSRANKING, PR_PRPRECO, PR_PROBSERVACAO, PR_PRATIVO, PR_PRDATACADASTRO) VALUES (37,180,NULL,1,NOW());" calcext:value-type="string">
            <text:p>INSERT INTO PRECORANKING (PR_PRPOSRANKING, PR_PRPRECO, PR_PROBSERVACAO, PR_PRATIVO, PR_PRDATACADASTRO) VALUES (37,180,NULL,1,NOW());</text:p>
          </table:table-cell>
          <table:table-cell table:style-name="ce1"/>
        </table:table-row>
        <table:table-row table:style-name="ro1">
          <table:table-cell table:formula="of:=[.A27]+1"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8];&quot;,&quot;;[.B28];&quot;,NULL,1,NOW());&quot;)" office:value-type="string" office:string-value="INSERT INTO PRECORANKING (PR_PRPOSRANKING, PR_PRPRECO, PR_PROBSERVACAO, PR_PRATIVO, PR_PRDATACADASTRO) VALUES (38,180,NULL,1,NOW());" calcext:value-type="string">
            <text:p>INSERT INTO PRECORANKING (PR_PRPOSRANKING, PR_PRPRECO, PR_PROBSERVACAO, PR_PRATIVO, PR_PRDATACADASTRO) VALUES (38,180,NULL,1,NOW());</text:p>
          </table:table-cell>
          <table:table-cell/>
        </table:table-row>
        <table:table-row table:style-name="ro1">
          <table:table-cell table:formula="of:=[.A28]+1"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9];&quot;,&quot;;[.B29];&quot;,NULL,1,NOW());&quot;)" office:value-type="string" office:string-value="INSERT INTO PRECORANKING (PR_PRPOSRANKING, PR_PRPRECO, PR_PROBSERVACAO, PR_PRATIVO, PR_PRDATACADASTRO) VALUES (39,180,NULL,1,NOW());" calcext:value-type="string">
            <text:p>INSERT INTO PRECORANKING (PR_PRPOSRANKING, PR_PRPRECO, PR_PROBSERVACAO, PR_PRATIVO, PR_PRDATACADASTRO) VALUES (39,180,NULL,1,NOW());</text:p>
          </table:table-cell>
          <table:table-cell/>
        </table:table-row>
        <table:table-row table:style-name="ro1">
          <table:table-cell table:formula="of:=[.A29]+1" office:value-type="float" office:value="40" calcext:value-type="float">
            <text:p>40</text:p>
          </table:table-cell>
          <table:table-cell table:style-name="ce2" office:value-type="float" office:value="170" calcext:value-type="float">
            <text:p>170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table:formula="of:=CONCATENATE(&quot;INSERT INTO PRECORANKING (PR_PRPOSRANKING, PR_PRPRECO, PR_PROBSERVACAO, PR_PRATIVO, PR_PRDATACADASTRO) VALUES (&quot;;[.A30];&quot;,&quot;;[.B30];&quot;,NULL,1,NOW());&quot;)" office:value-type="string" office:string-value="INSERT INTO PRECORANKING (PR_PRPOSRANKING, PR_PRPRECO, PR_PROBSERVACAO, PR_PRATIVO, PR_PRDATACADASTRO) VALUES (40,170,NULL,1,NOW());" calcext:value-type="string">
            <text:p>INSERT INTO PRECORANKING (PR_PRPOSRANKING, PR_PRPRECO, PR_PROBSERVACAO, PR_PRATIVO, PR_PRDATACADASTRO) VALUES (40,170,NULL,1,NOW());</text:p>
          </table:table-cell>
          <table:table-cell/>
        </table:table-row>
        <table:table-row table:style-name="ro1">
          <table:table-cell table:formula="of:=[.A30]+1" office:value-type="float" office:value="41" calcext:value-type="float">
            <text:p>41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1];&quot;,&quot;;[.B31];&quot;,NULL,1,NOW());&quot;)" office:value-type="string" office:string-value="INSERT INTO PRECORANKING (PR_PRPOSRANKING, PR_PRPRECO, PR_PROBSERVACAO, PR_PRATIVO, PR_PRDATACADASTRO) VALUES (41,170,NULL,1,NOW());" calcext:value-type="string">
            <text:p>INSERT INTO PRECORANKING (PR_PRPOSRANKING, PR_PRPRECO, PR_PROBSERVACAO, PR_PRATIVO, PR_PRDATACADASTRO) VALUES (41,170,NULL,1,NOW());</text:p>
          </table:table-cell>
          <table:table-cell/>
        </table:table-row>
        <table:table-row table:style-name="ro1">
          <table:table-cell table:formula="of:=[.A31]+1" office:value-type="float" office:value="42" calcext:value-type="float">
            <text:p>42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2];&quot;,&quot;;[.B32];&quot;,NULL,1,NOW());&quot;)" office:value-type="string" office:string-value="INSERT INTO PRECORANKING (PR_PRPOSRANKING, PR_PRPRECO, PR_PROBSERVACAO, PR_PRATIVO, PR_PRDATACADASTRO) VALUES (42,170,NULL,1,NOW());" calcext:value-type="string">
            <text:p>INSERT INTO PRECORANKING (PR_PRPOSRANKING, PR_PRPRECO, PR_PROBSERVACAO, PR_PRATIVO, PR_PRDATACADASTRO) VALUES (42,170,NULL,1,NOW());</text:p>
          </table:table-cell>
          <table:table-cell/>
        </table:table-row>
        <table:table-row table:style-name="ro1">
          <table:table-cell table:formula="of:=[.A32]+1" office:value-type="float" office:value="43" calcext:value-type="float">
            <text:p>43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3];&quot;,&quot;;[.B33];&quot;,NULL,1,NOW());&quot;)" office:value-type="string" office:string-value="INSERT INTO PRECORANKING (PR_PRPOSRANKING, PR_PRPRECO, PR_PROBSERVACAO, PR_PRATIVO, PR_PRDATACADASTRO) VALUES (43,170,NULL,1,NOW());" calcext:value-type="string">
            <text:p>INSERT INTO PRECORANKING (PR_PRPOSRANKING, PR_PRPRECO, PR_PROBSERVACAO, PR_PRATIVO, PR_PRDATACADASTRO) VALUES (43,170,NULL,1,NOW());</text:p>
          </table:table-cell>
          <table:table-cell/>
        </table:table-row>
        <table:table-row table:style-name="ro1">
          <table:table-cell table:formula="of:=[.A33]+1" office:value-type="float" office:value="44" calcext:value-type="float">
            <text:p>44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4];&quot;,&quot;;[.B34];&quot;,NULL,1,NOW());&quot;)" office:value-type="string" office:string-value="INSERT INTO PRECORANKING (PR_PRPOSRANKING, PR_PRPRECO, PR_PROBSERVACAO, PR_PRATIVO, PR_PRDATACADASTRO) VALUES (44,170,NULL,1,NOW());" calcext:value-type="string">
            <text:p>INSERT INTO PRECORANKING (PR_PRPOSRANKING, PR_PRPRECO, PR_PROBSERVACAO, PR_PRATIVO, PR_PRDATACADASTRO) VALUES (44,170,NULL,1,NOW());</text:p>
          </table:table-cell>
          <table:table-cell/>
        </table:table-row>
        <table:table-row table:style-name="ro1">
          <table:table-cell table:formula="of:=[.A34]+1" office:value-type="float" office:value="45" calcext:value-type="float">
            <text:p>45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5];&quot;,&quot;;[.B35];&quot;,NULL,1,NOW());&quot;)" office:value-type="string" office:string-value="INSERT INTO PRECORANKING (PR_PRPOSRANKING, PR_PRPRECO, PR_PROBSERVACAO, PR_PRATIVO, PR_PRDATACADASTRO) VALUES (45,170,NULL,1,NOW());" calcext:value-type="string">
            <text:p>INSERT INTO PRECORANKING (PR_PRPOSRANKING, PR_PRPRECO, PR_PROBSERVACAO, PR_PRATIVO, PR_PRDATACADASTRO) VALUES (45,170,NULL,1,NOW());</text:p>
          </table:table-cell>
          <table:table-cell/>
        </table:table-row>
        <table:table-row table:style-name="ro1">
          <table:table-cell table:formula="of:=[.A35]+1" office:value-type="float" office:value="46" calcext:value-type="float">
            <text:p>46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6];&quot;,&quot;;[.B36];&quot;,NULL,1,NOW());&quot;)" office:value-type="string" office:string-value="INSERT INTO PRECORANKING (PR_PRPOSRANKING, PR_PRPRECO, PR_PROBSERVACAO, PR_PRATIVO, PR_PRDATACADASTRO) VALUES (46,170,NULL,1,NOW());" calcext:value-type="string">
            <text:p>INSERT INTO PRECORANKING (PR_PRPOSRANKING, PR_PRPRECO, PR_PROBSERVACAO, PR_PRATIVO, PR_PRDATACADASTRO) VALUES (46,170,NULL,1,NOW());</text:p>
          </table:table-cell>
          <table:table-cell/>
        </table:table-row>
        <table:table-row table:style-name="ro1">
          <table:table-cell table:formula="of:=[.A36]+1" office:value-type="float" office:value="47" calcext:value-type="float">
            <text:p>47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7];&quot;,&quot;;[.B37];&quot;,NULL,1,NOW());&quot;)" office:value-type="string" office:string-value="INSERT INTO PRECORANKING (PR_PRPOSRANKING, PR_PRPRECO, PR_PROBSERVACAO, PR_PRATIVO, PR_PRDATACADASTRO) VALUES (47,170,NULL,1,NOW());" calcext:value-type="string">
            <text:p>INSERT INTO PRECORANKING (PR_PRPOSRANKING, PR_PRPRECO, PR_PROBSERVACAO, PR_PRATIVO, PR_PRDATACADASTRO) VALUES (47,170,NULL,1,NOW());</text:p>
          </table:table-cell>
          <table:table-cell/>
        </table:table-row>
        <table:table-row table:style-name="ro1">
          <table:table-cell table:formula="of:=[.A37]+1" office:value-type="float" office:value="48" calcext:value-type="float">
            <text:p>48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8];&quot;,&quot;;[.B38];&quot;,NULL,1,NOW());&quot;)" office:value-type="string" office:string-value="INSERT INTO PRECORANKING (PR_PRPOSRANKING, PR_PRPRECO, PR_PROBSERVACAO, PR_PRATIVO, PR_PRDATACADASTRO) VALUES (48,170,NULL,1,NOW());" calcext:value-type="string">
            <text:p>INSERT INTO PRECORANKING (PR_PRPOSRANKING, PR_PRPRECO, PR_PROBSERVACAO, PR_PRATIVO, PR_PRDATACADASTRO) VALUES (48,170,NULL,1,NOW());</text:p>
          </table:table-cell>
          <table:table-cell/>
        </table:table-row>
        <table:table-row table:style-name="ro1">
          <table:table-cell table:formula="of:=[.A38]+1" office:value-type="float" office:value="49" calcext:value-type="float">
            <text:p>49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9];&quot;,&quot;;[.B39];&quot;,NULL,1,NOW());&quot;)" office:value-type="string" office:string-value="INSERT INTO PRECORANKING (PR_PRPOSRANKING, PR_PRPRECO, PR_PROBSERVACAO, PR_PRATIVO, PR_PRDATACADASTRO) VALUES (49,170,NULL,1,NOW());" calcext:value-type="string">
            <text:p>INSERT INTO PRECORANKING (PR_PRPOSRANKING, PR_PRPRECO, PR_PROBSERVACAO, PR_PRATIVO, PR_PRDATACADASTRO) VALUES (49,170,NULL,1,NOW());</text:p>
          </table:table-cell>
          <table:table-cell/>
        </table:table-row>
        <table:table-row table:style-name="ro1">
          <table:table-cell table:formula="of:=[.A39]+1" office:value-type="float" office:value="50" calcext:value-type="float">
            <text:p>50</text:p>
          </table:table-cell>
          <table:table-cell table:style-name="ce2" office:value-type="float" office:value="160" calcext:value-type="float">
            <text:p>160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table:formula="of:=CONCATENATE(&quot;INSERT INTO PRECORANKING (PR_PRPOSRANKING, PR_PRPRECO, PR_PROBSERVACAO, PR_PRATIVO, PR_PRDATACADASTRO) VALUES (&quot;;[.A40];&quot;,&quot;;[.B40];&quot;,NULL,1,NOW());&quot;)" office:value-type="string" office:string-value="INSERT INTO PRECORANKING (PR_PRPOSRANKING, PR_PRPRECO, PR_PROBSERVACAO, PR_PRATIVO, PR_PRDATACADASTRO) VALUES (50,160,NULL,1,NOW());" calcext:value-type="string">
            <text:p>INSERT INTO PRECORANKING (PR_PRPOSRANKING, PR_PRPRECO, PR_PROBSERVACAO, PR_PRATIVO, PR_PRDATACADASTRO) VALUES (50,160,NULL,1,NOW());</text:p>
          </table:table-cell>
          <table:table-cell/>
        </table:table-row>
        <table:table-row table:style-name="ro1">
          <table:table-cell table:formula="of:=[.A40]+1" office:value-type="float" office:value="51" calcext:value-type="float">
            <text:p>51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41];&quot;,&quot;;[.B41];&quot;,NULL,1,NOW());&quot;)" office:value-type="string" office:string-value="INSERT INTO PRECORANKING (PR_PRPOSRANKING, PR_PRPRECO, PR_PROBSERVACAO, PR_PRATIVO, PR_PRDATACADASTRO) VALUES (51,160,NULL,1,NOW());" calcext:value-type="string">
            <text:p>INSERT INTO PRECORANKING (PR_PRPOSRANKING, PR_PRPRECO, PR_PROBSERVACAO, PR_PRATIVO, PR_PRDATACADASTRO) VALUES (51,160,NULL,1,NOW());</text:p>
          </table:table-cell>
          <table:table-cell/>
        </table:table-row>
        <table:table-row table:style-name="ro1">
          <table:table-cell table:formula="of:=[.A41]+1" office:value-type="float" office:value="52" calcext:value-type="float">
            <text:p>52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42];&quot;,&quot;;[.B42];&quot;,NULL,1,NOW());&quot;)" office:value-type="string" office:string-value="INSERT INTO PRECORANKING (PR_PRPOSRANKING, PR_PRPRECO, PR_PROBSERVACAO, PR_PRATIVO, PR_PRDATACADASTRO) VALUES (52,160,NULL,1,NOW());" calcext:value-type="string">
            <text:p>INSERT INTO PRECORANKING (PR_PRPOSRANKING, PR_PRPRECO, PR_PROBSERVACAO, PR_PRATIVO, PR_PRDATACADASTRO) VALUES (52,160,NULL,1,NOW());</text:p>
          </table:table-cell>
          <table:table-cell/>
        </table:table-row>
        <table:table-row table:style-name="ro1">
          <table:table-cell table:formula="of:=[.A42]+1" office:value-type="float" office:value="53" calcext:value-type="float">
            <text:p>53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43];&quot;,&quot;;[.B43];&quot;,NULL,1,NOW());&quot;)" office:value-type="string" office:string-value="INSERT INTO PRECORANKING (PR_PRPOSRANKING, PR_PRPRECO, PR_PROBSERVACAO, PR_PRATIVO, PR_PRDATACADASTRO) VALUES (53,160,NULL,1,NOW());" calcext:value-type="string">
            <text:p>INSERT INTO PRECORANKING (PR_PRPOSRANKING, PR_PRPRECO, PR_PROBSERVACAO, PR_PRATIVO, PR_PRDATACADASTRO) VALUES (53,160,NULL,1,NOW());</text:p>
          </table:table-cell>
          <table:table-cell/>
        </table:table-row>
        <table:table-row table:style-name="ro1">
          <table:table-cell table:formula="of:=[.A43]+1" office:value-type="float" office:value="54" calcext:value-type="float">
            <text:p>54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44];&quot;,&quot;;[.B44];&quot;,NULL,1,NOW());&quot;)" office:value-type="string" office:string-value="INSERT INTO PRECORANKING (PR_PRPOSRANKING, PR_PRPRECO, PR_PROBSERVACAO, PR_PRATIVO, PR_PRDATACADASTRO) VALUES (54,160,NULL,1,NOW());" calcext:value-type="string">
            <text:p>INSERT INTO PRECORANKING (PR_PRPOSRANKING, PR_PRPRECO, PR_PROBSERVACAO, PR_PRATIVO, PR_PRDATACADASTRO) VALUES (54,160,NULL,1,NOW());</text:p>
          </table:table-cell>
          <table:table-cell/>
        </table:table-row>
        <table:table-row table:style-name="ro1">
          <table:table-cell table:formula="of:=[.A44]+1" office:value-type="float" office:value="55" calcext:value-type="float">
            <text:p>55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45];&quot;,&quot;;[.B45];&quot;,NULL,1,NOW());&quot;)" office:value-type="string" office:string-value="INSERT INTO PRECORANKING (PR_PRPOSRANKING, PR_PRPRECO, PR_PROBSERVACAO, PR_PRATIVO, PR_PRDATACADASTRO) VALUES (55,160,NULL,1,NOW());" calcext:value-type="string">
            <text:p>INSERT INTO PRECORANKING (PR_PRPOSRANKING, PR_PRPRECO, PR_PROBSERVACAO, PR_PRATIVO, PR_PRDATACADASTRO) VALUES (55,160,NULL,1,NOW());</text:p>
          </table:table-cell>
          <table:table-cell/>
        </table:table-row>
        <table:table-row table:style-name="ro1">
          <table:table-cell table:formula="of:=[.A45]+1" office:value-type="float" office:value="56" calcext:value-type="float">
            <text:p>56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46];&quot;,&quot;;[.B46];&quot;,NULL,1,NOW());&quot;)" office:value-type="string" office:string-value="INSERT INTO PRECORANKING (PR_PRPOSRANKING, PR_PRPRECO, PR_PROBSERVACAO, PR_PRATIVO, PR_PRDATACADASTRO) VALUES (56,160,NULL,1,NOW());" calcext:value-type="string">
            <text:p>INSERT INTO PRECORANKING (PR_PRPOSRANKING, PR_PRPRECO, PR_PROBSERVACAO, PR_PRATIVO, PR_PRDATACADASTRO) VALUES (56,160,NULL,1,NOW());</text:p>
          </table:table-cell>
          <table:table-cell/>
        </table:table-row>
        <table:table-row table:style-name="ro1">
          <table:table-cell table:formula="of:=[.A46]+1" office:value-type="float" office:value="57" calcext:value-type="float">
            <text:p>57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47];&quot;,&quot;;[.B47];&quot;,NULL,1,NOW());&quot;)" office:value-type="string" office:string-value="INSERT INTO PRECORANKING (PR_PRPOSRANKING, PR_PRPRECO, PR_PROBSERVACAO, PR_PRATIVO, PR_PRDATACADASTRO) VALUES (57,160,NULL,1,NOW());" calcext:value-type="string">
            <text:p>INSERT INTO PRECORANKING (PR_PRPOSRANKING, PR_PRPRECO, PR_PROBSERVACAO, PR_PRATIVO, PR_PRDATACADASTRO) VALUES (57,160,NULL,1,NOW());</text:p>
          </table:table-cell>
          <table:table-cell/>
        </table:table-row>
        <table:table-row table:style-name="ro1">
          <table:table-cell table:formula="of:=[.A47]+1" office:value-type="float" office:value="58" calcext:value-type="float">
            <text:p>58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48];&quot;,&quot;;[.B48];&quot;,NULL,1,NOW());&quot;)" office:value-type="string" office:string-value="INSERT INTO PRECORANKING (PR_PRPOSRANKING, PR_PRPRECO, PR_PROBSERVACAO, PR_PRATIVO, PR_PRDATACADASTRO) VALUES (58,160,NULL,1,NOW());" calcext:value-type="string">
            <text:p>INSERT INTO PRECORANKING (PR_PRPOSRANKING, PR_PRPRECO, PR_PROBSERVACAO, PR_PRATIVO, PR_PRDATACADASTRO) VALUES (58,160,NULL,1,NOW());</text:p>
          </table:table-cell>
          <table:table-cell/>
        </table:table-row>
        <table:table-row table:style-name="ro1">
          <table:table-cell table:formula="of:=[.A48]+1" office:value-type="float" office:value="59" calcext:value-type="float">
            <text:p>59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49];&quot;,&quot;;[.B49];&quot;,NULL,1,NOW());&quot;)" office:value-type="string" office:string-value="INSERT INTO PRECORANKING (PR_PRPOSRANKING, PR_PRPRECO, PR_PROBSERVACAO, PR_PRATIVO, PR_PRDATACADASTRO) VALUES (59,160,NULL,1,NOW());" calcext:value-type="string">
            <text:p>INSERT INTO PRECORANKING (PR_PRPOSRANKING, PR_PRPRECO, PR_PROBSERVACAO, PR_PRATIVO, PR_PRDATACADASTRO) VALUES (59,160,NULL,1,NOW());</text:p>
          </table:table-cell>
          <table:table-cell/>
        </table:table-row>
        <table:table-row table:style-name="ro1">
          <table:table-cell table:formula="of:=[.A49]+1" office:value-type="float" office:value="60" calcext:value-type="float">
            <text:p>60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50];&quot;,&quot;;[.B50];&quot;,NULL,1,NOW());&quot;)" office:value-type="string" office:string-value="INSERT INTO PRECORANKING (PR_PRPOSRANKING, PR_PRPRECO, PR_PROBSERVACAO, PR_PRATIVO, PR_PRDATACADASTRO) VALUES (60,160,NULL,1,NOW());" calcext:value-type="string">
            <text:p>INSERT INTO PRECORANKING (PR_PRPOSRANKING, PR_PRPRECO, PR_PROBSERVACAO, PR_PRATIVO, PR_PRDATACADASTRO) VALUES (60,160,NULL,1,NOW());</text:p>
          </table:table-cell>
          <table:table-cell/>
        </table:table-row>
        <table:table-row table:style-name="ro1">
          <table:table-cell table:formula="of:=[.A50]+1" office:value-type="float" office:value="61" calcext:value-type="float">
            <text:p>61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51];&quot;,&quot;;[.B51];&quot;,NULL,1,NOW());&quot;)" office:value-type="string" office:string-value="INSERT INTO PRECORANKING (PR_PRPOSRANKING, PR_PRPRECO, PR_PROBSERVACAO, PR_PRATIVO, PR_PRDATACADASTRO) VALUES (61,160,NULL,1,NOW());" calcext:value-type="string">
            <text:p>INSERT INTO PRECORANKING (PR_PRPOSRANKING, PR_PRPRECO, PR_PROBSERVACAO, PR_PRATIVO, PR_PRDATACADASTRO) VALUES (61,160,NULL,1,NOW());</text:p>
          </table:table-cell>
          <table:table-cell/>
        </table:table-row>
        <table:table-row table:style-name="ro1">
          <table:table-cell table:formula="of:=[.A51]+1" office:value-type="float" office:value="62" calcext:value-type="float">
            <text:p>62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52];&quot;,&quot;;[.B52];&quot;,NULL,1,NOW());&quot;)" office:value-type="string" office:string-value="INSERT INTO PRECORANKING (PR_PRPOSRANKING, PR_PRPRECO, PR_PROBSERVACAO, PR_PRATIVO, PR_PRDATACADASTRO) VALUES (62,160,NULL,1,NOW());" calcext:value-type="string">
            <text:p>INSERT INTO PRECORANKING (PR_PRPOSRANKING, PR_PRPRECO, PR_PROBSERVACAO, PR_PRATIVO, PR_PRDATACADASTRO) VALUES (62,160,NULL,1,NOW());</text:p>
          </table:table-cell>
          <table:table-cell/>
        </table:table-row>
        <table:table-row table:style-name="ro1">
          <table:table-cell table:formula="of:=[.A52]+1" office:value-type="float" office:value="63" calcext:value-type="float">
            <text:p>63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53];&quot;,&quot;;[.B53];&quot;,NULL,1,NOW());&quot;)" office:value-type="string" office:string-value="INSERT INTO PRECORANKING (PR_PRPOSRANKING, PR_PRPRECO, PR_PROBSERVACAO, PR_PRATIVO, PR_PRDATACADASTRO) VALUES (63,160,NULL,1,NOW());" calcext:value-type="string">
            <text:p>INSERT INTO PRECORANKING (PR_PRPOSRANKING, PR_PRPRECO, PR_PROBSERVACAO, PR_PRATIVO, PR_PRDATACADASTRO) VALUES (63,160,NULL,1,NOW());</text:p>
          </table:table-cell>
          <table:table-cell/>
        </table:table-row>
        <table:table-row table:style-name="ro1">
          <table:table-cell table:formula="of:=[.A53]+1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54];&quot;,&quot;;[.B54];&quot;,NULL,1,NOW());&quot;)" office:value-type="string" office:string-value="INSERT INTO PRECORANKING (PR_PRPOSRANKING, PR_PRPRECO, PR_PROBSERVACAO, PR_PRATIVO, PR_PRDATACADASTRO) VALUES (64,160,NULL,1,NOW());" calcext:value-type="string">
            <text:p>INSERT INTO PRECORANKING (PR_PRPOSRANKING, PR_PRPRECO, PR_PROBSERVACAO, PR_PRATIVO, PR_PRDATACADASTRO) VALUES (64,160,NULL,1,NOW());</text:p>
          </table:table-cell>
          <table:table-cell/>
        </table:table-row>
        <table:table-row table:style-name="ro1">
          <table:table-cell table:formula="of:=[.A54]+1" office:value-type="float" office:value="65" calcext:value-type="float">
            <text:p>65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55];&quot;,&quot;;[.B55];&quot;,NULL,1,NOW());&quot;)" office:value-type="string" office:string-value="INSERT INTO PRECORANKING (PR_PRPOSRANKING, PR_PRPRECO, PR_PROBSERVACAO, PR_PRATIVO, PR_PRDATACADASTRO) VALUES (65,160,NULL,1,NOW());" calcext:value-type="string">
            <text:p>INSERT INTO PRECORANKING (PR_PRPOSRANKING, PR_PRPRECO, PR_PROBSERVACAO, PR_PRATIVO, PR_PRDATACADASTRO) VALUES (65,160,NULL,1,NOW());</text:p>
          </table:table-cell>
          <table:table-cell/>
        </table:table-row>
        <table:table-row table:style-name="ro1">
          <table:table-cell table:formula="of:=[.A55]+1" office:value-type="float" office:value="66" calcext:value-type="float">
            <text:p>66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56];&quot;,&quot;;[.B56];&quot;,NULL,1,NOW());&quot;)" office:value-type="string" office:string-value="INSERT INTO PRECORANKING (PR_PRPOSRANKING, PR_PRPRECO, PR_PROBSERVACAO, PR_PRATIVO, PR_PRDATACADASTRO) VALUES (66,160,NULL,1,NOW());" calcext:value-type="string">
            <text:p>INSERT INTO PRECORANKING (PR_PRPOSRANKING, PR_PRPRECO, PR_PROBSERVACAO, PR_PRATIVO, PR_PRDATACADASTRO) VALUES (66,160,NULL,1,NOW());</text:p>
          </table:table-cell>
          <table:table-cell/>
        </table:table-row>
        <table:table-row table:style-name="ro1">
          <table:table-cell table:formula="of:=[.A56]+1" office:value-type="float" office:value="67" calcext:value-type="float">
            <text:p>67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57];&quot;,&quot;;[.B57];&quot;,NULL,1,NOW());&quot;)" office:value-type="string" office:string-value="INSERT INTO PRECORANKING (PR_PRPOSRANKING, PR_PRPRECO, PR_PROBSERVACAO, PR_PRATIVO, PR_PRDATACADASTRO) VALUES (67,160,NULL,1,NOW());" calcext:value-type="string">
            <text:p>INSERT INTO PRECORANKING (PR_PRPOSRANKING, PR_PRPRECO, PR_PROBSERVACAO, PR_PRATIVO, PR_PRDATACADASTRO) VALUES (67,160,NULL,1,NOW());</text:p>
          </table:table-cell>
          <table:table-cell/>
        </table:table-row>
        <table:table-row table:style-name="ro1">
          <table:table-cell table:formula="of:=[.A57]+1" office:value-type="float" office:value="68" calcext:value-type="float">
            <text:p>68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58];&quot;,&quot;;[.B58];&quot;,NULL,1,NOW());&quot;)" office:value-type="string" office:string-value="INSERT INTO PRECORANKING (PR_PRPOSRANKING, PR_PRPRECO, PR_PROBSERVACAO, PR_PRATIVO, PR_PRDATACADASTRO) VALUES (68,160,NULL,1,NOW());" calcext:value-type="string">
            <text:p>INSERT INTO PRECORANKING (PR_PRPOSRANKING, PR_PRPRECO, PR_PROBSERVACAO, PR_PRATIVO, PR_PRDATACADASTRO) VALUES (68,160,NULL,1,NOW());</text:p>
          </table:table-cell>
          <table:table-cell/>
        </table:table-row>
        <table:table-row table:style-name="ro1">
          <table:table-cell table:formula="of:=[.A58]+1" office:value-type="float" office:value="69" calcext:value-type="float">
            <text:p>69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59];&quot;,&quot;;[.B59];&quot;,NULL,1,NOW());&quot;)" office:value-type="string" office:string-value="INSERT INTO PRECORANKING (PR_PRPOSRANKING, PR_PRPRECO, PR_PROBSERVACAO, PR_PRATIVO, PR_PRDATACADASTRO) VALUES (69,160,NULL,1,NOW());" calcext:value-type="string">
            <text:p>INSERT INTO PRECORANKING (PR_PRPOSRANKING, PR_PRPRECO, PR_PROBSERVACAO, PR_PRATIVO, PR_PRDATACADASTRO) VALUES (69,160,NULL,1,NOW());</text:p>
          </table:table-cell>
          <table:table-cell/>
        </table:table-row>
        <table:table-row table:style-name="ro1">
          <table:table-cell table:formula="of:=[.A59]+1" office:value-type="float" office:value="70" calcext:value-type="float">
            <text:p>70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60];&quot;,&quot;;[.B60];&quot;,NULL,1,NOW());&quot;)" office:value-type="string" office:string-value="INSERT INTO PRECORANKING (PR_PRPOSRANKING, PR_PRPRECO, PR_PROBSERVACAO, PR_PRATIVO, PR_PRDATACADASTRO) VALUES (70,160,NULL,1,NOW());" calcext:value-type="string">
            <text:p>INSERT INTO PRECORANKING (PR_PRPOSRANKING, PR_PRPRECO, PR_PROBSERVACAO, PR_PRATIVO, PR_PRDATACADASTRO) VALUES (70,160,NULL,1,NOW());</text:p>
          </table:table-cell>
          <table:table-cell/>
        </table:table-row>
        <table:table-row table:style-name="ro1">
          <table:table-cell table:formula="of:=[.A60]+1" office:value-type="float" office:value="71" calcext:value-type="float">
            <text:p>71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61];&quot;,&quot;;[.B61];&quot;,NULL,1,NOW());&quot;)" office:value-type="string" office:string-value="INSERT INTO PRECORANKING (PR_PRPOSRANKING, PR_PRPRECO, PR_PROBSERVACAO, PR_PRATIVO, PR_PRDATACADASTRO) VALUES (71,160,NULL,1,NOW());" calcext:value-type="string">
            <text:p>INSERT INTO PRECORANKING (PR_PRPOSRANKING, PR_PRPRECO, PR_PROBSERVACAO, PR_PRATIVO, PR_PRDATACADASTRO) VALUES (71,160,NULL,1,NOW());</text:p>
          </table:table-cell>
          <table:table-cell/>
        </table:table-row>
        <table:table-row table:style-name="ro1">
          <table:table-cell table:formula="of:=[.A61]+1" office:value-type="float" office:value="72" calcext:value-type="float">
            <text:p>72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62];&quot;,&quot;;[.B62];&quot;,NULL,1,NOW());&quot;)" office:value-type="string" office:string-value="INSERT INTO PRECORANKING (PR_PRPOSRANKING, PR_PRPRECO, PR_PROBSERVACAO, PR_PRATIVO, PR_PRDATACADASTRO) VALUES (72,160,NULL,1,NOW());" calcext:value-type="string">
            <text:p>INSERT INTO PRECORANKING (PR_PRPOSRANKING, PR_PRPRECO, PR_PROBSERVACAO, PR_PRATIVO, PR_PRDATACADASTRO) VALUES (72,160,NULL,1,NOW());</text:p>
          </table:table-cell>
          <table:table-cell/>
        </table:table-row>
        <table:table-row table:style-name="ro1">
          <table:table-cell table:formula="of:=[.A62]+1" office:value-type="float" office:value="73" calcext:value-type="float">
            <text:p>73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63];&quot;,&quot;;[.B63];&quot;,NULL,1,NOW());&quot;)" office:value-type="string" office:string-value="INSERT INTO PRECORANKING (PR_PRPOSRANKING, PR_PRPRECO, PR_PROBSERVACAO, PR_PRATIVO, PR_PRDATACADASTRO) VALUES (73,160,NULL,1,NOW());" calcext:value-type="string">
            <text:p>INSERT INTO PRECORANKING (PR_PRPOSRANKING, PR_PRPRECO, PR_PROBSERVACAO, PR_PRATIVO, PR_PRDATACADASTRO) VALUES (73,160,NULL,1,NOW());</text:p>
          </table:table-cell>
          <table:table-cell/>
        </table:table-row>
        <table:table-row table:style-name="ro1">
          <table:table-cell table:formula="of:=[.A63]+1" office:value-type="float" office:value="74" calcext:value-type="float">
            <text:p>74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64];&quot;,&quot;;[.B64];&quot;,NULL,1,NOW());&quot;)" office:value-type="string" office:string-value="INSERT INTO PRECORANKING (PR_PRPOSRANKING, PR_PRPRECO, PR_PROBSERVACAO, PR_PRATIVO, PR_PRDATACADASTRO) VALUES (74,160,NULL,1,NOW());" calcext:value-type="string">
            <text:p>INSERT INTO PRECORANKING (PR_PRPOSRANKING, PR_PRPRECO, PR_PROBSERVACAO, PR_PRATIVO, PR_PRDATACADASTRO) VALUES (74,160,NULL,1,NOW());</text:p>
          </table:table-cell>
          <table:table-cell/>
        </table:table-row>
        <table:table-row table:style-name="ro1">
          <table:table-cell table:formula="of:=[.A64]+1" office:value-type="float" office:value="75" calcext:value-type="float">
            <text:p>75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65];&quot;,&quot;;[.B65];&quot;,NULL,1,NOW());&quot;)" office:value-type="string" office:string-value="INSERT INTO PRECORANKING (PR_PRPOSRANKING, PR_PRPRECO, PR_PROBSERVACAO, PR_PRATIVO, PR_PRDATACADASTRO) VALUES (75,160,NULL,1,NOW());" calcext:value-type="string">
            <text:p>INSERT INTO PRECORANKING (PR_PRPOSRANKING, PR_PRPRECO, PR_PROBSERVACAO, PR_PRATIVO, PR_PRDATACADASTRO) VALUES (75,160,NULL,1,NOW());</text:p>
          </table:table-cell>
          <table:table-cell/>
        </table:table-row>
        <table:table-row table:style-name="ro1">
          <table:table-cell table:formula="of:=[.A65]+1" office:value-type="float" office:value="76" calcext:value-type="float">
            <text:p>76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66];&quot;,&quot;;[.B66];&quot;,NULL,1,NOW());&quot;)" office:value-type="string" office:string-value="INSERT INTO PRECORANKING (PR_PRPOSRANKING, PR_PRPRECO, PR_PROBSERVACAO, PR_PRATIVO, PR_PRDATACADASTRO) VALUES (76,160,NULL,1,NOW());" calcext:value-type="string">
            <text:p>INSERT INTO PRECORANKING (PR_PRPOSRANKING, PR_PRPRECO, PR_PROBSERVACAO, PR_PRATIVO, PR_PRDATACADASTRO) VALUES (76,160,NULL,1,NOW());</text:p>
          </table:table-cell>
          <table:table-cell/>
        </table:table-row>
        <table:table-row table:style-name="ro1">
          <table:table-cell table:formula="of:=[.A66]+1" office:value-type="float" office:value="77" calcext:value-type="float">
            <text:p>77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67];&quot;,&quot;;[.B67];&quot;,NULL,1,NOW());&quot;)" office:value-type="string" office:string-value="INSERT INTO PRECORANKING (PR_PRPOSRANKING, PR_PRPRECO, PR_PROBSERVACAO, PR_PRATIVO, PR_PRDATACADASTRO) VALUES (77,160,NULL,1,NOW());" calcext:value-type="string">
            <text:p>INSERT INTO PRECORANKING (PR_PRPOSRANKING, PR_PRPRECO, PR_PROBSERVACAO, PR_PRATIVO, PR_PRDATACADASTRO) VALUES (77,160,NULL,1,NOW());</text:p>
          </table:table-cell>
          <table:table-cell/>
        </table:table-row>
        <table:table-row table:style-name="ro1">
          <table:table-cell table:formula="of:=[.A67]+1" office:value-type="float" office:value="78" calcext:value-type="float">
            <text:p>78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68];&quot;,&quot;;[.B68];&quot;,NULL,1,NOW());&quot;)" office:value-type="string" office:string-value="INSERT INTO PRECORANKING (PR_PRPOSRANKING, PR_PRPRECO, PR_PROBSERVACAO, PR_PRATIVO, PR_PRDATACADASTRO) VALUES (78,160,NULL,1,NOW());" calcext:value-type="string">
            <text:p>INSERT INTO PRECORANKING (PR_PRPOSRANKING, PR_PRPRECO, PR_PROBSERVACAO, PR_PRATIVO, PR_PRDATACADASTRO) VALUES (78,160,NULL,1,NOW());</text:p>
          </table:table-cell>
          <table:table-cell/>
        </table:table-row>
        <table:table-row table:style-name="ro1">
          <table:table-cell table:formula="of:=[.A68]+1" office:value-type="float" office:value="79" calcext:value-type="float">
            <text:p>79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69];&quot;,&quot;;[.B69];&quot;,NULL,1,NOW());&quot;)" office:value-type="string" office:string-value="INSERT INTO PRECORANKING (PR_PRPOSRANKING, PR_PRPRECO, PR_PROBSERVACAO, PR_PRATIVO, PR_PRDATACADASTRO) VALUES (79,160,NULL,1,NOW());" calcext:value-type="string">
            <text:p>INSERT INTO PRECORANKING (PR_PRPOSRANKING, PR_PRPRECO, PR_PROBSERVACAO, PR_PRATIVO, PR_PRDATACADASTRO) VALUES (79,160,NULL,1,NOW());</text:p>
          </table:table-cell>
          <table:table-cell/>
        </table:table-row>
        <table:table-row table:style-name="ro1">
          <table:table-cell table:formula="of:=[.A69]+1"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70];&quot;,&quot;;[.B70];&quot;,NULL,1,NOW());&quot;)" office:value-type="string" office:string-value="INSERT INTO PRECORANKING (PR_PRPOSRANKING, PR_PRPRECO, PR_PROBSERVACAO, PR_PRATIVO, PR_PRDATACADASTRO) VALUES (80,160,NULL,1,NOW());" calcext:value-type="string">
            <text:p>INSERT INTO PRECORANKING (PR_PRPOSRANKING, PR_PRPRECO, PR_PROBSERVACAO, PR_PRATIVO, PR_PRDATACADASTRO) VALUES (80,160,NULL,1,NOW());</text:p>
          </table:table-cell>
          <table:table-cell/>
        </table:table-row>
        <table:table-row table:style-name="ro1">
          <table:table-cell table:formula="of:=[.A70]+1" office:value-type="float" office:value="81" calcext:value-type="float">
            <text:p>81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71];&quot;,&quot;;[.B71];&quot;,NULL,1,NOW());&quot;)" office:value-type="string" office:string-value="INSERT INTO PRECORANKING (PR_PRPOSRANKING, PR_PRPRECO, PR_PROBSERVACAO, PR_PRATIVO, PR_PRDATACADASTRO) VALUES (81,160,NULL,1,NOW());" calcext:value-type="string">
            <text:p>INSERT INTO PRECORANKING (PR_PRPOSRANKING, PR_PRPRECO, PR_PROBSERVACAO, PR_PRATIVO, PR_PRDATACADASTRO) VALUES (81,160,NULL,1,NOW());</text:p>
          </table:table-cell>
          <table:table-cell/>
        </table:table-row>
        <table:table-row table:style-name="ro1">
          <table:table-cell table:formula="of:=[.A71]+1" office:value-type="float" office:value="82" calcext:value-type="float">
            <text:p>82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72];&quot;,&quot;;[.B72];&quot;,NULL,1,NOW());&quot;)" office:value-type="string" office:string-value="INSERT INTO PRECORANKING (PR_PRPOSRANKING, PR_PRPRECO, PR_PROBSERVACAO, PR_PRATIVO, PR_PRDATACADASTRO) VALUES (82,160,NULL,1,NOW());" calcext:value-type="string">
            <text:p>INSERT INTO PRECORANKING (PR_PRPOSRANKING, PR_PRPRECO, PR_PROBSERVACAO, PR_PRATIVO, PR_PRDATACADASTRO) VALUES (82,160,NULL,1,NOW());</text:p>
          </table:table-cell>
          <table:table-cell/>
        </table:table-row>
        <table:table-row table:style-name="ro1">
          <table:table-cell table:formula="of:=[.A72]+1" office:value-type="float" office:value="83" calcext:value-type="float">
            <text:p>83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73];&quot;,&quot;;[.B73];&quot;,NULL,1,NOW());&quot;)" office:value-type="string" office:string-value="INSERT INTO PRECORANKING (PR_PRPOSRANKING, PR_PRPRECO, PR_PROBSERVACAO, PR_PRATIVO, PR_PRDATACADASTRO) VALUES (83,160,NULL,1,NOW());" calcext:value-type="string">
            <text:p>INSERT INTO PRECORANKING (PR_PRPOSRANKING, PR_PRPRECO, PR_PROBSERVACAO, PR_PRATIVO, PR_PRDATACADASTRO) VALUES (83,160,NULL,1,NOW());</text:p>
          </table:table-cell>
          <table:table-cell/>
        </table:table-row>
        <table:table-row table:style-name="ro1">
          <table:table-cell table:formula="of:=[.A73]+1" office:value-type="float" office:value="84" calcext:value-type="float">
            <text:p>84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74];&quot;,&quot;;[.B74];&quot;,NULL,1,NOW());&quot;)" office:value-type="string" office:string-value="INSERT INTO PRECORANKING (PR_PRPOSRANKING, PR_PRPRECO, PR_PROBSERVACAO, PR_PRATIVO, PR_PRDATACADASTRO) VALUES (84,160,NULL,1,NOW());" calcext:value-type="string">
            <text:p>INSERT INTO PRECORANKING (PR_PRPOSRANKING, PR_PRPRECO, PR_PROBSERVACAO, PR_PRATIVO, PR_PRDATACADASTRO) VALUES (84,160,NULL,1,NOW());</text:p>
          </table:table-cell>
          <table:table-cell/>
        </table:table-row>
        <table:table-row table:style-name="ro1">
          <table:table-cell table:formula="of:=[.A74]+1" office:value-type="float" office:value="85" calcext:value-type="float">
            <text:p>85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75];&quot;,&quot;;[.B75];&quot;,NULL,1,NOW());&quot;)" office:value-type="string" office:string-value="INSERT INTO PRECORANKING (PR_PRPOSRANKING, PR_PRPRECO, PR_PROBSERVACAO, PR_PRATIVO, PR_PRDATACADASTRO) VALUES (85,160,NULL,1,NOW());" calcext:value-type="string">
            <text:p>INSERT INTO PRECORANKING (PR_PRPOSRANKING, PR_PRPRECO, PR_PROBSERVACAO, PR_PRATIVO, PR_PRDATACADASTRO) VALUES (85,160,NULL,1,NOW());</text:p>
          </table:table-cell>
          <table:table-cell/>
        </table:table-row>
        <table:table-row table:style-name="ro1">
          <table:table-cell table:formula="of:=[.A75]+1" office:value-type="float" office:value="86" calcext:value-type="float">
            <text:p>86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76];&quot;,&quot;;[.B76];&quot;,NULL,1,NOW());&quot;)" office:value-type="string" office:string-value="INSERT INTO PRECORANKING (PR_PRPOSRANKING, PR_PRPRECO, PR_PROBSERVACAO, PR_PRATIVO, PR_PRDATACADASTRO) VALUES (86,160,NULL,1,NOW());" calcext:value-type="string">
            <text:p>INSERT INTO PRECORANKING (PR_PRPOSRANKING, PR_PRPRECO, PR_PROBSERVACAO, PR_PRATIVO, PR_PRDATACADASTRO) VALUES (86,160,NULL,1,NOW());</text:p>
          </table:table-cell>
          <table:table-cell/>
        </table:table-row>
        <table:table-row table:style-name="ro1">
          <table:table-cell table:formula="of:=[.A76]+1" office:value-type="float" office:value="87" calcext:value-type="float">
            <text:p>87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77];&quot;,&quot;;[.B77];&quot;,NULL,1,NOW());&quot;)" office:value-type="string" office:string-value="INSERT INTO PRECORANKING (PR_PRPOSRANKING, PR_PRPRECO, PR_PROBSERVACAO, PR_PRATIVO, PR_PRDATACADASTRO) VALUES (87,160,NULL,1,NOW());" calcext:value-type="string">
            <text:p>INSERT INTO PRECORANKING (PR_PRPOSRANKING, PR_PRPRECO, PR_PROBSERVACAO, PR_PRATIVO, PR_PRDATACADASTRO) VALUES (87,160,NULL,1,NOW());</text:p>
          </table:table-cell>
          <table:table-cell/>
        </table:table-row>
        <table:table-row table:style-name="ro1">
          <table:table-cell table:formula="of:=[.A77]+1" office:value-type="float" office:value="88" calcext:value-type="float">
            <text:p>88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78];&quot;,&quot;;[.B78];&quot;,NULL,1,NOW());&quot;)" office:value-type="string" office:string-value="INSERT INTO PRECORANKING (PR_PRPOSRANKING, PR_PRPRECO, PR_PROBSERVACAO, PR_PRATIVO, PR_PRDATACADASTRO) VALUES (88,160,NULL,1,NOW());" calcext:value-type="string">
            <text:p>INSERT INTO PRECORANKING (PR_PRPOSRANKING, PR_PRPRECO, PR_PROBSERVACAO, PR_PRATIVO, PR_PRDATACADASTRO) VALUES (88,160,NULL,1,NOW());</text:p>
          </table:table-cell>
          <table:table-cell/>
        </table:table-row>
        <table:table-row table:style-name="ro1">
          <table:table-cell table:formula="of:=[.A78]+1" office:value-type="float" office:value="89" calcext:value-type="float">
            <text:p>89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79];&quot;,&quot;;[.B79];&quot;,NULL,1,NOW());&quot;)" office:value-type="string" office:string-value="INSERT INTO PRECORANKING (PR_PRPOSRANKING, PR_PRPRECO, PR_PROBSERVACAO, PR_PRATIVO, PR_PRDATACADASTRO) VALUES (89,160,NULL,1,NOW());" calcext:value-type="string">
            <text:p>INSERT INTO PRECORANKING (PR_PRPOSRANKING, PR_PRPRECO, PR_PROBSERVACAO, PR_PRATIVO, PR_PRDATACADASTRO) VALUES (89,160,NULL,1,NOW());</text:p>
          </table:table-cell>
          <table:table-cell/>
        </table:table-row>
        <table:table-row table:style-name="ro1">
          <table:table-cell table:formula="of:=[.A79]+1" office:value-type="float" office:value="90" calcext:value-type="float">
            <text:p>90</text:p>
          </table:table-cell>
          <table:table-cell table:style-name="ce2" office:value-type="float" office:value="140" calcext:value-type="float">
            <text:p>140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table:formula="of:=CONCATENATE(&quot;INSERT INTO PRECORANKING (PR_PRPOSRANKING, PR_PRPRECO, PR_PROBSERVACAO, PR_PRATIVO, PR_PRDATACADASTRO) VALUES (&quot;;[.A80];&quot;,&quot;;[.B80];&quot;,NULL,1,NOW());&quot;)" office:value-type="string" office:string-value="INSERT INTO PRECORANKING (PR_PRPOSRANKING, PR_PRPRECO, PR_PROBSERVACAO, PR_PRATIVO, PR_PRDATACADASTRO) VALUES (90,140,NULL,1,NOW());" calcext:value-type="string">
            <text:p>INSERT INTO PRECORANKING (PR_PRPOSRANKING, PR_PRPRECO, PR_PROBSERVACAO, PR_PRATIVO, PR_PRDATACADASTRO) VALUES (90,140,NULL,1,NOW());</text:p>
          </table:table-cell>
          <table:table-cell/>
        </table:table-row>
        <table:table-row table:style-name="ro1">
          <table:table-cell table:formula="of:=[.A80]+1" office:value-type="float" office:value="91" calcext:value-type="float">
            <text:p>91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81];&quot;,&quot;;[.B81];&quot;,NULL,1,NOW());&quot;)" office:value-type="string" office:string-value="INSERT INTO PRECORANKING (PR_PRPOSRANKING, PR_PRPRECO, PR_PROBSERVACAO, PR_PRATIVO, PR_PRDATACADASTRO) VALUES (91,140,NULL,1,NOW());" calcext:value-type="string">
            <text:p>INSERT INTO PRECORANKING (PR_PRPOSRANKING, PR_PRPRECO, PR_PROBSERVACAO, PR_PRATIVO, PR_PRDATACADASTRO) VALUES (91,140,NULL,1,NOW());</text:p>
          </table:table-cell>
          <table:table-cell/>
        </table:table-row>
        <table:table-row table:style-name="ro1">
          <table:table-cell table:formula="of:=[.A81]+1" office:value-type="float" office:value="92" calcext:value-type="float">
            <text:p>92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82];&quot;,&quot;;[.B82];&quot;,NULL,1,NOW());&quot;)" office:value-type="string" office:string-value="INSERT INTO PRECORANKING (PR_PRPOSRANKING, PR_PRPRECO, PR_PROBSERVACAO, PR_PRATIVO, PR_PRDATACADASTRO) VALUES (92,140,NULL,1,NOW());" calcext:value-type="string">
            <text:p>INSERT INTO PRECORANKING (PR_PRPOSRANKING, PR_PRPRECO, PR_PROBSERVACAO, PR_PRATIVO, PR_PRDATACADASTRO) VALUES (92,140,NULL,1,NOW());</text:p>
          </table:table-cell>
          <table:table-cell/>
        </table:table-row>
        <table:table-row table:style-name="ro1">
          <table:table-cell table:formula="of:=[.A82]+1" office:value-type="float" office:value="93" calcext:value-type="float">
            <text:p>93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83];&quot;,&quot;;[.B83];&quot;,NULL,1,NOW());&quot;)" office:value-type="string" office:string-value="INSERT INTO PRECORANKING (PR_PRPOSRANKING, PR_PRPRECO, PR_PROBSERVACAO, PR_PRATIVO, PR_PRDATACADASTRO) VALUES (93,140,NULL,1,NOW());" calcext:value-type="string">
            <text:p>INSERT INTO PRECORANKING (PR_PRPOSRANKING, PR_PRPRECO, PR_PROBSERVACAO, PR_PRATIVO, PR_PRDATACADASTRO) VALUES (93,140,NULL,1,NOW());</text:p>
          </table:table-cell>
          <table:table-cell/>
        </table:table-row>
        <table:table-row table:style-name="ro1">
          <table:table-cell table:formula="of:=[.A83]+1" office:value-type="float" office:value="94" calcext:value-type="float">
            <text:p>94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84];&quot;,&quot;;[.B84];&quot;,NULL,1,NOW());&quot;)" office:value-type="string" office:string-value="INSERT INTO PRECORANKING (PR_PRPOSRANKING, PR_PRPRECO, PR_PROBSERVACAO, PR_PRATIVO, PR_PRDATACADASTRO) VALUES (94,140,NULL,1,NOW());" calcext:value-type="string">
            <text:p>INSERT INTO PRECORANKING (PR_PRPOSRANKING, PR_PRPRECO, PR_PROBSERVACAO, PR_PRATIVO, PR_PRDATACADASTRO) VALUES (94,140,NULL,1,NOW());</text:p>
          </table:table-cell>
          <table:table-cell/>
        </table:table-row>
        <table:table-row table:style-name="ro1">
          <table:table-cell table:formula="of:=[.A84]+1" office:value-type="float" office:value="95" calcext:value-type="float">
            <text:p>95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85];&quot;,&quot;;[.B85];&quot;,NULL,1,NOW());&quot;)" office:value-type="string" office:string-value="INSERT INTO PRECORANKING (PR_PRPOSRANKING, PR_PRPRECO, PR_PROBSERVACAO, PR_PRATIVO, PR_PRDATACADASTRO) VALUES (95,140,NULL,1,NOW());" calcext:value-type="string">
            <text:p>INSERT INTO PRECORANKING (PR_PRPOSRANKING, PR_PRPRECO, PR_PROBSERVACAO, PR_PRATIVO, PR_PRDATACADASTRO) VALUES (95,140,NULL,1,NOW());</text:p>
          </table:table-cell>
          <table:table-cell/>
        </table:table-row>
        <table:table-row table:style-name="ro1">
          <table:table-cell table:formula="of:=[.A85]+1" office:value-type="float" office:value="96" calcext:value-type="float">
            <text:p>96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86];&quot;,&quot;;[.B86];&quot;,NULL,1,NOW());&quot;)" office:value-type="string" office:string-value="INSERT INTO PRECORANKING (PR_PRPOSRANKING, PR_PRPRECO, PR_PROBSERVACAO, PR_PRATIVO, PR_PRDATACADASTRO) VALUES (96,140,NULL,1,NOW());" calcext:value-type="string">
            <text:p>INSERT INTO PRECORANKING (PR_PRPOSRANKING, PR_PRPRECO, PR_PROBSERVACAO, PR_PRATIVO, PR_PRDATACADASTRO) VALUES (96,140,NULL,1,NOW());</text:p>
          </table:table-cell>
          <table:table-cell/>
        </table:table-row>
        <table:table-row table:style-name="ro1">
          <table:table-cell table:formula="of:=[.A86]+1" office:value-type="float" office:value="97" calcext:value-type="float">
            <text:p>97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87];&quot;,&quot;;[.B87];&quot;,NULL,1,NOW());&quot;)" office:value-type="string" office:string-value="INSERT INTO PRECORANKING (PR_PRPOSRANKING, PR_PRPRECO, PR_PROBSERVACAO, PR_PRATIVO, PR_PRDATACADASTRO) VALUES (97,140,NULL,1,NOW());" calcext:value-type="string">
            <text:p>INSERT INTO PRECORANKING (PR_PRPOSRANKING, PR_PRPRECO, PR_PROBSERVACAO, PR_PRATIVO, PR_PRDATACADASTRO) VALUES (97,140,NULL,1,NOW());</text:p>
          </table:table-cell>
          <table:table-cell/>
        </table:table-row>
        <table:table-row table:style-name="ro1">
          <table:table-cell table:formula="of:=[.A87]+1" office:value-type="float" office:value="98" calcext:value-type="float">
            <text:p>98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88];&quot;,&quot;;[.B88];&quot;,NULL,1,NOW());&quot;)" office:value-type="string" office:string-value="INSERT INTO PRECORANKING (PR_PRPOSRANKING, PR_PRPRECO, PR_PROBSERVACAO, PR_PRATIVO, PR_PRDATACADASTRO) VALUES (98,140,NULL,1,NOW());" calcext:value-type="string">
            <text:p>INSERT INTO PRECORANKING (PR_PRPOSRANKING, PR_PRPRECO, PR_PROBSERVACAO, PR_PRATIVO, PR_PRDATACADASTRO) VALUES (98,140,NULL,1,NOW());</text:p>
          </table:table-cell>
          <table:table-cell/>
        </table:table-row>
        <table:table-row table:style-name="ro1">
          <table:table-cell table:formula="of:=[.A88]+1" office:value-type="float" office:value="99" calcext:value-type="float">
            <text:p>99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89];&quot;,&quot;;[.B89];&quot;,NULL,1,NOW());&quot;)" office:value-type="string" office:string-value="INSERT INTO PRECORANKING (PR_PRPOSRANKING, PR_PRPRECO, PR_PROBSERVACAO, PR_PRATIVO, PR_PRDATACADASTRO) VALUES (99,140,NULL,1,NOW());" calcext:value-type="string">
            <text:p>INSERT INTO PRECORANKING (PR_PRPOSRANKING, PR_PRPRECO, PR_PROBSERVACAO, PR_PRATIVO, PR_PRDATACADASTRO) VALUES (99,140,NULL,1,NOW());</text:p>
          </table:table-cell>
          <table:table-cell/>
        </table:table-row>
        <table:table-row table:style-name="ro1">
          <table:table-cell table:formula="of:=[.A89]+1"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90];&quot;,&quot;;[.B90];&quot;,NULL,1,NOW());&quot;)" office:value-type="string" office:string-value="INSERT INTO PRECORANKING (PR_PRPOSRANKING, PR_PRPRECO, PR_PROBSERVACAO, PR_PRATIVO, PR_PRDATACADASTRO) VALUES (100,140,NULL,1,NOW());" calcext:value-type="string">
            <text:p>INSERT INTO PRECORANKING (PR_PRPOSRANKING, PR_PRPRECO, PR_PROBSERVACAO, PR_PRATIVO, PR_PRDATACADASTRO) VALUES (100,140,NULL,1,NOW());</text:p>
          </table:table-cell>
          <table:table-cell/>
        </table:table-row>
        <table:table-row table:style-name="ro1">
          <table:table-cell table:formula="of:=[.A90]+1" office:value-type="float" office:value="101" calcext:value-type="float">
            <text:p>101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91];&quot;,&quot;;[.B91];&quot;,NULL,1,NOW());&quot;)" office:value-type="string" office:string-value="INSERT INTO PRECORANKING (PR_PRPOSRANKING, PR_PRPRECO, PR_PROBSERVACAO, PR_PRATIVO, PR_PRDATACADASTRO) VALUES (101,140,NULL,1,NOW());" calcext:value-type="string">
            <text:p>INSERT INTO PRECORANKING (PR_PRPOSRANKING, PR_PRPRECO, PR_PROBSERVACAO, PR_PRATIVO, PR_PRDATACADASTRO) VALUES (101,140,NULL,1,NOW());</text:p>
          </table:table-cell>
          <table:table-cell/>
        </table:table-row>
        <table:table-row table:style-name="ro1">
          <table:table-cell table:formula="of:=[.A91]+1" office:value-type="float" office:value="102" calcext:value-type="float">
            <text:p>102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92];&quot;,&quot;;[.B92];&quot;,NULL,1,NOW());&quot;)" office:value-type="string" office:string-value="INSERT INTO PRECORANKING (PR_PRPOSRANKING, PR_PRPRECO, PR_PROBSERVACAO, PR_PRATIVO, PR_PRDATACADASTRO) VALUES (102,140,NULL,1,NOW());" calcext:value-type="string">
            <text:p>INSERT INTO PRECORANKING (PR_PRPOSRANKING, PR_PRPRECO, PR_PROBSERVACAO, PR_PRATIVO, PR_PRDATACADASTRO) VALUES (102,140,NULL,1,NOW());</text:p>
          </table:table-cell>
          <table:table-cell/>
        </table:table-row>
        <table:table-row table:style-name="ro1">
          <table:table-cell table:formula="of:=[.A92]+1" office:value-type="float" office:value="103" calcext:value-type="float">
            <text:p>103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93];&quot;,&quot;;[.B93];&quot;,NULL,1,NOW());&quot;)" office:value-type="string" office:string-value="INSERT INTO PRECORANKING (PR_PRPOSRANKING, PR_PRPRECO, PR_PROBSERVACAO, PR_PRATIVO, PR_PRDATACADASTRO) VALUES (103,140,NULL,1,NOW());" calcext:value-type="string">
            <text:p>INSERT INTO PRECORANKING (PR_PRPOSRANKING, PR_PRPRECO, PR_PROBSERVACAO, PR_PRATIVO, PR_PRDATACADASTRO) VALUES (103,140,NULL,1,NOW());</text:p>
          </table:table-cell>
          <table:table-cell/>
        </table:table-row>
        <table:table-row table:style-name="ro1">
          <table:table-cell table:formula="of:=[.A93]+1" office:value-type="float" office:value="104" calcext:value-type="float">
            <text:p>104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94];&quot;,&quot;;[.B94];&quot;,NULL,1,NOW());&quot;)" office:value-type="string" office:string-value="INSERT INTO PRECORANKING (PR_PRPOSRANKING, PR_PRPRECO, PR_PROBSERVACAO, PR_PRATIVO, PR_PRDATACADASTRO) VALUES (104,140,NULL,1,NOW());" calcext:value-type="string">
            <text:p>INSERT INTO PRECORANKING (PR_PRPOSRANKING, PR_PRPRECO, PR_PROBSERVACAO, PR_PRATIVO, PR_PRDATACADASTRO) VALUES (104,140,NULL,1,NOW());</text:p>
          </table:table-cell>
          <table:table-cell/>
        </table:table-row>
        <table:table-row table:style-name="ro1">
          <table:table-cell table:formula="of:=[.A94]+1" office:value-type="float" office:value="105" calcext:value-type="float">
            <text:p>105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95];&quot;,&quot;;[.B95];&quot;,NULL,1,NOW());&quot;)" office:value-type="string" office:string-value="INSERT INTO PRECORANKING (PR_PRPOSRANKING, PR_PRPRECO, PR_PROBSERVACAO, PR_PRATIVO, PR_PRDATACADASTRO) VALUES (105,140,NULL,1,NOW());" calcext:value-type="string">
            <text:p>INSERT INTO PRECORANKING (PR_PRPOSRANKING, PR_PRPRECO, PR_PROBSERVACAO, PR_PRATIVO, PR_PRDATACADASTRO) VALUES (105,140,NULL,1,NOW());</text:p>
          </table:table-cell>
          <table:table-cell/>
        </table:table-row>
        <table:table-row table:style-name="ro1">
          <table:table-cell table:formula="of:=[.A95]+1" office:value-type="float" office:value="106" calcext:value-type="float">
            <text:p>106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96];&quot;,&quot;;[.B96];&quot;,NULL,1,NOW());&quot;)" office:value-type="string" office:string-value="INSERT INTO PRECORANKING (PR_PRPOSRANKING, PR_PRPRECO, PR_PROBSERVACAO, PR_PRATIVO, PR_PRDATACADASTRO) VALUES (106,140,NULL,1,NOW());" calcext:value-type="string">
            <text:p>INSERT INTO PRECORANKING (PR_PRPOSRANKING, PR_PRPRECO, PR_PROBSERVACAO, PR_PRATIVO, PR_PRDATACADASTRO) VALUES (106,140,NULL,1,NOW());</text:p>
          </table:table-cell>
          <table:table-cell/>
        </table:table-row>
        <table:table-row table:style-name="ro1">
          <table:table-cell table:formula="of:=[.A96]+1" office:value-type="float" office:value="107" calcext:value-type="float">
            <text:p>107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97];&quot;,&quot;;[.B97];&quot;,NULL,1,NOW());&quot;)" office:value-type="string" office:string-value="INSERT INTO PRECORANKING (PR_PRPOSRANKING, PR_PRPRECO, PR_PROBSERVACAO, PR_PRATIVO, PR_PRDATACADASTRO) VALUES (107,140,NULL,1,NOW());" calcext:value-type="string">
            <text:p>INSERT INTO PRECORANKING (PR_PRPOSRANKING, PR_PRPRECO, PR_PROBSERVACAO, PR_PRATIVO, PR_PRDATACADASTRO) VALUES (107,140,NULL,1,NOW());</text:p>
          </table:table-cell>
          <table:table-cell/>
        </table:table-row>
        <table:table-row table:style-name="ro1">
          <table:table-cell table:formula="of:=[.A97]+1" office:value-type="float" office:value="108" calcext:value-type="float">
            <text:p>108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98];&quot;,&quot;;[.B98];&quot;,NULL,1,NOW());&quot;)" office:value-type="string" office:string-value="INSERT INTO PRECORANKING (PR_PRPOSRANKING, PR_PRPRECO, PR_PROBSERVACAO, PR_PRATIVO, PR_PRDATACADASTRO) VALUES (108,140,NULL,1,NOW());" calcext:value-type="string">
            <text:p>INSERT INTO PRECORANKING (PR_PRPOSRANKING, PR_PRPRECO, PR_PROBSERVACAO, PR_PRATIVO, PR_PRDATACADASTRO) VALUES (108,140,NULL,1,NOW());</text:p>
          </table:table-cell>
          <table:table-cell/>
        </table:table-row>
        <table:table-row table:style-name="ro1">
          <table:table-cell table:formula="of:=[.A98]+1" office:value-type="float" office:value="109" calcext:value-type="float">
            <text:p>109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99];&quot;,&quot;;[.B99];&quot;,NULL,1,NOW());&quot;)" office:value-type="string" office:string-value="INSERT INTO PRECORANKING (PR_PRPOSRANKING, PR_PRPRECO, PR_PROBSERVACAO, PR_PRATIVO, PR_PRDATACADASTRO) VALUES (109,140,NULL,1,NOW());" calcext:value-type="string">
            <text:p>INSERT INTO PRECORANKING (PR_PRPOSRANKING, PR_PRPRECO, PR_PROBSERVACAO, PR_PRATIVO, PR_PRDATACADASTRO) VALUES (109,140,NULL,1,NOW());</text:p>
          </table:table-cell>
          <table:table-cell/>
        </table:table-row>
        <table:table-row table:style-name="ro1">
          <table:table-cell table:formula="of:=[.A99]+1" office:value-type="float" office:value="110" calcext:value-type="float">
            <text:p>110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100];&quot;,&quot;;[.B100];&quot;,NULL,1,NOW());&quot;)" office:value-type="string" office:string-value="INSERT INTO PRECORANKING (PR_PRPOSRANKING, PR_PRPRECO, PR_PROBSERVACAO, PR_PRATIVO, PR_PRDATACADASTRO) VALUES (110,140,NULL,1,NOW());" calcext:value-type="string">
            <text:p>INSERT INTO PRECORANKING (PR_PRPOSRANKING, PR_PRPRECO, PR_PROBSERVACAO, PR_PRATIVO, PR_PRDATACADASTRO) VALUES (110,140,NULL,1,NOW());</text:p>
          </table:table-cell>
          <table:table-cell/>
        </table:table-row>
        <table:table-row table:style-name="ro1">
          <table:table-cell table:formula="of:=[.A100]+1" office:value-type="float" office:value="111" calcext:value-type="float">
            <text:p>111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101];&quot;,&quot;;[.B101];&quot;,NULL,1,NOW());&quot;)" office:value-type="string" office:string-value="INSERT INTO PRECORANKING (PR_PRPOSRANKING, PR_PRPRECO, PR_PROBSERVACAO, PR_PRATIVO, PR_PRDATACADASTRO) VALUES (111,140,NULL,1,NOW());" calcext:value-type="string">
            <text:p>INSERT INTO PRECORANKING (PR_PRPOSRANKING, PR_PRPRECO, PR_PROBSERVACAO, PR_PRATIVO, PR_PRDATACADASTRO) VALUES (111,140,NULL,1,NOW());</text:p>
          </table:table-cell>
          <table:table-cell/>
        </table:table-row>
        <table:table-row table:style-name="ro1">
          <table:table-cell table:formula="of:=[.A101]+1" office:value-type="float" office:value="112" calcext:value-type="float">
            <text:p>112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102];&quot;,&quot;;[.B102];&quot;,NULL,1,NOW());&quot;)" office:value-type="string" office:string-value="INSERT INTO PRECORANKING (PR_PRPOSRANKING, PR_PRPRECO, PR_PROBSERVACAO, PR_PRATIVO, PR_PRDATACADASTRO) VALUES (112,140,NULL,1,NOW());" calcext:value-type="string">
            <text:p>INSERT INTO PRECORANKING (PR_PRPOSRANKING, PR_PRPRECO, PR_PROBSERVACAO, PR_PRATIVO, PR_PRDATACADASTRO) VALUES (112,140,NULL,1,NOW());</text:p>
          </table:table-cell>
          <table:table-cell/>
        </table:table-row>
        <table:table-row table:style-name="ro1">
          <table:table-cell table:formula="of:=[.A102]+1" office:value-type="float" office:value="113" calcext:value-type="float">
            <text:p>113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103];&quot;,&quot;;[.B103];&quot;,NULL,1,NOW());&quot;)" office:value-type="string" office:string-value="INSERT INTO PRECORANKING (PR_PRPOSRANKING, PR_PRPRECO, PR_PROBSERVACAO, PR_PRATIVO, PR_PRDATACADASTRO) VALUES (113,140,NULL,1,NOW());" calcext:value-type="string">
            <text:p>INSERT INTO PRECORANKING (PR_PRPOSRANKING, PR_PRPRECO, PR_PROBSERVACAO, PR_PRATIVO, PR_PRDATACADASTRO) VALUES (113,140,NULL,1,NOW());</text:p>
          </table:table-cell>
          <table:table-cell/>
        </table:table-row>
        <table:table-row table:style-name="ro1">
          <table:table-cell table:formula="of:=[.A103]+1" office:value-type="float" office:value="114" calcext:value-type="float">
            <text:p>114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104];&quot;,&quot;;[.B104];&quot;,NULL,1,NOW());&quot;)" office:value-type="string" office:string-value="INSERT INTO PRECORANKING (PR_PRPOSRANKING, PR_PRPRECO, PR_PROBSERVACAO, PR_PRATIVO, PR_PRDATACADASTRO) VALUES (114,140,NULL,1,NOW());" calcext:value-type="string">
            <text:p>INSERT INTO PRECORANKING (PR_PRPOSRANKING, PR_PRPRECO, PR_PROBSERVACAO, PR_PRATIVO, PR_PRDATACADASTRO) VALUES (114,140,NULL,1,NOW());</text:p>
          </table:table-cell>
          <table:table-cell/>
        </table:table-row>
        <table:table-row table:style-name="ro1">
          <table:table-cell table:formula="of:=[.A104]+1"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105];&quot;,&quot;;[.B105];&quot;,NULL,1,NOW());&quot;)" office:value-type="string" office:string-value="INSERT INTO PRECORANKING (PR_PRPOSRANKING, PR_PRPRECO, PR_PROBSERVACAO, PR_PRATIVO, PR_PRDATACADASTRO) VALUES (115,140,NULL,1,NOW());" calcext:value-type="string">
            <text:p>INSERT INTO PRECORANKING (PR_PRPOSRANKING, PR_PRPRECO, PR_PROBSERVACAO, PR_PRATIVO, PR_PRDATACADASTRO) VALUES (115,140,NULL,1,NOW());</text:p>
          </table:table-cell>
          <table:table-cell/>
        </table:table-row>
        <table:table-row table:style-name="ro1">
          <table:table-cell table:formula="of:=[.A105]+1" office:value-type="float" office:value="116" calcext:value-type="float">
            <text:p>116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106];&quot;,&quot;;[.B106];&quot;,NULL,1,NOW());&quot;)" office:value-type="string" office:string-value="INSERT INTO PRECORANKING (PR_PRPOSRANKING, PR_PRPRECO, PR_PROBSERVACAO, PR_PRATIVO, PR_PRDATACADASTRO) VALUES (116,140,NULL,1,NOW());" calcext:value-type="string">
            <text:p>INSERT INTO PRECORANKING (PR_PRPOSRANKING, PR_PRPRECO, PR_PROBSERVACAO, PR_PRATIVO, PR_PRDATACADASTRO) VALUES (116,140,NULL,1,NOW());</text:p>
          </table:table-cell>
          <table:table-cell/>
        </table:table-row>
        <table:table-row table:style-name="ro1">
          <table:table-cell table:formula="of:=[.A106]+1" office:value-type="float" office:value="117" calcext:value-type="float">
            <text:p>117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107];&quot;,&quot;;[.B107];&quot;,NULL,1,NOW());&quot;)" office:value-type="string" office:string-value="INSERT INTO PRECORANKING (PR_PRPOSRANKING, PR_PRPRECO, PR_PROBSERVACAO, PR_PRATIVO, PR_PRDATACADASTRO) VALUES (117,140,NULL,1,NOW());" calcext:value-type="string">
            <text:p>INSERT INTO PRECORANKING (PR_PRPOSRANKING, PR_PRPRECO, PR_PROBSERVACAO, PR_PRATIVO, PR_PRDATACADASTRO) VALUES (117,140,NULL,1,NOW());</text:p>
          </table:table-cell>
          <table:table-cell/>
        </table:table-row>
        <table:table-row table:style-name="ro1">
          <table:table-cell table:formula="of:=[.A107]+1" office:value-type="float" office:value="118" calcext:value-type="float">
            <text:p>118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108];&quot;,&quot;;[.B108];&quot;,NULL,1,NOW());&quot;)" office:value-type="string" office:string-value="INSERT INTO PRECORANKING (PR_PRPOSRANKING, PR_PRPRECO, PR_PROBSERVACAO, PR_PRATIVO, PR_PRDATACADASTRO) VALUES (118,140,NULL,1,NOW());" calcext:value-type="string">
            <text:p>INSERT INTO PRECORANKING (PR_PRPOSRANKING, PR_PRPRECO, PR_PROBSERVACAO, PR_PRATIVO, PR_PRDATACADASTRO) VALUES (118,140,NULL,1,NOW());</text:p>
          </table:table-cell>
          <table:table-cell/>
        </table:table-row>
        <table:table-row table:style-name="ro1">
          <table:table-cell table:formula="of:=[.A108]+1" office:value-type="float" office:value="119" calcext:value-type="float">
            <text:p>119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109];&quot;,&quot;;[.B109];&quot;,NULL,1,NOW());&quot;)" office:value-type="string" office:string-value="INSERT INTO PRECORANKING (PR_PRPOSRANKING, PR_PRPRECO, PR_PROBSERVACAO, PR_PRATIVO, PR_PRDATACADASTRO) VALUES (119,140,NULL,1,NOW());" calcext:value-type="string">
            <text:p>INSERT INTO PRECORANKING (PR_PRPOSRANKING, PR_PRPRECO, PR_PROBSERVACAO, PR_PRATIVO, PR_PRDATACADASTRO) VALUES (119,140,NULL,1,NOW());</text:p>
          </table:table-cell>
          <table:table-cell/>
        </table:table-row>
        <table:table-row table:style-name="ro1">
          <table:table-cell table:formula="of:=[.A109]+1"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110];&quot;,&quot;;[.B110];&quot;,NULL,1,NOW());&quot;)" office:value-type="string" office:string-value="INSERT INTO PRECORANKING (PR_PRPOSRANKING, PR_PRPRECO, PR_PROBSERVACAO, PR_PRATIVO, PR_PRDATACADASTRO) VALUES (120,140,NULL,1,NOW());" calcext:value-type="string">
            <text:p>INSERT INTO PRECORANKING (PR_PRPOSRANKING, PR_PRPRECO, PR_PROBSERVACAO, PR_PRATIVO, PR_PRDATACADASTRO) VALUES (120,140,NULL,1,NOW());</text:p>
          </table:table-cell>
          <table:table-cell/>
        </table:table-row>
        <table:table-row table:style-name="ro1">
          <table:table-cell table:formula="of:=[.A110]+1"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111];&quot;,&quot;;[.B111];&quot;,NULL,1,NOW());&quot;)" office:value-type="string" office:string-value="INSERT INTO PRECORANKING (PR_PRPOSRANKING, PR_PRPRECO, PR_PROBSERVACAO, PR_PRATIVO, PR_PRDATACADASTRO) VALUES (121,140,NULL,1,NOW());" calcext:value-type="string">
            <text:p>INSERT INTO PRECORANKING (PR_PRPOSRANKING, PR_PRPRECO, PR_PROBSERVACAO, PR_PRATIVO, PR_PRDATACADASTRO) VALUES (121,140,NULL,1,NOW());</text:p>
          </table:table-cell>
          <table:table-cell/>
        </table:table-row>
        <table:table-row table:style-name="ro1">
          <table:table-cell table:formula="of:=[.A111]+1" office:value-type="float" office:value="122" calcext:value-type="float">
            <text:p>122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112];&quot;,&quot;;[.B112];&quot;,NULL,1,NOW());&quot;)" office:value-type="string" office:string-value="INSERT INTO PRECORANKING (PR_PRPOSRANKING, PR_PRPRECO, PR_PROBSERVACAO, PR_PRATIVO, PR_PRDATACADASTRO) VALUES (122,140,NULL,1,NOW());" calcext:value-type="string">
            <text:p>INSERT INTO PRECORANKING (PR_PRPOSRANKING, PR_PRPRECO, PR_PROBSERVACAO, PR_PRATIVO, PR_PRDATACADASTRO) VALUES (122,140,NULL,1,NOW());</text:p>
          </table:table-cell>
          <table:table-cell/>
        </table:table-row>
        <table:table-row table:style-name="ro1">
          <table:table-cell table:formula="of:=[.A112]+1" office:value-type="float" office:value="123" calcext:value-type="float">
            <text:p>123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113];&quot;,&quot;;[.B113];&quot;,NULL,1,NOW());&quot;)" office:value-type="string" office:string-value="INSERT INTO PRECORANKING (PR_PRPOSRANKING, PR_PRPRECO, PR_PROBSERVACAO, PR_PRATIVO, PR_PRDATACADASTRO) VALUES (123,140,NULL,1,NOW());" calcext:value-type="string">
            <text:p>INSERT INTO PRECORANKING (PR_PRPOSRANKING, PR_PRPRECO, PR_PROBSERVACAO, PR_PRATIVO, PR_PRDATACADASTRO) VALUES (123,140,NULL,1,NOW());</text:p>
          </table:table-cell>
          <table:table-cell/>
        </table:table-row>
        <table:table-row table:style-name="ro1">
          <table:table-cell table:formula="of:=[.A113]+1"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114];&quot;,&quot;;[.B114];&quot;,NULL,1,NOW());&quot;)" office:value-type="string" office:string-value="INSERT INTO PRECORANKING (PR_PRPOSRANKING, PR_PRPRECO, PR_PROBSERVACAO, PR_PRATIVO, PR_PRDATACADASTRO) VALUES (124,140,NULL,1,NOW());" calcext:value-type="string">
            <text:p>INSERT INTO PRECORANKING (PR_PRPOSRANKING, PR_PRPRECO, PR_PROBSERVACAO, PR_PRATIVO, PR_PRDATACADASTRO) VALUES (124,140,NULL,1,NOW());</text:p>
          </table:table-cell>
          <table:table-cell/>
        </table:table-row>
        <table:table-row table:style-name="ro1">
          <table:table-cell table:formula="of:=[.A114]+1"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115];&quot;,&quot;;[.B115];&quot;,NULL,1,NOW());&quot;)" office:value-type="string" office:string-value="INSERT INTO PRECORANKING (PR_PRPOSRANKING, PR_PRPRECO, PR_PROBSERVACAO, PR_PRATIVO, PR_PRDATACADASTRO) VALUES (125,140,NULL,1,NOW());" calcext:value-type="string">
            <text:p>INSERT INTO PRECORANKING (PR_PRPOSRANKING, PR_PRPRECO, PR_PROBSERVACAO, PR_PRATIVO, PR_PRDATACADASTRO) VALUES (125,140,NULL,1,NOW());</text:p>
          </table:table-cell>
          <table:table-cell/>
        </table:table-row>
        <table:table-row table:style-name="ro1">
          <table:table-cell table:formula="of:=[.A115]+1" office:value-type="float" office:value="126" calcext:value-type="float">
            <text:p>126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116];&quot;,&quot;;[.B116];&quot;,NULL,1,NOW());&quot;)" office:value-type="string" office:string-value="INSERT INTO PRECORANKING (PR_PRPOSRANKING, PR_PRPRECO, PR_PROBSERVACAO, PR_PRATIVO, PR_PRDATACADASTRO) VALUES (126,140,NULL,1,NOW());" calcext:value-type="string">
            <text:p>INSERT INTO PRECORANKING (PR_PRPOSRANKING, PR_PRPRECO, PR_PROBSERVACAO, PR_PRATIVO, PR_PRDATACADASTRO) VALUES (126,140,NULL,1,NOW());</text:p>
          </table:table-cell>
          <table:table-cell/>
        </table:table-row>
        <table:table-row table:style-name="ro1">
          <table:table-cell table:formula="of:=[.A116]+1" office:value-type="float" office:value="127" calcext:value-type="float">
            <text:p>127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117];&quot;,&quot;;[.B117];&quot;,NULL,1,NOW());&quot;)" office:value-type="string" office:string-value="INSERT INTO PRECORANKING (PR_PRPOSRANKING, PR_PRPRECO, PR_PROBSERVACAO, PR_PRATIVO, PR_PRDATACADASTRO) VALUES (127,140,NULL,1,NOW());" calcext:value-type="string">
            <text:p>INSERT INTO PRECORANKING (PR_PRPOSRANKING, PR_PRPRECO, PR_PROBSERVACAO, PR_PRATIVO, PR_PRDATACADASTRO) VALUES (127,140,NULL,1,NOW());</text:p>
          </table:table-cell>
          <table:table-cell/>
        </table:table-row>
        <table:table-row table:style-name="ro1">
          <table:table-cell table:formula="of:=[.A117]+1" office:value-type="float" office:value="128" calcext:value-type="float">
            <text:p>128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118];&quot;,&quot;;[.B118];&quot;,NULL,1,NOW());&quot;)" office:value-type="string" office:string-value="INSERT INTO PRECORANKING (PR_PRPOSRANKING, PR_PRPRECO, PR_PROBSERVACAO, PR_PRATIVO, PR_PRDATACADASTRO) VALUES (128,140,NULL,1,NOW());" calcext:value-type="string">
            <text:p>INSERT INTO PRECORANKING (PR_PRPOSRANKING, PR_PRPRECO, PR_PROBSERVACAO, PR_PRATIVO, PR_PRDATACADASTRO) VALUES (128,140,NULL,1,NOW());</text:p>
          </table:table-cell>
          <table:table-cell/>
        </table:table-row>
        <table:table-row table:style-name="ro1">
          <table:table-cell table:formula="of:=[.A118]+1" office:value-type="float" office:value="129" calcext:value-type="float">
            <text:p>129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119];&quot;,&quot;;[.B119];&quot;,NULL,1,NOW());&quot;)" office:value-type="string" office:string-value="INSERT INTO PRECORANKING (PR_PRPOSRANKING, PR_PRPRECO, PR_PROBSERVACAO, PR_PRATIVO, PR_PRDATACADASTRO) VALUES (129,140,NULL,1,NOW());" calcext:value-type="string">
            <text:p>INSERT INTO PRECORANKING (PR_PRPOSRANKING, PR_PRPRECO, PR_PROBSERVACAO, PR_PRATIVO, PR_PRDATACADASTRO) VALUES (129,140,NULL,1,NOW());</text:p>
          </table:table-cell>
          <table:table-cell/>
        </table:table-row>
        <table:table-row table:style-name="ro1">
          <table:table-cell table:formula="of:=[.A119]+1"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table:style-name="ce2" office:value-type="float" office:value="120" calcext:value-type="float">
            <text:p>120</text:p>
          </table:table-cell>
          <table:table-cell table:number-columns-repeated="2"/>
          <table:table-cell table:formula="of:=CONCATENATE(&quot;INSERT INTO PRECORANKING (PR_PRPOSRANKING, PR_PRPRECO, PR_PROBSERVACAO, PR_PRATIVO, PR_PRDATACADASTRO) VALUES (&quot;;[.A120];&quot;,&quot;;[.B120];&quot;,NULL,1,NOW());&quot;)" office:value-type="string" office:string-value="INSERT INTO PRECORANKING (PR_PRPOSRANKING, PR_PRPRECO, PR_PROBSERVACAO, PR_PRATIVO, PR_PRDATACADASTRO) VALUES (130,120,NULL,1,NOW());" calcext:value-type="string">
            <text:p>INSERT INTO PRECORANKING (PR_PRPOSRANKING, PR_PRPRECO, PR_PROBSERVACAO, PR_PRATIVO, PR_PRDATACADASTRO) VALUES (130,120,NULL,1,NOW());</text:p>
          </table:table-cell>
          <table:table-cell/>
        </table:table-row>
        <table:table-row table:style-name="ro1">
          <table:table-cell table:formula="of:=[.A120]+1" office:value-type="float" office:value="131" calcext:value-type="float">
            <text:p>13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,</text:p>
          </table:table-cell>
          <table:table-cell table:number-columns-repeated="2"/>
          <table:table-cell table:formula="of:=CONCATENATE(&quot;INSERT INTO PRECORANKING (PR_PRPOSRANKING, PR_PRPRECO, PR_PROBSERVACAO, PR_PRATIVO, PR_PRDATACADASTRO) VALUES (&quot;;[.A121];&quot;,&quot;;[.B121];&quot;,NULL,1,NOW());&quot;)" office:value-type="string" office:string-value="INSERT INTO PRECORANKING (PR_PRPOSRANKING, PR_PRPRECO, PR_PROBSERVACAO, PR_PRATIVO, PR_PRDATACADASTRO) VALUES (131,120,NULL,1,NOW());" calcext:value-type="string">
            <text:p>INSERT INTO PRECORANKING (PR_PRPOSRANKING, PR_PRPRECO, PR_PROBSERVACAO, PR_PRATIVO, PR_PRDATACADASTRO) VALUES (131,120,NULL,1,NOW());</text:p>
          </table:table-cell>
          <table:table-cell/>
        </table:table-row>
        <table:table-row table:style-name="ro1">
          <table:table-cell table:formula="of:=[.A121]+1" office:value-type="float" office:value="132" calcext:value-type="float">
            <text:p>132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122];&quot;,&quot;;[.B122];&quot;,NULL,1,NOW());&quot;)" office:value-type="string" office:string-value="INSERT INTO PRECORANKING (PR_PRPOSRANKING, PR_PRPRECO, PR_PROBSERVACAO, PR_PRATIVO, PR_PRDATACADASTRO) VALUES (132,120,NULL,1,NOW());" calcext:value-type="string">
            <text:p>INSERT INTO PRECORANKING (PR_PRPOSRANKING, PR_PRPRECO, PR_PROBSERVACAO, PR_PRATIVO, PR_PRDATACADASTRO) VALUES (132,120,NULL,1,NOW());</text:p>
          </table:table-cell>
          <table:table-cell/>
        </table:table-row>
        <table:table-row table:style-name="ro1">
          <table:table-cell table:formula="of:=[.A122]+1" office:value-type="float" office:value="133" calcext:value-type="float">
            <text:p>133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123];&quot;,&quot;;[.B123];&quot;,NULL,1,NOW());&quot;)" office:value-type="string" office:string-value="INSERT INTO PRECORANKING (PR_PRPOSRANKING, PR_PRPRECO, PR_PROBSERVACAO, PR_PRATIVO, PR_PRDATACADASTRO) VALUES (133,120,NULL,1,NOW());" calcext:value-type="string">
            <text:p>INSERT INTO PRECORANKING (PR_PRPOSRANKING, PR_PRPRECO, PR_PROBSERVACAO, PR_PRATIVO, PR_PRDATACADASTRO) VALUES (133,120,NULL,1,NOW());</text:p>
          </table:table-cell>
          <table:table-cell/>
        </table:table-row>
        <table:table-row table:style-name="ro1">
          <table:table-cell table:formula="of:=[.A123]+1" office:value-type="float" office:value="134" calcext:value-type="float">
            <text:p>134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124];&quot;,&quot;;[.B124];&quot;,NULL,1,NOW());&quot;)" office:value-type="string" office:string-value="INSERT INTO PRECORANKING (PR_PRPOSRANKING, PR_PRPRECO, PR_PROBSERVACAO, PR_PRATIVO, PR_PRDATACADASTRO) VALUES (134,120,NULL,1,NOW());" calcext:value-type="string">
            <text:p>INSERT INTO PRECORANKING (PR_PRPOSRANKING, PR_PRPRECO, PR_PROBSERVACAO, PR_PRATIVO, PR_PRDATACADASTRO) VALUES (134,120,NULL,1,NOW());</text:p>
          </table:table-cell>
          <table:table-cell/>
        </table:table-row>
        <table:table-row table:style-name="ro1">
          <table:table-cell table:formula="of:=[.A124]+1" office:value-type="float" office:value="135" calcext:value-type="float">
            <text:p>135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125];&quot;,&quot;;[.B125];&quot;,NULL,1,NOW());&quot;)" office:value-type="string" office:string-value="INSERT INTO PRECORANKING (PR_PRPOSRANKING, PR_PRPRECO, PR_PROBSERVACAO, PR_PRATIVO, PR_PRDATACADASTRO) VALUES (135,120,NULL,1,NOW());" calcext:value-type="string">
            <text:p>INSERT INTO PRECORANKING (PR_PRPOSRANKING, PR_PRPRECO, PR_PROBSERVACAO, PR_PRATIVO, PR_PRDATACADASTRO) VALUES (135,120,NULL,1,NOW());</text:p>
          </table:table-cell>
          <table:table-cell/>
        </table:table-row>
        <table:table-row table:style-name="ro1">
          <table:table-cell table:formula="of:=[.A125]+1" office:value-type="float" office:value="136" calcext:value-type="float">
            <text:p>136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126];&quot;,&quot;;[.B126];&quot;,NULL,1,NOW());&quot;)" office:value-type="string" office:string-value="INSERT INTO PRECORANKING (PR_PRPOSRANKING, PR_PRPRECO, PR_PROBSERVACAO, PR_PRATIVO, PR_PRDATACADASTRO) VALUES (136,120,NULL,1,NOW());" calcext:value-type="string">
            <text:p>INSERT INTO PRECORANKING (PR_PRPOSRANKING, PR_PRPRECO, PR_PROBSERVACAO, PR_PRATIVO, PR_PRDATACADASTRO) VALUES (136,120,NULL,1,NOW());</text:p>
          </table:table-cell>
          <table:table-cell/>
        </table:table-row>
        <table:table-row table:style-name="ro1">
          <table:table-cell table:formula="of:=[.A126]+1" office:value-type="float" office:value="137" calcext:value-type="float">
            <text:p>137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127];&quot;,&quot;;[.B127];&quot;,NULL,1,NOW());&quot;)" office:value-type="string" office:string-value="INSERT INTO PRECORANKING (PR_PRPOSRANKING, PR_PRPRECO, PR_PROBSERVACAO, PR_PRATIVO, PR_PRDATACADASTRO) VALUES (137,120,NULL,1,NOW());" calcext:value-type="string">
            <text:p>INSERT INTO PRECORANKING (PR_PRPOSRANKING, PR_PRPRECO, PR_PROBSERVACAO, PR_PRATIVO, PR_PRDATACADASTRO) VALUES (137,120,NULL,1,NOW());</text:p>
          </table:table-cell>
          <table:table-cell/>
        </table:table-row>
        <table:table-row table:style-name="ro1">
          <table:table-cell table:formula="of:=[.A127]+1" office:value-type="float" office:value="138" calcext:value-type="float">
            <text:p>138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128];&quot;,&quot;;[.B128];&quot;,NULL,1,NOW());&quot;)" office:value-type="string" office:string-value="INSERT INTO PRECORANKING (PR_PRPOSRANKING, PR_PRPRECO, PR_PROBSERVACAO, PR_PRATIVO, PR_PRDATACADASTRO) VALUES (138,120,NULL,1,NOW());" calcext:value-type="string">
            <text:p>INSERT INTO PRECORANKING (PR_PRPOSRANKING, PR_PRPRECO, PR_PROBSERVACAO, PR_PRATIVO, PR_PRDATACADASTRO) VALUES (138,120,NULL,1,NOW());</text:p>
          </table:table-cell>
          <table:table-cell/>
        </table:table-row>
        <table:table-row table:style-name="ro1">
          <table:table-cell table:formula="of:=[.A128]+1" office:value-type="float" office:value="139" calcext:value-type="float">
            <text:p>139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129];&quot;,&quot;;[.B129];&quot;,NULL,1,NOW());&quot;)" office:value-type="string" office:string-value="INSERT INTO PRECORANKING (PR_PRPOSRANKING, PR_PRPRECO, PR_PROBSERVACAO, PR_PRATIVO, PR_PRDATACADASTRO) VALUES (139,120,NULL,1,NOW());" calcext:value-type="string">
            <text:p>INSERT INTO PRECORANKING (PR_PRPOSRANKING, PR_PRPRECO, PR_PROBSERVACAO, PR_PRATIVO, PR_PRDATACADASTRO) VALUES (139,120,NULL,1,NOW());</text:p>
          </table:table-cell>
          <table:table-cell/>
        </table:table-row>
        <table:table-row table:style-name="ro1">
          <table:table-cell table:formula="of:=[.A129]+1"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130];&quot;,&quot;;[.B130];&quot;,NULL,1,NOW());&quot;)" office:value-type="string" office:string-value="INSERT INTO PRECORANKING (PR_PRPOSRANKING, PR_PRPRECO, PR_PROBSERVACAO, PR_PRATIVO, PR_PRDATACADASTRO) VALUES (140,120,NULL,1,NOW());" calcext:value-type="string">
            <text:p>INSERT INTO PRECORANKING (PR_PRPOSRANKING, PR_PRPRECO, PR_PROBSERVACAO, PR_PRATIVO, PR_PRDATACADASTRO) VALUES (140,120,NULL,1,NOW());</text:p>
          </table:table-cell>
          <table:table-cell/>
        </table:table-row>
        <table:table-row table:style-name="ro1">
          <table:table-cell table:formula="of:=[.A130]+1" office:value-type="float" office:value="141" calcext:value-type="float">
            <text:p>141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131];&quot;,&quot;;[.B131];&quot;,NULL,1,NOW());&quot;)" office:value-type="string" office:string-value="INSERT INTO PRECORANKING (PR_PRPOSRANKING, PR_PRPRECO, PR_PROBSERVACAO, PR_PRATIVO, PR_PRDATACADASTRO) VALUES (141,120,NULL,1,NOW());" calcext:value-type="string">
            <text:p>INSERT INTO PRECORANKING (PR_PRPOSRANKING, PR_PRPRECO, PR_PROBSERVACAO, PR_PRATIVO, PR_PRDATACADASTRO) VALUES (141,120,NULL,1,NOW());</text:p>
          </table:table-cell>
          <table:table-cell/>
        </table:table-row>
        <table:table-row table:style-name="ro1">
          <table:table-cell table:formula="of:=[.A131]+1" office:value-type="float" office:value="142" calcext:value-type="float">
            <text:p>142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132];&quot;,&quot;;[.B132];&quot;,NULL,1,NOW());&quot;)" office:value-type="string" office:string-value="INSERT INTO PRECORANKING (PR_PRPOSRANKING, PR_PRPRECO, PR_PROBSERVACAO, PR_PRATIVO, PR_PRDATACADASTRO) VALUES (142,120,NULL,1,NOW());" calcext:value-type="string">
            <text:p>INSERT INTO PRECORANKING (PR_PRPOSRANKING, PR_PRPRECO, PR_PROBSERVACAO, PR_PRATIVO, PR_PRDATACADASTRO) VALUES (142,120,NULL,1,NOW());</text:p>
          </table:table-cell>
          <table:table-cell/>
        </table:table-row>
        <table:table-row table:style-name="ro1">
          <table:table-cell table:formula="of:=[.A132]+1" office:value-type="float" office:value="143" calcext:value-type="float">
            <text:p>143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133];&quot;,&quot;;[.B133];&quot;,NULL,1,NOW());&quot;)" office:value-type="string" office:string-value="INSERT INTO PRECORANKING (PR_PRPOSRANKING, PR_PRPRECO, PR_PROBSERVACAO, PR_PRATIVO, PR_PRDATACADASTRO) VALUES (143,120,NULL,1,NOW());" calcext:value-type="string">
            <text:p>INSERT INTO PRECORANKING (PR_PRPOSRANKING, PR_PRPRECO, PR_PROBSERVACAO, PR_PRATIVO, PR_PRDATACADASTRO) VALUES (143,120,NULL,1,NOW());</text:p>
          </table:table-cell>
          <table:table-cell/>
        </table:table-row>
        <table:table-row table:style-name="ro1">
          <table:table-cell table:formula="of:=[.A133]+1" office:value-type="float" office:value="144" calcext:value-type="float">
            <text:p>144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134];&quot;,&quot;;[.B134];&quot;,NULL,1,NOW());&quot;)" office:value-type="string" office:string-value="INSERT INTO PRECORANKING (PR_PRPOSRANKING, PR_PRPRECO, PR_PROBSERVACAO, PR_PRATIVO, PR_PRDATACADASTRO) VALUES (144,120,NULL,1,NOW());" calcext:value-type="string">
            <text:p>INSERT INTO PRECORANKING (PR_PRPOSRANKING, PR_PRPRECO, PR_PROBSERVACAO, PR_PRATIVO, PR_PRDATACADASTRO) VALUES (144,120,NULL,1,NOW());</text:p>
          </table:table-cell>
          <table:table-cell/>
        </table:table-row>
        <table:table-row table:style-name="ro1">
          <table:table-cell table:formula="of:=[.A134]+1" office:value-type="float" office:value="145" calcext:value-type="float">
            <text:p>145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135];&quot;,&quot;;[.B135];&quot;,NULL,1,NOW());&quot;)" office:value-type="string" office:string-value="INSERT INTO PRECORANKING (PR_PRPOSRANKING, PR_PRPRECO, PR_PROBSERVACAO, PR_PRATIVO, PR_PRDATACADASTRO) VALUES (145,120,NULL,1,NOW());" calcext:value-type="string">
            <text:p>INSERT INTO PRECORANKING (PR_PRPOSRANKING, PR_PRPRECO, PR_PROBSERVACAO, PR_PRATIVO, PR_PRDATACADASTRO) VALUES (145,120,NULL,1,NOW());</text:p>
          </table:table-cell>
          <table:table-cell/>
        </table:table-row>
        <table:table-row table:style-name="ro1">
          <table:table-cell table:formula="of:=[.A135]+1" office:value-type="float" office:value="146" calcext:value-type="float">
            <text:p>146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136];&quot;,&quot;;[.B136];&quot;,NULL,1,NOW());&quot;)" office:value-type="string" office:string-value="INSERT INTO PRECORANKING (PR_PRPOSRANKING, PR_PRPRECO, PR_PROBSERVACAO, PR_PRATIVO, PR_PRDATACADASTRO) VALUES (146,120,NULL,1,NOW());" calcext:value-type="string">
            <text:p>INSERT INTO PRECORANKING (PR_PRPOSRANKING, PR_PRPRECO, PR_PROBSERVACAO, PR_PRATIVO, PR_PRDATACADASTRO) VALUES (146,120,NULL,1,NOW());</text:p>
          </table:table-cell>
          <table:table-cell/>
        </table:table-row>
        <table:table-row table:style-name="ro1">
          <table:table-cell table:formula="of:=[.A136]+1" office:value-type="float" office:value="147" calcext:value-type="float">
            <text:p>147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137];&quot;,&quot;;[.B137];&quot;,NULL,1,NOW());&quot;)" office:value-type="string" office:string-value="INSERT INTO PRECORANKING (PR_PRPOSRANKING, PR_PRPRECO, PR_PROBSERVACAO, PR_PRATIVO, PR_PRDATACADASTRO) VALUES (147,120,NULL,1,NOW());" calcext:value-type="string">
            <text:p>INSERT INTO PRECORANKING (PR_PRPOSRANKING, PR_PRPRECO, PR_PROBSERVACAO, PR_PRATIVO, PR_PRDATACADASTRO) VALUES (147,120,NULL,1,NOW());</text:p>
          </table:table-cell>
          <table:table-cell/>
        </table:table-row>
        <table:table-row table:style-name="ro1">
          <table:table-cell table:formula="of:=[.A137]+1" office:value-type="float" office:value="148" calcext:value-type="float">
            <text:p>148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138];&quot;,&quot;;[.B138];&quot;,NULL,1,NOW());&quot;)" office:value-type="string" office:string-value="INSERT INTO PRECORANKING (PR_PRPOSRANKING, PR_PRPRECO, PR_PROBSERVACAO, PR_PRATIVO, PR_PRDATACADASTRO) VALUES (148,120,NULL,1,NOW());" calcext:value-type="string">
            <text:p>INSERT INTO PRECORANKING (PR_PRPOSRANKING, PR_PRPRECO, PR_PROBSERVACAO, PR_PRATIVO, PR_PRDATACADASTRO) VALUES (148,120,NULL,1,NOW());</text:p>
          </table:table-cell>
          <table:table-cell/>
        </table:table-row>
        <table:table-row table:style-name="ro1">
          <table:table-cell table:formula="of:=[.A138]+1" office:value-type="float" office:value="149" calcext:value-type="float">
            <text:p>149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139];&quot;,&quot;;[.B139];&quot;,NULL,1,NOW());&quot;)" office:value-type="string" office:string-value="INSERT INTO PRECORANKING (PR_PRPOSRANKING, PR_PRPRECO, PR_PROBSERVACAO, PR_PRATIVO, PR_PRDATACADASTRO) VALUES (149,120,NULL,1,NOW());" calcext:value-type="string">
            <text:p>INSERT INTO PRECORANKING (PR_PRPOSRANKING, PR_PRPRECO, PR_PROBSERVACAO, PR_PRATIVO, PR_PRDATACADASTRO) VALUES (149,120,NULL,1,NOW());</text:p>
          </table:table-cell>
          <table:table-cell/>
        </table:table-row>
        <table:table-row table:style-name="ro1">
          <table:table-cell table:formula="of:=[.A139]+1"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140];&quot;,&quot;;[.B140];&quot;,NULL,1,NOW());&quot;)" office:value-type="string" office:string-value="INSERT INTO PRECORANKING (PR_PRPOSRANKING, PR_PRPRECO, PR_PROBSERVACAO, PR_PRATIVO, PR_PRDATACADASTRO) VALUES (150,120,NULL,1,NOW());" calcext:value-type="string">
            <text:p>INSERT INTO PRECORANKING (PR_PRPOSRANKING, PR_PRPRECO, PR_PROBSERVACAO, PR_PRATIVO, PR_PRDATACADASTRO) VALUES (150,120,NULL,1,NOW());</text:p>
          </table:table-cell>
          <table:table-cell/>
        </table:table-row>
        <table:table-row table:style-name="ro1">
          <table:table-cell table:formula="of:=[.A140]+1" office:value-type="float" office:value="151" calcext:value-type="float">
            <text:p>151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141];&quot;,&quot;;[.B141];&quot;,NULL,1,NOW());&quot;)" office:value-type="string" office:string-value="INSERT INTO PRECORANKING (PR_PRPOSRANKING, PR_PRPRECO, PR_PROBSERVACAO, PR_PRATIVO, PR_PRDATACADASTRO) VALUES (151,120,NULL,1,NOW());" calcext:value-type="string">
            <text:p>INSERT INTO PRECORANKING (PR_PRPOSRANKING, PR_PRPRECO, PR_PROBSERVACAO, PR_PRATIVO, PR_PRDATACADASTRO) VALUES (151,120,NULL,1,NOW());</text:p>
          </table:table-cell>
          <table:table-cell/>
        </table:table-row>
        <table:table-row table:style-name="ro1">
          <table:table-cell table:formula="of:=[.A141]+1" office:value-type="float" office:value="152" calcext:value-type="float">
            <text:p>152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142];&quot;,&quot;;[.B142];&quot;,NULL,1,NOW());&quot;)" office:value-type="string" office:string-value="INSERT INTO PRECORANKING (PR_PRPOSRANKING, PR_PRPRECO, PR_PROBSERVACAO, PR_PRATIVO, PR_PRDATACADASTRO) VALUES (152,120,NULL,1,NOW());" calcext:value-type="string">
            <text:p>INSERT INTO PRECORANKING (PR_PRPOSRANKING, PR_PRPRECO, PR_PROBSERVACAO, PR_PRATIVO, PR_PRDATACADASTRO) VALUES (152,120,NULL,1,NOW());</text:p>
          </table:table-cell>
          <table:table-cell/>
        </table:table-row>
        <table:table-row table:style-name="ro1">
          <table:table-cell table:formula="of:=[.A142]+1" office:value-type="float" office:value="153" calcext:value-type="float">
            <text:p>153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143];&quot;,&quot;;[.B143];&quot;,NULL,1,NOW());&quot;)" office:value-type="string" office:string-value="INSERT INTO PRECORANKING (PR_PRPOSRANKING, PR_PRPRECO, PR_PROBSERVACAO, PR_PRATIVO, PR_PRDATACADASTRO) VALUES (153,120,NULL,1,NOW());" calcext:value-type="string">
            <text:p>INSERT INTO PRECORANKING (PR_PRPOSRANKING, PR_PRPRECO, PR_PROBSERVACAO, PR_PRATIVO, PR_PRDATACADASTRO) VALUES (153,120,NULL,1,NOW());</text:p>
          </table:table-cell>
          <table:table-cell/>
        </table:table-row>
        <table:table-row table:style-name="ro1">
          <table:table-cell table:formula="of:=[.A143]+1" office:value-type="float" office:value="154" calcext:value-type="float">
            <text:p>154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144];&quot;,&quot;;[.B144];&quot;,NULL,1,NOW());&quot;)" office:value-type="string" office:string-value="INSERT INTO PRECORANKING (PR_PRPOSRANKING, PR_PRPRECO, PR_PROBSERVACAO, PR_PRATIVO, PR_PRDATACADASTRO) VALUES (154,120,NULL,1,NOW());" calcext:value-type="string">
            <text:p>INSERT INTO PRECORANKING (PR_PRPOSRANKING, PR_PRPRECO, PR_PROBSERVACAO, PR_PRATIVO, PR_PRDATACADASTRO) VALUES (154,120,NULL,1,NOW());</text:p>
          </table:table-cell>
          <table:table-cell/>
        </table:table-row>
        <table:table-row table:style-name="ro1">
          <table:table-cell table:formula="of:=[.A144]+1" office:value-type="float" office:value="155" calcext:value-type="float">
            <text:p>155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145];&quot;,&quot;;[.B145];&quot;,NULL,1,NOW());&quot;)" office:value-type="string" office:string-value="INSERT INTO PRECORANKING (PR_PRPOSRANKING, PR_PRPRECO, PR_PROBSERVACAO, PR_PRATIVO, PR_PRDATACADASTRO) VALUES (155,120,NULL,1,NOW());" calcext:value-type="string">
            <text:p>INSERT INTO PRECORANKING (PR_PRPOSRANKING, PR_PRPRECO, PR_PROBSERVACAO, PR_PRATIVO, PR_PRDATACADASTRO) VALUES (155,120,NULL,1,NOW());</text:p>
          </table:table-cell>
          <table:table-cell/>
        </table:table-row>
        <table:table-row table:style-name="ro1">
          <table:table-cell table:formula="of:=[.A145]+1" office:value-type="float" office:value="156" calcext:value-type="float">
            <text:p>156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146];&quot;,&quot;;[.B146];&quot;,NULL,1,NOW());&quot;)" office:value-type="string" office:string-value="INSERT INTO PRECORANKING (PR_PRPOSRANKING, PR_PRPRECO, PR_PROBSERVACAO, PR_PRATIVO, PR_PRDATACADASTRO) VALUES (156,120,NULL,1,NOW());" calcext:value-type="string">
            <text:p>INSERT INTO PRECORANKING (PR_PRPOSRANKING, PR_PRPRECO, PR_PROBSERVACAO, PR_PRATIVO, PR_PRDATACADASTRO) VALUES (156,120,NULL,1,NOW());</text:p>
          </table:table-cell>
          <table:table-cell/>
        </table:table-row>
        <table:table-row table:style-name="ro1">
          <table:table-cell table:formula="of:=[.A146]+1"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147];&quot;,&quot;;[.B147];&quot;,NULL,1,NOW());&quot;)" office:value-type="string" office:string-value="INSERT INTO PRECORANKING (PR_PRPOSRANKING, PR_PRPRECO, PR_PROBSERVACAO, PR_PRATIVO, PR_PRDATACADASTRO) VALUES (157,120,NULL,1,NOW());" calcext:value-type="string">
            <text:p>INSERT INTO PRECORANKING (PR_PRPOSRANKING, PR_PRPRECO, PR_PROBSERVACAO, PR_PRATIVO, PR_PRDATACADASTRO) VALUES (157,120,NULL,1,NOW());</text:p>
          </table:table-cell>
          <table:table-cell/>
        </table:table-row>
        <table:table-row table:style-name="ro1">
          <table:table-cell table:formula="of:=[.A147]+1" office:value-type="float" office:value="158" calcext:value-type="float">
            <text:p>158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148];&quot;,&quot;;[.B148];&quot;,NULL,1,NOW());&quot;)" office:value-type="string" office:string-value="INSERT INTO PRECORANKING (PR_PRPOSRANKING, PR_PRPRECO, PR_PROBSERVACAO, PR_PRATIVO, PR_PRDATACADASTRO) VALUES (158,120,NULL,1,NOW());" calcext:value-type="string">
            <text:p>INSERT INTO PRECORANKING (PR_PRPOSRANKING, PR_PRPRECO, PR_PROBSERVACAO, PR_PRATIVO, PR_PRDATACADASTRO) VALUES (158,120,NULL,1,NOW());</text:p>
          </table:table-cell>
          <table:table-cell/>
        </table:table-row>
        <table:table-row table:style-name="ro1">
          <table:table-cell table:formula="of:=[.A148]+1" office:value-type="float" office:value="159" calcext:value-type="float">
            <text:p>159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149];&quot;,&quot;;[.B149];&quot;,NULL,1,NOW());&quot;)" office:value-type="string" office:string-value="INSERT INTO PRECORANKING (PR_PRPOSRANKING, PR_PRPRECO, PR_PROBSERVACAO, PR_PRATIVO, PR_PRDATACADASTRO) VALUES (159,120,NULL,1,NOW());" calcext:value-type="string">
            <text:p>INSERT INTO PRECORANKING (PR_PRPOSRANKING, PR_PRPRECO, PR_PROBSERVACAO, PR_PRATIVO, PR_PRDATACADASTRO) VALUES (159,120,NULL,1,NOW());</text:p>
          </table:table-cell>
          <table:table-cell/>
        </table:table-row>
        <table:table-row table:style-name="ro1">
          <table:table-cell table:formula="of:=[.A149]+1"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150];&quot;,&quot;;[.B150];&quot;,NULL,1,NOW());&quot;)" office:value-type="string" office:string-value="INSERT INTO PRECORANKING (PR_PRPOSRANKING, PR_PRPRECO, PR_PROBSERVACAO, PR_PRATIVO, PR_PRDATACADASTRO) VALUES (160,120,NULL,1,NOW());" calcext:value-type="string">
            <text:p>INSERT INTO PRECORANKING (PR_PRPOSRANKING, PR_PRPRECO, PR_PROBSERVACAO, PR_PRATIVO, PR_PRDATACADASTRO) VALUES (160,120,NULL,1,NOW());</text:p>
          </table:table-cell>
          <table:table-cell/>
        </table:table-row>
        <table:table-row table:style-name="ro1">
          <table:table-cell table:formula="of:=[.A150]+1" office:value-type="float" office:value="161" calcext:value-type="float">
            <text:p>161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151];&quot;,&quot;;[.B151];&quot;,NULL,1,NOW());&quot;)" office:value-type="string" office:string-value="INSERT INTO PRECORANKING (PR_PRPOSRANKING, PR_PRPRECO, PR_PROBSERVACAO, PR_PRATIVO, PR_PRDATACADASTRO) VALUES (161,120,NULL,1,NOW());" calcext:value-type="string">
            <text:p>INSERT INTO PRECORANKING (PR_PRPOSRANKING, PR_PRPRECO, PR_PROBSERVACAO, PR_PRATIVO, PR_PRDATACADASTRO) VALUES (161,120,NULL,1,NOW());</text:p>
          </table:table-cell>
          <table:table-cell/>
        </table:table-row>
        <table:table-row table:style-name="ro1">
          <table:table-cell table:formula="of:=[.A151]+1" office:value-type="float" office:value="162" calcext:value-type="float">
            <text:p>162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152];&quot;,&quot;;[.B152];&quot;,NULL,1,NOW());&quot;)" office:value-type="string" office:string-value="INSERT INTO PRECORANKING (PR_PRPOSRANKING, PR_PRPRECO, PR_PROBSERVACAO, PR_PRATIVO, PR_PRDATACADASTRO) VALUES (162,120,NULL,1,NOW());" calcext:value-type="string">
            <text:p>INSERT INTO PRECORANKING (PR_PRPOSRANKING, PR_PRPRECO, PR_PROBSERVACAO, PR_PRATIVO, PR_PRDATACADASTRO) VALUES (162,120,NULL,1,NOW());</text:p>
          </table:table-cell>
          <table:table-cell/>
        </table:table-row>
        <table:table-row table:style-name="ro1">
          <table:table-cell table:formula="of:=[.A152]+1" office:value-type="float" office:value="163" calcext:value-type="float">
            <text:p>163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153];&quot;,&quot;;[.B153];&quot;,NULL,1,NOW());&quot;)" office:value-type="string" office:string-value="INSERT INTO PRECORANKING (PR_PRPOSRANKING, PR_PRPRECO, PR_PROBSERVACAO, PR_PRATIVO, PR_PRDATACADASTRO) VALUES (163,120,NULL,1,NOW());" calcext:value-type="string">
            <text:p>INSERT INTO PRECORANKING (PR_PRPOSRANKING, PR_PRPRECO, PR_PROBSERVACAO, PR_PRATIVO, PR_PRDATACADASTRO) VALUES (163,120,NULL,1,NOW());</text:p>
          </table:table-cell>
          <table:table-cell/>
        </table:table-row>
        <table:table-row table:style-name="ro1">
          <table:table-cell table:formula="of:=[.A153]+1" office:value-type="float" office:value="164" calcext:value-type="float">
            <text:p>164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154];&quot;,&quot;;[.B154];&quot;,NULL,1,NOW());&quot;)" office:value-type="string" office:string-value="INSERT INTO PRECORANKING (PR_PRPOSRANKING, PR_PRPRECO, PR_PROBSERVACAO, PR_PRATIVO, PR_PRDATACADASTRO) VALUES (164,120,NULL,1,NOW());" calcext:value-type="string">
            <text:p>INSERT INTO PRECORANKING (PR_PRPOSRANKING, PR_PRPRECO, PR_PROBSERVACAO, PR_PRATIVO, PR_PRDATACADASTRO) VALUES (164,120,NULL,1,NOW());</text:p>
          </table:table-cell>
          <table:table-cell/>
        </table:table-row>
        <table:table-row table:style-name="ro1">
          <table:table-cell table:formula="of:=[.A154]+1" office:value-type="float" office:value="165" calcext:value-type="float">
            <text:p>165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155];&quot;,&quot;;[.B155];&quot;,NULL,1,NOW());&quot;)" office:value-type="string" office:string-value="INSERT INTO PRECORANKING (PR_PRPOSRANKING, PR_PRPRECO, PR_PROBSERVACAO, PR_PRATIVO, PR_PRDATACADASTRO) VALUES (165,120,NULL,1,NOW());" calcext:value-type="string">
            <text:p>INSERT INTO PRECORANKING (PR_PRPOSRANKING, PR_PRPRECO, PR_PROBSERVACAO, PR_PRATIVO, PR_PRDATACADASTRO) VALUES (165,120,NULL,1,NOW());</text:p>
          </table:table-cell>
          <table:table-cell/>
        </table:table-row>
        <table:table-row table:style-name="ro1">
          <table:table-cell table:formula="of:=[.A155]+1" office:value-type="float" office:value="166" calcext:value-type="float">
            <text:p>166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156];&quot;,&quot;;[.B156];&quot;,NULL,1,NOW());&quot;)" office:value-type="string" office:string-value="INSERT INTO PRECORANKING (PR_PRPOSRANKING, PR_PRPRECO, PR_PROBSERVACAO, PR_PRATIVO, PR_PRDATACADASTRO) VALUES (166,120,NULL,1,NOW());" calcext:value-type="string">
            <text:p>INSERT INTO PRECORANKING (PR_PRPOSRANKING, PR_PRPRECO, PR_PROBSERVACAO, PR_PRATIVO, PR_PRDATACADASTRO) VALUES (166,120,NULL,1,NOW());</text:p>
          </table:table-cell>
          <table:table-cell/>
        </table:table-row>
        <table:table-row table:style-name="ro1">
          <table:table-cell table:formula="of:=[.A156]+1" office:value-type="float" office:value="167" calcext:value-type="float">
            <text:p>167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157];&quot;,&quot;;[.B157];&quot;,NULL,1,NOW());&quot;)" office:value-type="string" office:string-value="INSERT INTO PRECORANKING (PR_PRPOSRANKING, PR_PRPRECO, PR_PROBSERVACAO, PR_PRATIVO, PR_PRDATACADASTRO) VALUES (167,120,NULL,1,NOW());" calcext:value-type="string">
            <text:p>INSERT INTO PRECORANKING (PR_PRPOSRANKING, PR_PRPRECO, PR_PROBSERVACAO, PR_PRATIVO, PR_PRDATACADASTRO) VALUES (167,120,NULL,1,NOW());</text:p>
          </table:table-cell>
          <table:table-cell/>
        </table:table-row>
        <table:table-row table:style-name="ro1">
          <table:table-cell table:formula="of:=[.A157]+1" office:value-type="float" office:value="168" calcext:value-type="float">
            <text:p>168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158];&quot;,&quot;;[.B158];&quot;,NULL,1,NOW());&quot;)" office:value-type="string" office:string-value="INSERT INTO PRECORANKING (PR_PRPOSRANKING, PR_PRPRECO, PR_PROBSERVACAO, PR_PRATIVO, PR_PRDATACADASTRO) VALUES (168,120,NULL,1,NOW());" calcext:value-type="string">
            <text:p>INSERT INTO PRECORANKING (PR_PRPOSRANKING, PR_PRPRECO, PR_PROBSERVACAO, PR_PRATIVO, PR_PRDATACADASTRO) VALUES (168,120,NULL,1,NOW());</text:p>
          </table:table-cell>
          <table:table-cell/>
        </table:table-row>
        <table:table-row table:style-name="ro1">
          <table:table-cell table:formula="of:=[.A158]+1" office:value-type="float" office:value="169" calcext:value-type="float">
            <text:p>169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159];&quot;,&quot;;[.B159];&quot;,NULL,1,NOW());&quot;)" office:value-type="string" office:string-value="INSERT INTO PRECORANKING (PR_PRPOSRANKING, PR_PRPRECO, PR_PROBSERVACAO, PR_PRATIVO, PR_PRDATACADASTRO) VALUES (169,120,NULL,1,NOW());" calcext:value-type="string">
            <text:p>INSERT INTO PRECORANKING (PR_PRPOSRANKING, PR_PRPRECO, PR_PROBSERVACAO, PR_PRATIVO, PR_PRDATACADASTRO) VALUES (169,120,NULL,1,NOW());</text:p>
          </table:table-cell>
          <table:table-cell/>
        </table:table-row>
        <table:table-row table:style-name="ro1">
          <table:table-cell table:formula="of:=[.A159]+1" office:value-type="float" office:value="170" calcext:value-type="float">
            <text:p>170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CONCATENATE(&quot;INSERT INTO PRECORANKING (PR_PRPOSRANKING, PR_PRPRECO, PR_PROBSERVACAO, PR_PRATIVO, PR_PRDATACADASTRO) VALUES (&quot;;[.A160];&quot;,&quot;;[.B160];&quot;,NULL,1,NOW());&quot;)" office:value-type="string" office:string-value="INSERT INTO PRECORANKING (PR_PRPOSRANKING, PR_PRPRECO, PR_PROBSERVACAO, PR_PRATIVO, PR_PRDATACADASTRO) VALUES (170,100,NULL,1,NOW());" calcext:value-type="string">
            <text:p>INSERT INTO PRECORANKING (PR_PRPOSRANKING, PR_PRPRECO, PR_PROBSERVACAO, PR_PRATIVO, PR_PRDATACADASTRO) VALUES (170,100,NULL,1,NOW());</text:p>
          </table:table-cell>
          <table:table-cell/>
        </table:table-row>
        <table:table-row table:style-name="ro1">
          <table:table-cell table:formula="of:=[.A160]+1" office:value-type="float" office:value="171" calcext:value-type="float">
            <text:p>171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161];&quot;,&quot;;[.B161];&quot;,NULL,1,NOW());&quot;)" office:value-type="string" office:string-value="INSERT INTO PRECORANKING (PR_PRPOSRANKING, PR_PRPRECO, PR_PROBSERVACAO, PR_PRATIVO, PR_PRDATACADASTRO) VALUES (171,100,NULL,1,NOW());" calcext:value-type="string">
            <text:p>INSERT INTO PRECORANKING (PR_PRPOSRANKING, PR_PRPRECO, PR_PROBSERVACAO, PR_PRATIVO, PR_PRDATACADASTRO) VALUES (171,100,NULL,1,NOW());</text:p>
          </table:table-cell>
          <table:table-cell/>
        </table:table-row>
        <table:table-row table:style-name="ro1">
          <table:table-cell table:formula="of:=[.A161]+1" office:value-type="float" office:value="172" calcext:value-type="float">
            <text:p>172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162];&quot;,&quot;;[.B162];&quot;,NULL,1,NOW());&quot;)" office:value-type="string" office:string-value="INSERT INTO PRECORANKING (PR_PRPOSRANKING, PR_PRPRECO, PR_PROBSERVACAO, PR_PRATIVO, PR_PRDATACADASTRO) VALUES (172,100,NULL,1,NOW());" calcext:value-type="string">
            <text:p>INSERT INTO PRECORANKING (PR_PRPOSRANKING, PR_PRPRECO, PR_PROBSERVACAO, PR_PRATIVO, PR_PRDATACADASTRO) VALUES (172,100,NULL,1,NOW());</text:p>
          </table:table-cell>
          <table:table-cell/>
        </table:table-row>
        <table:table-row table:style-name="ro1">
          <table:table-cell table:formula="of:=[.A162]+1" office:value-type="float" office:value="173" calcext:value-type="float">
            <text:p>173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163];&quot;,&quot;;[.B163];&quot;,NULL,1,NOW());&quot;)" office:value-type="string" office:string-value="INSERT INTO PRECORANKING (PR_PRPOSRANKING, PR_PRPRECO, PR_PROBSERVACAO, PR_PRATIVO, PR_PRDATACADASTRO) VALUES (173,100,NULL,1,NOW());" calcext:value-type="string">
            <text:p>INSERT INTO PRECORANKING (PR_PRPOSRANKING, PR_PRPRECO, PR_PROBSERVACAO, PR_PRATIVO, PR_PRDATACADASTRO) VALUES (173,100,NULL,1,NOW());</text:p>
          </table:table-cell>
          <table:table-cell/>
        </table:table-row>
        <table:table-row table:style-name="ro1">
          <table:table-cell table:formula="of:=[.A163]+1" office:value-type="float" office:value="174" calcext:value-type="float">
            <text:p>174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164];&quot;,&quot;;[.B164];&quot;,NULL,1,NOW());&quot;)" office:value-type="string" office:string-value="INSERT INTO PRECORANKING (PR_PRPOSRANKING, PR_PRPRECO, PR_PROBSERVACAO, PR_PRATIVO, PR_PRDATACADASTRO) VALUES (174,100,NULL,1,NOW());" calcext:value-type="string">
            <text:p>INSERT INTO PRECORANKING (PR_PRPOSRANKING, PR_PRPRECO, PR_PROBSERVACAO, PR_PRATIVO, PR_PRDATACADASTRO) VALUES (174,100,NULL,1,NOW());</text:p>
          </table:table-cell>
          <table:table-cell/>
        </table:table-row>
        <table:table-row table:style-name="ro1">
          <table:table-cell table:formula="of:=[.A164]+1"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165];&quot;,&quot;;[.B165];&quot;,NULL,1,NOW());&quot;)" office:value-type="string" office:string-value="INSERT INTO PRECORANKING (PR_PRPOSRANKING, PR_PRPRECO, PR_PROBSERVACAO, PR_PRATIVO, PR_PRDATACADASTRO) VALUES (175,100,NULL,1,NOW());" calcext:value-type="string">
            <text:p>INSERT INTO PRECORANKING (PR_PRPOSRANKING, PR_PRPRECO, PR_PROBSERVACAO, PR_PRATIVO, PR_PRDATACADASTRO) VALUES (175,100,NULL,1,NOW());</text:p>
          </table:table-cell>
          <table:table-cell/>
        </table:table-row>
        <table:table-row table:style-name="ro1">
          <table:table-cell table:formula="of:=[.A165]+1" office:value-type="float" office:value="176" calcext:value-type="float">
            <text:p>176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166];&quot;,&quot;;[.B166];&quot;,NULL,1,NOW());&quot;)" office:value-type="string" office:string-value="INSERT INTO PRECORANKING (PR_PRPOSRANKING, PR_PRPRECO, PR_PROBSERVACAO, PR_PRATIVO, PR_PRDATACADASTRO) VALUES (176,100,NULL,1,NOW());" calcext:value-type="string">
            <text:p>INSERT INTO PRECORANKING (PR_PRPOSRANKING, PR_PRPRECO, PR_PROBSERVACAO, PR_PRATIVO, PR_PRDATACADASTRO) VALUES (176,100,NULL,1,NOW());</text:p>
          </table:table-cell>
          <table:table-cell/>
        </table:table-row>
        <table:table-row table:style-name="ro1">
          <table:table-cell table:formula="of:=[.A166]+1" office:value-type="float" office:value="177" calcext:value-type="float">
            <text:p>177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167];&quot;,&quot;;[.B167];&quot;,NULL,1,NOW());&quot;)" office:value-type="string" office:string-value="INSERT INTO PRECORANKING (PR_PRPOSRANKING, PR_PRPRECO, PR_PROBSERVACAO, PR_PRATIVO, PR_PRDATACADASTRO) VALUES (177,100,NULL,1,NOW());" calcext:value-type="string">
            <text:p>INSERT INTO PRECORANKING (PR_PRPOSRANKING, PR_PRPRECO, PR_PROBSERVACAO, PR_PRATIVO, PR_PRDATACADASTRO) VALUES (177,100,NULL,1,NOW());</text:p>
          </table:table-cell>
          <table:table-cell/>
        </table:table-row>
        <table:table-row table:style-name="ro1">
          <table:table-cell table:formula="of:=[.A167]+1" office:value-type="float" office:value="178" calcext:value-type="float">
            <text:p>178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168];&quot;,&quot;;[.B168];&quot;,NULL,1,NOW());&quot;)" office:value-type="string" office:string-value="INSERT INTO PRECORANKING (PR_PRPOSRANKING, PR_PRPRECO, PR_PROBSERVACAO, PR_PRATIVO, PR_PRDATACADASTRO) VALUES (178,100,NULL,1,NOW());" calcext:value-type="string">
            <text:p>INSERT INTO PRECORANKING (PR_PRPOSRANKING, PR_PRPRECO, PR_PROBSERVACAO, PR_PRATIVO, PR_PRDATACADASTRO) VALUES (178,100,NULL,1,NOW());</text:p>
          </table:table-cell>
          <table:table-cell/>
        </table:table-row>
        <table:table-row table:style-name="ro1">
          <table:table-cell table:formula="of:=[.A168]+1" office:value-type="float" office:value="179" calcext:value-type="float">
            <text:p>179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169];&quot;,&quot;;[.B169];&quot;,NULL,1,NOW());&quot;)" office:value-type="string" office:string-value="INSERT INTO PRECORANKING (PR_PRPOSRANKING, PR_PRPRECO, PR_PROBSERVACAO, PR_PRATIVO, PR_PRDATACADASTRO) VALUES (179,100,NULL,1,NOW());" calcext:value-type="string">
            <text:p>INSERT INTO PRECORANKING (PR_PRPOSRANKING, PR_PRPRECO, PR_PROBSERVACAO, PR_PRATIVO, PR_PRDATACADASTRO) VALUES (179,100,NULL,1,NOW());</text:p>
          </table:table-cell>
          <table:table-cell/>
        </table:table-row>
        <table:table-row table:style-name="ro1">
          <table:table-cell table:formula="of:=[.A169]+1"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170];&quot;,&quot;;[.B170];&quot;,NULL,1,NOW());&quot;)" office:value-type="string" office:string-value="INSERT INTO PRECORANKING (PR_PRPOSRANKING, PR_PRPRECO, PR_PROBSERVACAO, PR_PRATIVO, PR_PRDATACADASTRO) VALUES (180,100,NULL,1,NOW());" calcext:value-type="string">
            <text:p>INSERT INTO PRECORANKING (PR_PRPOSRANKING, PR_PRPRECO, PR_PROBSERVACAO, PR_PRATIVO, PR_PRDATACADASTRO) VALUES (180,100,NULL,1,NOW());</text:p>
          </table:table-cell>
          <table:table-cell/>
        </table:table-row>
        <table:table-row table:style-name="ro1">
          <table:table-cell table:formula="of:=[.A170]+1" office:value-type="float" office:value="181" calcext:value-type="float">
            <text:p>181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171];&quot;,&quot;;[.B171];&quot;,NULL,1,NOW());&quot;)" office:value-type="string" office:string-value="INSERT INTO PRECORANKING (PR_PRPOSRANKING, PR_PRPRECO, PR_PROBSERVACAO, PR_PRATIVO, PR_PRDATACADASTRO) VALUES (181,100,NULL,1,NOW());" calcext:value-type="string">
            <text:p>INSERT INTO PRECORANKING (PR_PRPOSRANKING, PR_PRPRECO, PR_PROBSERVACAO, PR_PRATIVO, PR_PRDATACADASTRO) VALUES (181,100,NULL,1,NOW());</text:p>
          </table:table-cell>
          <table:table-cell/>
        </table:table-row>
        <table:table-row table:style-name="ro1">
          <table:table-cell table:formula="of:=[.A171]+1" office:value-type="float" office:value="182" calcext:value-type="float">
            <text:p>182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172];&quot;,&quot;;[.B172];&quot;,NULL,1,NOW());&quot;)" office:value-type="string" office:string-value="INSERT INTO PRECORANKING (PR_PRPOSRANKING, PR_PRPRECO, PR_PROBSERVACAO, PR_PRATIVO, PR_PRDATACADASTRO) VALUES (182,100,NULL,1,NOW());" calcext:value-type="string">
            <text:p>INSERT INTO PRECORANKING (PR_PRPOSRANKING, PR_PRPRECO, PR_PROBSERVACAO, PR_PRATIVO, PR_PRDATACADASTRO) VALUES (182,100,NULL,1,NOW());</text:p>
          </table:table-cell>
          <table:table-cell/>
        </table:table-row>
        <table:table-row table:style-name="ro1">
          <table:table-cell table:formula="of:=[.A172]+1" office:value-type="float" office:value="183" calcext:value-type="float">
            <text:p>183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173];&quot;,&quot;;[.B173];&quot;,NULL,1,NOW());&quot;)" office:value-type="string" office:string-value="INSERT INTO PRECORANKING (PR_PRPOSRANKING, PR_PRPRECO, PR_PROBSERVACAO, PR_PRATIVO, PR_PRDATACADASTRO) VALUES (183,100,NULL,1,NOW());" calcext:value-type="string">
            <text:p>INSERT INTO PRECORANKING (PR_PRPOSRANKING, PR_PRPRECO, PR_PROBSERVACAO, PR_PRATIVO, PR_PRDATACADASTRO) VALUES (183,100,NULL,1,NOW());</text:p>
          </table:table-cell>
          <table:table-cell/>
        </table:table-row>
        <table:table-row table:style-name="ro1">
          <table:table-cell table:formula="of:=[.A173]+1" office:value-type="float" office:value="184" calcext:value-type="float">
            <text:p>184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174];&quot;,&quot;;[.B174];&quot;,NULL,1,NOW());&quot;)" office:value-type="string" office:string-value="INSERT INTO PRECORANKING (PR_PRPOSRANKING, PR_PRPRECO, PR_PROBSERVACAO, PR_PRATIVO, PR_PRDATACADASTRO) VALUES (184,100,NULL,1,NOW());" calcext:value-type="string">
            <text:p>INSERT INTO PRECORANKING (PR_PRPOSRANKING, PR_PRPRECO, PR_PROBSERVACAO, PR_PRATIVO, PR_PRDATACADASTRO) VALUES (184,100,NULL,1,NOW());</text:p>
          </table:table-cell>
          <table:table-cell/>
        </table:table-row>
        <table:table-row table:style-name="ro1">
          <table:table-cell table:formula="of:=[.A174]+1" office:value-type="float" office:value="185" calcext:value-type="float">
            <text:p>185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175];&quot;,&quot;;[.B175];&quot;,NULL,1,NOW());&quot;)" office:value-type="string" office:string-value="INSERT INTO PRECORANKING (PR_PRPOSRANKING, PR_PRPRECO, PR_PROBSERVACAO, PR_PRATIVO, PR_PRDATACADASTRO) VALUES (185,100,NULL,1,NOW());" calcext:value-type="string">
            <text:p>INSERT INTO PRECORANKING (PR_PRPOSRANKING, PR_PRPRECO, PR_PROBSERVACAO, PR_PRATIVO, PR_PRDATACADASTRO) VALUES (185,100,NULL,1,NOW());</text:p>
          </table:table-cell>
          <table:table-cell/>
        </table:table-row>
        <table:table-row table:style-name="ro1">
          <table:table-cell table:formula="of:=[.A175]+1" office:value-type="float" office:value="186" calcext:value-type="float">
            <text:p>186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176];&quot;,&quot;;[.B176];&quot;,NULL,1,NOW());&quot;)" office:value-type="string" office:string-value="INSERT INTO PRECORANKING (PR_PRPOSRANKING, PR_PRPRECO, PR_PROBSERVACAO, PR_PRATIVO, PR_PRDATACADASTRO) VALUES (186,100,NULL,1,NOW());" calcext:value-type="string">
            <text:p>INSERT INTO PRECORANKING (PR_PRPOSRANKING, PR_PRPRECO, PR_PROBSERVACAO, PR_PRATIVO, PR_PRDATACADASTRO) VALUES (186,100,NULL,1,NOW());</text:p>
          </table:table-cell>
          <table:table-cell/>
        </table:table-row>
        <table:table-row table:style-name="ro1">
          <table:table-cell table:formula="of:=[.A176]+1" office:value-type="float" office:value="187" calcext:value-type="float">
            <text:p>187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177];&quot;,&quot;;[.B177];&quot;,NULL,1,NOW());&quot;)" office:value-type="string" office:string-value="INSERT INTO PRECORANKING (PR_PRPOSRANKING, PR_PRPRECO, PR_PROBSERVACAO, PR_PRATIVO, PR_PRDATACADASTRO) VALUES (187,100,NULL,1,NOW());" calcext:value-type="string">
            <text:p>INSERT INTO PRECORANKING (PR_PRPOSRANKING, PR_PRPRECO, PR_PROBSERVACAO, PR_PRATIVO, PR_PRDATACADASTRO) VALUES (187,100,NULL,1,NOW());</text:p>
          </table:table-cell>
          <table:table-cell/>
        </table:table-row>
        <table:table-row table:style-name="ro1">
          <table:table-cell table:formula="of:=[.A177]+1" office:value-type="float" office:value="188" calcext:value-type="float">
            <text:p>188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178];&quot;,&quot;;[.B178];&quot;,NULL,1,NOW());&quot;)" office:value-type="string" office:string-value="INSERT INTO PRECORANKING (PR_PRPOSRANKING, PR_PRPRECO, PR_PROBSERVACAO, PR_PRATIVO, PR_PRDATACADASTRO) VALUES (188,100,NULL,1,NOW());" calcext:value-type="string">
            <text:p>INSERT INTO PRECORANKING (PR_PRPOSRANKING, PR_PRPRECO, PR_PROBSERVACAO, PR_PRATIVO, PR_PRDATACADASTRO) VALUES (188,100,NULL,1,NOW());</text:p>
          </table:table-cell>
          <table:table-cell/>
        </table:table-row>
        <table:table-row table:style-name="ro1">
          <table:table-cell table:formula="of:=[.A178]+1" office:value-type="float" office:value="189" calcext:value-type="float">
            <text:p>189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179];&quot;,&quot;;[.B179];&quot;,NULL,1,NOW());&quot;)" office:value-type="string" office:string-value="INSERT INTO PRECORANKING (PR_PRPOSRANKING, PR_PRPRECO, PR_PROBSERVACAO, PR_PRATIVO, PR_PRDATACADASTRO) VALUES (189,100,NULL,1,NOW());" calcext:value-type="string">
            <text:p>INSERT INTO PRECORANKING (PR_PRPOSRANKING, PR_PRPRECO, PR_PROBSERVACAO, PR_PRATIVO, PR_PRDATACADASTRO) VALUES (189,100,NULL,1,NOW());</text:p>
          </table:table-cell>
          <table:table-cell/>
        </table:table-row>
        <table:table-row table:style-name="ro1">
          <table:table-cell table:formula="of:=[.A179]+1"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180];&quot;,&quot;;[.B180];&quot;,NULL,1,NOW());&quot;)" office:value-type="string" office:string-value="INSERT INTO PRECORANKING (PR_PRPOSRANKING, PR_PRPRECO, PR_PROBSERVACAO, PR_PRATIVO, PR_PRDATACADASTRO) VALUES (190,100,NULL,1,NOW());" calcext:value-type="string">
            <text:p>INSERT INTO PRECORANKING (PR_PRPOSRANKING, PR_PRPRECO, PR_PROBSERVACAO, PR_PRATIVO, PR_PRDATACADASTRO) VALUES (190,100,NULL,1,NOW());</text:p>
          </table:table-cell>
          <table:table-cell/>
        </table:table-row>
        <table:table-row table:style-name="ro1">
          <table:table-cell table:formula="of:=[.A180]+1"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181];&quot;,&quot;;[.B181];&quot;,NULL,1,NOW());&quot;)" office:value-type="string" office:string-value="INSERT INTO PRECORANKING (PR_PRPOSRANKING, PR_PRPRECO, PR_PROBSERVACAO, PR_PRATIVO, PR_PRDATACADASTRO) VALUES (191,100,NULL,1,NOW());" calcext:value-type="string">
            <text:p>INSERT INTO PRECORANKING (PR_PRPOSRANKING, PR_PRPRECO, PR_PROBSERVACAO, PR_PRATIVO, PR_PRDATACADASTRO) VALUES (191,100,NULL,1,NOW());</text:p>
          </table:table-cell>
          <table:table-cell/>
        </table:table-row>
        <table:table-row table:style-name="ro1">
          <table:table-cell table:formula="of:=[.A181]+1" office:value-type="float" office:value="192" calcext:value-type="float">
            <text:p>192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182];&quot;,&quot;;[.B182];&quot;,NULL,1,NOW());&quot;)" office:value-type="string" office:string-value="INSERT INTO PRECORANKING (PR_PRPOSRANKING, PR_PRPRECO, PR_PROBSERVACAO, PR_PRATIVO, PR_PRDATACADASTRO) VALUES (192,100,NULL,1,NOW());" calcext:value-type="string">
            <text:p>INSERT INTO PRECORANKING (PR_PRPOSRANKING, PR_PRPRECO, PR_PROBSERVACAO, PR_PRATIVO, PR_PRDATACADASTRO) VALUES (192,100,NULL,1,NOW());</text:p>
          </table:table-cell>
          <table:table-cell/>
        </table:table-row>
        <table:table-row table:style-name="ro1">
          <table:table-cell table:formula="of:=[.A182]+1" office:value-type="float" office:value="193" calcext:value-type="float">
            <text:p>193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183];&quot;,&quot;;[.B183];&quot;,NULL,1,NOW());&quot;)" office:value-type="string" office:string-value="INSERT INTO PRECORANKING (PR_PRPOSRANKING, PR_PRPRECO, PR_PROBSERVACAO, PR_PRATIVO, PR_PRDATACADASTRO) VALUES (193,100,NULL,1,NOW());" calcext:value-type="string">
            <text:p>INSERT INTO PRECORANKING (PR_PRPOSRANKING, PR_PRPRECO, PR_PROBSERVACAO, PR_PRATIVO, PR_PRDATACADASTRO) VALUES (193,100,NULL,1,NOW());</text:p>
          </table:table-cell>
          <table:table-cell/>
        </table:table-row>
        <table:table-row table:style-name="ro1">
          <table:table-cell table:formula="of:=[.A183]+1" office:value-type="float" office:value="194" calcext:value-type="float">
            <text:p>194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184];&quot;,&quot;;[.B184];&quot;,NULL,1,NOW());&quot;)" office:value-type="string" office:string-value="INSERT INTO PRECORANKING (PR_PRPOSRANKING, PR_PRPRECO, PR_PROBSERVACAO, PR_PRATIVO, PR_PRDATACADASTRO) VALUES (194,100,NULL,1,NOW());" calcext:value-type="string">
            <text:p>INSERT INTO PRECORANKING (PR_PRPOSRANKING, PR_PRPRECO, PR_PROBSERVACAO, PR_PRATIVO, PR_PRDATACADASTRO) VALUES (194,100,NULL,1,NOW());</text:p>
          </table:table-cell>
          <table:table-cell/>
        </table:table-row>
        <table:table-row table:style-name="ro1">
          <table:table-cell table:formula="of:=[.A184]+1"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185];&quot;,&quot;;[.B185];&quot;,NULL,1,NOW());&quot;)" office:value-type="string" office:string-value="INSERT INTO PRECORANKING (PR_PRPOSRANKING, PR_PRPRECO, PR_PROBSERVACAO, PR_PRATIVO, PR_PRDATACADASTRO) VALUES (195,100,NULL,1,NOW());" calcext:value-type="string">
            <text:p>INSERT INTO PRECORANKING (PR_PRPOSRANKING, PR_PRPRECO, PR_PROBSERVACAO, PR_PRATIVO, PR_PRDATACADASTRO) VALUES (195,100,NULL,1,NOW());</text:p>
          </table:table-cell>
          <table:table-cell/>
        </table:table-row>
        <table:table-row table:style-name="ro1">
          <table:table-cell table:formula="of:=[.A185]+1" office:value-type="float" office:value="196" calcext:value-type="float">
            <text:p>196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186];&quot;,&quot;;[.B186];&quot;,NULL,1,NOW());&quot;)" office:value-type="string" office:string-value="INSERT INTO PRECORANKING (PR_PRPOSRANKING, PR_PRPRECO, PR_PROBSERVACAO, PR_PRATIVO, PR_PRDATACADASTRO) VALUES (196,100,NULL,1,NOW());" calcext:value-type="string">
            <text:p>INSERT INTO PRECORANKING (PR_PRPOSRANKING, PR_PRPRECO, PR_PROBSERVACAO, PR_PRATIVO, PR_PRDATACADASTRO) VALUES (196,100,NULL,1,NOW());</text:p>
          </table:table-cell>
          <table:table-cell/>
        </table:table-row>
        <table:table-row table:style-name="ro1">
          <table:table-cell table:formula="of:=[.A186]+1" office:value-type="float" office:value="197" calcext:value-type="float">
            <text:p>197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187];&quot;,&quot;;[.B187];&quot;,NULL,1,NOW());&quot;)" office:value-type="string" office:string-value="INSERT INTO PRECORANKING (PR_PRPOSRANKING, PR_PRPRECO, PR_PROBSERVACAO, PR_PRATIVO, PR_PRDATACADASTRO) VALUES (197,100,NULL,1,NOW());" calcext:value-type="string">
            <text:p>INSERT INTO PRECORANKING (PR_PRPOSRANKING, PR_PRPRECO, PR_PROBSERVACAO, PR_PRATIVO, PR_PRDATACADASTRO) VALUES (197,100,NULL,1,NOW());</text:p>
          </table:table-cell>
          <table:table-cell/>
        </table:table-row>
        <table:table-row table:style-name="ro1">
          <table:table-cell table:formula="of:=[.A187]+1" office:value-type="float" office:value="198" calcext:value-type="float">
            <text:p>198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188];&quot;,&quot;;[.B188];&quot;,NULL,1,NOW());&quot;)" office:value-type="string" office:string-value="INSERT INTO PRECORANKING (PR_PRPOSRANKING, PR_PRPRECO, PR_PROBSERVACAO, PR_PRATIVO, PR_PRDATACADASTRO) VALUES (198,100,NULL,1,NOW());" calcext:value-type="string">
            <text:p>INSERT INTO PRECORANKING (PR_PRPOSRANKING, PR_PRPRECO, PR_PROBSERVACAO, PR_PRATIVO, PR_PRDATACADASTRO) VALUES (198,100,NULL,1,NOW());</text:p>
          </table:table-cell>
          <table:table-cell/>
        </table:table-row>
        <table:table-row table:style-name="ro1">
          <table:table-cell table:formula="of:=[.A188]+1" office:value-type="float" office:value="199" calcext:value-type="float">
            <text:p>199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189];&quot;,&quot;;[.B189];&quot;,NULL,1,NOW());&quot;)" office:value-type="string" office:string-value="INSERT INTO PRECORANKING (PR_PRPOSRANKING, PR_PRPRECO, PR_PROBSERVACAO, PR_PRATIVO, PR_PRDATACADASTRO) VALUES (199,100,NULL,1,NOW());" calcext:value-type="string">
            <text:p>INSERT INTO PRECORANKING (PR_PRPOSRANKING, PR_PRPRECO, PR_PROBSERVACAO, PR_PRATIVO, PR_PRDATACADASTRO) VALUES (199,100,NULL,1,NOW());</text:p>
          </table:table-cell>
          <table:table-cell/>
        </table:table-row>
        <table:table-row table:style-name="ro1">
          <table:table-cell table:formula="of:=[.A189]+1"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190];&quot;,&quot;;[.B190];&quot;,NULL,1,NOW());&quot;)" office:value-type="string" office:string-value="INSERT INTO PRECORANKING (PR_PRPOSRANKING, PR_PRPRECO, PR_PROBSERVACAO, PR_PRATIVO, PR_PRDATACADASTRO) VALUES (200,100,NULL,1,NOW());" calcext:value-type="string">
            <text:p>INSERT INTO PRECORANKING (PR_PRPOSRANKING, PR_PRPRECO, PR_PROBSERVACAO, PR_PRATIVO, PR_PRDATACADASTRO) VALUES (200,100,NULL,1,NOW());</text:p>
          </table:table-cell>
          <table:table-cell/>
        </table:table-row>
        <table:table-row table:style-name="ro1">
          <table:table-cell table:formula="of:=[.A190]+1" office:value-type="float" office:value="201" calcext:value-type="float">
            <text:p>201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191];&quot;,&quot;;[.B191];&quot;,NULL,1,NOW());&quot;)" office:value-type="string" office:string-value="INSERT INTO PRECORANKING (PR_PRPOSRANKING, PR_PRPRECO, PR_PROBSERVACAO, PR_PRATIVO, PR_PRDATACADASTRO) VALUES (201,100,NULL,1,NOW());" calcext:value-type="string">
            <text:p>INSERT INTO PRECORANKING (PR_PRPOSRANKING, PR_PRPRECO, PR_PROBSERVACAO, PR_PRATIVO, PR_PRDATACADASTRO) VALUES (201,100,NULL,1,NOW());</text:p>
          </table:table-cell>
          <table:table-cell/>
        </table:table-row>
        <table:table-row table:style-name="ro1">
          <table:table-cell table:formula="of:=[.A191]+1" office:value-type="float" office:value="202" calcext:value-type="float">
            <text:p>202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192];&quot;,&quot;;[.B192];&quot;,NULL,1,NOW());&quot;)" office:value-type="string" office:string-value="INSERT INTO PRECORANKING (PR_PRPOSRANKING, PR_PRPRECO, PR_PROBSERVACAO, PR_PRATIVO, PR_PRDATACADASTRO) VALUES (202,100,NULL,1,NOW());" calcext:value-type="string">
            <text:p>INSERT INTO PRECORANKING (PR_PRPOSRANKING, PR_PRPRECO, PR_PROBSERVACAO, PR_PRATIVO, PR_PRDATACADASTRO) VALUES (202,100,NULL,1,NOW());</text:p>
          </table:table-cell>
          <table:table-cell/>
        </table:table-row>
        <table:table-row table:style-name="ro1">
          <table:table-cell table:formula="of:=[.A192]+1" office:value-type="float" office:value="203" calcext:value-type="float">
            <text:p>203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193];&quot;,&quot;;[.B193];&quot;,NULL,1,NOW());&quot;)" office:value-type="string" office:string-value="INSERT INTO PRECORANKING (PR_PRPOSRANKING, PR_PRPRECO, PR_PROBSERVACAO, PR_PRATIVO, PR_PRDATACADASTRO) VALUES (203,100,NULL,1,NOW());" calcext:value-type="string">
            <text:p>INSERT INTO PRECORANKING (PR_PRPOSRANKING, PR_PRPRECO, PR_PROBSERVACAO, PR_PRATIVO, PR_PRDATACADASTRO) VALUES (203,100,NULL,1,NOW());</text:p>
          </table:table-cell>
          <table:table-cell/>
        </table:table-row>
        <table:table-row table:style-name="ro1">
          <table:table-cell table:formula="of:=[.A193]+1" office:value-type="float" office:value="204" calcext:value-type="float">
            <text:p>204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194];&quot;,&quot;;[.B194];&quot;,NULL,1,NOW());&quot;)" office:value-type="string" office:string-value="INSERT INTO PRECORANKING (PR_PRPOSRANKING, PR_PRPRECO, PR_PROBSERVACAO, PR_PRATIVO, PR_PRDATACADASTRO) VALUES (204,100,NULL,1,NOW());" calcext:value-type="string">
            <text:p>INSERT INTO PRECORANKING (PR_PRPOSRANKING, PR_PRPRECO, PR_PROBSERVACAO, PR_PRATIVO, PR_PRDATACADASTRO) VALUES (204,100,NULL,1,NOW());</text:p>
          </table:table-cell>
          <table:table-cell/>
        </table:table-row>
        <table:table-row table:style-name="ro1">
          <table:table-cell table:formula="of:=[.A194]+1" office:value-type="float" office:value="205" calcext:value-type="float">
            <text:p>205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195];&quot;,&quot;;[.B195];&quot;,NULL,1,NOW());&quot;)" office:value-type="string" office:string-value="INSERT INTO PRECORANKING (PR_PRPOSRANKING, PR_PRPRECO, PR_PROBSERVACAO, PR_PRATIVO, PR_PRDATACADASTRO) VALUES (205,100,NULL,1,NOW());" calcext:value-type="string">
            <text:p>INSERT INTO PRECORANKING (PR_PRPOSRANKING, PR_PRPRECO, PR_PROBSERVACAO, PR_PRATIVO, PR_PRDATACADASTRO) VALUES (205,100,NULL,1,NOW());</text:p>
          </table:table-cell>
          <table:table-cell/>
        </table:table-row>
        <table:table-row table:style-name="ro1">
          <table:table-cell table:formula="of:=[.A195]+1" office:value-type="float" office:value="206" calcext:value-type="float">
            <text:p>206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196];&quot;,&quot;;[.B196];&quot;,NULL,1,NOW());&quot;)" office:value-type="string" office:string-value="INSERT INTO PRECORANKING (PR_PRPOSRANKING, PR_PRPRECO, PR_PROBSERVACAO, PR_PRATIVO, PR_PRDATACADASTRO) VALUES (206,100,NULL,1,NOW());" calcext:value-type="string">
            <text:p>INSERT INTO PRECORANKING (PR_PRPOSRANKING, PR_PRPRECO, PR_PROBSERVACAO, PR_PRATIVO, PR_PRDATACADASTRO) VALUES (206,100,NULL,1,NOW());</text:p>
          </table:table-cell>
          <table:table-cell/>
        </table:table-row>
        <table:table-row table:style-name="ro1">
          <table:table-cell table:formula="of:=[.A196]+1" office:value-type="float" office:value="207" calcext:value-type="float">
            <text:p>207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197];&quot;,&quot;;[.B197];&quot;,NULL,1,NOW());&quot;)" office:value-type="string" office:string-value="INSERT INTO PRECORANKING (PR_PRPOSRANKING, PR_PRPRECO, PR_PROBSERVACAO, PR_PRATIVO, PR_PRDATACADASTRO) VALUES (207,100,NULL,1,NOW());" calcext:value-type="string">
            <text:p>INSERT INTO PRECORANKING (PR_PRPOSRANKING, PR_PRPRECO, PR_PROBSERVACAO, PR_PRATIVO, PR_PRDATACADASTRO) VALUES (207,100,NULL,1,NOW());</text:p>
          </table:table-cell>
          <table:table-cell/>
        </table:table-row>
        <table:table-row table:style-name="ro1">
          <table:table-cell table:formula="of:=[.A197]+1" office:value-type="float" office:value="208" calcext:value-type="float">
            <text:p>208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198];&quot;,&quot;;[.B198];&quot;,NULL,1,NOW());&quot;)" office:value-type="string" office:string-value="INSERT INTO PRECORANKING (PR_PRPOSRANKING, PR_PRPRECO, PR_PROBSERVACAO, PR_PRATIVO, PR_PRDATACADASTRO) VALUES (208,100,NULL,1,NOW());" calcext:value-type="string">
            <text:p>INSERT INTO PRECORANKING (PR_PRPOSRANKING, PR_PRPRECO, PR_PROBSERVACAO, PR_PRATIVO, PR_PRDATACADASTRO) VALUES (208,100,NULL,1,NOW());</text:p>
          </table:table-cell>
          <table:table-cell/>
        </table:table-row>
        <table:table-row table:style-name="ro1">
          <table:table-cell table:formula="of:=[.A198]+1" office:value-type="float" office:value="209" calcext:value-type="float">
            <text:p>209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199];&quot;,&quot;;[.B199];&quot;,NULL,1,NOW());&quot;)" office:value-type="string" office:string-value="INSERT INTO PRECORANKING (PR_PRPOSRANKING, PR_PRPRECO, PR_PROBSERVACAO, PR_PRATIVO, PR_PRDATACADASTRO) VALUES (209,100,NULL,1,NOW());" calcext:value-type="string">
            <text:p>INSERT INTO PRECORANKING (PR_PRPOSRANKING, PR_PRPRECO, PR_PROBSERVACAO, PR_PRATIVO, PR_PRDATACADASTRO) VALUES (209,100,NULL,1,NOW());</text:p>
          </table:table-cell>
          <table:table-cell/>
        </table:table-row>
        <table:table-row table:style-name="ro1">
          <table:table-cell table:formula="of:=[.A199]+1" office:value-type="float" office:value="210" calcext:value-type="float">
            <text:p>210</text:p>
          </table:table-cell>
          <table:table-cell table:style-name="ce2" office:value-type="float" office:value="80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formula="of:=CONCATENATE(&quot;INSERT INTO PRECORANKING (PR_PRPOSRANKING, PR_PRPRECO, PR_PROBSERVACAO, PR_PRATIVO, PR_PRDATACADASTRO) VALUES (&quot;;[.A200];&quot;,&quot;;[.B200];&quot;,NULL,1,NOW());&quot;)" office:value-type="string" office:string-value="INSERT INTO PRECORANKING (PR_PRPOSRANKING, PR_PRPRECO, PR_PROBSERVACAO, PR_PRATIVO, PR_PRDATACADASTRO) VALUES (210,80,NULL,1,NOW());" calcext:value-type="string">
            <text:p>INSERT INTO PRECORANKING (PR_PRPOSRANKING, PR_PRPRECO, PR_PROBSERVACAO, PR_PRATIVO, PR_PRDATACADASTRO) VALUES (210,80,NULL,1,NOW());</text:p>
          </table:table-cell>
          <table:table-cell/>
        </table:table-row>
        <table:table-row table:style-name="ro1">
          <table:table-cell table:formula="of:=[.A200]+1" office:value-type="float" office:value="211" calcext:value-type="float">
            <text:p>211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01];&quot;,&quot;;[.B201];&quot;,NULL,1,NOW());&quot;)" office:value-type="string" office:string-value="INSERT INTO PRECORANKING (PR_PRPOSRANKING, PR_PRPRECO, PR_PROBSERVACAO, PR_PRATIVO, PR_PRDATACADASTRO) VALUES (211,80,NULL,1,NOW());" calcext:value-type="string">
            <text:p>INSERT INTO PRECORANKING (PR_PRPOSRANKING, PR_PRPRECO, PR_PROBSERVACAO, PR_PRATIVO, PR_PRDATACADASTRO) VALUES (211,80,NULL,1,NOW());</text:p>
          </table:table-cell>
          <table:table-cell/>
        </table:table-row>
        <table:table-row table:style-name="ro1">
          <table:table-cell table:formula="of:=[.A201]+1" office:value-type="float" office:value="212" calcext:value-type="float">
            <text:p>212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02];&quot;,&quot;;[.B202];&quot;,NULL,1,NOW());&quot;)" office:value-type="string" office:string-value="INSERT INTO PRECORANKING (PR_PRPOSRANKING, PR_PRPRECO, PR_PROBSERVACAO, PR_PRATIVO, PR_PRDATACADASTRO) VALUES (212,80,NULL,1,NOW());" calcext:value-type="string">
            <text:p>INSERT INTO PRECORANKING (PR_PRPOSRANKING, PR_PRPRECO, PR_PROBSERVACAO, PR_PRATIVO, PR_PRDATACADASTRO) VALUES (212,80,NULL,1,NOW());</text:p>
          </table:table-cell>
          <table:table-cell/>
        </table:table-row>
        <table:table-row table:style-name="ro1">
          <table:table-cell table:formula="of:=[.A202]+1" office:value-type="float" office:value="213" calcext:value-type="float">
            <text:p>213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03];&quot;,&quot;;[.B203];&quot;,NULL,1,NOW());&quot;)" office:value-type="string" office:string-value="INSERT INTO PRECORANKING (PR_PRPOSRANKING, PR_PRPRECO, PR_PROBSERVACAO, PR_PRATIVO, PR_PRDATACADASTRO) VALUES (213,80,NULL,1,NOW());" calcext:value-type="string">
            <text:p>INSERT INTO PRECORANKING (PR_PRPOSRANKING, PR_PRPRECO, PR_PROBSERVACAO, PR_PRATIVO, PR_PRDATACADASTRO) VALUES (213,80,NULL,1,NOW());</text:p>
          </table:table-cell>
          <table:table-cell/>
        </table:table-row>
        <table:table-row table:style-name="ro1">
          <table:table-cell table:formula="of:=[.A203]+1" office:value-type="float" office:value="214" calcext:value-type="float">
            <text:p>214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04];&quot;,&quot;;[.B204];&quot;,NULL,1,NOW());&quot;)" office:value-type="string" office:string-value="INSERT INTO PRECORANKING (PR_PRPOSRANKING, PR_PRPRECO, PR_PROBSERVACAO, PR_PRATIVO, PR_PRDATACADASTRO) VALUES (214,80,NULL,1,NOW());" calcext:value-type="string">
            <text:p>INSERT INTO PRECORANKING (PR_PRPOSRANKING, PR_PRPRECO, PR_PROBSERVACAO, PR_PRATIVO, PR_PRDATACADASTRO) VALUES (214,80,NULL,1,NOW());</text:p>
          </table:table-cell>
          <table:table-cell/>
        </table:table-row>
        <table:table-row table:style-name="ro1">
          <table:table-cell table:formula="of:=[.A204]+1" office:value-type="float" office:value="215" calcext:value-type="float">
            <text:p>215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05];&quot;,&quot;;[.B205];&quot;,NULL,1,NOW());&quot;)" office:value-type="string" office:string-value="INSERT INTO PRECORANKING (PR_PRPOSRANKING, PR_PRPRECO, PR_PROBSERVACAO, PR_PRATIVO, PR_PRDATACADASTRO) VALUES (215,80,NULL,1,NOW());" calcext:value-type="string">
            <text:p>INSERT INTO PRECORANKING (PR_PRPOSRANKING, PR_PRPRECO, PR_PROBSERVACAO, PR_PRATIVO, PR_PRDATACADASTRO) VALUES (215,80,NULL,1,NOW());</text:p>
          </table:table-cell>
          <table:table-cell/>
        </table:table-row>
        <table:table-row table:style-name="ro1">
          <table:table-cell table:formula="of:=[.A205]+1" office:value-type="float" office:value="216" calcext:value-type="float">
            <text:p>216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06];&quot;,&quot;;[.B206];&quot;,NULL,1,NOW());&quot;)" office:value-type="string" office:string-value="INSERT INTO PRECORANKING (PR_PRPOSRANKING, PR_PRPRECO, PR_PROBSERVACAO, PR_PRATIVO, PR_PRDATACADASTRO) VALUES (216,80,NULL,1,NOW());" calcext:value-type="string">
            <text:p>INSERT INTO PRECORANKING (PR_PRPOSRANKING, PR_PRPRECO, PR_PROBSERVACAO, PR_PRATIVO, PR_PRDATACADASTRO) VALUES (216,80,NULL,1,NOW());</text:p>
          </table:table-cell>
          <table:table-cell/>
        </table:table-row>
        <table:table-row table:style-name="ro1">
          <table:table-cell table:formula="of:=[.A206]+1" office:value-type="float" office:value="217" calcext:value-type="float">
            <text:p>217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07];&quot;,&quot;;[.B207];&quot;,NULL,1,NOW());&quot;)" office:value-type="string" office:string-value="INSERT INTO PRECORANKING (PR_PRPOSRANKING, PR_PRPRECO, PR_PROBSERVACAO, PR_PRATIVO, PR_PRDATACADASTRO) VALUES (217,80,NULL,1,NOW());" calcext:value-type="string">
            <text:p>INSERT INTO PRECORANKING (PR_PRPOSRANKING, PR_PRPRECO, PR_PROBSERVACAO, PR_PRATIVO, PR_PRDATACADASTRO) VALUES (217,80,NULL,1,NOW());</text:p>
          </table:table-cell>
          <table:table-cell/>
        </table:table-row>
        <table:table-row table:style-name="ro1">
          <table:table-cell table:formula="of:=[.A207]+1" office:value-type="float" office:value="218" calcext:value-type="float">
            <text:p>218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08];&quot;,&quot;;[.B208];&quot;,NULL,1,NOW());&quot;)" office:value-type="string" office:string-value="INSERT INTO PRECORANKING (PR_PRPOSRANKING, PR_PRPRECO, PR_PROBSERVACAO, PR_PRATIVO, PR_PRDATACADASTRO) VALUES (218,80,NULL,1,NOW());" calcext:value-type="string">
            <text:p>INSERT INTO PRECORANKING (PR_PRPOSRANKING, PR_PRPRECO, PR_PROBSERVACAO, PR_PRATIVO, PR_PRDATACADASTRO) VALUES (218,80,NULL,1,NOW());</text:p>
          </table:table-cell>
          <table:table-cell/>
        </table:table-row>
        <table:table-row table:style-name="ro1">
          <table:table-cell table:formula="of:=[.A208]+1" office:value-type="float" office:value="219" calcext:value-type="float">
            <text:p>219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09];&quot;,&quot;;[.B209];&quot;,NULL,1,NOW());&quot;)" office:value-type="string" office:string-value="INSERT INTO PRECORANKING (PR_PRPOSRANKING, PR_PRPRECO, PR_PROBSERVACAO, PR_PRATIVO, PR_PRDATACADASTRO) VALUES (219,80,NULL,1,NOW());" calcext:value-type="string">
            <text:p>INSERT INTO PRECORANKING (PR_PRPOSRANKING, PR_PRPRECO, PR_PROBSERVACAO, PR_PRATIVO, PR_PRDATACADASTRO) VALUES (219,80,NULL,1,NOW());</text:p>
          </table:table-cell>
          <table:table-cell/>
        </table:table-row>
        <table:table-row table:style-name="ro1">
          <table:table-cell table:formula="of:=[.A209]+1" office:value-type="float" office:value="220" calcext:value-type="float">
            <text:p>22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10];&quot;,&quot;;[.B210];&quot;,NULL,1,NOW());&quot;)" office:value-type="string" office:string-value="INSERT INTO PRECORANKING (PR_PRPOSRANKING, PR_PRPRECO, PR_PROBSERVACAO, PR_PRATIVO, PR_PRDATACADASTRO) VALUES (220,80,NULL,1,NOW());" calcext:value-type="string">
            <text:p>INSERT INTO PRECORANKING (PR_PRPOSRANKING, PR_PRPRECO, PR_PROBSERVACAO, PR_PRATIVO, PR_PRDATACADASTRO) VALUES (220,80,NULL,1,NOW());</text:p>
          </table:table-cell>
          <table:table-cell/>
        </table:table-row>
        <table:table-row table:style-name="ro1">
          <table:table-cell table:formula="of:=[.A210]+1" office:value-type="float" office:value="221" calcext:value-type="float">
            <text:p>221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11];&quot;,&quot;;[.B211];&quot;,NULL,1,NOW());&quot;)" office:value-type="string" office:string-value="INSERT INTO PRECORANKING (PR_PRPOSRANKING, PR_PRPRECO, PR_PROBSERVACAO, PR_PRATIVO, PR_PRDATACADASTRO) VALUES (221,80,NULL,1,NOW());" calcext:value-type="string">
            <text:p>INSERT INTO PRECORANKING (PR_PRPOSRANKING, PR_PRPRECO, PR_PROBSERVACAO, PR_PRATIVO, PR_PRDATACADASTRO) VALUES (221,80,NULL,1,NOW());</text:p>
          </table:table-cell>
          <table:table-cell/>
        </table:table-row>
        <table:table-row table:style-name="ro1">
          <table:table-cell table:formula="of:=[.A211]+1" office:value-type="float" office:value="222" calcext:value-type="float">
            <text:p>222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12];&quot;,&quot;;[.B212];&quot;,NULL,1,NOW());&quot;)" office:value-type="string" office:string-value="INSERT INTO PRECORANKING (PR_PRPOSRANKING, PR_PRPRECO, PR_PROBSERVACAO, PR_PRATIVO, PR_PRDATACADASTRO) VALUES (222,80,NULL,1,NOW());" calcext:value-type="string">
            <text:p>INSERT INTO PRECORANKING (PR_PRPOSRANKING, PR_PRPRECO, PR_PROBSERVACAO, PR_PRATIVO, PR_PRDATACADASTRO) VALUES (222,80,NULL,1,NOW());</text:p>
          </table:table-cell>
          <table:table-cell/>
        </table:table-row>
        <table:table-row table:style-name="ro1">
          <table:table-cell table:formula="of:=[.A212]+1" office:value-type="float" office:value="223" calcext:value-type="float">
            <text:p>223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13];&quot;,&quot;;[.B213];&quot;,NULL,1,NOW());&quot;)" office:value-type="string" office:string-value="INSERT INTO PRECORANKING (PR_PRPOSRANKING, PR_PRPRECO, PR_PROBSERVACAO, PR_PRATIVO, PR_PRDATACADASTRO) VALUES (223,80,NULL,1,NOW());" calcext:value-type="string">
            <text:p>INSERT INTO PRECORANKING (PR_PRPOSRANKING, PR_PRPRECO, PR_PROBSERVACAO, PR_PRATIVO, PR_PRDATACADASTRO) VALUES (223,80,NULL,1,NOW());</text:p>
          </table:table-cell>
          <table:table-cell/>
        </table:table-row>
        <table:table-row table:style-name="ro1">
          <table:table-cell table:formula="of:=[.A213]+1" office:value-type="float" office:value="224" calcext:value-type="float">
            <text:p>224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14];&quot;,&quot;;[.B214];&quot;,NULL,1,NOW());&quot;)" office:value-type="string" office:string-value="INSERT INTO PRECORANKING (PR_PRPOSRANKING, PR_PRPRECO, PR_PROBSERVACAO, PR_PRATIVO, PR_PRDATACADASTRO) VALUES (224,80,NULL,1,NOW());" calcext:value-type="string">
            <text:p>INSERT INTO PRECORANKING (PR_PRPOSRANKING, PR_PRPRECO, PR_PROBSERVACAO, PR_PRATIVO, PR_PRDATACADASTRO) VALUES (224,80,NULL,1,NOW());</text:p>
          </table:table-cell>
          <table:table-cell/>
        </table:table-row>
        <table:table-row table:style-name="ro1">
          <table:table-cell table:formula="of:=[.A214]+1" office:value-type="float" office:value="225" calcext:value-type="float">
            <text:p>225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15];&quot;,&quot;;[.B215];&quot;,NULL,1,NOW());&quot;)" office:value-type="string" office:string-value="INSERT INTO PRECORANKING (PR_PRPOSRANKING, PR_PRPRECO, PR_PROBSERVACAO, PR_PRATIVO, PR_PRDATACADASTRO) VALUES (225,80,NULL,1,NOW());" calcext:value-type="string">
            <text:p>INSERT INTO PRECORANKING (PR_PRPOSRANKING, PR_PRPRECO, PR_PROBSERVACAO, PR_PRATIVO, PR_PRDATACADASTRO) VALUES (225,80,NULL,1,NOW());</text:p>
          </table:table-cell>
          <table:table-cell/>
        </table:table-row>
        <table:table-row table:style-name="ro1">
          <table:table-cell table:formula="of:=[.A215]+1" office:value-type="float" office:value="226" calcext:value-type="float">
            <text:p>226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16];&quot;,&quot;;[.B216];&quot;,NULL,1,NOW());&quot;)" office:value-type="string" office:string-value="INSERT INTO PRECORANKING (PR_PRPOSRANKING, PR_PRPRECO, PR_PROBSERVACAO, PR_PRATIVO, PR_PRDATACADASTRO) VALUES (226,80,NULL,1,NOW());" calcext:value-type="string">
            <text:p>INSERT INTO PRECORANKING (PR_PRPOSRANKING, PR_PRPRECO, PR_PROBSERVACAO, PR_PRATIVO, PR_PRDATACADASTRO) VALUES (226,80,NULL,1,NOW());</text:p>
          </table:table-cell>
          <table:table-cell/>
        </table:table-row>
        <table:table-row table:style-name="ro1">
          <table:table-cell table:formula="of:=[.A216]+1" office:value-type="float" office:value="227" calcext:value-type="float">
            <text:p>227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17];&quot;,&quot;;[.B217];&quot;,NULL,1,NOW());&quot;)" office:value-type="string" office:string-value="INSERT INTO PRECORANKING (PR_PRPOSRANKING, PR_PRPRECO, PR_PROBSERVACAO, PR_PRATIVO, PR_PRDATACADASTRO) VALUES (227,80,NULL,1,NOW());" calcext:value-type="string">
            <text:p>INSERT INTO PRECORANKING (PR_PRPOSRANKING, PR_PRPRECO, PR_PROBSERVACAO, PR_PRATIVO, PR_PRDATACADASTRO) VALUES (227,80,NULL,1,NOW());</text:p>
          </table:table-cell>
          <table:table-cell/>
        </table:table-row>
        <table:table-row table:style-name="ro1">
          <table:table-cell table:formula="of:=[.A217]+1" office:value-type="float" office:value="228" calcext:value-type="float">
            <text:p>228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18];&quot;,&quot;;[.B218];&quot;,NULL,1,NOW());&quot;)" office:value-type="string" office:string-value="INSERT INTO PRECORANKING (PR_PRPOSRANKING, PR_PRPRECO, PR_PROBSERVACAO, PR_PRATIVO, PR_PRDATACADASTRO) VALUES (228,80,NULL,1,NOW());" calcext:value-type="string">
            <text:p>INSERT INTO PRECORANKING (PR_PRPOSRANKING, PR_PRPRECO, PR_PROBSERVACAO, PR_PRATIVO, PR_PRDATACADASTRO) VALUES (228,80,NULL,1,NOW());</text:p>
          </table:table-cell>
          <table:table-cell/>
        </table:table-row>
        <table:table-row table:style-name="ro1">
          <table:table-cell table:formula="of:=[.A218]+1" office:value-type="float" office:value="229" calcext:value-type="float">
            <text:p>229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19];&quot;,&quot;;[.B219];&quot;,NULL,1,NOW());&quot;)" office:value-type="string" office:string-value="INSERT INTO PRECORANKING (PR_PRPOSRANKING, PR_PRPRECO, PR_PROBSERVACAO, PR_PRATIVO, PR_PRDATACADASTRO) VALUES (229,80,NULL,1,NOW());" calcext:value-type="string">
            <text:p>INSERT INTO PRECORANKING (PR_PRPOSRANKING, PR_PRPRECO, PR_PROBSERVACAO, PR_PRATIVO, PR_PRDATACADASTRO) VALUES (229,80,NULL,1,NOW());</text:p>
          </table:table-cell>
          <table:table-cell/>
        </table:table-row>
        <table:table-row table:style-name="ro1">
          <table:table-cell table:formula="of:=[.A219]+1" office:value-type="float" office:value="230" calcext:value-type="float">
            <text:p>23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20];&quot;,&quot;;[.B220];&quot;,NULL,1,NOW());&quot;)" office:value-type="string" office:string-value="INSERT INTO PRECORANKING (PR_PRPOSRANKING, PR_PRPRECO, PR_PROBSERVACAO, PR_PRATIVO, PR_PRDATACADASTRO) VALUES (230,80,NULL,1,NOW());" calcext:value-type="string">
            <text:p>INSERT INTO PRECORANKING (PR_PRPOSRANKING, PR_PRPRECO, PR_PROBSERVACAO, PR_PRATIVO, PR_PRDATACADASTRO) VALUES (230,80,NULL,1,NOW());</text:p>
          </table:table-cell>
          <table:table-cell/>
        </table:table-row>
        <table:table-row table:style-name="ro1">
          <table:table-cell table:formula="of:=[.A220]+1" office:value-type="float" office:value="231" calcext:value-type="float">
            <text:p>231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21];&quot;,&quot;;[.B221];&quot;,NULL,1,NOW());&quot;)" office:value-type="string" office:string-value="INSERT INTO PRECORANKING (PR_PRPOSRANKING, PR_PRPRECO, PR_PROBSERVACAO, PR_PRATIVO, PR_PRDATACADASTRO) VALUES (231,80,NULL,1,NOW());" calcext:value-type="string">
            <text:p>INSERT INTO PRECORANKING (PR_PRPOSRANKING, PR_PRPRECO, PR_PROBSERVACAO, PR_PRATIVO, PR_PRDATACADASTRO) VALUES (231,80,NULL,1,NOW());</text:p>
          </table:table-cell>
          <table:table-cell/>
        </table:table-row>
        <table:table-row table:style-name="ro1">
          <table:table-cell table:formula="of:=[.A221]+1" office:value-type="float" office:value="232" calcext:value-type="float">
            <text:p>232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22];&quot;,&quot;;[.B222];&quot;,NULL,1,NOW());&quot;)" office:value-type="string" office:string-value="INSERT INTO PRECORANKING (PR_PRPOSRANKING, PR_PRPRECO, PR_PROBSERVACAO, PR_PRATIVO, PR_PRDATACADASTRO) VALUES (232,80,NULL,1,NOW());" calcext:value-type="string">
            <text:p>INSERT INTO PRECORANKING (PR_PRPOSRANKING, PR_PRPRECO, PR_PROBSERVACAO, PR_PRATIVO, PR_PRDATACADASTRO) VALUES (232,80,NULL,1,NOW());</text:p>
          </table:table-cell>
          <table:table-cell/>
        </table:table-row>
        <table:table-row table:style-name="ro1">
          <table:table-cell table:formula="of:=[.A222]+1" office:value-type="float" office:value="233" calcext:value-type="float">
            <text:p>233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23];&quot;,&quot;;[.B223];&quot;,NULL,1,NOW());&quot;)" office:value-type="string" office:string-value="INSERT INTO PRECORANKING (PR_PRPOSRANKING, PR_PRPRECO, PR_PROBSERVACAO, PR_PRATIVO, PR_PRDATACADASTRO) VALUES (233,80,NULL,1,NOW());" calcext:value-type="string">
            <text:p>INSERT INTO PRECORANKING (PR_PRPOSRANKING, PR_PRPRECO, PR_PROBSERVACAO, PR_PRATIVO, PR_PRDATACADASTRO) VALUES (233,80,NULL,1,NOW());</text:p>
          </table:table-cell>
          <table:table-cell/>
        </table:table-row>
        <table:table-row table:style-name="ro1">
          <table:table-cell table:formula="of:=[.A223]+1" office:value-type="float" office:value="234" calcext:value-type="float">
            <text:p>234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24];&quot;,&quot;;[.B224];&quot;,NULL,1,NOW());&quot;)" office:value-type="string" office:string-value="INSERT INTO PRECORANKING (PR_PRPOSRANKING, PR_PRPRECO, PR_PROBSERVACAO, PR_PRATIVO, PR_PRDATACADASTRO) VALUES (234,80,NULL,1,NOW());" calcext:value-type="string">
            <text:p>INSERT INTO PRECORANKING (PR_PRPOSRANKING, PR_PRPRECO, PR_PROBSERVACAO, PR_PRATIVO, PR_PRDATACADASTRO) VALUES (234,80,NULL,1,NOW());</text:p>
          </table:table-cell>
          <table:table-cell/>
        </table:table-row>
        <table:table-row table:style-name="ro1">
          <table:table-cell table:formula="of:=[.A224]+1" office:value-type="float" office:value="235" calcext:value-type="float">
            <text:p>235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25];&quot;,&quot;;[.B225];&quot;,NULL,1,NOW());&quot;)" office:value-type="string" office:string-value="INSERT INTO PRECORANKING (PR_PRPOSRANKING, PR_PRPRECO, PR_PROBSERVACAO, PR_PRATIVO, PR_PRDATACADASTRO) VALUES (235,80,NULL,1,NOW());" calcext:value-type="string">
            <text:p>INSERT INTO PRECORANKING (PR_PRPOSRANKING, PR_PRPRECO, PR_PROBSERVACAO, PR_PRATIVO, PR_PRDATACADASTRO) VALUES (235,80,NULL,1,NOW());</text:p>
          </table:table-cell>
          <table:table-cell/>
        </table:table-row>
        <table:table-row table:style-name="ro1">
          <table:table-cell table:formula="of:=[.A225]+1" office:value-type="float" office:value="236" calcext:value-type="float">
            <text:p>236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26];&quot;,&quot;;[.B226];&quot;,NULL,1,NOW());&quot;)" office:value-type="string" office:string-value="INSERT INTO PRECORANKING (PR_PRPOSRANKING, PR_PRPRECO, PR_PROBSERVACAO, PR_PRATIVO, PR_PRDATACADASTRO) VALUES (236,80,NULL,1,NOW());" calcext:value-type="string">
            <text:p>INSERT INTO PRECORANKING (PR_PRPOSRANKING, PR_PRPRECO, PR_PROBSERVACAO, PR_PRATIVO, PR_PRDATACADASTRO) VALUES (236,80,NULL,1,NOW());</text:p>
          </table:table-cell>
          <table:table-cell/>
        </table:table-row>
        <table:table-row table:style-name="ro1">
          <table:table-cell table:formula="of:=[.A226]+1" office:value-type="float" office:value="237" calcext:value-type="float">
            <text:p>237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27];&quot;,&quot;;[.B227];&quot;,NULL,1,NOW());&quot;)" office:value-type="string" office:string-value="INSERT INTO PRECORANKING (PR_PRPOSRANKING, PR_PRPRECO, PR_PROBSERVACAO, PR_PRATIVO, PR_PRDATACADASTRO) VALUES (237,80,NULL,1,NOW());" calcext:value-type="string">
            <text:p>INSERT INTO PRECORANKING (PR_PRPOSRANKING, PR_PRPRECO, PR_PROBSERVACAO, PR_PRATIVO, PR_PRDATACADASTRO) VALUES (237,80,NULL,1,NOW());</text:p>
          </table:table-cell>
          <table:table-cell/>
        </table:table-row>
        <table:table-row table:style-name="ro1">
          <table:table-cell table:formula="of:=[.A227]+1" office:value-type="float" office:value="238" calcext:value-type="float">
            <text:p>238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28];&quot;,&quot;;[.B228];&quot;,NULL,1,NOW());&quot;)" office:value-type="string" office:string-value="INSERT INTO PRECORANKING (PR_PRPOSRANKING, PR_PRPRECO, PR_PROBSERVACAO, PR_PRATIVO, PR_PRDATACADASTRO) VALUES (238,80,NULL,1,NOW());" calcext:value-type="string">
            <text:p>INSERT INTO PRECORANKING (PR_PRPOSRANKING, PR_PRPRECO, PR_PROBSERVACAO, PR_PRATIVO, PR_PRDATACADASTRO) VALUES (238,80,NULL,1,NOW());</text:p>
          </table:table-cell>
          <table:table-cell/>
        </table:table-row>
        <table:table-row table:style-name="ro1">
          <table:table-cell table:formula="of:=[.A228]+1" office:value-type="float" office:value="239" calcext:value-type="float">
            <text:p>239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29];&quot;,&quot;;[.B229];&quot;,NULL,1,NOW());&quot;)" office:value-type="string" office:string-value="INSERT INTO PRECORANKING (PR_PRPOSRANKING, PR_PRPRECO, PR_PROBSERVACAO, PR_PRATIVO, PR_PRDATACADASTRO) VALUES (239,80,NULL,1,NOW());" calcext:value-type="string">
            <text:p>INSERT INTO PRECORANKING (PR_PRPOSRANKING, PR_PRPRECO, PR_PROBSERVACAO, PR_PRATIVO, PR_PRDATACADASTRO) VALUES (239,80,NULL,1,NOW());</text:p>
          </table:table-cell>
          <table:table-cell/>
        </table:table-row>
        <table:table-row table:style-name="ro1">
          <table:table-cell table:formula="of:=[.A229]+1" office:value-type="float" office:value="240" calcext:value-type="float">
            <text:p>24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30];&quot;,&quot;;[.B230];&quot;,NULL,1,NOW());&quot;)" office:value-type="string" office:string-value="INSERT INTO PRECORANKING (PR_PRPOSRANKING, PR_PRPRECO, PR_PROBSERVACAO, PR_PRATIVO, PR_PRDATACADASTRO) VALUES (240,80,NULL,1,NOW());" calcext:value-type="string">
            <text:p>INSERT INTO PRECORANKING (PR_PRPOSRANKING, PR_PRPRECO, PR_PROBSERVACAO, PR_PRATIVO, PR_PRDATACADASTRO) VALUES (240,80,NULL,1,NOW());</text:p>
          </table:table-cell>
          <table:table-cell/>
        </table:table-row>
        <table:table-row table:style-name="ro1">
          <table:table-cell table:formula="of:=[.A230]+1" office:value-type="float" office:value="241" calcext:value-type="float">
            <text:p>241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31];&quot;,&quot;;[.B231];&quot;,NULL,1,NOW());&quot;)" office:value-type="string" office:string-value="INSERT INTO PRECORANKING (PR_PRPOSRANKING, PR_PRPRECO, PR_PROBSERVACAO, PR_PRATIVO, PR_PRDATACADASTRO) VALUES (241,80,NULL,1,NOW());" calcext:value-type="string">
            <text:p>INSERT INTO PRECORANKING (PR_PRPOSRANKING, PR_PRPRECO, PR_PROBSERVACAO, PR_PRATIVO, PR_PRDATACADASTRO) VALUES (241,80,NULL,1,NOW());</text:p>
          </table:table-cell>
          <table:table-cell/>
        </table:table-row>
        <table:table-row table:style-name="ro1">
          <table:table-cell table:formula="of:=[.A231]+1" office:value-type="float" office:value="242" calcext:value-type="float">
            <text:p>242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32];&quot;,&quot;;[.B232];&quot;,NULL,1,NOW());&quot;)" office:value-type="string" office:string-value="INSERT INTO PRECORANKING (PR_PRPOSRANKING, PR_PRPRECO, PR_PROBSERVACAO, PR_PRATIVO, PR_PRDATACADASTRO) VALUES (242,80,NULL,1,NOW());" calcext:value-type="string">
            <text:p>INSERT INTO PRECORANKING (PR_PRPOSRANKING, PR_PRPRECO, PR_PROBSERVACAO, PR_PRATIVO, PR_PRDATACADASTRO) VALUES (242,80,NULL,1,NOW());</text:p>
          </table:table-cell>
          <table:table-cell/>
        </table:table-row>
        <table:table-row table:style-name="ro1">
          <table:table-cell table:formula="of:=[.A232]+1" office:value-type="float" office:value="243" calcext:value-type="float">
            <text:p>243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33];&quot;,&quot;;[.B233];&quot;,NULL,1,NOW());&quot;)" office:value-type="string" office:string-value="INSERT INTO PRECORANKING (PR_PRPOSRANKING, PR_PRPRECO, PR_PROBSERVACAO, PR_PRATIVO, PR_PRDATACADASTRO) VALUES (243,80,NULL,1,NOW());" calcext:value-type="string">
            <text:p>INSERT INTO PRECORANKING (PR_PRPOSRANKING, PR_PRPRECO, PR_PROBSERVACAO, PR_PRATIVO, PR_PRDATACADASTRO) VALUES (243,80,NULL,1,NOW());</text:p>
          </table:table-cell>
          <table:table-cell/>
        </table:table-row>
        <table:table-row table:style-name="ro1">
          <table:table-cell table:formula="of:=[.A233]+1" office:value-type="float" office:value="244" calcext:value-type="float">
            <text:p>244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34];&quot;,&quot;;[.B234];&quot;,NULL,1,NOW());&quot;)" office:value-type="string" office:string-value="INSERT INTO PRECORANKING (PR_PRPOSRANKING, PR_PRPRECO, PR_PROBSERVACAO, PR_PRATIVO, PR_PRDATACADASTRO) VALUES (244,80,NULL,1,NOW());" calcext:value-type="string">
            <text:p>INSERT INTO PRECORANKING (PR_PRPOSRANKING, PR_PRPRECO, PR_PROBSERVACAO, PR_PRATIVO, PR_PRDATACADASTRO) VALUES (244,80,NULL,1,NOW());</text:p>
          </table:table-cell>
          <table:table-cell/>
        </table:table-row>
        <table:table-row table:style-name="ro1">
          <table:table-cell table:formula="of:=[.A234]+1" office:value-type="float" office:value="245" calcext:value-type="float">
            <text:p>245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35];&quot;,&quot;;[.B235];&quot;,NULL,1,NOW());&quot;)" office:value-type="string" office:string-value="INSERT INTO PRECORANKING (PR_PRPOSRANKING, PR_PRPRECO, PR_PROBSERVACAO, PR_PRATIVO, PR_PRDATACADASTRO) VALUES (245,80,NULL,1,NOW());" calcext:value-type="string">
            <text:p>INSERT INTO PRECORANKING (PR_PRPOSRANKING, PR_PRPRECO, PR_PROBSERVACAO, PR_PRATIVO, PR_PRDATACADASTRO) VALUES (245,80,NULL,1,NOW());</text:p>
          </table:table-cell>
          <table:table-cell/>
        </table:table-row>
        <table:table-row table:style-name="ro1">
          <table:table-cell table:formula="of:=[.A235]+1" office:value-type="float" office:value="246" calcext:value-type="float">
            <text:p>246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36];&quot;,&quot;;[.B236];&quot;,NULL,1,NOW());&quot;)" office:value-type="string" office:string-value="INSERT INTO PRECORANKING (PR_PRPOSRANKING, PR_PRPRECO, PR_PROBSERVACAO, PR_PRATIVO, PR_PRDATACADASTRO) VALUES (246,80,NULL,1,NOW());" calcext:value-type="string">
            <text:p>INSERT INTO PRECORANKING (PR_PRPOSRANKING, PR_PRPRECO, PR_PROBSERVACAO, PR_PRATIVO, PR_PRDATACADASTRO) VALUES (246,80,NULL,1,NOW());</text:p>
          </table:table-cell>
          <table:table-cell/>
        </table:table-row>
        <table:table-row table:style-name="ro1">
          <table:table-cell table:formula="of:=[.A236]+1" office:value-type="float" office:value="247" calcext:value-type="float">
            <text:p>247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37];&quot;,&quot;;[.B237];&quot;,NULL,1,NOW());&quot;)" office:value-type="string" office:string-value="INSERT INTO PRECORANKING (PR_PRPOSRANKING, PR_PRPRECO, PR_PROBSERVACAO, PR_PRATIVO, PR_PRDATACADASTRO) VALUES (247,80,NULL,1,NOW());" calcext:value-type="string">
            <text:p>INSERT INTO PRECORANKING (PR_PRPOSRANKING, PR_PRPRECO, PR_PROBSERVACAO, PR_PRATIVO, PR_PRDATACADASTRO) VALUES (247,80,NULL,1,NOW());</text:p>
          </table:table-cell>
          <table:table-cell/>
        </table:table-row>
        <table:table-row table:style-name="ro1">
          <table:table-cell table:formula="of:=[.A237]+1" office:value-type="float" office:value="248" calcext:value-type="float">
            <text:p>248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38];&quot;,&quot;;[.B238];&quot;,NULL,1,NOW());&quot;)" office:value-type="string" office:string-value="INSERT INTO PRECORANKING (PR_PRPOSRANKING, PR_PRPRECO, PR_PROBSERVACAO, PR_PRATIVO, PR_PRDATACADASTRO) VALUES (248,80,NULL,1,NOW());" calcext:value-type="string">
            <text:p>INSERT INTO PRECORANKING (PR_PRPOSRANKING, PR_PRPRECO, PR_PROBSERVACAO, PR_PRATIVO, PR_PRDATACADASTRO) VALUES (248,80,NULL,1,NOW());</text:p>
          </table:table-cell>
          <table:table-cell/>
        </table:table-row>
        <table:table-row table:style-name="ro1">
          <table:table-cell table:formula="of:=[.A238]+1" office:value-type="float" office:value="249" calcext:value-type="float">
            <text:p>249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39];&quot;,&quot;;[.B239];&quot;,NULL,1,NOW());&quot;)" office:value-type="string" office:string-value="INSERT INTO PRECORANKING (PR_PRPOSRANKING, PR_PRPRECO, PR_PROBSERVACAO, PR_PRATIVO, PR_PRDATACADASTRO) VALUES (249,80,NULL,1,NOW());" calcext:value-type="string">
            <text:p>INSERT INTO PRECORANKING (PR_PRPOSRANKING, PR_PRPRECO, PR_PROBSERVACAO, PR_PRATIVO, PR_PRDATACADASTRO) VALUES (249,80,NULL,1,NOW());</text:p>
          </table:table-cell>
          <table:table-cell/>
        </table:table-row>
        <table:table-row table:style-name="ro1">
          <table:table-cell table:formula="of:=[.A239]+1" office:value-type="float" office:value="250" calcext:value-type="float">
            <text:p>250</text:p>
          </table:table-cell>
          <table:table-cell table:style-name="ce2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CONCATENATE(&quot;INSERT INTO PRECORANKING (PR_PRPOSRANKING, PR_PRPRECO, PR_PROBSERVACAO, PR_PRATIVO, PR_PRDATACADASTRO) VALUES (&quot;;[.A240];&quot;,&quot;;[.B240];&quot;,NULL,1,NOW());&quot;)" office:value-type="string" office:string-value="INSERT INTO PRECORANKING (PR_PRPOSRANKING, PR_PRPRECO, PR_PROBSERVACAO, PR_PRATIVO, PR_PRDATACADASTRO) VALUES (250,60,NULL,1,NOW());" calcext:value-type="string">
            <text:p>INSERT INTO PRECORANKING (PR_PRPOSRANKING, PR_PRPRECO, PR_PROBSERVACAO, PR_PRATIVO, PR_PRDATACADASTRO) VALUES (250,60,NULL,1,NOW());</text:p>
          </table:table-cell>
          <table:table-cell/>
        </table:table-row>
        <table:table-row table:style-name="ro1">
          <table:table-cell table:formula="of:=[.A240]+1" office:value-type="float" office:value="251" calcext:value-type="float">
            <text:p>251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41];&quot;,&quot;;[.B241];&quot;,NULL,1,NOW());&quot;)" office:value-type="string" office:string-value="INSERT INTO PRECORANKING (PR_PRPOSRANKING, PR_PRPRECO, PR_PROBSERVACAO, PR_PRATIVO, PR_PRDATACADASTRO) VALUES (251,60,NULL,1,NOW());" calcext:value-type="string">
            <text:p>INSERT INTO PRECORANKING (PR_PRPOSRANKING, PR_PRPRECO, PR_PROBSERVACAO, PR_PRATIVO, PR_PRDATACADASTRO) VALUES (251,60,NULL,1,NOW());</text:p>
          </table:table-cell>
          <table:table-cell/>
        </table:table-row>
        <table:table-row table:style-name="ro1">
          <table:table-cell table:formula="of:=[.A241]+1" office:value-type="float" office:value="252" calcext:value-type="float">
            <text:p>252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42];&quot;,&quot;;[.B242];&quot;,NULL,1,NOW());&quot;)" office:value-type="string" office:string-value="INSERT INTO PRECORANKING (PR_PRPOSRANKING, PR_PRPRECO, PR_PROBSERVACAO, PR_PRATIVO, PR_PRDATACADASTRO) VALUES (252,60,NULL,1,NOW());" calcext:value-type="string">
            <text:p>INSERT INTO PRECORANKING (PR_PRPOSRANKING, PR_PRPRECO, PR_PROBSERVACAO, PR_PRATIVO, PR_PRDATACADASTRO) VALUES (252,60,NULL,1,NOW());</text:p>
          </table:table-cell>
          <table:table-cell/>
        </table:table-row>
        <table:table-row table:style-name="ro1">
          <table:table-cell table:formula="of:=[.A242]+1" office:value-type="float" office:value="253" calcext:value-type="float">
            <text:p>253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43];&quot;,&quot;;[.B243];&quot;,NULL,1,NOW());&quot;)" office:value-type="string" office:string-value="INSERT INTO PRECORANKING (PR_PRPOSRANKING, PR_PRPRECO, PR_PROBSERVACAO, PR_PRATIVO, PR_PRDATACADASTRO) VALUES (253,60,NULL,1,NOW());" calcext:value-type="string">
            <text:p>INSERT INTO PRECORANKING (PR_PRPOSRANKING, PR_PRPRECO, PR_PROBSERVACAO, PR_PRATIVO, PR_PRDATACADASTRO) VALUES (253,60,NULL,1,NOW());</text:p>
          </table:table-cell>
          <table:table-cell/>
        </table:table-row>
        <table:table-row table:style-name="ro1">
          <table:table-cell table:formula="of:=[.A243]+1" office:value-type="float" office:value="254" calcext:value-type="float">
            <text:p>254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44];&quot;,&quot;;[.B244];&quot;,NULL,1,NOW());&quot;)" office:value-type="string" office:string-value="INSERT INTO PRECORANKING (PR_PRPOSRANKING, PR_PRPRECO, PR_PROBSERVACAO, PR_PRATIVO, PR_PRDATACADASTRO) VALUES (254,60,NULL,1,NOW());" calcext:value-type="string">
            <text:p>INSERT INTO PRECORANKING (PR_PRPOSRANKING, PR_PRPRECO, PR_PROBSERVACAO, PR_PRATIVO, PR_PRDATACADASTRO) VALUES (254,60,NULL,1,NOW());</text:p>
          </table:table-cell>
          <table:table-cell/>
        </table:table-row>
        <table:table-row table:style-name="ro1">
          <table:table-cell table:formula="of:=[.A244]+1" office:value-type="float" office:value="255" calcext:value-type="float">
            <text:p>255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45];&quot;,&quot;;[.B245];&quot;,NULL,1,NOW());&quot;)" office:value-type="string" office:string-value="INSERT INTO PRECORANKING (PR_PRPOSRANKING, PR_PRPRECO, PR_PROBSERVACAO, PR_PRATIVO, PR_PRDATACADASTRO) VALUES (255,60,NULL,1,NOW());" calcext:value-type="string">
            <text:p>INSERT INTO PRECORANKING (PR_PRPOSRANKING, PR_PRPRECO, PR_PROBSERVACAO, PR_PRATIVO, PR_PRDATACADASTRO) VALUES (255,60,NULL,1,NOW());</text:p>
          </table:table-cell>
          <table:table-cell/>
        </table:table-row>
        <table:table-row table:style-name="ro1">
          <table:table-cell table:formula="of:=[.A245]+1" office:value-type="float" office:value="256" calcext:value-type="float">
            <text:p>256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46];&quot;,&quot;;[.B246];&quot;,NULL,1,NOW());&quot;)" office:value-type="string" office:string-value="INSERT INTO PRECORANKING (PR_PRPOSRANKING, PR_PRPRECO, PR_PROBSERVACAO, PR_PRATIVO, PR_PRDATACADASTRO) VALUES (256,60,NULL,1,NOW());" calcext:value-type="string">
            <text:p>INSERT INTO PRECORANKING (PR_PRPOSRANKING, PR_PRPRECO, PR_PROBSERVACAO, PR_PRATIVO, PR_PRDATACADASTRO) VALUES (256,60,NULL,1,NOW());</text:p>
          </table:table-cell>
          <table:table-cell/>
        </table:table-row>
        <table:table-row table:style-name="ro1">
          <table:table-cell table:formula="of:=[.A246]+1" office:value-type="float" office:value="257" calcext:value-type="float">
            <text:p>257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47];&quot;,&quot;;[.B247];&quot;,NULL,1,NOW());&quot;)" office:value-type="string" office:string-value="INSERT INTO PRECORANKING (PR_PRPOSRANKING, PR_PRPRECO, PR_PROBSERVACAO, PR_PRATIVO, PR_PRDATACADASTRO) VALUES (257,60,NULL,1,NOW());" calcext:value-type="string">
            <text:p>INSERT INTO PRECORANKING (PR_PRPOSRANKING, PR_PRPRECO, PR_PROBSERVACAO, PR_PRATIVO, PR_PRDATACADASTRO) VALUES (257,60,NULL,1,NOW());</text:p>
          </table:table-cell>
          <table:table-cell/>
        </table:table-row>
        <table:table-row table:style-name="ro1">
          <table:table-cell table:formula="of:=[.A247]+1" office:value-type="float" office:value="258" calcext:value-type="float">
            <text:p>258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48];&quot;,&quot;;[.B248];&quot;,NULL,1,NOW());&quot;)" office:value-type="string" office:string-value="INSERT INTO PRECORANKING (PR_PRPOSRANKING, PR_PRPRECO, PR_PROBSERVACAO, PR_PRATIVO, PR_PRDATACADASTRO) VALUES (258,60,NULL,1,NOW());" calcext:value-type="string">
            <text:p>INSERT INTO PRECORANKING (PR_PRPOSRANKING, PR_PRPRECO, PR_PROBSERVACAO, PR_PRATIVO, PR_PRDATACADASTRO) VALUES (258,60,NULL,1,NOW());</text:p>
          </table:table-cell>
          <table:table-cell/>
        </table:table-row>
        <table:table-row table:style-name="ro1">
          <table:table-cell table:formula="of:=[.A248]+1" office:value-type="float" office:value="259" calcext:value-type="float">
            <text:p>259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49];&quot;,&quot;;[.B249];&quot;,NULL,1,NOW());&quot;)" office:value-type="string" office:string-value="INSERT INTO PRECORANKING (PR_PRPOSRANKING, PR_PRPRECO, PR_PROBSERVACAO, PR_PRATIVO, PR_PRDATACADASTRO) VALUES (259,60,NULL,1,NOW());" calcext:value-type="string">
            <text:p>INSERT INTO PRECORANKING (PR_PRPOSRANKING, PR_PRPRECO, PR_PROBSERVACAO, PR_PRATIVO, PR_PRDATACADASTRO) VALUES (259,60,NULL,1,NOW());</text:p>
          </table:table-cell>
          <table:table-cell/>
        </table:table-row>
        <table:table-row table:style-name="ro1">
          <table:table-cell table:formula="of:=[.A249]+1" office:value-type="float" office:value="260" calcext:value-type="float">
            <text:p>26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50];&quot;,&quot;;[.B250];&quot;,NULL,1,NOW());&quot;)" office:value-type="string" office:string-value="INSERT INTO PRECORANKING (PR_PRPOSRANKING, PR_PRPRECO, PR_PROBSERVACAO, PR_PRATIVO, PR_PRDATACADASTRO) VALUES (260,60,NULL,1,NOW());" calcext:value-type="string">
            <text:p>INSERT INTO PRECORANKING (PR_PRPOSRANKING, PR_PRPRECO, PR_PROBSERVACAO, PR_PRATIVO, PR_PRDATACADASTRO) VALUES (260,60,NULL,1,NOW());</text:p>
          </table:table-cell>
          <table:table-cell/>
        </table:table-row>
        <table:table-row table:style-name="ro1">
          <table:table-cell table:formula="of:=[.A250]+1" office:value-type="float" office:value="261" calcext:value-type="float">
            <text:p>261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51];&quot;,&quot;;[.B251];&quot;,NULL,1,NOW());&quot;)" office:value-type="string" office:string-value="INSERT INTO PRECORANKING (PR_PRPOSRANKING, PR_PRPRECO, PR_PROBSERVACAO, PR_PRATIVO, PR_PRDATACADASTRO) VALUES (261,60,NULL,1,NOW());" calcext:value-type="string">
            <text:p>INSERT INTO PRECORANKING (PR_PRPOSRANKING, PR_PRPRECO, PR_PROBSERVACAO, PR_PRATIVO, PR_PRDATACADASTRO) VALUES (261,60,NULL,1,NOW());</text:p>
          </table:table-cell>
          <table:table-cell/>
        </table:table-row>
        <table:table-row table:style-name="ro1">
          <table:table-cell table:formula="of:=[.A251]+1" office:value-type="float" office:value="262" calcext:value-type="float">
            <text:p>262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52];&quot;,&quot;;[.B252];&quot;,NULL,1,NOW());&quot;)" office:value-type="string" office:string-value="INSERT INTO PRECORANKING (PR_PRPOSRANKING, PR_PRPRECO, PR_PROBSERVACAO, PR_PRATIVO, PR_PRDATACADASTRO) VALUES (262,60,NULL,1,NOW());" calcext:value-type="string">
            <text:p>INSERT INTO PRECORANKING (PR_PRPOSRANKING, PR_PRPRECO, PR_PROBSERVACAO, PR_PRATIVO, PR_PRDATACADASTRO) VALUES (262,60,NULL,1,NOW());</text:p>
          </table:table-cell>
          <table:table-cell/>
        </table:table-row>
        <table:table-row table:style-name="ro1">
          <table:table-cell table:formula="of:=[.A252]+1" office:value-type="float" office:value="263" calcext:value-type="float">
            <text:p>263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53];&quot;,&quot;;[.B253];&quot;,NULL,1,NOW());&quot;)" office:value-type="string" office:string-value="INSERT INTO PRECORANKING (PR_PRPOSRANKING, PR_PRPRECO, PR_PROBSERVACAO, PR_PRATIVO, PR_PRDATACADASTRO) VALUES (263,60,NULL,1,NOW());" calcext:value-type="string">
            <text:p>INSERT INTO PRECORANKING (PR_PRPOSRANKING, PR_PRPRECO, PR_PROBSERVACAO, PR_PRATIVO, PR_PRDATACADASTRO) VALUES (263,60,NULL,1,NOW());</text:p>
          </table:table-cell>
          <table:table-cell/>
        </table:table-row>
        <table:table-row table:style-name="ro1">
          <table:table-cell table:formula="of:=[.A253]+1" office:value-type="float" office:value="264" calcext:value-type="float">
            <text:p>264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54];&quot;,&quot;;[.B254];&quot;,NULL,1,NOW());&quot;)" office:value-type="string" office:string-value="INSERT INTO PRECORANKING (PR_PRPOSRANKING, PR_PRPRECO, PR_PROBSERVACAO, PR_PRATIVO, PR_PRDATACADASTRO) VALUES (264,60,NULL,1,NOW());" calcext:value-type="string">
            <text:p>INSERT INTO PRECORANKING (PR_PRPOSRANKING, PR_PRPRECO, PR_PROBSERVACAO, PR_PRATIVO, PR_PRDATACADASTRO) VALUES (264,60,NULL,1,NOW());</text:p>
          </table:table-cell>
          <table:table-cell/>
        </table:table-row>
        <table:table-row table:style-name="ro1">
          <table:table-cell table:formula="of:=[.A254]+1" office:value-type="float" office:value="265" calcext:value-type="float">
            <text:p>265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55];&quot;,&quot;;[.B255];&quot;,NULL,1,NOW());&quot;)" office:value-type="string" office:string-value="INSERT INTO PRECORANKING (PR_PRPOSRANKING, PR_PRPRECO, PR_PROBSERVACAO, PR_PRATIVO, PR_PRDATACADASTRO) VALUES (265,60,NULL,1,NOW());" calcext:value-type="string">
            <text:p>INSERT INTO PRECORANKING (PR_PRPOSRANKING, PR_PRPRECO, PR_PROBSERVACAO, PR_PRATIVO, PR_PRDATACADASTRO) VALUES (265,60,NULL,1,NOW());</text:p>
          </table:table-cell>
          <table:table-cell/>
        </table:table-row>
        <table:table-row table:style-name="ro1">
          <table:table-cell table:formula="of:=[.A255]+1" office:value-type="float" office:value="266" calcext:value-type="float">
            <text:p>266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56];&quot;,&quot;;[.B256];&quot;,NULL,1,NOW());&quot;)" office:value-type="string" office:string-value="INSERT INTO PRECORANKING (PR_PRPOSRANKING, PR_PRPRECO, PR_PROBSERVACAO, PR_PRATIVO, PR_PRDATACADASTRO) VALUES (266,60,NULL,1,NOW());" calcext:value-type="string">
            <text:p>INSERT INTO PRECORANKING (PR_PRPOSRANKING, PR_PRPRECO, PR_PROBSERVACAO, PR_PRATIVO, PR_PRDATACADASTRO) VALUES (266,60,NULL,1,NOW());</text:p>
          </table:table-cell>
          <table:table-cell/>
        </table:table-row>
        <table:table-row table:style-name="ro1">
          <table:table-cell table:formula="of:=[.A256]+1" office:value-type="float" office:value="267" calcext:value-type="float">
            <text:p>267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57];&quot;,&quot;;[.B257];&quot;,NULL,1,NOW());&quot;)" office:value-type="string" office:string-value="INSERT INTO PRECORANKING (PR_PRPOSRANKING, PR_PRPRECO, PR_PROBSERVACAO, PR_PRATIVO, PR_PRDATACADASTRO) VALUES (267,60,NULL,1,NOW());" calcext:value-type="string">
            <text:p>INSERT INTO PRECORANKING (PR_PRPOSRANKING, PR_PRPRECO, PR_PROBSERVACAO, PR_PRATIVO, PR_PRDATACADASTRO) VALUES (267,60,NULL,1,NOW());</text:p>
          </table:table-cell>
          <table:table-cell/>
        </table:table-row>
        <table:table-row table:style-name="ro1">
          <table:table-cell table:formula="of:=[.A257]+1" office:value-type="float" office:value="268" calcext:value-type="float">
            <text:p>268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58];&quot;,&quot;;[.B258];&quot;,NULL,1,NOW());&quot;)" office:value-type="string" office:string-value="INSERT INTO PRECORANKING (PR_PRPOSRANKING, PR_PRPRECO, PR_PROBSERVACAO, PR_PRATIVO, PR_PRDATACADASTRO) VALUES (268,60,NULL,1,NOW());" calcext:value-type="string">
            <text:p>INSERT INTO PRECORANKING (PR_PRPOSRANKING, PR_PRPRECO, PR_PROBSERVACAO, PR_PRATIVO, PR_PRDATACADASTRO) VALUES (268,60,NULL,1,NOW());</text:p>
          </table:table-cell>
          <table:table-cell/>
        </table:table-row>
        <table:table-row table:style-name="ro1">
          <table:table-cell table:formula="of:=[.A258]+1" office:value-type="float" office:value="269" calcext:value-type="float">
            <text:p>269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59];&quot;,&quot;;[.B259];&quot;,NULL,1,NOW());&quot;)" office:value-type="string" office:string-value="INSERT INTO PRECORANKING (PR_PRPOSRANKING, PR_PRPRECO, PR_PROBSERVACAO, PR_PRATIVO, PR_PRDATACADASTRO) VALUES (269,60,NULL,1,NOW());" calcext:value-type="string">
            <text:p>INSERT INTO PRECORANKING (PR_PRPOSRANKING, PR_PRPRECO, PR_PROBSERVACAO, PR_PRATIVO, PR_PRDATACADASTRO) VALUES (269,60,NULL,1,NOW());</text:p>
          </table:table-cell>
          <table:table-cell/>
        </table:table-row>
        <table:table-row table:style-name="ro1">
          <table:table-cell table:formula="of:=[.A259]+1" office:value-type="float" office:value="270" calcext:value-type="float">
            <text:p>27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60];&quot;,&quot;;[.B260];&quot;,NULL,1,NOW());&quot;)" office:value-type="string" office:string-value="INSERT INTO PRECORANKING (PR_PRPOSRANKING, PR_PRPRECO, PR_PROBSERVACAO, PR_PRATIVO, PR_PRDATACADASTRO) VALUES (270,60,NULL,1,NOW());" calcext:value-type="string">
            <text:p>INSERT INTO PRECORANKING (PR_PRPOSRANKING, PR_PRPRECO, PR_PROBSERVACAO, PR_PRATIVO, PR_PRDATACADASTRO) VALUES (270,60,NULL,1,NOW());</text:p>
          </table:table-cell>
          <table:table-cell/>
        </table:table-row>
        <table:table-row table:style-name="ro1">
          <table:table-cell table:formula="of:=[.A260]+1" office:value-type="float" office:value="271" calcext:value-type="float">
            <text:p>271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61];&quot;,&quot;;[.B261];&quot;,NULL,1,NOW());&quot;)" office:value-type="string" office:string-value="INSERT INTO PRECORANKING (PR_PRPOSRANKING, PR_PRPRECO, PR_PROBSERVACAO, PR_PRATIVO, PR_PRDATACADASTRO) VALUES (271,60,NULL,1,NOW());" calcext:value-type="string">
            <text:p>INSERT INTO PRECORANKING (PR_PRPOSRANKING, PR_PRPRECO, PR_PROBSERVACAO, PR_PRATIVO, PR_PRDATACADASTRO) VALUES (271,60,NULL,1,NOW());</text:p>
          </table:table-cell>
          <table:table-cell/>
        </table:table-row>
        <table:table-row table:style-name="ro1">
          <table:table-cell table:formula="of:=[.A261]+1" office:value-type="float" office:value="272" calcext:value-type="float">
            <text:p>272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62];&quot;,&quot;;[.B262];&quot;,NULL,1,NOW());&quot;)" office:value-type="string" office:string-value="INSERT INTO PRECORANKING (PR_PRPOSRANKING, PR_PRPRECO, PR_PROBSERVACAO, PR_PRATIVO, PR_PRDATACADASTRO) VALUES (272,60,NULL,1,NOW());" calcext:value-type="string">
            <text:p>INSERT INTO PRECORANKING (PR_PRPOSRANKING, PR_PRPRECO, PR_PROBSERVACAO, PR_PRATIVO, PR_PRDATACADASTRO) VALUES (272,60,NULL,1,NOW());</text:p>
          </table:table-cell>
          <table:table-cell/>
        </table:table-row>
        <table:table-row table:style-name="ro1">
          <table:table-cell table:formula="of:=[.A262]+1" office:value-type="float" office:value="273" calcext:value-type="float">
            <text:p>273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63];&quot;,&quot;;[.B263];&quot;,NULL,1,NOW());&quot;)" office:value-type="string" office:string-value="INSERT INTO PRECORANKING (PR_PRPOSRANKING, PR_PRPRECO, PR_PROBSERVACAO, PR_PRATIVO, PR_PRDATACADASTRO) VALUES (273,60,NULL,1,NOW());" calcext:value-type="string">
            <text:p>INSERT INTO PRECORANKING (PR_PRPOSRANKING, PR_PRPRECO, PR_PROBSERVACAO, PR_PRATIVO, PR_PRDATACADASTRO) VALUES (273,60,NULL,1,NOW());</text:p>
          </table:table-cell>
          <table:table-cell/>
        </table:table-row>
        <table:table-row table:style-name="ro1">
          <table:table-cell table:formula="of:=[.A263]+1" office:value-type="float" office:value="274" calcext:value-type="float">
            <text:p>274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64];&quot;,&quot;;[.B264];&quot;,NULL,1,NOW());&quot;)" office:value-type="string" office:string-value="INSERT INTO PRECORANKING (PR_PRPOSRANKING, PR_PRPRECO, PR_PROBSERVACAO, PR_PRATIVO, PR_PRDATACADASTRO) VALUES (274,60,NULL,1,NOW());" calcext:value-type="string">
            <text:p>INSERT INTO PRECORANKING (PR_PRPOSRANKING, PR_PRPRECO, PR_PROBSERVACAO, PR_PRATIVO, PR_PRDATACADASTRO) VALUES (274,60,NULL,1,NOW());</text:p>
          </table:table-cell>
          <table:table-cell/>
        </table:table-row>
        <table:table-row table:style-name="ro1">
          <table:table-cell table:formula="of:=[.A264]+1" office:value-type="float" office:value="275" calcext:value-type="float">
            <text:p>275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65];&quot;,&quot;;[.B265];&quot;,NULL,1,NOW());&quot;)" office:value-type="string" office:string-value="INSERT INTO PRECORANKING (PR_PRPOSRANKING, PR_PRPRECO, PR_PROBSERVACAO, PR_PRATIVO, PR_PRDATACADASTRO) VALUES (275,60,NULL,1,NOW());" calcext:value-type="string">
            <text:p>INSERT INTO PRECORANKING (PR_PRPOSRANKING, PR_PRPRECO, PR_PROBSERVACAO, PR_PRATIVO, PR_PRDATACADASTRO) VALUES (275,60,NULL,1,NOW());</text:p>
          </table:table-cell>
          <table:table-cell/>
        </table:table-row>
        <table:table-row table:style-name="ro1">
          <table:table-cell table:formula="of:=[.A265]+1" office:value-type="float" office:value="276" calcext:value-type="float">
            <text:p>276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66];&quot;,&quot;;[.B266];&quot;,NULL,1,NOW());&quot;)" office:value-type="string" office:string-value="INSERT INTO PRECORANKING (PR_PRPOSRANKING, PR_PRPRECO, PR_PROBSERVACAO, PR_PRATIVO, PR_PRDATACADASTRO) VALUES (276,60,NULL,1,NOW());" calcext:value-type="string">
            <text:p>INSERT INTO PRECORANKING (PR_PRPOSRANKING, PR_PRPRECO, PR_PROBSERVACAO, PR_PRATIVO, PR_PRDATACADASTRO) VALUES (276,60,NULL,1,NOW());</text:p>
          </table:table-cell>
          <table:table-cell/>
        </table:table-row>
        <table:table-row table:style-name="ro1">
          <table:table-cell table:formula="of:=[.A266]+1" office:value-type="float" office:value="277" calcext:value-type="float">
            <text:p>277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67];&quot;,&quot;;[.B267];&quot;,NULL,1,NOW());&quot;)" office:value-type="string" office:string-value="INSERT INTO PRECORANKING (PR_PRPOSRANKING, PR_PRPRECO, PR_PROBSERVACAO, PR_PRATIVO, PR_PRDATACADASTRO) VALUES (277,60,NULL,1,NOW());" calcext:value-type="string">
            <text:p>INSERT INTO PRECORANKING (PR_PRPOSRANKING, PR_PRPRECO, PR_PROBSERVACAO, PR_PRATIVO, PR_PRDATACADASTRO) VALUES (277,60,NULL,1,NOW());</text:p>
          </table:table-cell>
          <table:table-cell/>
        </table:table-row>
        <table:table-row table:style-name="ro1">
          <table:table-cell table:formula="of:=[.A267]+1" office:value-type="float" office:value="278" calcext:value-type="float">
            <text:p>278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68];&quot;,&quot;;[.B268];&quot;,NULL,1,NOW());&quot;)" office:value-type="string" office:string-value="INSERT INTO PRECORANKING (PR_PRPOSRANKING, PR_PRPRECO, PR_PROBSERVACAO, PR_PRATIVO, PR_PRDATACADASTRO) VALUES (278,60,NULL,1,NOW());" calcext:value-type="string">
            <text:p>INSERT INTO PRECORANKING (PR_PRPOSRANKING, PR_PRPRECO, PR_PROBSERVACAO, PR_PRATIVO, PR_PRDATACADASTRO) VALUES (278,60,NULL,1,NOW());</text:p>
          </table:table-cell>
          <table:table-cell/>
        </table:table-row>
        <table:table-row table:style-name="ro1">
          <table:table-cell table:formula="of:=[.A268]+1" office:value-type="float" office:value="279" calcext:value-type="float">
            <text:p>279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69];&quot;,&quot;;[.B269];&quot;,NULL,1,NOW());&quot;)" office:value-type="string" office:string-value="INSERT INTO PRECORANKING (PR_PRPOSRANKING, PR_PRPRECO, PR_PROBSERVACAO, PR_PRATIVO, PR_PRDATACADASTRO) VALUES (279,60,NULL,1,NOW());" calcext:value-type="string">
            <text:p>INSERT INTO PRECORANKING (PR_PRPOSRANKING, PR_PRPRECO, PR_PROBSERVACAO, PR_PRATIVO, PR_PRDATACADASTRO) VALUES (279,60,NULL,1,NOW());</text:p>
          </table:table-cell>
          <table:table-cell/>
        </table:table-row>
        <table:table-row table:style-name="ro1">
          <table:table-cell table:formula="of:=[.A269]+1" office:value-type="float" office:value="280" calcext:value-type="float">
            <text:p>28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70];&quot;,&quot;;[.B270];&quot;,NULL,1,NOW());&quot;)" office:value-type="string" office:string-value="INSERT INTO PRECORANKING (PR_PRPOSRANKING, PR_PRPRECO, PR_PROBSERVACAO, PR_PRATIVO, PR_PRDATACADASTRO) VALUES (280,60,NULL,1,NOW());" calcext:value-type="string">
            <text:p>INSERT INTO PRECORANKING (PR_PRPOSRANKING, PR_PRPRECO, PR_PROBSERVACAO, PR_PRATIVO, PR_PRDATACADASTRO) VALUES (280,60,NULL,1,NOW());</text:p>
          </table:table-cell>
          <table:table-cell/>
        </table:table-row>
        <table:table-row table:style-name="ro1">
          <table:table-cell table:formula="of:=[.A270]+1" office:value-type="float" office:value="281" calcext:value-type="float">
            <text:p>281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71];&quot;,&quot;;[.B271];&quot;,NULL,1,NOW());&quot;)" office:value-type="string" office:string-value="INSERT INTO PRECORANKING (PR_PRPOSRANKING, PR_PRPRECO, PR_PROBSERVACAO, PR_PRATIVO, PR_PRDATACADASTRO) VALUES (281,60,NULL,1,NOW());" calcext:value-type="string">
            <text:p>INSERT INTO PRECORANKING (PR_PRPOSRANKING, PR_PRPRECO, PR_PROBSERVACAO, PR_PRATIVO, PR_PRDATACADASTRO) VALUES (281,60,NULL,1,NOW());</text:p>
          </table:table-cell>
          <table:table-cell/>
        </table:table-row>
        <table:table-row table:style-name="ro1">
          <table:table-cell table:formula="of:=[.A271]+1" office:value-type="float" office:value="282" calcext:value-type="float">
            <text:p>282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72];&quot;,&quot;;[.B272];&quot;,NULL,1,NOW());&quot;)" office:value-type="string" office:string-value="INSERT INTO PRECORANKING (PR_PRPOSRANKING, PR_PRPRECO, PR_PROBSERVACAO, PR_PRATIVO, PR_PRDATACADASTRO) VALUES (282,60,NULL,1,NOW());" calcext:value-type="string">
            <text:p>INSERT INTO PRECORANKING (PR_PRPOSRANKING, PR_PRPRECO, PR_PROBSERVACAO, PR_PRATIVO, PR_PRDATACADASTRO) VALUES (282,60,NULL,1,NOW());</text:p>
          </table:table-cell>
          <table:table-cell/>
        </table:table-row>
        <table:table-row table:style-name="ro1">
          <table:table-cell table:formula="of:=[.A272]+1" office:value-type="float" office:value="283" calcext:value-type="float">
            <text:p>283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73];&quot;,&quot;;[.B273];&quot;,NULL,1,NOW());&quot;)" office:value-type="string" office:string-value="INSERT INTO PRECORANKING (PR_PRPOSRANKING, PR_PRPRECO, PR_PROBSERVACAO, PR_PRATIVO, PR_PRDATACADASTRO) VALUES (283,60,NULL,1,NOW());" calcext:value-type="string">
            <text:p>INSERT INTO PRECORANKING (PR_PRPOSRANKING, PR_PRPRECO, PR_PROBSERVACAO, PR_PRATIVO, PR_PRDATACADASTRO) VALUES (283,60,NULL,1,NOW());</text:p>
          </table:table-cell>
          <table:table-cell/>
        </table:table-row>
        <table:table-row table:style-name="ro1">
          <table:table-cell table:formula="of:=[.A273]+1" office:value-type="float" office:value="284" calcext:value-type="float">
            <text:p>284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74];&quot;,&quot;;[.B274];&quot;,NULL,1,NOW());&quot;)" office:value-type="string" office:string-value="INSERT INTO PRECORANKING (PR_PRPOSRANKING, PR_PRPRECO, PR_PROBSERVACAO, PR_PRATIVO, PR_PRDATACADASTRO) VALUES (284,60,NULL,1,NOW());" calcext:value-type="string">
            <text:p>INSERT INTO PRECORANKING (PR_PRPOSRANKING, PR_PRPRECO, PR_PROBSERVACAO, PR_PRATIVO, PR_PRDATACADASTRO) VALUES (284,60,NULL,1,NOW());</text:p>
          </table:table-cell>
          <table:table-cell/>
        </table:table-row>
        <table:table-row table:style-name="ro1">
          <table:table-cell table:formula="of:=[.A274]+1" office:value-type="float" office:value="285" calcext:value-type="float">
            <text:p>285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75];&quot;,&quot;;[.B275];&quot;,NULL,1,NOW());&quot;)" office:value-type="string" office:string-value="INSERT INTO PRECORANKING (PR_PRPOSRANKING, PR_PRPRECO, PR_PROBSERVACAO, PR_PRATIVO, PR_PRDATACADASTRO) VALUES (285,60,NULL,1,NOW());" calcext:value-type="string">
            <text:p>INSERT INTO PRECORANKING (PR_PRPOSRANKING, PR_PRPRECO, PR_PROBSERVACAO, PR_PRATIVO, PR_PRDATACADASTRO) VALUES (285,60,NULL,1,NOW());</text:p>
          </table:table-cell>
          <table:table-cell/>
        </table:table-row>
        <table:table-row table:style-name="ro1">
          <table:table-cell table:formula="of:=[.A275]+1" office:value-type="float" office:value="286" calcext:value-type="float">
            <text:p>286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76];&quot;,&quot;;[.B276];&quot;,NULL,1,NOW());&quot;)" office:value-type="string" office:string-value="INSERT INTO PRECORANKING (PR_PRPOSRANKING, PR_PRPRECO, PR_PROBSERVACAO, PR_PRATIVO, PR_PRDATACADASTRO) VALUES (286,60,NULL,1,NOW());" calcext:value-type="string">
            <text:p>INSERT INTO PRECORANKING (PR_PRPOSRANKING, PR_PRPRECO, PR_PROBSERVACAO, PR_PRATIVO, PR_PRDATACADASTRO) VALUES (286,60,NULL,1,NOW());</text:p>
          </table:table-cell>
          <table:table-cell/>
        </table:table-row>
        <table:table-row table:style-name="ro1">
          <table:table-cell table:formula="of:=[.A276]+1" office:value-type="float" office:value="287" calcext:value-type="float">
            <text:p>287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77];&quot;,&quot;;[.B277];&quot;,NULL,1,NOW());&quot;)" office:value-type="string" office:string-value="INSERT INTO PRECORANKING (PR_PRPOSRANKING, PR_PRPRECO, PR_PROBSERVACAO, PR_PRATIVO, PR_PRDATACADASTRO) VALUES (287,60,NULL,1,NOW());" calcext:value-type="string">
            <text:p>INSERT INTO PRECORANKING (PR_PRPOSRANKING, PR_PRPRECO, PR_PROBSERVACAO, PR_PRATIVO, PR_PRDATACADASTRO) VALUES (287,60,NULL,1,NOW());</text:p>
          </table:table-cell>
          <table:table-cell/>
        </table:table-row>
        <table:table-row table:style-name="ro1">
          <table:table-cell table:formula="of:=[.A277]+1"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78];&quot;,&quot;;[.B278];&quot;,NULL,1,NOW());&quot;)" office:value-type="string" office:string-value="INSERT INTO PRECORANKING (PR_PRPOSRANKING, PR_PRPRECO, PR_PROBSERVACAO, PR_PRATIVO, PR_PRDATACADASTRO) VALUES (288,60,NULL,1,NOW());" calcext:value-type="string">
            <text:p>INSERT INTO PRECORANKING (PR_PRPOSRANKING, PR_PRPRECO, PR_PROBSERVACAO, PR_PRATIVO, PR_PRDATACADASTRO) VALUES (288,60,NULL,1,NOW());</text:p>
          </table:table-cell>
          <table:table-cell/>
        </table:table-row>
        <table:table-row table:style-name="ro1">
          <table:table-cell table:formula="of:=[.A278]+1" office:value-type="float" office:value="289" calcext:value-type="float">
            <text:p>289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79];&quot;,&quot;;[.B279];&quot;,NULL,1,NOW());&quot;)" office:value-type="string" office:string-value="INSERT INTO PRECORANKING (PR_PRPOSRANKING, PR_PRPRECO, PR_PROBSERVACAO, PR_PRATIVO, PR_PRDATACADASTRO) VALUES (289,60,NULL,1,NOW());" calcext:value-type="string">
            <text:p>INSERT INTO PRECORANKING (PR_PRPOSRANKING, PR_PRPRECO, PR_PROBSERVACAO, PR_PRATIVO, PR_PRDATACADASTRO) VALUES (289,60,NULL,1,NOW());</text:p>
          </table:table-cell>
          <table:table-cell/>
        </table:table-row>
        <table:table-row table:style-name="ro1">
          <table:table-cell table:formula="of:=[.A279]+1" office:value-type="float" office:value="290" calcext:value-type="float">
            <text:p>29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80];&quot;,&quot;;[.B280];&quot;,NULL,1,NOW());&quot;)" office:value-type="string" office:string-value="INSERT INTO PRECORANKING (PR_PRPOSRANKING, PR_PRPRECO, PR_PROBSERVACAO, PR_PRATIVO, PR_PRDATACADASTRO) VALUES (290,60,NULL,1,NOW());" calcext:value-type="string">
            <text:p>INSERT INTO PRECORANKING (PR_PRPOSRANKING, PR_PRPRECO, PR_PROBSERVACAO, PR_PRATIVO, PR_PRDATACADASTRO) VALUES (290,60,NULL,1,NOW());</text:p>
          </table:table-cell>
          <table:table-cell/>
        </table:table-row>
        <table:table-row table:style-name="ro1">
          <table:table-cell table:formula="of:=[.A280]+1" office:value-type="float" office:value="291" calcext:value-type="float">
            <text:p>291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81];&quot;,&quot;;[.B281];&quot;,NULL,1,NOW());&quot;)" office:value-type="string" office:string-value="INSERT INTO PRECORANKING (PR_PRPOSRANKING, PR_PRPRECO, PR_PROBSERVACAO, PR_PRATIVO, PR_PRDATACADASTRO) VALUES (291,60,NULL,1,NOW());" calcext:value-type="string">
            <text:p>INSERT INTO PRECORANKING (PR_PRPOSRANKING, PR_PRPRECO, PR_PROBSERVACAO, PR_PRATIVO, PR_PRDATACADASTRO) VALUES (291,60,NULL,1,NOW());</text:p>
          </table:table-cell>
          <table:table-cell/>
        </table:table-row>
        <table:table-row table:style-name="ro1">
          <table:table-cell table:formula="of:=[.A281]+1" office:value-type="float" office:value="292" calcext:value-type="float">
            <text:p>292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82];&quot;,&quot;;[.B282];&quot;,NULL,1,NOW());&quot;)" office:value-type="string" office:string-value="INSERT INTO PRECORANKING (PR_PRPOSRANKING, PR_PRPRECO, PR_PROBSERVACAO, PR_PRATIVO, PR_PRDATACADASTRO) VALUES (292,60,NULL,1,NOW());" calcext:value-type="string">
            <text:p>INSERT INTO PRECORANKING (PR_PRPOSRANKING, PR_PRPRECO, PR_PROBSERVACAO, PR_PRATIVO, PR_PRDATACADASTRO) VALUES (292,60,NULL,1,NOW());</text:p>
          </table:table-cell>
          <table:table-cell/>
        </table:table-row>
        <table:table-row table:style-name="ro1">
          <table:table-cell table:formula="of:=[.A282]+1" office:value-type="float" office:value="293" calcext:value-type="float">
            <text:p>293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83];&quot;,&quot;;[.B283];&quot;,NULL,1,NOW());&quot;)" office:value-type="string" office:string-value="INSERT INTO PRECORANKING (PR_PRPOSRANKING, PR_PRPRECO, PR_PROBSERVACAO, PR_PRATIVO, PR_PRDATACADASTRO) VALUES (293,60,NULL,1,NOW());" calcext:value-type="string">
            <text:p>INSERT INTO PRECORANKING (PR_PRPOSRANKING, PR_PRPRECO, PR_PROBSERVACAO, PR_PRATIVO, PR_PRDATACADASTRO) VALUES (293,60,NULL,1,NOW());</text:p>
          </table:table-cell>
          <table:table-cell/>
        </table:table-row>
        <table:table-row table:style-name="ro1">
          <table:table-cell table:formula="of:=[.A283]+1"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84];&quot;,&quot;;[.B284];&quot;,NULL,1,NOW());&quot;)" office:value-type="string" office:string-value="INSERT INTO PRECORANKING (PR_PRPOSRANKING, PR_PRPRECO, PR_PROBSERVACAO, PR_PRATIVO, PR_PRDATACADASTRO) VALUES (294,60,NULL,1,NOW());" calcext:value-type="string">
            <text:p>INSERT INTO PRECORANKING (PR_PRPOSRANKING, PR_PRPRECO, PR_PROBSERVACAO, PR_PRATIVO, PR_PRDATACADASTRO) VALUES (294,60,NULL,1,NOW());</text:p>
          </table:table-cell>
          <table:table-cell/>
        </table:table-row>
        <table:table-row table:style-name="ro1">
          <table:table-cell table:formula="of:=[.A284]+1" office:value-type="float" office:value="295" calcext:value-type="float">
            <text:p>295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85];&quot;,&quot;;[.B285];&quot;,NULL,1,NOW());&quot;)" office:value-type="string" office:string-value="INSERT INTO PRECORANKING (PR_PRPOSRANKING, PR_PRPRECO, PR_PROBSERVACAO, PR_PRATIVO, PR_PRDATACADASTRO) VALUES (295,60,NULL,1,NOW());" calcext:value-type="string">
            <text:p>INSERT INTO PRECORANKING (PR_PRPOSRANKING, PR_PRPRECO, PR_PROBSERVACAO, PR_PRATIVO, PR_PRDATACADASTRO) VALUES (295,60,NULL,1,NOW());</text:p>
          </table:table-cell>
          <table:table-cell/>
        </table:table-row>
        <table:table-row table:style-name="ro1">
          <table:table-cell table:formula="of:=[.A285]+1" office:value-type="float" office:value="296" calcext:value-type="float">
            <text:p>296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86];&quot;,&quot;;[.B286];&quot;,NULL,1,NOW());&quot;)" office:value-type="string" office:string-value="INSERT INTO PRECORANKING (PR_PRPOSRANKING, PR_PRPRECO, PR_PROBSERVACAO, PR_PRATIVO, PR_PRDATACADASTRO) VALUES (296,60,NULL,1,NOW());" calcext:value-type="string">
            <text:p>INSERT INTO PRECORANKING (PR_PRPOSRANKING, PR_PRPRECO, PR_PROBSERVACAO, PR_PRATIVO, PR_PRDATACADASTRO) VALUES (296,60,NULL,1,NOW());</text:p>
          </table:table-cell>
          <table:table-cell/>
        </table:table-row>
        <table:table-row table:style-name="ro1">
          <table:table-cell table:formula="of:=[.A286]+1" office:value-type="float" office:value="297" calcext:value-type="float">
            <text:p>297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87];&quot;,&quot;;[.B287];&quot;,NULL,1,NOW());&quot;)" office:value-type="string" office:string-value="INSERT INTO PRECORANKING (PR_PRPOSRANKING, PR_PRPRECO, PR_PROBSERVACAO, PR_PRATIVO, PR_PRDATACADASTRO) VALUES (297,60,NULL,1,NOW());" calcext:value-type="string">
            <text:p>INSERT INTO PRECORANKING (PR_PRPOSRANKING, PR_PRPRECO, PR_PROBSERVACAO, PR_PRATIVO, PR_PRDATACADASTRO) VALUES (297,60,NULL,1,NOW());</text:p>
          </table:table-cell>
          <table:table-cell/>
        </table:table-row>
        <table:table-row table:style-name="ro1">
          <table:table-cell table:formula="of:=[.A287]+1" office:value-type="float" office:value="298" calcext:value-type="float">
            <text:p>298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88];&quot;,&quot;;[.B288];&quot;,NULL,1,NOW());&quot;)" office:value-type="string" office:string-value="INSERT INTO PRECORANKING (PR_PRPOSRANKING, PR_PRPRECO, PR_PROBSERVACAO, PR_PRATIVO, PR_PRDATACADASTRO) VALUES (298,60,NULL,1,NOW());" calcext:value-type="string">
            <text:p>INSERT INTO PRECORANKING (PR_PRPOSRANKING, PR_PRPRECO, PR_PROBSERVACAO, PR_PRATIVO, PR_PRDATACADASTRO) VALUES (298,60,NULL,1,NOW());</text:p>
          </table:table-cell>
          <table:table-cell/>
        </table:table-row>
        <table:table-row table:style-name="ro1">
          <table:table-cell table:formula="of:=[.A288]+1" office:value-type="float" office:value="299" calcext:value-type="float">
            <text:p>299</text:p>
          </table:table-cell>
          <table:table-cell table:style-name="ce2"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CONCATENATE(&quot;INSERT INTO PRECORANKING (PR_PRPOSRANKING, PR_PRPRECO, PR_PROBSERVACAO, PR_PRATIVO, PR_PRDATACADASTRO) VALUES (&quot;;[.A289];&quot;,&quot;;[.B289];&quot;,NULL,1,NOW());&quot;)" office:value-type="string" office:string-value="INSERT INTO PRECORANKING (PR_PRPOSRANKING, PR_PRPRECO, PR_PROBSERVACAO, PR_PRATIVO, PR_PRDATACADASTRO) VALUES (299,40,NULL,1,NOW());" calcext:value-type="string">
            <text:p>INSERT INTO PRECORANKING (PR_PRPOSRANKING, PR_PRPRECO, PR_PROBSERVACAO, PR_PRATIVO, PR_PRDATACADASTRO) VALUES (299,40,NULL,1,NOW());</text:p>
          </table:table-cell>
          <table:table-cell/>
        </table:table-row>
        <table:table-row table:style-name="ro1">
          <table:table-cell table:formula="of:=[.A289]+1" office:value-type="float" office:value="300" calcext:value-type="float">
            <text:p>30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90];&quot;,&quot;;[.B290];&quot;,NULL,1,NOW());&quot;)" office:value-type="string" office:string-value="INSERT INTO PRECORANKING (PR_PRPOSRANKING, PR_PRPRECO, PR_PROBSERVACAO, PR_PRATIVO, PR_PRDATACADASTRO) VALUES (300,40,NULL,1,NOW());" calcext:value-type="string">
            <text:p>INSERT INTO PRECORANKING (PR_PRPOSRANKING, PR_PRPRECO, PR_PROBSERVACAO, PR_PRATIVO, PR_PRDATACADASTRO) VALUES (300,40,NULL,1,NOW());</text:p>
          </table:table-cell>
          <table:table-cell/>
        </table:table-row>
        <table:table-row table:style-name="ro1">
          <table:table-cell table:formula="of:=[.A290]+1" office:value-type="float" office:value="301" calcext:value-type="float">
            <text:p>301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91];&quot;,&quot;;[.B291];&quot;,NULL,1,NOW());&quot;)" office:value-type="string" office:string-value="INSERT INTO PRECORANKING (PR_PRPOSRANKING, PR_PRPRECO, PR_PROBSERVACAO, PR_PRATIVO, PR_PRDATACADASTRO) VALUES (301,40,NULL,1,NOW());" calcext:value-type="string">
            <text:p>INSERT INTO PRECORANKING (PR_PRPOSRANKING, PR_PRPRECO, PR_PROBSERVACAO, PR_PRATIVO, PR_PRDATACADASTRO) VALUES (301,40,NULL,1,NOW());</text:p>
          </table:table-cell>
          <table:table-cell/>
        </table:table-row>
        <table:table-row table:style-name="ro1">
          <table:table-cell table:formula="of:=[.A291]+1" office:value-type="float" office:value="302" calcext:value-type="float">
            <text:p>302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92];&quot;,&quot;;[.B292];&quot;,NULL,1,NOW());&quot;)" office:value-type="string" office:string-value="INSERT INTO PRECORANKING (PR_PRPOSRANKING, PR_PRPRECO, PR_PROBSERVACAO, PR_PRATIVO, PR_PRDATACADASTRO) VALUES (302,40,NULL,1,NOW());" calcext:value-type="string">
            <text:p>INSERT INTO PRECORANKING (PR_PRPOSRANKING, PR_PRPRECO, PR_PROBSERVACAO, PR_PRATIVO, PR_PRDATACADASTRO) VALUES (302,40,NULL,1,NOW());</text:p>
          </table:table-cell>
          <table:table-cell/>
        </table:table-row>
        <table:table-row table:style-name="ro1">
          <table:table-cell table:formula="of:=[.A292]+1" office:value-type="float" office:value="303" calcext:value-type="float">
            <text:p>303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93];&quot;,&quot;;[.B293];&quot;,NULL,1,NOW());&quot;)" office:value-type="string" office:string-value="INSERT INTO PRECORANKING (PR_PRPOSRANKING, PR_PRPRECO, PR_PROBSERVACAO, PR_PRATIVO, PR_PRDATACADASTRO) VALUES (303,40,NULL,1,NOW());" calcext:value-type="string">
            <text:p>INSERT INTO PRECORANKING (PR_PRPOSRANKING, PR_PRPRECO, PR_PROBSERVACAO, PR_PRATIVO, PR_PRDATACADASTRO) VALUES (303,40,NULL,1,NOW());</text:p>
          </table:table-cell>
          <table:table-cell/>
        </table:table-row>
        <table:table-row table:style-name="ro1">
          <table:table-cell table:formula="of:=[.A293]+1" office:value-type="float" office:value="304" calcext:value-type="float">
            <text:p>304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94];&quot;,&quot;;[.B294];&quot;,NULL,1,NOW());&quot;)" office:value-type="string" office:string-value="INSERT INTO PRECORANKING (PR_PRPOSRANKING, PR_PRPRECO, PR_PROBSERVACAO, PR_PRATIVO, PR_PRDATACADASTRO) VALUES (304,40,NULL,1,NOW());" calcext:value-type="string">
            <text:p>INSERT INTO PRECORANKING (PR_PRPOSRANKING, PR_PRPRECO, PR_PROBSERVACAO, PR_PRATIVO, PR_PRDATACADASTRO) VALUES (304,40,NULL,1,NOW());</text:p>
          </table:table-cell>
          <table:table-cell/>
        </table:table-row>
        <table:table-row table:style-name="ro1">
          <table:table-cell table:formula="of:=[.A294]+1" office:value-type="float" office:value="305" calcext:value-type="float">
            <text:p>305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95];&quot;,&quot;;[.B295];&quot;,NULL,1,NOW());&quot;)" office:value-type="string" office:string-value="INSERT INTO PRECORANKING (PR_PRPOSRANKING, PR_PRPRECO, PR_PROBSERVACAO, PR_PRATIVO, PR_PRDATACADASTRO) VALUES (305,40,NULL,1,NOW());" calcext:value-type="string">
            <text:p>INSERT INTO PRECORANKING (PR_PRPOSRANKING, PR_PRPRECO, PR_PROBSERVACAO, PR_PRATIVO, PR_PRDATACADASTRO) VALUES (305,40,NULL,1,NOW());</text:p>
          </table:table-cell>
          <table:table-cell/>
        </table:table-row>
        <table:table-row table:style-name="ro1">
          <table:table-cell table:formula="of:=[.A295]+1" office:value-type="float" office:value="306" calcext:value-type="float">
            <text:p>306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96];&quot;,&quot;;[.B296];&quot;,NULL,1,NOW());&quot;)" office:value-type="string" office:string-value="INSERT INTO PRECORANKING (PR_PRPOSRANKING, PR_PRPRECO, PR_PROBSERVACAO, PR_PRATIVO, PR_PRDATACADASTRO) VALUES (306,40,NULL,1,NOW());" calcext:value-type="string">
            <text:p>INSERT INTO PRECORANKING (PR_PRPOSRANKING, PR_PRPRECO, PR_PROBSERVACAO, PR_PRATIVO, PR_PRDATACADASTRO) VALUES (306,40,NULL,1,NOW());</text:p>
          </table:table-cell>
          <table:table-cell/>
        </table:table-row>
        <table:table-row table:style-name="ro1">
          <table:table-cell table:formula="of:=[.A296]+1" office:value-type="float" office:value="307" calcext:value-type="float">
            <text:p>307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97];&quot;,&quot;;[.B297];&quot;,NULL,1,NOW());&quot;)" office:value-type="string" office:string-value="INSERT INTO PRECORANKING (PR_PRPOSRANKING, PR_PRPRECO, PR_PROBSERVACAO, PR_PRATIVO, PR_PRDATACADASTRO) VALUES (307,40,NULL,1,NOW());" calcext:value-type="string">
            <text:p>INSERT INTO PRECORANKING (PR_PRPOSRANKING, PR_PRPRECO, PR_PROBSERVACAO, PR_PRATIVO, PR_PRDATACADASTRO) VALUES (307,40,NULL,1,NOW());</text:p>
          </table:table-cell>
          <table:table-cell/>
        </table:table-row>
        <table:table-row table:style-name="ro1">
          <table:table-cell table:formula="of:=[.A297]+1" office:value-type="float" office:value="308" calcext:value-type="float">
            <text:p>308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98];&quot;,&quot;;[.B298];&quot;,NULL,1,NOW());&quot;)" office:value-type="string" office:string-value="INSERT INTO PRECORANKING (PR_PRPOSRANKING, PR_PRPRECO, PR_PROBSERVACAO, PR_PRATIVO, PR_PRDATACADASTRO) VALUES (308,40,NULL,1,NOW());" calcext:value-type="string">
            <text:p>INSERT INTO PRECORANKING (PR_PRPOSRANKING, PR_PRPRECO, PR_PROBSERVACAO, PR_PRATIVO, PR_PRDATACADASTRO) VALUES (308,40,NULL,1,NOW());</text:p>
          </table:table-cell>
          <table:table-cell/>
        </table:table-row>
        <table:table-row table:style-name="ro1">
          <table:table-cell table:formula="of:=[.A298]+1" office:value-type="float" office:value="309" calcext:value-type="float">
            <text:p>309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299];&quot;,&quot;;[.B299];&quot;,NULL,1,NOW());&quot;)" office:value-type="string" office:string-value="INSERT INTO PRECORANKING (PR_PRPOSRANKING, PR_PRPRECO, PR_PROBSERVACAO, PR_PRATIVO, PR_PRDATACADASTRO) VALUES (309,40,NULL,1,NOW());" calcext:value-type="string">
            <text:p>INSERT INTO PRECORANKING (PR_PRPOSRANKING, PR_PRPRECO, PR_PROBSERVACAO, PR_PRATIVO, PR_PRDATACADASTRO) VALUES (309,40,NULL,1,NOW());</text:p>
          </table:table-cell>
          <table:table-cell/>
        </table:table-row>
        <table:table-row table:style-name="ro1">
          <table:table-cell table:formula="of:=[.A299]+1" office:value-type="float" office:value="310" calcext:value-type="float">
            <text:p>31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00];&quot;,&quot;;[.B300];&quot;,NULL,1,NOW());&quot;)" office:value-type="string" office:string-value="INSERT INTO PRECORANKING (PR_PRPOSRANKING, PR_PRPRECO, PR_PROBSERVACAO, PR_PRATIVO, PR_PRDATACADASTRO) VALUES (310,40,NULL,1,NOW());" calcext:value-type="string">
            <text:p>INSERT INTO PRECORANKING (PR_PRPOSRANKING, PR_PRPRECO, PR_PROBSERVACAO, PR_PRATIVO, PR_PRDATACADASTRO) VALUES (310,40,NULL,1,NOW());</text:p>
          </table:table-cell>
          <table:table-cell/>
        </table:table-row>
        <table:table-row table:style-name="ro1">
          <table:table-cell table:formula="of:=[.A300]+1" office:value-type="float" office:value="311" calcext:value-type="float">
            <text:p>311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01];&quot;,&quot;;[.B301];&quot;,NULL,1,NOW());&quot;)" office:value-type="string" office:string-value="INSERT INTO PRECORANKING (PR_PRPOSRANKING, PR_PRPRECO, PR_PROBSERVACAO, PR_PRATIVO, PR_PRDATACADASTRO) VALUES (311,40,NULL,1,NOW());" calcext:value-type="string">
            <text:p>INSERT INTO PRECORANKING (PR_PRPOSRANKING, PR_PRPRECO, PR_PROBSERVACAO, PR_PRATIVO, PR_PRDATACADASTRO) VALUES (311,40,NULL,1,NOW());</text:p>
          </table:table-cell>
          <table:table-cell/>
        </table:table-row>
        <table:table-row table:style-name="ro1">
          <table:table-cell table:formula="of:=[.A301]+1" office:value-type="float" office:value="312" calcext:value-type="float">
            <text:p>312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02];&quot;,&quot;;[.B302];&quot;,NULL,1,NOW());&quot;)" office:value-type="string" office:string-value="INSERT INTO PRECORANKING (PR_PRPOSRANKING, PR_PRPRECO, PR_PROBSERVACAO, PR_PRATIVO, PR_PRDATACADASTRO) VALUES (312,40,NULL,1,NOW());" calcext:value-type="string">
            <text:p>INSERT INTO PRECORANKING (PR_PRPOSRANKING, PR_PRPRECO, PR_PROBSERVACAO, PR_PRATIVO, PR_PRDATACADASTRO) VALUES (312,40,NULL,1,NOW());</text:p>
          </table:table-cell>
          <table:table-cell/>
        </table:table-row>
        <table:table-row table:style-name="ro1">
          <table:table-cell table:formula="of:=[.A302]+1" office:value-type="float" office:value="313" calcext:value-type="float">
            <text:p>313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03];&quot;,&quot;;[.B303];&quot;,NULL,1,NOW());&quot;)" office:value-type="string" office:string-value="INSERT INTO PRECORANKING (PR_PRPOSRANKING, PR_PRPRECO, PR_PROBSERVACAO, PR_PRATIVO, PR_PRDATACADASTRO) VALUES (313,40,NULL,1,NOW());" calcext:value-type="string">
            <text:p>INSERT INTO PRECORANKING (PR_PRPOSRANKING, PR_PRPRECO, PR_PROBSERVACAO, PR_PRATIVO, PR_PRDATACADASTRO) VALUES (313,40,NULL,1,NOW());</text:p>
          </table:table-cell>
          <table:table-cell/>
        </table:table-row>
        <table:table-row table:style-name="ro1">
          <table:table-cell table:formula="of:=[.A303]+1" office:value-type="float" office:value="314" calcext:value-type="float">
            <text:p>314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04];&quot;,&quot;;[.B304];&quot;,NULL,1,NOW());&quot;)" office:value-type="string" office:string-value="INSERT INTO PRECORANKING (PR_PRPOSRANKING, PR_PRPRECO, PR_PROBSERVACAO, PR_PRATIVO, PR_PRDATACADASTRO) VALUES (314,40,NULL,1,NOW());" calcext:value-type="string">
            <text:p>INSERT INTO PRECORANKING (PR_PRPOSRANKING, PR_PRPRECO, PR_PROBSERVACAO, PR_PRATIVO, PR_PRDATACADASTRO) VALUES (314,40,NULL,1,NOW());</text:p>
          </table:table-cell>
          <table:table-cell/>
        </table:table-row>
        <table:table-row table:style-name="ro1">
          <table:table-cell table:formula="of:=[.A304]+1" office:value-type="float" office:value="315" calcext:value-type="float">
            <text:p>315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05];&quot;,&quot;;[.B305];&quot;,NULL,1,NOW());&quot;)" office:value-type="string" office:string-value="INSERT INTO PRECORANKING (PR_PRPOSRANKING, PR_PRPRECO, PR_PROBSERVACAO, PR_PRATIVO, PR_PRDATACADASTRO) VALUES (315,40,NULL,1,NOW());" calcext:value-type="string">
            <text:p>INSERT INTO PRECORANKING (PR_PRPOSRANKING, PR_PRPRECO, PR_PROBSERVACAO, PR_PRATIVO, PR_PRDATACADASTRO) VALUES (315,40,NULL,1,NOW());</text:p>
          </table:table-cell>
          <table:table-cell/>
        </table:table-row>
        <table:table-row table:style-name="ro1">
          <table:table-cell table:formula="of:=[.A305]+1" office:value-type="float" office:value="316" calcext:value-type="float">
            <text:p>316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06];&quot;,&quot;;[.B306];&quot;,NULL,1,NOW());&quot;)" office:value-type="string" office:string-value="INSERT INTO PRECORANKING (PR_PRPOSRANKING, PR_PRPRECO, PR_PROBSERVACAO, PR_PRATIVO, PR_PRDATACADASTRO) VALUES (316,40,NULL,1,NOW());" calcext:value-type="string">
            <text:p>INSERT INTO PRECORANKING (PR_PRPOSRANKING, PR_PRPRECO, PR_PROBSERVACAO, PR_PRATIVO, PR_PRDATACADASTRO) VALUES (316,40,NULL,1,NOW());</text:p>
          </table:table-cell>
          <table:table-cell/>
        </table:table-row>
        <table:table-row table:style-name="ro1">
          <table:table-cell table:formula="of:=[.A306]+1" office:value-type="float" office:value="317" calcext:value-type="float">
            <text:p>317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07];&quot;,&quot;;[.B307];&quot;,NULL,1,NOW());&quot;)" office:value-type="string" office:string-value="INSERT INTO PRECORANKING (PR_PRPOSRANKING, PR_PRPRECO, PR_PROBSERVACAO, PR_PRATIVO, PR_PRDATACADASTRO) VALUES (317,40,NULL,1,NOW());" calcext:value-type="string">
            <text:p>INSERT INTO PRECORANKING (PR_PRPOSRANKING, PR_PRPRECO, PR_PROBSERVACAO, PR_PRATIVO, PR_PRDATACADASTRO) VALUES (317,40,NULL,1,NOW());</text:p>
          </table:table-cell>
          <table:table-cell/>
        </table:table-row>
        <table:table-row table:style-name="ro1">
          <table:table-cell table:formula="of:=[.A307]+1" office:value-type="float" office:value="318" calcext:value-type="float">
            <text:p>318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08];&quot;,&quot;;[.B308];&quot;,NULL,1,NOW());&quot;)" office:value-type="string" office:string-value="INSERT INTO PRECORANKING (PR_PRPOSRANKING, PR_PRPRECO, PR_PROBSERVACAO, PR_PRATIVO, PR_PRDATACADASTRO) VALUES (318,40,NULL,1,NOW());" calcext:value-type="string">
            <text:p>INSERT INTO PRECORANKING (PR_PRPOSRANKING, PR_PRPRECO, PR_PROBSERVACAO, PR_PRATIVO, PR_PRDATACADASTRO) VALUES (318,40,NULL,1,NOW());</text:p>
          </table:table-cell>
          <table:table-cell/>
        </table:table-row>
        <table:table-row table:style-name="ro1">
          <table:table-cell table:formula="of:=[.A308]+1" office:value-type="float" office:value="319" calcext:value-type="float">
            <text:p>319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09];&quot;,&quot;;[.B309];&quot;,NULL,1,NOW());&quot;)" office:value-type="string" office:string-value="INSERT INTO PRECORANKING (PR_PRPOSRANKING, PR_PRPRECO, PR_PROBSERVACAO, PR_PRATIVO, PR_PRDATACADASTRO) VALUES (319,40,NULL,1,NOW());" calcext:value-type="string">
            <text:p>INSERT INTO PRECORANKING (PR_PRPOSRANKING, PR_PRPRECO, PR_PROBSERVACAO, PR_PRATIVO, PR_PRDATACADASTRO) VALUES (319,40,NULL,1,NOW());</text:p>
          </table:table-cell>
          <table:table-cell/>
        </table:table-row>
        <table:table-row table:style-name="ro1">
          <table:table-cell table:formula="of:=[.A309]+1" office:value-type="float" office:value="320" calcext:value-type="float">
            <text:p>32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10];&quot;,&quot;;[.B310];&quot;,NULL,1,NOW());&quot;)" office:value-type="string" office:string-value="INSERT INTO PRECORANKING (PR_PRPOSRANKING, PR_PRPRECO, PR_PROBSERVACAO, PR_PRATIVO, PR_PRDATACADASTRO) VALUES (320,40,NULL,1,NOW());" calcext:value-type="string">
            <text:p>INSERT INTO PRECORANKING (PR_PRPOSRANKING, PR_PRPRECO, PR_PROBSERVACAO, PR_PRATIVO, PR_PRDATACADASTRO) VALUES (320,40,NULL,1,NOW());</text:p>
          </table:table-cell>
          <table:table-cell/>
        </table:table-row>
        <table:table-row table:style-name="ro1">
          <table:table-cell table:formula="of:=[.A310]+1" office:value-type="float" office:value="321" calcext:value-type="float">
            <text:p>321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11];&quot;,&quot;;[.B311];&quot;,NULL,1,NOW());&quot;)" office:value-type="string" office:string-value="INSERT INTO PRECORANKING (PR_PRPOSRANKING, PR_PRPRECO, PR_PROBSERVACAO, PR_PRATIVO, PR_PRDATACADASTRO) VALUES (321,40,NULL,1,NOW());" calcext:value-type="string">
            <text:p>INSERT INTO PRECORANKING (PR_PRPOSRANKING, PR_PRPRECO, PR_PROBSERVACAO, PR_PRATIVO, PR_PRDATACADASTRO) VALUES (321,40,NULL,1,NOW());</text:p>
          </table:table-cell>
          <table:table-cell/>
        </table:table-row>
        <table:table-row table:style-name="ro1">
          <table:table-cell table:formula="of:=[.A311]+1" office:value-type="float" office:value="322" calcext:value-type="float">
            <text:p>322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12];&quot;,&quot;;[.B312];&quot;,NULL,1,NOW());&quot;)" office:value-type="string" office:string-value="INSERT INTO PRECORANKING (PR_PRPOSRANKING, PR_PRPRECO, PR_PROBSERVACAO, PR_PRATIVO, PR_PRDATACADASTRO) VALUES (322,40,NULL,1,NOW());" calcext:value-type="string">
            <text:p>INSERT INTO PRECORANKING (PR_PRPOSRANKING, PR_PRPRECO, PR_PROBSERVACAO, PR_PRATIVO, PR_PRDATACADASTRO) VALUES (322,40,NULL,1,NOW());</text:p>
          </table:table-cell>
          <table:table-cell/>
        </table:table-row>
        <table:table-row table:style-name="ro1">
          <table:table-cell table:formula="of:=[.A312]+1" office:value-type="float" office:value="323" calcext:value-type="float">
            <text:p>323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13];&quot;,&quot;;[.B313];&quot;,NULL,1,NOW());&quot;)" office:value-type="string" office:string-value="INSERT INTO PRECORANKING (PR_PRPOSRANKING, PR_PRPRECO, PR_PROBSERVACAO, PR_PRATIVO, PR_PRDATACADASTRO) VALUES (323,40,NULL,1,NOW());" calcext:value-type="string">
            <text:p>INSERT INTO PRECORANKING (PR_PRPOSRANKING, PR_PRPRECO, PR_PROBSERVACAO, PR_PRATIVO, PR_PRDATACADASTRO) VALUES (323,40,NULL,1,NOW());</text:p>
          </table:table-cell>
          <table:table-cell/>
        </table:table-row>
        <table:table-row table:style-name="ro1">
          <table:table-cell table:formula="of:=[.A313]+1" office:value-type="float" office:value="324" calcext:value-type="float">
            <text:p>324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14];&quot;,&quot;;[.B314];&quot;,NULL,1,NOW());&quot;)" office:value-type="string" office:string-value="INSERT INTO PRECORANKING (PR_PRPOSRANKING, PR_PRPRECO, PR_PROBSERVACAO, PR_PRATIVO, PR_PRDATACADASTRO) VALUES (324,40,NULL,1,NOW());" calcext:value-type="string">
            <text:p>INSERT INTO PRECORANKING (PR_PRPOSRANKING, PR_PRPRECO, PR_PROBSERVACAO, PR_PRATIVO, PR_PRDATACADASTRO) VALUES (324,40,NULL,1,NOW());</text:p>
          </table:table-cell>
          <table:table-cell/>
        </table:table-row>
        <table:table-row table:style-name="ro1">
          <table:table-cell table:formula="of:=[.A314]+1" office:value-type="float" office:value="325" calcext:value-type="float">
            <text:p>325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15];&quot;,&quot;;[.B315];&quot;,NULL,1,NOW());&quot;)" office:value-type="string" office:string-value="INSERT INTO PRECORANKING (PR_PRPOSRANKING, PR_PRPRECO, PR_PROBSERVACAO, PR_PRATIVO, PR_PRDATACADASTRO) VALUES (325,40,NULL,1,NOW());" calcext:value-type="string">
            <text:p>INSERT INTO PRECORANKING (PR_PRPOSRANKING, PR_PRPRECO, PR_PROBSERVACAO, PR_PRATIVO, PR_PRDATACADASTRO) VALUES (325,40,NULL,1,NOW());</text:p>
          </table:table-cell>
          <table:table-cell/>
        </table:table-row>
        <table:table-row table:style-name="ro1">
          <table:table-cell table:formula="of:=[.A315]+1" office:value-type="float" office:value="326" calcext:value-type="float">
            <text:p>326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16];&quot;,&quot;;[.B316];&quot;,NULL,1,NOW());&quot;)" office:value-type="string" office:string-value="INSERT INTO PRECORANKING (PR_PRPOSRANKING, PR_PRPRECO, PR_PROBSERVACAO, PR_PRATIVO, PR_PRDATACADASTRO) VALUES (326,40,NULL,1,NOW());" calcext:value-type="string">
            <text:p>INSERT INTO PRECORANKING (PR_PRPOSRANKING, PR_PRPRECO, PR_PROBSERVACAO, PR_PRATIVO, PR_PRDATACADASTRO) VALUES (326,40,NULL,1,NOW());</text:p>
          </table:table-cell>
          <table:table-cell/>
        </table:table-row>
        <table:table-row table:style-name="ro1">
          <table:table-cell table:formula="of:=[.A316]+1" office:value-type="float" office:value="327" calcext:value-type="float">
            <text:p>327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17];&quot;,&quot;;[.B317];&quot;,NULL,1,NOW());&quot;)" office:value-type="string" office:string-value="INSERT INTO PRECORANKING (PR_PRPOSRANKING, PR_PRPRECO, PR_PROBSERVACAO, PR_PRATIVO, PR_PRDATACADASTRO) VALUES (327,40,NULL,1,NOW());" calcext:value-type="string">
            <text:p>INSERT INTO PRECORANKING (PR_PRPOSRANKING, PR_PRPRECO, PR_PROBSERVACAO, PR_PRATIVO, PR_PRDATACADASTRO) VALUES (327,40,NULL,1,NOW());</text:p>
          </table:table-cell>
          <table:table-cell/>
        </table:table-row>
        <table:table-row table:style-name="ro1">
          <table:table-cell table:formula="of:=[.A317]+1" office:value-type="float" office:value="328" calcext:value-type="float">
            <text:p>328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18];&quot;,&quot;;[.B318];&quot;,NULL,1,NOW());&quot;)" office:value-type="string" office:string-value="INSERT INTO PRECORANKING (PR_PRPOSRANKING, PR_PRPRECO, PR_PROBSERVACAO, PR_PRATIVO, PR_PRDATACADASTRO) VALUES (328,40,NULL,1,NOW());" calcext:value-type="string">
            <text:p>INSERT INTO PRECORANKING (PR_PRPOSRANKING, PR_PRPRECO, PR_PROBSERVACAO, PR_PRATIVO, PR_PRDATACADASTRO) VALUES (328,40,NULL,1,NOW());</text:p>
          </table:table-cell>
          <table:table-cell/>
        </table:table-row>
        <table:table-row table:style-name="ro1">
          <table:table-cell table:formula="of:=[.A318]+1" office:value-type="float" office:value="329" calcext:value-type="float">
            <text:p>329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19];&quot;,&quot;;[.B319];&quot;,NULL,1,NOW());&quot;)" office:value-type="string" office:string-value="INSERT INTO PRECORANKING (PR_PRPOSRANKING, PR_PRPRECO, PR_PROBSERVACAO, PR_PRATIVO, PR_PRDATACADASTRO) VALUES (329,40,NULL,1,NOW());" calcext:value-type="string">
            <text:p>INSERT INTO PRECORANKING (PR_PRPOSRANKING, PR_PRPRECO, PR_PROBSERVACAO, PR_PRATIVO, PR_PRDATACADASTRO) VALUES (329,40,NULL,1,NOW());</text:p>
          </table:table-cell>
          <table:table-cell/>
        </table:table-row>
        <table:table-row table:style-name="ro1">
          <table:table-cell table:formula="of:=[.A319]+1" office:value-type="float" office:value="330" calcext:value-type="float">
            <text:p>33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20];&quot;,&quot;;[.B320];&quot;,NULL,1,NOW());&quot;)" office:value-type="string" office:string-value="INSERT INTO PRECORANKING (PR_PRPOSRANKING, PR_PRPRECO, PR_PROBSERVACAO, PR_PRATIVO, PR_PRDATACADASTRO) VALUES (330,40,NULL,1,NOW());" calcext:value-type="string">
            <text:p>INSERT INTO PRECORANKING (PR_PRPOSRANKING, PR_PRPRECO, PR_PROBSERVACAO, PR_PRATIVO, PR_PRDATACADASTRO) VALUES (330,40,NULL,1,NOW());</text:p>
          </table:table-cell>
          <table:table-cell/>
        </table:table-row>
        <table:table-row table:style-name="ro1">
          <table:table-cell table:formula="of:=[.A320]+1" office:value-type="float" office:value="331" calcext:value-type="float">
            <text:p>331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21];&quot;,&quot;;[.B321];&quot;,NULL,1,NOW());&quot;)" office:value-type="string" office:string-value="INSERT INTO PRECORANKING (PR_PRPOSRANKING, PR_PRPRECO, PR_PROBSERVACAO, PR_PRATIVO, PR_PRDATACADASTRO) VALUES (331,40,NULL,1,NOW());" calcext:value-type="string">
            <text:p>INSERT INTO PRECORANKING (PR_PRPOSRANKING, PR_PRPRECO, PR_PROBSERVACAO, PR_PRATIVO, PR_PRDATACADASTRO) VALUES (331,40,NULL,1,NOW());</text:p>
          </table:table-cell>
          <table:table-cell/>
        </table:table-row>
        <table:table-row table:style-name="ro1">
          <table:table-cell table:formula="of:=[.A321]+1" office:value-type="float" office:value="332" calcext:value-type="float">
            <text:p>332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22];&quot;,&quot;;[.B322];&quot;,NULL,1,NOW());&quot;)" office:value-type="string" office:string-value="INSERT INTO PRECORANKING (PR_PRPOSRANKING, PR_PRPRECO, PR_PROBSERVACAO, PR_PRATIVO, PR_PRDATACADASTRO) VALUES (332,40,NULL,1,NOW());" calcext:value-type="string">
            <text:p>INSERT INTO PRECORANKING (PR_PRPOSRANKING, PR_PRPRECO, PR_PROBSERVACAO, PR_PRATIVO, PR_PRDATACADASTRO) VALUES (332,40,NULL,1,NOW());</text:p>
          </table:table-cell>
          <table:table-cell/>
        </table:table-row>
        <table:table-row table:style-name="ro1">
          <table:table-cell table:formula="of:=[.A322]+1" office:value-type="float" office:value="333" calcext:value-type="float">
            <text:p>333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23];&quot;,&quot;;[.B323];&quot;,NULL,1,NOW());&quot;)" office:value-type="string" office:string-value="INSERT INTO PRECORANKING (PR_PRPOSRANKING, PR_PRPRECO, PR_PROBSERVACAO, PR_PRATIVO, PR_PRDATACADASTRO) VALUES (333,40,NULL,1,NOW());" calcext:value-type="string">
            <text:p>INSERT INTO PRECORANKING (PR_PRPOSRANKING, PR_PRPRECO, PR_PROBSERVACAO, PR_PRATIVO, PR_PRDATACADASTRO) VALUES (333,40,NULL,1,NOW());</text:p>
          </table:table-cell>
          <table:table-cell/>
        </table:table-row>
        <table:table-row table:style-name="ro1">
          <table:table-cell table:formula="of:=[.A323]+1" office:value-type="float" office:value="334" calcext:value-type="float">
            <text:p>334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24];&quot;,&quot;;[.B324];&quot;,NULL,1,NOW());&quot;)" office:value-type="string" office:string-value="INSERT INTO PRECORANKING (PR_PRPOSRANKING, PR_PRPRECO, PR_PROBSERVACAO, PR_PRATIVO, PR_PRDATACADASTRO) VALUES (334,40,NULL,1,NOW());" calcext:value-type="string">
            <text:p>INSERT INTO PRECORANKING (PR_PRPOSRANKING, PR_PRPRECO, PR_PROBSERVACAO, PR_PRATIVO, PR_PRDATACADASTRO) VALUES (334,40,NULL,1,NOW());</text:p>
          </table:table-cell>
          <table:table-cell/>
        </table:table-row>
        <table:table-row table:style-name="ro1">
          <table:table-cell table:formula="of:=[.A324]+1" office:value-type="float" office:value="335" calcext:value-type="float">
            <text:p>335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25];&quot;,&quot;;[.B325];&quot;,NULL,1,NOW());&quot;)" office:value-type="string" office:string-value="INSERT INTO PRECORANKING (PR_PRPOSRANKING, PR_PRPRECO, PR_PROBSERVACAO, PR_PRATIVO, PR_PRDATACADASTRO) VALUES (335,40,NULL,1,NOW());" calcext:value-type="string">
            <text:p>INSERT INTO PRECORANKING (PR_PRPOSRANKING, PR_PRPRECO, PR_PROBSERVACAO, PR_PRATIVO, PR_PRDATACADASTRO) VALUES (335,40,NULL,1,NOW());</text:p>
          </table:table-cell>
          <table:table-cell/>
        </table:table-row>
        <table:table-row table:style-name="ro1">
          <table:table-cell table:formula="of:=[.A325]+1" office:value-type="float" office:value="336" calcext:value-type="float">
            <text:p>336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26];&quot;,&quot;;[.B326];&quot;,NULL,1,NOW());&quot;)" office:value-type="string" office:string-value="INSERT INTO PRECORANKING (PR_PRPOSRANKING, PR_PRPRECO, PR_PROBSERVACAO, PR_PRATIVO, PR_PRDATACADASTRO) VALUES (336,40,NULL,1,NOW());" calcext:value-type="string">
            <text:p>INSERT INTO PRECORANKING (PR_PRPOSRANKING, PR_PRPRECO, PR_PROBSERVACAO, PR_PRATIVO, PR_PRDATACADASTRO) VALUES (336,40,NULL,1,NOW());</text:p>
          </table:table-cell>
          <table:table-cell/>
        </table:table-row>
        <table:table-row table:style-name="ro1">
          <table:table-cell table:formula="of:=[.A326]+1" office:value-type="float" office:value="337" calcext:value-type="float">
            <text:p>337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27];&quot;,&quot;;[.B327];&quot;,NULL,1,NOW());&quot;)" office:value-type="string" office:string-value="INSERT INTO PRECORANKING (PR_PRPOSRANKING, PR_PRPRECO, PR_PROBSERVACAO, PR_PRATIVO, PR_PRDATACADASTRO) VALUES (337,40,NULL,1,NOW());" calcext:value-type="string">
            <text:p>INSERT INTO PRECORANKING (PR_PRPOSRANKING, PR_PRPRECO, PR_PROBSERVACAO, PR_PRATIVO, PR_PRDATACADASTRO) VALUES (337,40,NULL,1,NOW());</text:p>
          </table:table-cell>
          <table:table-cell/>
        </table:table-row>
        <table:table-row table:style-name="ro1">
          <table:table-cell table:formula="of:=[.A327]+1" office:value-type="float" office:value="338" calcext:value-type="float">
            <text:p>338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28];&quot;,&quot;;[.B328];&quot;,NULL,1,NOW());&quot;)" office:value-type="string" office:string-value="INSERT INTO PRECORANKING (PR_PRPOSRANKING, PR_PRPRECO, PR_PROBSERVACAO, PR_PRATIVO, PR_PRDATACADASTRO) VALUES (338,40,NULL,1,NOW());" calcext:value-type="string">
            <text:p>INSERT INTO PRECORANKING (PR_PRPOSRANKING, PR_PRPRECO, PR_PROBSERVACAO, PR_PRATIVO, PR_PRDATACADASTRO) VALUES (338,40,NULL,1,NOW());</text:p>
          </table:table-cell>
          <table:table-cell/>
        </table:table-row>
        <table:table-row table:style-name="ro1">
          <table:table-cell table:formula="of:=[.A328]+1" office:value-type="float" office:value="339" calcext:value-type="float">
            <text:p>339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29];&quot;,&quot;;[.B329];&quot;,NULL,1,NOW());&quot;)" office:value-type="string" office:string-value="INSERT INTO PRECORANKING (PR_PRPOSRANKING, PR_PRPRECO, PR_PROBSERVACAO, PR_PRATIVO, PR_PRDATACADASTRO) VALUES (339,40,NULL,1,NOW());" calcext:value-type="string">
            <text:p>INSERT INTO PRECORANKING (PR_PRPOSRANKING, PR_PRPRECO, PR_PROBSERVACAO, PR_PRATIVO, PR_PRDATACADASTRO) VALUES (339,40,NULL,1,NOW());</text:p>
          </table:table-cell>
          <table:table-cell/>
        </table:table-row>
        <table:table-row table:style-name="ro1">
          <table:table-cell table:formula="of:=[.A329]+1" office:value-type="float" office:value="340" calcext:value-type="float">
            <text:p>340</text:p>
          </table:table-cell>
          <table:table-cell table:style-name="ce2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CONCATENATE(&quot;INSERT INTO PRECORANKING (PR_PRPOSRANKING, PR_PRPRECO, PR_PROBSERVACAO, PR_PRATIVO, PR_PRDATACADASTRO) VALUES (&quot;;[.A330];&quot;,&quot;;[.B330];&quot;,NULL,1,NOW());&quot;)" office:value-type="string" office:string-value="INSERT INTO PRECORANKING (PR_PRPOSRANKING, PR_PRPRECO, PR_PROBSERVACAO, PR_PRATIVO, PR_PRDATACADASTRO) VALUES (340,20,NULL,1,NOW());" calcext:value-type="string">
            <text:p>INSERT INTO PRECORANKING (PR_PRPOSRANKING, PR_PRPRECO, PR_PROBSERVACAO, PR_PRATIVO, PR_PRDATACADASTRO) VALUES (340,20,NULL,1,NOW());</text:p>
          </table:table-cell>
          <table:table-cell/>
        </table:table-row>
        <table:table-row table:style-name="ro1">
          <table:table-cell table:style-name="ce1" table:formula="of:=[.A330]+1" office:value-type="float" office:value="341" calcext:value-type="float">
            <text:p>341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31];&quot;,&quot;;[.B331];&quot;,NULL,1,NOW());&quot;)" office:value-type="string" office:string-value="INSERT INTO PRECORANKING (PR_PRPOSRANKING, PR_PRPRECO, PR_PROBSERVACAO, PR_PRATIVO, PR_PRDATACADASTRO) VALUES (341,20,NULL,1,NOW());" calcext:value-type="string">
            <text:p>INSERT INTO PRECORANKING (PR_PRPOSRANKING, PR_PRPRECO, PR_PROBSERVACAO, PR_PRATIVO, PR_PRDATACADASTRO) VALUES (341,20,NULL,1,NOW());</text:p>
          </table:table-cell>
          <table:table-cell/>
        </table:table-row>
        <table:table-row table:style-name="ro1">
          <table:table-cell table:style-name="ce1" table:formula="of:=[.A331]+1" office:value-type="float" office:value="342" calcext:value-type="float">
            <text:p>342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32];&quot;,&quot;;[.B332];&quot;,NULL,1,NOW());&quot;)" office:value-type="string" office:string-value="INSERT INTO PRECORANKING (PR_PRPOSRANKING, PR_PRPRECO, PR_PROBSERVACAO, PR_PRATIVO, PR_PRDATACADASTRO) VALUES (342,20,NULL,1,NOW());" calcext:value-type="string">
            <text:p>INSERT INTO PRECORANKING (PR_PRPOSRANKING, PR_PRPRECO, PR_PROBSERVACAO, PR_PRATIVO, PR_PRDATACADASTRO) VALUES (342,20,NULL,1,NOW());</text:p>
          </table:table-cell>
          <table:table-cell/>
        </table:table-row>
        <table:table-row table:style-name="ro1">
          <table:table-cell table:style-name="ce1" table:formula="of:=[.A332]+1" office:value-type="float" office:value="343" calcext:value-type="float">
            <text:p>343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33];&quot;,&quot;;[.B333];&quot;,NULL,1,NOW());&quot;)" office:value-type="string" office:string-value="INSERT INTO PRECORANKING (PR_PRPOSRANKING, PR_PRPRECO, PR_PROBSERVACAO, PR_PRATIVO, PR_PRDATACADASTRO) VALUES (343,20,NULL,1,NOW());" calcext:value-type="string">
            <text:p>INSERT INTO PRECORANKING (PR_PRPOSRANKING, PR_PRPRECO, PR_PROBSERVACAO, PR_PRATIVO, PR_PRDATACADASTRO) VALUES (343,20,NULL,1,NOW());</text:p>
          </table:table-cell>
          <table:table-cell/>
        </table:table-row>
        <table:table-row table:style-name="ro1">
          <table:table-cell table:style-name="ce1" table:formula="of:=[.A333]+1" office:value-type="float" office:value="344" calcext:value-type="float">
            <text:p>344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34];&quot;,&quot;;[.B334];&quot;,NULL,1,NOW());&quot;)" office:value-type="string" office:string-value="INSERT INTO PRECORANKING (PR_PRPOSRANKING, PR_PRPRECO, PR_PROBSERVACAO, PR_PRATIVO, PR_PRDATACADASTRO) VALUES (344,20,NULL,1,NOW());" calcext:value-type="string">
            <text:p>INSERT INTO PRECORANKING (PR_PRPOSRANKING, PR_PRPRECO, PR_PROBSERVACAO, PR_PRATIVO, PR_PRDATACADASTRO) VALUES (344,20,NULL,1,NOW());</text:p>
          </table:table-cell>
          <table:table-cell/>
        </table:table-row>
        <table:table-row table:style-name="ro1">
          <table:table-cell table:style-name="ce1" table:formula="of:=[.A334]+1" office:value-type="float" office:value="345" calcext:value-type="float">
            <text:p>345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35];&quot;,&quot;;[.B335];&quot;,NULL,1,NOW());&quot;)" office:value-type="string" office:string-value="INSERT INTO PRECORANKING (PR_PRPOSRANKING, PR_PRPRECO, PR_PROBSERVACAO, PR_PRATIVO, PR_PRDATACADASTRO) VALUES (345,20,NULL,1,NOW());" calcext:value-type="string">
            <text:p>INSERT INTO PRECORANKING (PR_PRPOSRANKING, PR_PRPRECO, PR_PROBSERVACAO, PR_PRATIVO, PR_PRDATACADASTRO) VALUES (345,20,NULL,1,NOW());</text:p>
          </table:table-cell>
          <table:table-cell/>
        </table:table-row>
        <table:table-row table:style-name="ro1">
          <table:table-cell table:style-name="ce1" table:formula="of:=[.A335]+1" office:value-type="float" office:value="346" calcext:value-type="float">
            <text:p>346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36];&quot;,&quot;;[.B336];&quot;,NULL,1,NOW());&quot;)" office:value-type="string" office:string-value="INSERT INTO PRECORANKING (PR_PRPOSRANKING, PR_PRPRECO, PR_PROBSERVACAO, PR_PRATIVO, PR_PRDATACADASTRO) VALUES (346,20,NULL,1,NOW());" calcext:value-type="string">
            <text:p>INSERT INTO PRECORANKING (PR_PRPOSRANKING, PR_PRPRECO, PR_PROBSERVACAO, PR_PRATIVO, PR_PRDATACADASTRO) VALUES (346,20,NULL,1,NOW());</text:p>
          </table:table-cell>
          <table:table-cell/>
        </table:table-row>
        <table:table-row table:style-name="ro1">
          <table:table-cell table:style-name="ce1" table:formula="of:=[.A336]+1" office:value-type="float" office:value="347" calcext:value-type="float">
            <text:p>347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37];&quot;,&quot;;[.B337];&quot;,NULL,1,NOW());&quot;)" office:value-type="string" office:string-value="INSERT INTO PRECORANKING (PR_PRPOSRANKING, PR_PRPRECO, PR_PROBSERVACAO, PR_PRATIVO, PR_PRDATACADASTRO) VALUES (347,20,NULL,1,NOW());" calcext:value-type="string">
            <text:p>INSERT INTO PRECORANKING (PR_PRPOSRANKING, PR_PRPRECO, PR_PROBSERVACAO, PR_PRATIVO, PR_PRDATACADASTRO) VALUES (347,20,NULL,1,NOW());</text:p>
          </table:table-cell>
          <table:table-cell/>
        </table:table-row>
        <table:table-row table:style-name="ro1">
          <table:table-cell table:style-name="ce1" table:formula="of:=[.A337]+1" office:value-type="float" office:value="348" calcext:value-type="float">
            <text:p>348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38];&quot;,&quot;;[.B338];&quot;,NULL,1,NOW());&quot;)" office:value-type="string" office:string-value="INSERT INTO PRECORANKING (PR_PRPOSRANKING, PR_PRPRECO, PR_PROBSERVACAO, PR_PRATIVO, PR_PRDATACADASTRO) VALUES (348,20,NULL,1,NOW());" calcext:value-type="string">
            <text:p>INSERT INTO PRECORANKING (PR_PRPOSRANKING, PR_PRPRECO, PR_PROBSERVACAO, PR_PRATIVO, PR_PRDATACADASTRO) VALUES (348,20,NULL,1,NOW());</text:p>
          </table:table-cell>
          <table:table-cell/>
        </table:table-row>
        <table:table-row table:style-name="ro1">
          <table:table-cell table:style-name="ce1" table:formula="of:=[.A338]+1" office:value-type="float" office:value="349" calcext:value-type="float">
            <text:p>349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39];&quot;,&quot;;[.B339];&quot;,NULL,1,NOW());&quot;)" office:value-type="string" office:string-value="INSERT INTO PRECORANKING (PR_PRPOSRANKING, PR_PRPRECO, PR_PROBSERVACAO, PR_PRATIVO, PR_PRDATACADASTRO) VALUES (349,20,NULL,1,NOW());" calcext:value-type="string">
            <text:p>INSERT INTO PRECORANKING (PR_PRPOSRANKING, PR_PRPRECO, PR_PROBSERVACAO, PR_PRATIVO, PR_PRDATACADASTRO) VALUES (349,20,NULL,1,NOW());</text:p>
          </table:table-cell>
          <table:table-cell/>
        </table:table-row>
        <table:table-row table:style-name="ro1">
          <table:table-cell table:style-name="ce1" table:formula="of:=[.A339]+1" office:value-type="float" office:value="350" calcext:value-type="float">
            <text:p>35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40];&quot;,&quot;;[.B340];&quot;,NULL,1,NOW());&quot;)" office:value-type="string" office:string-value="INSERT INTO PRECORANKING (PR_PRPOSRANKING, PR_PRPRECO, PR_PROBSERVACAO, PR_PRATIVO, PR_PRDATACADASTRO) VALUES (350,20,NULL,1,NOW());" calcext:value-type="string">
            <text:p>INSERT INTO PRECORANKING (PR_PRPOSRANKING, PR_PRPRECO, PR_PROBSERVACAO, PR_PRATIVO, PR_PRDATACADASTRO) VALUES (350,20,NULL,1,NOW());</text:p>
          </table:table-cell>
          <table:table-cell/>
        </table:table-row>
        <table:table-row table:style-name="ro1">
          <table:table-cell table:style-name="ce1" table:formula="of:=[.A340]+1" office:value-type="float" office:value="351" calcext:value-type="float">
            <text:p>351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41];&quot;,&quot;;[.B341];&quot;,NULL,1,NOW());&quot;)" office:value-type="string" office:string-value="INSERT INTO PRECORANKING (PR_PRPOSRANKING, PR_PRPRECO, PR_PROBSERVACAO, PR_PRATIVO, PR_PRDATACADASTRO) VALUES (351,20,NULL,1,NOW());" calcext:value-type="string">
            <text:p>INSERT INTO PRECORANKING (PR_PRPOSRANKING, PR_PRPRECO, PR_PROBSERVACAO, PR_PRATIVO, PR_PRDATACADASTRO) VALUES (351,20,NULL,1,NOW());</text:p>
          </table:table-cell>
          <table:table-cell/>
        </table:table-row>
        <table:table-row table:style-name="ro1">
          <table:table-cell table:style-name="ce1" table:formula="of:=[.A341]+1" office:value-type="float" office:value="352" calcext:value-type="float">
            <text:p>352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42];&quot;,&quot;;[.B342];&quot;,NULL,1,NOW());&quot;)" office:value-type="string" office:string-value="INSERT INTO PRECORANKING (PR_PRPOSRANKING, PR_PRPRECO, PR_PROBSERVACAO, PR_PRATIVO, PR_PRDATACADASTRO) VALUES (352,20,NULL,1,NOW());" calcext:value-type="string">
            <text:p>INSERT INTO PRECORANKING (PR_PRPOSRANKING, PR_PRPRECO, PR_PROBSERVACAO, PR_PRATIVO, PR_PRDATACADASTRO) VALUES (352,20,NULL,1,NOW());</text:p>
          </table:table-cell>
          <table:table-cell/>
        </table:table-row>
        <table:table-row table:style-name="ro1">
          <table:table-cell table:style-name="ce1" table:formula="of:=[.A342]+1" office:value-type="float" office:value="353" calcext:value-type="float">
            <text:p>353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43];&quot;,&quot;;[.B343];&quot;,NULL,1,NOW());&quot;)" office:value-type="string" office:string-value="INSERT INTO PRECORANKING (PR_PRPOSRANKING, PR_PRPRECO, PR_PROBSERVACAO, PR_PRATIVO, PR_PRDATACADASTRO) VALUES (353,20,NULL,1,NOW());" calcext:value-type="string">
            <text:p>INSERT INTO PRECORANKING (PR_PRPOSRANKING, PR_PRPRECO, PR_PROBSERVACAO, PR_PRATIVO, PR_PRDATACADASTRO) VALUES (353,20,NULL,1,NOW());</text:p>
          </table:table-cell>
          <table:table-cell/>
        </table:table-row>
        <table:table-row table:style-name="ro1">
          <table:table-cell table:style-name="ce1" table:formula="of:=[.A343]+1" office:value-type="float" office:value="354" calcext:value-type="float">
            <text:p>354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44];&quot;,&quot;;[.B344];&quot;,NULL,1,NOW());&quot;)" office:value-type="string" office:string-value="INSERT INTO PRECORANKING (PR_PRPOSRANKING, PR_PRPRECO, PR_PROBSERVACAO, PR_PRATIVO, PR_PRDATACADASTRO) VALUES (354,20,NULL,1,NOW());" calcext:value-type="string">
            <text:p>INSERT INTO PRECORANKING (PR_PRPOSRANKING, PR_PRPRECO, PR_PROBSERVACAO, PR_PRATIVO, PR_PRDATACADASTRO) VALUES (354,20,NULL,1,NOW());</text:p>
          </table:table-cell>
          <table:table-cell/>
        </table:table-row>
        <table:table-row table:style-name="ro1">
          <table:table-cell table:style-name="ce1" table:formula="of:=[.A344]+1" office:value-type="float" office:value="355" calcext:value-type="float">
            <text:p>355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45];&quot;,&quot;;[.B345];&quot;,NULL,1,NOW());&quot;)" office:value-type="string" office:string-value="INSERT INTO PRECORANKING (PR_PRPOSRANKING, PR_PRPRECO, PR_PROBSERVACAO, PR_PRATIVO, PR_PRDATACADASTRO) VALUES (355,20,NULL,1,NOW());" calcext:value-type="string">
            <text:p>INSERT INTO PRECORANKING (PR_PRPOSRANKING, PR_PRPRECO, PR_PROBSERVACAO, PR_PRATIVO, PR_PRDATACADASTRO) VALUES (355,20,NULL,1,NOW());</text:p>
          </table:table-cell>
          <table:table-cell/>
        </table:table-row>
        <table:table-row table:style-name="ro1">
          <table:table-cell table:style-name="ce1" table:formula="of:=[.A345]+1" office:value-type="float" office:value="356" calcext:value-type="float">
            <text:p>356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46];&quot;,&quot;;[.B346];&quot;,NULL,1,NOW());&quot;)" office:value-type="string" office:string-value="INSERT INTO PRECORANKING (PR_PRPOSRANKING, PR_PRPRECO, PR_PROBSERVACAO, PR_PRATIVO, PR_PRDATACADASTRO) VALUES (356,20,NULL,1,NOW());" calcext:value-type="string">
            <text:p>INSERT INTO PRECORANKING (PR_PRPOSRANKING, PR_PRPRECO, PR_PROBSERVACAO, PR_PRATIVO, PR_PRDATACADASTRO) VALUES (356,20,NULL,1,NOW());</text:p>
          </table:table-cell>
          <table:table-cell/>
        </table:table-row>
        <table:table-row table:style-name="ro1">
          <table:table-cell table:style-name="ce1" table:formula="of:=[.A346]+1" office:value-type="float" office:value="357" calcext:value-type="float">
            <text:p>357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47];&quot;,&quot;;[.B347];&quot;,NULL,1,NOW());&quot;)" office:value-type="string" office:string-value="INSERT INTO PRECORANKING (PR_PRPOSRANKING, PR_PRPRECO, PR_PROBSERVACAO, PR_PRATIVO, PR_PRDATACADASTRO) VALUES (357,20,NULL,1,NOW());" calcext:value-type="string">
            <text:p>INSERT INTO PRECORANKING (PR_PRPOSRANKING, PR_PRPRECO, PR_PROBSERVACAO, PR_PRATIVO, PR_PRDATACADASTRO) VALUES (357,20,NULL,1,NOW());</text:p>
          </table:table-cell>
          <table:table-cell/>
        </table:table-row>
        <table:table-row table:style-name="ro1">
          <table:table-cell table:style-name="ce1" table:formula="of:=[.A347]+1" office:value-type="float" office:value="358" calcext:value-type="float">
            <text:p>358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48];&quot;,&quot;;[.B348];&quot;,NULL,1,NOW());&quot;)" office:value-type="string" office:string-value="INSERT INTO PRECORANKING (PR_PRPOSRANKING, PR_PRPRECO, PR_PROBSERVACAO, PR_PRATIVO, PR_PRDATACADASTRO) VALUES (358,20,NULL,1,NOW());" calcext:value-type="string">
            <text:p>INSERT INTO PRECORANKING (PR_PRPOSRANKING, PR_PRPRECO, PR_PROBSERVACAO, PR_PRATIVO, PR_PRDATACADASTRO) VALUES (358,20,NULL,1,NOW());</text:p>
          </table:table-cell>
          <table:table-cell/>
        </table:table-row>
        <table:table-row table:style-name="ro1">
          <table:table-cell table:style-name="ce1" table:formula="of:=[.A348]+1" office:value-type="float" office:value="359" calcext:value-type="float">
            <text:p>359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49];&quot;,&quot;;[.B349];&quot;,NULL,1,NOW());&quot;)" office:value-type="string" office:string-value="INSERT INTO PRECORANKING (PR_PRPOSRANKING, PR_PRPRECO, PR_PROBSERVACAO, PR_PRATIVO, PR_PRDATACADASTRO) VALUES (359,20,NULL,1,NOW());" calcext:value-type="string">
            <text:p>INSERT INTO PRECORANKING (PR_PRPOSRANKING, PR_PRPRECO, PR_PROBSERVACAO, PR_PRATIVO, PR_PRDATACADASTRO) VALUES (359,20,NULL,1,NOW());</text:p>
          </table:table-cell>
          <table:table-cell/>
        </table:table-row>
        <table:table-row table:style-name="ro1">
          <table:table-cell table:style-name="ce1" table:formula="of:=[.A349]+1" office:value-type="float" office:value="360" calcext:value-type="float">
            <text:p>36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50];&quot;,&quot;;[.B350];&quot;,NULL,1,NOW());&quot;)" office:value-type="string" office:string-value="INSERT INTO PRECORANKING (PR_PRPOSRANKING, PR_PRPRECO, PR_PROBSERVACAO, PR_PRATIVO, PR_PRDATACADASTRO) VALUES (360,20,NULL,1,NOW());" calcext:value-type="string">
            <text:p>INSERT INTO PRECORANKING (PR_PRPOSRANKING, PR_PRPRECO, PR_PROBSERVACAO, PR_PRATIVO, PR_PRDATACADASTRO) VALUES (360,20,NULL,1,NOW());</text:p>
          </table:table-cell>
          <table:table-cell/>
        </table:table-row>
        <table:table-row table:style-name="ro1">
          <table:table-cell table:style-name="ce1" table:formula="of:=[.A350]+1" office:value-type="float" office:value="361" calcext:value-type="float">
            <text:p>361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51];&quot;,&quot;;[.B351];&quot;,NULL,1,NOW());&quot;)" office:value-type="string" office:string-value="INSERT INTO PRECORANKING (PR_PRPOSRANKING, PR_PRPRECO, PR_PROBSERVACAO, PR_PRATIVO, PR_PRDATACADASTRO) VALUES (361,20,NULL,1,NOW());" calcext:value-type="string">
            <text:p>INSERT INTO PRECORANKING (PR_PRPOSRANKING, PR_PRPRECO, PR_PROBSERVACAO, PR_PRATIVO, PR_PRDATACADASTRO) VALUES (361,20,NULL,1,NOW());</text:p>
          </table:table-cell>
          <table:table-cell/>
        </table:table-row>
        <table:table-row table:style-name="ro1">
          <table:table-cell table:style-name="ce1" table:formula="of:=[.A351]+1" office:value-type="float" office:value="362" calcext:value-type="float">
            <text:p>362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52];&quot;,&quot;;[.B352];&quot;,NULL,1,NOW());&quot;)" office:value-type="string" office:string-value="INSERT INTO PRECORANKING (PR_PRPOSRANKING, PR_PRPRECO, PR_PROBSERVACAO, PR_PRATIVO, PR_PRDATACADASTRO) VALUES (362,20,NULL,1,NOW());" calcext:value-type="string">
            <text:p>INSERT INTO PRECORANKING (PR_PRPOSRANKING, PR_PRPRECO, PR_PROBSERVACAO, PR_PRATIVO, PR_PRDATACADASTRO) VALUES (362,20,NULL,1,NOW());</text:p>
          </table:table-cell>
          <table:table-cell/>
        </table:table-row>
        <table:table-row table:style-name="ro1">
          <table:table-cell table:style-name="ce1" table:formula="of:=[.A352]+1" office:value-type="float" office:value="363" calcext:value-type="float">
            <text:p>363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53];&quot;,&quot;;[.B353];&quot;,NULL,1,NOW());&quot;)" office:value-type="string" office:string-value="INSERT INTO PRECORANKING (PR_PRPOSRANKING, PR_PRPRECO, PR_PROBSERVACAO, PR_PRATIVO, PR_PRDATACADASTRO) VALUES (363,20,NULL,1,NOW());" calcext:value-type="string">
            <text:p>INSERT INTO PRECORANKING (PR_PRPOSRANKING, PR_PRPRECO, PR_PROBSERVACAO, PR_PRATIVO, PR_PRDATACADASTRO) VALUES (363,20,NULL,1,NOW());</text:p>
          </table:table-cell>
          <table:table-cell/>
        </table:table-row>
        <table:table-row table:style-name="ro1">
          <table:table-cell table:style-name="ce1" table:formula="of:=[.A353]+1" office:value-type="float" office:value="364" calcext:value-type="float">
            <text:p>364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54];&quot;,&quot;;[.B354];&quot;,NULL,1,NOW());&quot;)" office:value-type="string" office:string-value="INSERT INTO PRECORANKING (PR_PRPOSRANKING, PR_PRPRECO, PR_PROBSERVACAO, PR_PRATIVO, PR_PRDATACADASTRO) VALUES (364,20,NULL,1,NOW());" calcext:value-type="string">
            <text:p>INSERT INTO PRECORANKING (PR_PRPOSRANKING, PR_PRPRECO, PR_PROBSERVACAO, PR_PRATIVO, PR_PRDATACADASTRO) VALUES (364,20,NULL,1,NOW());</text:p>
          </table:table-cell>
          <table:table-cell/>
        </table:table-row>
        <table:table-row table:style-name="ro1">
          <table:table-cell table:style-name="ce1" table:formula="of:=[.A354]+1" office:value-type="float" office:value="365" calcext:value-type="float">
            <text:p>365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55];&quot;,&quot;;[.B355];&quot;,NULL,1,NOW());&quot;)" office:value-type="string" office:string-value="INSERT INTO PRECORANKING (PR_PRPOSRANKING, PR_PRPRECO, PR_PROBSERVACAO, PR_PRATIVO, PR_PRDATACADASTRO) VALUES (365,20,NULL,1,NOW());" calcext:value-type="string">
            <text:p>INSERT INTO PRECORANKING (PR_PRPOSRANKING, PR_PRPRECO, PR_PROBSERVACAO, PR_PRATIVO, PR_PRDATACADASTRO) VALUES (365,20,NULL,1,NOW());</text:p>
          </table:table-cell>
          <table:table-cell/>
        </table:table-row>
        <table:table-row table:style-name="ro1">
          <table:table-cell table:style-name="ce1" table:formula="of:=[.A355]+1" office:value-type="float" office:value="366" calcext:value-type="float">
            <text:p>366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56];&quot;,&quot;;[.B356];&quot;,NULL,1,NOW());&quot;)" office:value-type="string" office:string-value="INSERT INTO PRECORANKING (PR_PRPOSRANKING, PR_PRPRECO, PR_PROBSERVACAO, PR_PRATIVO, PR_PRDATACADASTRO) VALUES (366,20,NULL,1,NOW());" calcext:value-type="string">
            <text:p>INSERT INTO PRECORANKING (PR_PRPOSRANKING, PR_PRPRECO, PR_PROBSERVACAO, PR_PRATIVO, PR_PRDATACADASTRO) VALUES (366,20,NULL,1,NOW());</text:p>
          </table:table-cell>
          <table:table-cell/>
        </table:table-row>
        <table:table-row table:style-name="ro1">
          <table:table-cell table:style-name="ce1" table:formula="of:=[.A356]+1" office:value-type="float" office:value="367" calcext:value-type="float">
            <text:p>367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57];&quot;,&quot;;[.B357];&quot;,NULL,1,NOW());&quot;)" office:value-type="string" office:string-value="INSERT INTO PRECORANKING (PR_PRPOSRANKING, PR_PRPRECO, PR_PROBSERVACAO, PR_PRATIVO, PR_PRDATACADASTRO) VALUES (367,20,NULL,1,NOW());" calcext:value-type="string">
            <text:p>INSERT INTO PRECORANKING (PR_PRPOSRANKING, PR_PRPRECO, PR_PROBSERVACAO, PR_PRATIVO, PR_PRDATACADASTRO) VALUES (367,20,NULL,1,NOW());</text:p>
          </table:table-cell>
          <table:table-cell/>
        </table:table-row>
        <table:table-row table:style-name="ro1">
          <table:table-cell table:style-name="ce1" table:formula="of:=[.A357]+1" office:value-type="float" office:value="368" calcext:value-type="float">
            <text:p>368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58];&quot;,&quot;;[.B358];&quot;,NULL,1,NOW());&quot;)" office:value-type="string" office:string-value="INSERT INTO PRECORANKING (PR_PRPOSRANKING, PR_PRPRECO, PR_PROBSERVACAO, PR_PRATIVO, PR_PRDATACADASTRO) VALUES (368,20,NULL,1,NOW());" calcext:value-type="string">
            <text:p>INSERT INTO PRECORANKING (PR_PRPOSRANKING, PR_PRPRECO, PR_PROBSERVACAO, PR_PRATIVO, PR_PRDATACADASTRO) VALUES (368,20,NULL,1,NOW());</text:p>
          </table:table-cell>
          <table:table-cell/>
        </table:table-row>
        <table:table-row table:style-name="ro1">
          <table:table-cell table:style-name="ce1" table:formula="of:=[.A358]+1" office:value-type="float" office:value="369" calcext:value-type="float">
            <text:p>369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59];&quot;,&quot;;[.B359];&quot;,NULL,1,NOW());&quot;)" office:value-type="string" office:string-value="INSERT INTO PRECORANKING (PR_PRPOSRANKING, PR_PRPRECO, PR_PROBSERVACAO, PR_PRATIVO, PR_PRDATACADASTRO) VALUES (369,20,NULL,1,NOW());" calcext:value-type="string">
            <text:p>INSERT INTO PRECORANKING (PR_PRPOSRANKING, PR_PRPRECO, PR_PROBSERVACAO, PR_PRATIVO, PR_PRDATACADASTRO) VALUES (369,20,NULL,1,NOW());</text:p>
          </table:table-cell>
          <table:table-cell/>
        </table:table-row>
        <table:table-row table:style-name="ro1">
          <table:table-cell table:style-name="ce1" table:formula="of:=[.A359]+1" office:value-type="float" office:value="370" calcext:value-type="float">
            <text:p>37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60];&quot;,&quot;;[.B360];&quot;,NULL,1,NOW());&quot;)" office:value-type="string" office:string-value="INSERT INTO PRECORANKING (PR_PRPOSRANKING, PR_PRPRECO, PR_PROBSERVACAO, PR_PRATIVO, PR_PRDATACADASTRO) VALUES (370,20,NULL,1,NOW());" calcext:value-type="string">
            <text:p>INSERT INTO PRECORANKING (PR_PRPOSRANKING, PR_PRPRECO, PR_PROBSERVACAO, PR_PRATIVO, PR_PRDATACADASTRO) VALUES (370,20,NULL,1,NOW());</text:p>
          </table:table-cell>
          <table:table-cell/>
        </table:table-row>
        <table:table-row table:style-name="ro1">
          <table:table-cell table:style-name="ce1" table:formula="of:=[.A360]+1" office:value-type="float" office:value="371" calcext:value-type="float">
            <text:p>371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61];&quot;,&quot;;[.B361];&quot;,NULL,1,NOW());&quot;)" office:value-type="string" office:string-value="INSERT INTO PRECORANKING (PR_PRPOSRANKING, PR_PRPRECO, PR_PROBSERVACAO, PR_PRATIVO, PR_PRDATACADASTRO) VALUES (371,20,NULL,1,NOW());" calcext:value-type="string">
            <text:p>INSERT INTO PRECORANKING (PR_PRPOSRANKING, PR_PRPRECO, PR_PROBSERVACAO, PR_PRATIVO, PR_PRDATACADASTRO) VALUES (371,20,NULL,1,NOW());</text:p>
          </table:table-cell>
          <table:table-cell/>
        </table:table-row>
        <table:table-row table:style-name="ro1">
          <table:table-cell table:style-name="ce1" table:formula="of:=[.A361]+1" office:value-type="float" office:value="372" calcext:value-type="float">
            <text:p>372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62];&quot;,&quot;;[.B362];&quot;,NULL,1,NOW());&quot;)" office:value-type="string" office:string-value="INSERT INTO PRECORANKING (PR_PRPOSRANKING, PR_PRPRECO, PR_PROBSERVACAO, PR_PRATIVO, PR_PRDATACADASTRO) VALUES (372,20,NULL,1,NOW());" calcext:value-type="string">
            <text:p>INSERT INTO PRECORANKING (PR_PRPOSRANKING, PR_PRPRECO, PR_PROBSERVACAO, PR_PRATIVO, PR_PRDATACADASTRO) VALUES (372,20,NULL,1,NOW());</text:p>
          </table:table-cell>
          <table:table-cell/>
        </table:table-row>
        <table:table-row table:style-name="ro1">
          <table:table-cell table:style-name="ce1" table:formula="of:=[.A362]+1" office:value-type="float" office:value="373" calcext:value-type="float">
            <text:p>373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63];&quot;,&quot;;[.B363];&quot;,NULL,1,NOW());&quot;)" office:value-type="string" office:string-value="INSERT INTO PRECORANKING (PR_PRPOSRANKING, PR_PRPRECO, PR_PROBSERVACAO, PR_PRATIVO, PR_PRDATACADASTRO) VALUES (373,20,NULL,1,NOW());" calcext:value-type="string">
            <text:p>INSERT INTO PRECORANKING (PR_PRPOSRANKING, PR_PRPRECO, PR_PROBSERVACAO, PR_PRATIVO, PR_PRDATACADASTRO) VALUES (373,20,NULL,1,NOW());</text:p>
          </table:table-cell>
          <table:table-cell/>
        </table:table-row>
        <table:table-row table:style-name="ro1">
          <table:table-cell table:style-name="ce1" table:formula="of:=[.A363]+1" office:value-type="float" office:value="374" calcext:value-type="float">
            <text:p>374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64];&quot;,&quot;;[.B364];&quot;,NULL,1,NOW());&quot;)" office:value-type="string" office:string-value="INSERT INTO PRECORANKING (PR_PRPOSRANKING, PR_PRPRECO, PR_PROBSERVACAO, PR_PRATIVO, PR_PRDATACADASTRO) VALUES (374,20,NULL,1,NOW());" calcext:value-type="string">
            <text:p>INSERT INTO PRECORANKING (PR_PRPOSRANKING, PR_PRPRECO, PR_PROBSERVACAO, PR_PRATIVO, PR_PRDATACADASTRO) VALUES (374,20,NULL,1,NOW());</text:p>
          </table:table-cell>
          <table:table-cell/>
        </table:table-row>
        <table:table-row table:style-name="ro1">
          <table:table-cell table:style-name="ce1" table:formula="of:=[.A364]+1" office:value-type="float" office:value="375" calcext:value-type="float">
            <text:p>375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65];&quot;,&quot;;[.B365];&quot;,NULL,1,NOW());&quot;)" office:value-type="string" office:string-value="INSERT INTO PRECORANKING (PR_PRPOSRANKING, PR_PRPRECO, PR_PROBSERVACAO, PR_PRATIVO, PR_PRDATACADASTRO) VALUES (375,20,NULL,1,NOW());" calcext:value-type="string">
            <text:p>INSERT INTO PRECORANKING (PR_PRPOSRANKING, PR_PRPRECO, PR_PROBSERVACAO, PR_PRATIVO, PR_PRDATACADASTRO) VALUES (375,20,NULL,1,NOW());</text:p>
          </table:table-cell>
          <table:table-cell/>
        </table:table-row>
        <table:table-row table:style-name="ro1">
          <table:table-cell table:style-name="ce1" table:formula="of:=[.A365]+1" office:value-type="float" office:value="376" calcext:value-type="float">
            <text:p>376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66];&quot;,&quot;;[.B366];&quot;,NULL,1,NOW());&quot;)" office:value-type="string" office:string-value="INSERT INTO PRECORANKING (PR_PRPOSRANKING, PR_PRPRECO, PR_PROBSERVACAO, PR_PRATIVO, PR_PRDATACADASTRO) VALUES (376,20,NULL,1,NOW());" calcext:value-type="string">
            <text:p>INSERT INTO PRECORANKING (PR_PRPOSRANKING, PR_PRPRECO, PR_PROBSERVACAO, PR_PRATIVO, PR_PRDATACADASTRO) VALUES (376,20,NULL,1,NOW());</text:p>
          </table:table-cell>
          <table:table-cell/>
        </table:table-row>
        <table:table-row table:style-name="ro1">
          <table:table-cell table:style-name="ce1" table:formula="of:=[.A366]+1" office:value-type="float" office:value="377" calcext:value-type="float">
            <text:p>377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67];&quot;,&quot;;[.B367];&quot;,NULL,1,NOW());&quot;)" office:value-type="string" office:string-value="INSERT INTO PRECORANKING (PR_PRPOSRANKING, PR_PRPRECO, PR_PROBSERVACAO, PR_PRATIVO, PR_PRDATACADASTRO) VALUES (377,20,NULL,1,NOW());" calcext:value-type="string">
            <text:p>INSERT INTO PRECORANKING (PR_PRPOSRANKING, PR_PRPRECO, PR_PROBSERVACAO, PR_PRATIVO, PR_PRDATACADASTRO) VALUES (377,20,NULL,1,NOW());</text:p>
          </table:table-cell>
          <table:table-cell/>
        </table:table-row>
        <table:table-row table:style-name="ro1">
          <table:table-cell table:style-name="ce1" table:formula="of:=[.A367]+1" office:value-type="float" office:value="378" calcext:value-type="float">
            <text:p>378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68];&quot;,&quot;;[.B368];&quot;,NULL,1,NOW());&quot;)" office:value-type="string" office:string-value="INSERT INTO PRECORANKING (PR_PRPOSRANKING, PR_PRPRECO, PR_PROBSERVACAO, PR_PRATIVO, PR_PRDATACADASTRO) VALUES (378,20,NULL,1,NOW());" calcext:value-type="string">
            <text:p>INSERT INTO PRECORANKING (PR_PRPOSRANKING, PR_PRPRECO, PR_PROBSERVACAO, PR_PRATIVO, PR_PRDATACADASTRO) VALUES (378,20,NULL,1,NOW());</text:p>
          </table:table-cell>
          <table:table-cell/>
        </table:table-row>
        <table:table-row table:style-name="ro1">
          <table:table-cell table:style-name="ce1" table:formula="of:=[.A368]+1" office:value-type="float" office:value="379" calcext:value-type="float">
            <text:p>379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69];&quot;,&quot;;[.B369];&quot;,NULL,1,NOW());&quot;)" office:value-type="string" office:string-value="INSERT INTO PRECORANKING (PR_PRPOSRANKING, PR_PRPRECO, PR_PROBSERVACAO, PR_PRATIVO, PR_PRDATACADASTRO) VALUES (379,20,NULL,1,NOW());" calcext:value-type="string">
            <text:p>INSERT INTO PRECORANKING (PR_PRPOSRANKING, PR_PRPRECO, PR_PROBSERVACAO, PR_PRATIVO, PR_PRDATACADASTRO) VALUES (379,20,NULL,1,NOW());</text:p>
          </table:table-cell>
          <table:table-cell/>
        </table:table-row>
        <table:table-row table:style-name="ro1">
          <table:table-cell table:style-name="ce1" table:formula="of:=[.A369]+1" office:value-type="float" office:value="380" calcext:value-type="float">
            <text:p>38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70];&quot;,&quot;;[.B370];&quot;,NULL,1,NOW());&quot;)" office:value-type="string" office:string-value="INSERT INTO PRECORANKING (PR_PRPOSRANKING, PR_PRPRECO, PR_PROBSERVACAO, PR_PRATIVO, PR_PRDATACADASTRO) VALUES (380,20,NULL,1,NOW());" calcext:value-type="string">
            <text:p>INSERT INTO PRECORANKING (PR_PRPOSRANKING, PR_PRPRECO, PR_PROBSERVACAO, PR_PRATIVO, PR_PRDATACADASTRO) VALUES (380,20,NULL,1,NOW());</text:p>
          </table:table-cell>
          <table:table-cell/>
        </table:table-row>
        <table:table-row table:style-name="ro1">
          <table:table-cell table:style-name="ce1" table:formula="of:=[.A370]+1" office:value-type="float" office:value="381" calcext:value-type="float">
            <text:p>381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71];&quot;,&quot;;[.B371];&quot;,NULL,1,NOW());&quot;)" office:value-type="string" office:string-value="INSERT INTO PRECORANKING (PR_PRPOSRANKING, PR_PRPRECO, PR_PROBSERVACAO, PR_PRATIVO, PR_PRDATACADASTRO) VALUES (381,20,NULL,1,NOW());" calcext:value-type="string">
            <text:p>INSERT INTO PRECORANKING (PR_PRPOSRANKING, PR_PRPRECO, PR_PROBSERVACAO, PR_PRATIVO, PR_PRDATACADASTRO) VALUES (381,20,NULL,1,NOW());</text:p>
          </table:table-cell>
          <table:table-cell/>
        </table:table-row>
        <table:table-row table:style-name="ro1">
          <table:table-cell table:style-name="ce1" table:formula="of:=[.A371]+1" office:value-type="float" office:value="382" calcext:value-type="float">
            <text:p>382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72];&quot;,&quot;;[.B372];&quot;,NULL,1,NOW());&quot;)" office:value-type="string" office:string-value="INSERT INTO PRECORANKING (PR_PRPOSRANKING, PR_PRPRECO, PR_PROBSERVACAO, PR_PRATIVO, PR_PRDATACADASTRO) VALUES (382,20,NULL,1,NOW());" calcext:value-type="string">
            <text:p>INSERT INTO PRECORANKING (PR_PRPOSRANKING, PR_PRPRECO, PR_PROBSERVACAO, PR_PRATIVO, PR_PRDATACADASTRO) VALUES (382,20,NULL,1,NOW());</text:p>
          </table:table-cell>
          <table:table-cell/>
        </table:table-row>
        <table:table-row table:style-name="ro1">
          <table:table-cell table:style-name="ce1" table:formula="of:=[.A372]+1" office:value-type="float" office:value="383" calcext:value-type="float">
            <text:p>383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73];&quot;,&quot;;[.B373];&quot;,NULL,1,NOW());&quot;)" office:value-type="string" office:string-value="INSERT INTO PRECORANKING (PR_PRPOSRANKING, PR_PRPRECO, PR_PROBSERVACAO, PR_PRATIVO, PR_PRDATACADASTRO) VALUES (383,20,NULL,1,NOW());" calcext:value-type="string">
            <text:p>INSERT INTO PRECORANKING (PR_PRPOSRANKING, PR_PRPRECO, PR_PROBSERVACAO, PR_PRATIVO, PR_PRDATACADASTRO) VALUES (383,20,NULL,1,NOW());</text:p>
          </table:table-cell>
          <table:table-cell/>
        </table:table-row>
        <table:table-row table:style-name="ro1">
          <table:table-cell table:style-name="ce1" table:formula="of:=[.A373]+1" office:value-type="float" office:value="384" calcext:value-type="float">
            <text:p>384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74];&quot;,&quot;;[.B374];&quot;,NULL,1,NOW());&quot;)" office:value-type="string" office:string-value="INSERT INTO PRECORANKING (PR_PRPOSRANKING, PR_PRPRECO, PR_PROBSERVACAO, PR_PRATIVO, PR_PRDATACADASTRO) VALUES (384,20,NULL,1,NOW());" calcext:value-type="string">
            <text:p>INSERT INTO PRECORANKING (PR_PRPOSRANKING, PR_PRPRECO, PR_PROBSERVACAO, PR_PRATIVO, PR_PRDATACADASTRO) VALUES (384,20,NULL,1,NOW());</text:p>
          </table:table-cell>
          <table:table-cell/>
        </table:table-row>
        <table:table-row table:style-name="ro1">
          <table:table-cell table:style-name="ce1" table:formula="of:=[.A374]+1" office:value-type="float" office:value="385" calcext:value-type="float">
            <text:p>385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75];&quot;,&quot;;[.B375];&quot;,NULL,1,NOW());&quot;)" office:value-type="string" office:string-value="INSERT INTO PRECORANKING (PR_PRPOSRANKING, PR_PRPRECO, PR_PROBSERVACAO, PR_PRATIVO, PR_PRDATACADASTRO) VALUES (385,20,NULL,1,NOW());" calcext:value-type="string">
            <text:p>INSERT INTO PRECORANKING (PR_PRPOSRANKING, PR_PRPRECO, PR_PROBSERVACAO, PR_PRATIVO, PR_PRDATACADASTRO) VALUES (385,20,NULL,1,NOW());</text:p>
          </table:table-cell>
          <table:table-cell/>
        </table:table-row>
        <table:table-row table:style-name="ro1">
          <table:table-cell table:style-name="ce1" table:formula="of:=[.A375]+1" office:value-type="float" office:value="386" calcext:value-type="float">
            <text:p>386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76];&quot;,&quot;;[.B376];&quot;,NULL,1,NOW());&quot;)" office:value-type="string" office:string-value="INSERT INTO PRECORANKING (PR_PRPOSRANKING, PR_PRPRECO, PR_PROBSERVACAO, PR_PRATIVO, PR_PRDATACADASTRO) VALUES (386,20,NULL,1,NOW());" calcext:value-type="string">
            <text:p>INSERT INTO PRECORANKING (PR_PRPOSRANKING, PR_PRPRECO, PR_PROBSERVACAO, PR_PRATIVO, PR_PRDATACADASTRO) VALUES (386,20,NULL,1,NOW());</text:p>
          </table:table-cell>
          <table:table-cell/>
        </table:table-row>
        <table:table-row table:style-name="ro1">
          <table:table-cell table:style-name="ce1" table:formula="of:=[.A376]+1" office:value-type="float" office:value="387" calcext:value-type="float">
            <text:p>387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77];&quot;,&quot;;[.B377];&quot;,NULL,1,NOW());&quot;)" office:value-type="string" office:string-value="INSERT INTO PRECORANKING (PR_PRPOSRANKING, PR_PRPRECO, PR_PROBSERVACAO, PR_PRATIVO, PR_PRDATACADASTRO) VALUES (387,20,NULL,1,NOW());" calcext:value-type="string">
            <text:p>INSERT INTO PRECORANKING (PR_PRPOSRANKING, PR_PRPRECO, PR_PROBSERVACAO, PR_PRATIVO, PR_PRDATACADASTRO) VALUES (387,20,NULL,1,NOW());</text:p>
          </table:table-cell>
          <table:table-cell/>
        </table:table-row>
        <table:table-row table:style-name="ro1">
          <table:table-cell table:style-name="ce1" table:formula="of:=[.A377]+1" office:value-type="float" office:value="388" calcext:value-type="float">
            <text:p>388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78];&quot;,&quot;;[.B378];&quot;,NULL,1,NOW());&quot;)" office:value-type="string" office:string-value="INSERT INTO PRECORANKING (PR_PRPOSRANKING, PR_PRPRECO, PR_PROBSERVACAO, PR_PRATIVO, PR_PRDATACADASTRO) VALUES (388,20,NULL,1,NOW());" calcext:value-type="string">
            <text:p>INSERT INTO PRECORANKING (PR_PRPOSRANKING, PR_PRPRECO, PR_PROBSERVACAO, PR_PRATIVO, PR_PRDATACADASTRO) VALUES (388,20,NULL,1,NOW());</text:p>
          </table:table-cell>
          <table:table-cell/>
        </table:table-row>
        <table:table-row table:style-name="ro1">
          <table:table-cell table:style-name="ce1" table:formula="of:=[.A378]+1" office:value-type="float" office:value="389" calcext:value-type="float">
            <text:p>389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79];&quot;,&quot;;[.B379];&quot;,NULL,1,NOW());&quot;)" office:value-type="string" office:string-value="INSERT INTO PRECORANKING (PR_PRPOSRANKING, PR_PRPRECO, PR_PROBSERVACAO, PR_PRATIVO, PR_PRDATACADASTRO) VALUES (389,20,NULL,1,NOW());" calcext:value-type="string">
            <text:p>INSERT INTO PRECORANKING (PR_PRPOSRANKING, PR_PRPRECO, PR_PROBSERVACAO, PR_PRATIVO, PR_PRDATACADASTRO) VALUES (389,20,NULL,1,NOW());</text:p>
          </table:table-cell>
          <table:table-cell/>
        </table:table-row>
        <table:table-row table:style-name="ro1">
          <table:table-cell table:style-name="ce1" table:formula="of:=[.A379]+1" office:value-type="float" office:value="390" calcext:value-type="float">
            <text:p>39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80];&quot;,&quot;;[.B380];&quot;,NULL,1,NOW());&quot;)" office:value-type="string" office:string-value="INSERT INTO PRECORANKING (PR_PRPOSRANKING, PR_PRPRECO, PR_PROBSERVACAO, PR_PRATIVO, PR_PRDATACADASTRO) VALUES (390,20,NULL,1,NOW());" calcext:value-type="string">
            <text:p>INSERT INTO PRECORANKING (PR_PRPOSRANKING, PR_PRPRECO, PR_PROBSERVACAO, PR_PRATIVO, PR_PRDATACADASTRO) VALUES (390,20,NULL,1,NOW());</text:p>
          </table:table-cell>
          <table:table-cell/>
        </table:table-row>
        <table:table-row table:style-name="ro1">
          <table:table-cell table:style-name="ce1" table:formula="of:=[.A380]+1" office:value-type="float" office:value="391" calcext:value-type="float">
            <text:p>391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81];&quot;,&quot;;[.B381];&quot;,NULL,1,NOW());&quot;)" office:value-type="string" office:string-value="INSERT INTO PRECORANKING (PR_PRPOSRANKING, PR_PRPRECO, PR_PROBSERVACAO, PR_PRATIVO, PR_PRDATACADASTRO) VALUES (391,20,NULL,1,NOW());" calcext:value-type="string">
            <text:p>INSERT INTO PRECORANKING (PR_PRPOSRANKING, PR_PRPRECO, PR_PROBSERVACAO, PR_PRATIVO, PR_PRDATACADASTRO) VALUES (391,20,NULL,1,NOW());</text:p>
          </table:table-cell>
          <table:table-cell/>
        </table:table-row>
        <table:table-row table:style-name="ro1">
          <table:table-cell table:style-name="ce1" table:formula="of:=[.A381]+1" office:value-type="float" office:value="392" calcext:value-type="float">
            <text:p>392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82];&quot;,&quot;;[.B382];&quot;,NULL,1,NOW());&quot;)" office:value-type="string" office:string-value="INSERT INTO PRECORANKING (PR_PRPOSRANKING, PR_PRPRECO, PR_PROBSERVACAO, PR_PRATIVO, PR_PRDATACADASTRO) VALUES (392,20,NULL,1,NOW());" calcext:value-type="string">
            <text:p>INSERT INTO PRECORANKING (PR_PRPOSRANKING, PR_PRPRECO, PR_PROBSERVACAO, PR_PRATIVO, PR_PRDATACADASTRO) VALUES (392,20,NULL,1,NOW());</text:p>
          </table:table-cell>
          <table:table-cell/>
        </table:table-row>
        <table:table-row table:style-name="ro1">
          <table:table-cell table:style-name="ce1" table:formula="of:=[.A382]+1" office:value-type="float" office:value="393" calcext:value-type="float">
            <text:p>393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83];&quot;,&quot;;[.B383];&quot;,NULL,1,NOW());&quot;)" office:value-type="string" office:string-value="INSERT INTO PRECORANKING (PR_PRPOSRANKING, PR_PRPRECO, PR_PROBSERVACAO, PR_PRATIVO, PR_PRDATACADASTRO) VALUES (393,20,NULL,1,NOW());" calcext:value-type="string">
            <text:p>INSERT INTO PRECORANKING (PR_PRPOSRANKING, PR_PRPRECO, PR_PROBSERVACAO, PR_PRATIVO, PR_PRDATACADASTRO) VALUES (393,20,NULL,1,NOW());</text:p>
          </table:table-cell>
          <table:table-cell/>
        </table:table-row>
        <table:table-row table:style-name="ro1">
          <table:table-cell table:style-name="ce1" table:formula="of:=[.A383]+1" office:value-type="float" office:value="394" calcext:value-type="float">
            <text:p>394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84];&quot;,&quot;;[.B384];&quot;,NULL,1,NOW());&quot;)" office:value-type="string" office:string-value="INSERT INTO PRECORANKING (PR_PRPOSRANKING, PR_PRPRECO, PR_PROBSERVACAO, PR_PRATIVO, PR_PRDATACADASTRO) VALUES (394,20,NULL,1,NOW());" calcext:value-type="string">
            <text:p>INSERT INTO PRECORANKING (PR_PRPOSRANKING, PR_PRPRECO, PR_PROBSERVACAO, PR_PRATIVO, PR_PRDATACADASTRO) VALUES (394,20,NULL,1,NOW());</text:p>
          </table:table-cell>
          <table:table-cell/>
        </table:table-row>
        <table:table-row table:style-name="ro1">
          <table:table-cell table:style-name="ce1" table:formula="of:=[.A384]+1" office:value-type="float" office:value="395" calcext:value-type="float">
            <text:p>395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85];&quot;,&quot;;[.B385];&quot;,NULL,1,NOW());&quot;)" office:value-type="string" office:string-value="INSERT INTO PRECORANKING (PR_PRPOSRANKING, PR_PRPRECO, PR_PROBSERVACAO, PR_PRATIVO, PR_PRDATACADASTRO) VALUES (395,20,NULL,1,NOW());" calcext:value-type="string">
            <text:p>INSERT INTO PRECORANKING (PR_PRPOSRANKING, PR_PRPRECO, PR_PROBSERVACAO, PR_PRATIVO, PR_PRDATACADASTRO) VALUES (395,20,NULL,1,NOW());</text:p>
          </table:table-cell>
          <table:table-cell/>
        </table:table-row>
        <table:table-row table:style-name="ro1">
          <table:table-cell table:style-name="ce1" table:formula="of:=[.A385]+1" office:value-type="float" office:value="396" calcext:value-type="float">
            <text:p>396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86];&quot;,&quot;;[.B386];&quot;,NULL,1,NOW());&quot;)" office:value-type="string" office:string-value="INSERT INTO PRECORANKING (PR_PRPOSRANKING, PR_PRPRECO, PR_PROBSERVACAO, PR_PRATIVO, PR_PRDATACADASTRO) VALUES (396,20,NULL,1,NOW());" calcext:value-type="string">
            <text:p>INSERT INTO PRECORANKING (PR_PRPOSRANKING, PR_PRPRECO, PR_PROBSERVACAO, PR_PRATIVO, PR_PRDATACADASTRO) VALUES (396,20,NULL,1,NOW());</text:p>
          </table:table-cell>
          <table:table-cell/>
        </table:table-row>
        <table:table-row table:style-name="ro1">
          <table:table-cell table:style-name="ce1" table:formula="of:=[.A386]+1" office:value-type="float" office:value="397" calcext:value-type="float">
            <text:p>397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87];&quot;,&quot;;[.B387];&quot;,NULL,1,NOW());&quot;)" office:value-type="string" office:string-value="INSERT INTO PRECORANKING (PR_PRPOSRANKING, PR_PRPRECO, PR_PROBSERVACAO, PR_PRATIVO, PR_PRDATACADASTRO) VALUES (397,20,NULL,1,NOW());" calcext:value-type="string">
            <text:p>INSERT INTO PRECORANKING (PR_PRPOSRANKING, PR_PRPRECO, PR_PROBSERVACAO, PR_PRATIVO, PR_PRDATACADASTRO) VALUES (397,20,NULL,1,NOW());</text:p>
          </table:table-cell>
          <table:table-cell/>
        </table:table-row>
        <table:table-row table:style-name="ro1">
          <table:table-cell table:style-name="ce1" table:formula="of:=[.A387]+1" office:value-type="float" office:value="398" calcext:value-type="float">
            <text:p>398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88];&quot;,&quot;;[.B388];&quot;,NULL,1,NOW());&quot;)" office:value-type="string" office:string-value="INSERT INTO PRECORANKING (PR_PRPOSRANKING, PR_PRPRECO, PR_PROBSERVACAO, PR_PRATIVO, PR_PRDATACADASTRO) VALUES (398,20,NULL,1,NOW());" calcext:value-type="string">
            <text:p>INSERT INTO PRECORANKING (PR_PRPOSRANKING, PR_PRPRECO, PR_PROBSERVACAO, PR_PRATIVO, PR_PRDATACADASTRO) VALUES (398,20,NULL,1,NOW());</text:p>
          </table:table-cell>
          <table:table-cell/>
        </table:table-row>
        <table:table-row table:style-name="ro1">
          <table:table-cell table:style-name="ce1" table:formula="of:=[.A388]+1" office:value-type="float" office:value="399" calcext:value-type="float">
            <text:p>399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89];&quot;,&quot;;[.B389];&quot;,NULL,1,NOW());&quot;)" office:value-type="string" office:string-value="INSERT INTO PRECORANKING (PR_PRPOSRANKING, PR_PRPRECO, PR_PROBSERVACAO, PR_PRATIVO, PR_PRDATACADASTRO) VALUES (399,20,NULL,1,NOW());" calcext:value-type="string">
            <text:p>INSERT INTO PRECORANKING (PR_PRPOSRANKING, PR_PRPRECO, PR_PROBSERVACAO, PR_PRATIVO, PR_PRDATACADASTRO) VALUES (399,20,NULL,1,NOW());</text:p>
          </table:table-cell>
          <table:table-cell/>
        </table:table-row>
        <table:table-row table:style-name="ro1">
          <table:table-cell table:style-name="ce1" table:formula="of:=[.A389]+1" office:value-type="float" office:value="400" calcext:value-type="float">
            <text:p>40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90];&quot;,&quot;;[.B390];&quot;,NULL,1,NOW());&quot;)" office:value-type="string" office:string-value="INSERT INTO PRECORANKING (PR_PRPOSRANKING, PR_PRPRECO, PR_PROBSERVACAO, PR_PRATIVO, PR_PRDATACADASTRO) VALUES (400,10,NULL,1,NOW());" calcext:value-type="string">
            <text:p>INSERT INTO PRECORANKING (PR_PRPOSRANKING, PR_PRPRECO, PR_PROBSERVACAO, PR_PRATIVO, PR_PRDATACADASTRO) VALUES (400,10,NULL,1,NOW());</text:p>
          </table:table-cell>
          <table:table-cell/>
        </table:table-row>
        <table:table-row table:style-name="ro1">
          <table:table-cell table:style-name="ce1" table:formula="of:=[.A390]+1" office:value-type="float" office:value="401" calcext:value-type="float">
            <text:p>40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91];&quot;,&quot;;[.B391];&quot;,NULL,1,NOW());&quot;)" office:value-type="string" office:string-value="INSERT INTO PRECORANKING (PR_PRPOSRANKING, PR_PRPRECO, PR_PROBSERVACAO, PR_PRATIVO, PR_PRDATACADASTRO) VALUES (401,10,NULL,1,NOW());" calcext:value-type="string">
            <text:p>INSERT INTO PRECORANKING (PR_PRPOSRANKING, PR_PRPRECO, PR_PROBSERVACAO, PR_PRATIVO, PR_PRDATACADASTRO) VALUES (401,10,NULL,1,NOW());</text:p>
          </table:table-cell>
          <table:table-cell/>
        </table:table-row>
        <table:table-row table:style-name="ro1">
          <table:table-cell table:style-name="ce1" table:formula="of:=[.A391]+1" office:value-type="float" office:value="402" calcext:value-type="float">
            <text:p>402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92];&quot;,&quot;;[.B392];&quot;,NULL,1,NOW());&quot;)" office:value-type="string" office:string-value="INSERT INTO PRECORANKING (PR_PRPOSRANKING, PR_PRPRECO, PR_PROBSERVACAO, PR_PRATIVO, PR_PRDATACADASTRO) VALUES (402,10,NULL,1,NOW());" calcext:value-type="string">
            <text:p>INSERT INTO PRECORANKING (PR_PRPOSRANKING, PR_PRPRECO, PR_PROBSERVACAO, PR_PRATIVO, PR_PRDATACADASTRO) VALUES (402,10,NULL,1,NOW());</text:p>
          </table:table-cell>
          <table:table-cell/>
        </table:table-row>
        <table:table-row table:style-name="ro1">
          <table:table-cell table:formula="of:=[.A392]+1" office:value-type="float" office:value="403" calcext:value-type="float">
            <text:p>40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93];&quot;,&quot;;[.B393];&quot;,NULL,1,NOW());&quot;)" office:value-type="string" office:string-value="INSERT INTO PRECORANKING (PR_PRPOSRANKING, PR_PRPRECO, PR_PROBSERVACAO, PR_PRATIVO, PR_PRDATACADASTRO) VALUES (403,10,NULL,1,NOW());" calcext:value-type="string">
            <text:p>INSERT INTO PRECORANKING (PR_PRPOSRANKING, PR_PRPRECO, PR_PROBSERVACAO, PR_PRATIVO, PR_PRDATACADASTRO) VALUES (403,10,NULL,1,NOW());</text:p>
          </table:table-cell>
          <table:table-cell/>
        </table:table-row>
        <table:table-row table:style-name="ro1">
          <table:table-cell table:formula="of:=[.A393]+1" office:value-type="float" office:value="404" calcext:value-type="float">
            <text:p>404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94];&quot;,&quot;;[.B394];&quot;,NULL,1,NOW());&quot;)" office:value-type="string" office:string-value="INSERT INTO PRECORANKING (PR_PRPOSRANKING, PR_PRPRECO, PR_PROBSERVACAO, PR_PRATIVO, PR_PRDATACADASTRO) VALUES (404,10,NULL,1,NOW());" calcext:value-type="string">
            <text:p>INSERT INTO PRECORANKING (PR_PRPOSRANKING, PR_PRPRECO, PR_PROBSERVACAO, PR_PRATIVO, PR_PRDATACADASTRO) VALUES (404,10,NULL,1,NOW());</text:p>
          </table:table-cell>
          <table:table-cell/>
        </table:table-row>
        <table:table-row table:style-name="ro1">
          <table:table-cell table:formula="of:=[.A394]+1" office:value-type="float" office:value="405" calcext:value-type="float">
            <text:p>405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95];&quot;,&quot;;[.B395];&quot;,NULL,1,NOW());&quot;)" office:value-type="string" office:string-value="INSERT INTO PRECORANKING (PR_PRPOSRANKING, PR_PRPRECO, PR_PROBSERVACAO, PR_PRATIVO, PR_PRDATACADASTRO) VALUES (405,10,NULL,1,NOW());" calcext:value-type="string">
            <text:p>INSERT INTO PRECORANKING (PR_PRPOSRANKING, PR_PRPRECO, PR_PROBSERVACAO, PR_PRATIVO, PR_PRDATACADASTRO) VALUES (405,10,NULL,1,NOW());</text:p>
          </table:table-cell>
          <table:table-cell/>
        </table:table-row>
        <table:table-row table:style-name="ro1">
          <table:table-cell table:formula="of:=[.A395]+1" office:value-type="float" office:value="406" calcext:value-type="float">
            <text:p>406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96];&quot;,&quot;;[.B396];&quot;,NULL,1,NOW());&quot;)" office:value-type="string" office:string-value="INSERT INTO PRECORANKING (PR_PRPOSRANKING, PR_PRPRECO, PR_PROBSERVACAO, PR_PRATIVO, PR_PRDATACADASTRO) VALUES (406,10,NULL,1,NOW());" calcext:value-type="string">
            <text:p>INSERT INTO PRECORANKING (PR_PRPOSRANKING, PR_PRPRECO, PR_PROBSERVACAO, PR_PRATIVO, PR_PRDATACADASTRO) VALUES (406,10,NULL,1,NOW());</text:p>
          </table:table-cell>
          <table:table-cell/>
        </table:table-row>
        <table:table-row table:style-name="ro1">
          <table:table-cell table:formula="of:=[.A396]+1" office:value-type="float" office:value="407" calcext:value-type="float">
            <text:p>407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97];&quot;,&quot;;[.B397];&quot;,NULL,1,NOW());&quot;)" office:value-type="string" office:string-value="INSERT INTO PRECORANKING (PR_PRPOSRANKING, PR_PRPRECO, PR_PROBSERVACAO, PR_PRATIVO, PR_PRDATACADASTRO) VALUES (407,10,NULL,1,NOW());" calcext:value-type="string">
            <text:p>INSERT INTO PRECORANKING (PR_PRPOSRANKING, PR_PRPRECO, PR_PROBSERVACAO, PR_PRATIVO, PR_PRDATACADASTRO) VALUES (407,10,NULL,1,NOW());</text:p>
          </table:table-cell>
          <table:table-cell/>
        </table:table-row>
        <table:table-row table:style-name="ro1">
          <table:table-cell table:formula="of:=[.A397]+1" office:value-type="float" office:value="408" calcext:value-type="float">
            <text:p>408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98];&quot;,&quot;;[.B398];&quot;,NULL,1,NOW());&quot;)" office:value-type="string" office:string-value="INSERT INTO PRECORANKING (PR_PRPOSRANKING, PR_PRPRECO, PR_PROBSERVACAO, PR_PRATIVO, PR_PRDATACADASTRO) VALUES (408,10,NULL,1,NOW());" calcext:value-type="string">
            <text:p>INSERT INTO PRECORANKING (PR_PRPOSRANKING, PR_PRPRECO, PR_PROBSERVACAO, PR_PRATIVO, PR_PRDATACADASTRO) VALUES (408,10,NULL,1,NOW());</text:p>
          </table:table-cell>
          <table:table-cell/>
        </table:table-row>
        <table:table-row table:style-name="ro1">
          <table:table-cell table:formula="of:=[.A398]+1" office:value-type="float" office:value="409" calcext:value-type="float">
            <text:p>40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399];&quot;,&quot;;[.B399];&quot;,NULL,1,NOW());&quot;)" office:value-type="string" office:string-value="INSERT INTO PRECORANKING (PR_PRPOSRANKING, PR_PRPRECO, PR_PROBSERVACAO, PR_PRATIVO, PR_PRDATACADASTRO) VALUES (409,10,NULL,1,NOW());" calcext:value-type="string">
            <text:p>INSERT INTO PRECORANKING (PR_PRPOSRANKING, PR_PRPRECO, PR_PROBSERVACAO, PR_PRATIVO, PR_PRDATACADASTRO) VALUES (409,10,NULL,1,NOW());</text:p>
          </table:table-cell>
          <table:table-cell/>
        </table:table-row>
        <table:table-row table:style-name="ro1">
          <table:table-cell table:formula="of:=[.A399]+1" office:value-type="float" office:value="410" calcext:value-type="float">
            <text:p>41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400];&quot;,&quot;;[.B400];&quot;,NULL,1,NOW());&quot;)" office:value-type="string" office:string-value="INSERT INTO PRECORANKING (PR_PRPOSRANKING, PR_PRPRECO, PR_PROBSERVACAO, PR_PRATIVO, PR_PRDATACADASTRO) VALUES (410,10,NULL,1,NOW());" calcext:value-type="string">
            <text:p>INSERT INTO PRECORANKING (PR_PRPOSRANKING, PR_PRPRECO, PR_PROBSERVACAO, PR_PRATIVO, PR_PRDATACADASTRO) VALUES (410,10,NULL,1,NOW());</text:p>
          </table:table-cell>
          <table:table-cell/>
        </table:table-row>
        <table:table-row table:style-name="ro1">
          <table:table-cell table:formula="of:=[.A400]+1" office:value-type="float" office:value="411" calcext:value-type="float">
            <text:p>41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401];&quot;,&quot;;[.B401];&quot;,NULL,1,NOW());&quot;)" office:value-type="string" office:string-value="INSERT INTO PRECORANKING (PR_PRPOSRANKING, PR_PRPRECO, PR_PROBSERVACAO, PR_PRATIVO, PR_PRDATACADASTRO) VALUES (411,10,NULL,1,NOW());" calcext:value-type="string">
            <text:p>INSERT INTO PRECORANKING (PR_PRPOSRANKING, PR_PRPRECO, PR_PROBSERVACAO, PR_PRATIVO, PR_PRDATACADASTRO) VALUES (411,10,NULL,1,NOW());</text:p>
          </table:table-cell>
          <table:table-cell/>
        </table:table-row>
        <table:table-row table:style-name="ro1">
          <table:table-cell table:formula="of:=[.A401]+1" office:value-type="float" office:value="412" calcext:value-type="float">
            <text:p>412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402];&quot;,&quot;;[.B402];&quot;,NULL,1,NOW());&quot;)" office:value-type="string" office:string-value="INSERT INTO PRECORANKING (PR_PRPOSRANKING, PR_PRPRECO, PR_PROBSERVACAO, PR_PRATIVO, PR_PRDATACADASTRO) VALUES (412,10,NULL,1,NOW());" calcext:value-type="string">
            <text:p>INSERT INTO PRECORANKING (PR_PRPOSRANKING, PR_PRPRECO, PR_PROBSERVACAO, PR_PRATIVO, PR_PRDATACADASTRO) VALUES (412,10,NULL,1,NOW());</text:p>
          </table:table-cell>
          <table:table-cell/>
        </table:table-row>
        <table:table-row table:style-name="ro1">
          <table:table-cell table:formula="of:=[.A402]+1" office:value-type="float" office:value="413" calcext:value-type="float">
            <text:p>41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403];&quot;,&quot;;[.B403];&quot;,NULL,1,NOW());&quot;)" office:value-type="string" office:string-value="INSERT INTO PRECORANKING (PR_PRPOSRANKING, PR_PRPRECO, PR_PROBSERVACAO, PR_PRATIVO, PR_PRDATACADASTRO) VALUES (413,10,NULL,1,NOW());" calcext:value-type="string">
            <text:p>INSERT INTO PRECORANKING (PR_PRPOSRANKING, PR_PRPRECO, PR_PROBSERVACAO, PR_PRATIVO, PR_PRDATACADASTRO) VALUES (413,10,NULL,1,NOW());</text:p>
          </table:table-cell>
          <table:table-cell/>
        </table:table-row>
        <table:table-row table:style-name="ro1">
          <table:table-cell table:formula="of:=[.A403]+1" office:value-type="float" office:value="414" calcext:value-type="float">
            <text:p>414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404];&quot;,&quot;;[.B404];&quot;,NULL,1,NOW());&quot;)" office:value-type="string" office:string-value="INSERT INTO PRECORANKING (PR_PRPOSRANKING, PR_PRPRECO, PR_PROBSERVACAO, PR_PRATIVO, PR_PRDATACADASTRO) VALUES (414,10,NULL,1,NOW());" calcext:value-type="string">
            <text:p>INSERT INTO PRECORANKING (PR_PRPOSRANKING, PR_PRPRECO, PR_PROBSERVACAO, PR_PRATIVO, PR_PRDATACADASTRO) VALUES (414,10,NULL,1,NOW());</text:p>
          </table:table-cell>
          <table:table-cell/>
        </table:table-row>
        <table:table-row table:style-name="ro1">
          <table:table-cell table:formula="of:=[.A404]+1" office:value-type="float" office:value="415" calcext:value-type="float">
            <text:p>415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405];&quot;,&quot;;[.B405];&quot;,NULL,1,NOW());&quot;)" office:value-type="string" office:string-value="INSERT INTO PRECORANKING (PR_PRPOSRANKING, PR_PRPRECO, PR_PROBSERVACAO, PR_PRATIVO, PR_PRDATACADASTRO) VALUES (415,10,NULL,1,NOW());" calcext:value-type="string">
            <text:p>INSERT INTO PRECORANKING (PR_PRPOSRANKING, PR_PRPRECO, PR_PROBSERVACAO, PR_PRATIVO, PR_PRDATACADASTRO) VALUES (415,10,NULL,1,NOW());</text:p>
          </table:table-cell>
          <table:table-cell/>
        </table:table-row>
        <table:table-row table:style-name="ro1">
          <table:table-cell table:formula="of:=[.A405]+1" office:value-type="float" office:value="416" calcext:value-type="float">
            <text:p>416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406];&quot;,&quot;;[.B406];&quot;,NULL,1,NOW());&quot;)" office:value-type="string" office:string-value="INSERT INTO PRECORANKING (PR_PRPOSRANKING, PR_PRPRECO, PR_PROBSERVACAO, PR_PRATIVO, PR_PRDATACADASTRO) VALUES (416,10,NULL,1,NOW());" calcext:value-type="string">
            <text:p>INSERT INTO PRECORANKING (PR_PRPOSRANKING, PR_PRPRECO, PR_PROBSERVACAO, PR_PRATIVO, PR_PRDATACADASTRO) VALUES (416,10,NULL,1,NOW());</text:p>
          </table:table-cell>
          <table:table-cell/>
        </table:table-row>
        <table:table-row table:style-name="ro1">
          <table:table-cell table:formula="of:=[.A406]+1" office:value-type="float" office:value="417" calcext:value-type="float">
            <text:p>417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407];&quot;,&quot;;[.B407];&quot;,NULL,1,NOW());&quot;)" office:value-type="string" office:string-value="INSERT INTO PRECORANKING (PR_PRPOSRANKING, PR_PRPRECO, PR_PROBSERVACAO, PR_PRATIVO, PR_PRDATACADASTRO) VALUES (417,10,NULL,1,NOW());" calcext:value-type="string">
            <text:p>INSERT INTO PRECORANKING (PR_PRPOSRANKING, PR_PRPRECO, PR_PROBSERVACAO, PR_PRATIVO, PR_PRDATACADASTRO) VALUES (417,10,NULL,1,NOW());</text:p>
          </table:table-cell>
          <table:table-cell/>
        </table:table-row>
        <table:table-row table:style-name="ro1">
          <table:table-cell table:formula="of:=[.A407]+1" office:value-type="float" office:value="418" calcext:value-type="float">
            <text:p>418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408];&quot;,&quot;;[.B408];&quot;,NULL,1,NOW());&quot;)" office:value-type="string" office:string-value="INSERT INTO PRECORANKING (PR_PRPOSRANKING, PR_PRPRECO, PR_PROBSERVACAO, PR_PRATIVO, PR_PRDATACADASTRO) VALUES (418,10,NULL,1,NOW());" calcext:value-type="string">
            <text:p>INSERT INTO PRECORANKING (PR_PRPOSRANKING, PR_PRPRECO, PR_PROBSERVACAO, PR_PRATIVO, PR_PRDATACADASTRO) VALUES (418,10,NULL,1,NOW());</text:p>
          </table:table-cell>
          <table:table-cell/>
        </table:table-row>
        <table:table-row table:style-name="ro1">
          <table:table-cell table:formula="of:=[.A408]+1" office:value-type="float" office:value="419" calcext:value-type="float">
            <text:p>41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409];&quot;,&quot;;[.B409];&quot;,NULL,1,NOW());&quot;)" office:value-type="string" office:string-value="INSERT INTO PRECORANKING (PR_PRPOSRANKING, PR_PRPRECO, PR_PROBSERVACAO, PR_PRATIVO, PR_PRDATACADASTRO) VALUES (419,10,NULL,1,NOW());" calcext:value-type="string">
            <text:p>INSERT INTO PRECORANKING (PR_PRPOSRANKING, PR_PRPRECO, PR_PROBSERVACAO, PR_PRATIVO, PR_PRDATACADASTRO) VALUES (419,10,NULL,1,NOW());</text:p>
          </table:table-cell>
          <table:table-cell/>
        </table:table-row>
        <table:table-row table:style-name="ro1">
          <table:table-cell table:formula="of:=[.A409]+1" office:value-type="float" office:value="420" calcext:value-type="float">
            <text:p>42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410];&quot;,&quot;;[.B410];&quot;,NULL,1,NOW());&quot;)" office:value-type="string" office:string-value="INSERT INTO PRECORANKING (PR_PRPOSRANKING, PR_PRPRECO, PR_PROBSERVACAO, PR_PRATIVO, PR_PRDATACADASTRO) VALUES (420,10,NULL,1,NOW());" calcext:value-type="string">
            <text:p>INSERT INTO PRECORANKING (PR_PRPOSRANKING, PR_PRPRECO, PR_PROBSERVACAO, PR_PRATIVO, PR_PRDATACADASTRO) VALUES (420,10,NULL,1,NOW());</text:p>
          </table:table-cell>
          <table:table-cell/>
        </table:table-row>
        <table:table-row table:style-name="ro1">
          <table:table-cell table:formula="of:=[.A410]+1" office:value-type="float" office:value="421" calcext:value-type="float">
            <text:p>42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411];&quot;,&quot;;[.B411];&quot;,NULL,1,NOW());&quot;)" office:value-type="string" office:string-value="INSERT INTO PRECORANKING (PR_PRPOSRANKING, PR_PRPRECO, PR_PROBSERVACAO, PR_PRATIVO, PR_PRDATACADASTRO) VALUES (421,10,NULL,1,NOW());" calcext:value-type="string">
            <text:p>INSERT INTO PRECORANKING (PR_PRPOSRANKING, PR_PRPRECO, PR_PROBSERVACAO, PR_PRATIVO, PR_PRDATACADASTRO) VALUES (421,10,NULL,1,NOW());</text:p>
          </table:table-cell>
          <table:table-cell/>
        </table:table-row>
        <table:table-row table:style-name="ro1">
          <table:table-cell table:formula="of:=[.A411]+1" office:value-type="float" office:value="422" calcext:value-type="float">
            <text:p>422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412];&quot;,&quot;;[.B412];&quot;,NULL,1,NOW());&quot;)" office:value-type="string" office:string-value="INSERT INTO PRECORANKING (PR_PRPOSRANKING, PR_PRPRECO, PR_PROBSERVACAO, PR_PRATIVO, PR_PRDATACADASTRO) VALUES (422,10,NULL,1,NOW());" calcext:value-type="string">
            <text:p>INSERT INTO PRECORANKING (PR_PRPOSRANKING, PR_PRPRECO, PR_PROBSERVACAO, PR_PRATIVO, PR_PRDATACADASTRO) VALUES (422,10,NULL,1,NOW());</text:p>
          </table:table-cell>
          <table:table-cell/>
        </table:table-row>
        <table:table-row table:style-name="ro1">
          <table:table-cell table:formula="of:=[.A412]+1" office:value-type="float" office:value="423" calcext:value-type="float">
            <text:p>42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413];&quot;,&quot;;[.B413];&quot;,NULL,1,NOW());&quot;)" office:value-type="string" office:string-value="INSERT INTO PRECORANKING (PR_PRPOSRANKING, PR_PRPRECO, PR_PROBSERVACAO, PR_PRATIVO, PR_PRDATACADASTRO) VALUES (423,10,NULL,1,NOW());" calcext:value-type="string">
            <text:p>INSERT INTO PRECORANKING (PR_PRPOSRANKING, PR_PRPRECO, PR_PROBSERVACAO, PR_PRATIVO, PR_PRDATACADASTRO) VALUES (423,10,NULL,1,NOW());</text:p>
          </table:table-cell>
          <table:table-cell/>
        </table:table-row>
        <table:table-row table:style-name="ro1">
          <table:table-cell table:formula="of:=[.A413]+1" office:value-type="float" office:value="424" calcext:value-type="float">
            <text:p>424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414];&quot;,&quot;;[.B414];&quot;,NULL,1,NOW());&quot;)" office:value-type="string" office:string-value="INSERT INTO PRECORANKING (PR_PRPOSRANKING, PR_PRPRECO, PR_PROBSERVACAO, PR_PRATIVO, PR_PRDATACADASTRO) VALUES (424,10,NULL,1,NOW());" calcext:value-type="string">
            <text:p>INSERT INTO PRECORANKING (PR_PRPOSRANKING, PR_PRPRECO, PR_PROBSERVACAO, PR_PRATIVO, PR_PRDATACADASTRO) VALUES (424,10,NULL,1,NOW());</text:p>
          </table:table-cell>
          <table:table-cell/>
        </table:table-row>
        <table:table-row table:style-name="ro1">
          <table:table-cell table:formula="of:=[.A414]+1" office:value-type="float" office:value="425" calcext:value-type="float">
            <text:p>425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415];&quot;,&quot;;[.B415];&quot;,NULL,1,NOW());&quot;)" office:value-type="string" office:string-value="INSERT INTO PRECORANKING (PR_PRPOSRANKING, PR_PRPRECO, PR_PROBSERVACAO, PR_PRATIVO, PR_PRDATACADASTRO) VALUES (425,10,NULL,1,NOW());" calcext:value-type="string">
            <text:p>INSERT INTO PRECORANKING (PR_PRPOSRANKING, PR_PRPRECO, PR_PROBSERVACAO, PR_PRATIVO, PR_PRDATACADASTRO) VALUES (425,10,NULL,1,NOW());</text:p>
          </table:table-cell>
          <table:table-cell/>
        </table:table-row>
        <table:table-row table:style-name="ro1">
          <table:table-cell table:formula="of:=[.A415]+1" office:value-type="float" office:value="426" calcext:value-type="float">
            <text:p>426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416];&quot;,&quot;;[.B416];&quot;,NULL,1,NOW());&quot;)" office:value-type="string" office:string-value="INSERT INTO PRECORANKING (PR_PRPOSRANKING, PR_PRPRECO, PR_PROBSERVACAO, PR_PRATIVO, PR_PRDATACADASTRO) VALUES (426,10,NULL,1,NOW());" calcext:value-type="string">
            <text:p>INSERT INTO PRECORANKING (PR_PRPOSRANKING, PR_PRPRECO, PR_PROBSERVACAO, PR_PRATIVO, PR_PRDATACADASTRO) VALUES (426,10,NULL,1,NOW());</text:p>
          </table:table-cell>
          <table:table-cell/>
        </table:table-row>
        <table:table-row table:style-name="ro1">
          <table:table-cell table:formula="of:=[.A416]+1" office:value-type="float" office:value="427" calcext:value-type="float">
            <text:p>427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417];&quot;,&quot;;[.B417];&quot;,NULL,1,NOW());&quot;)" office:value-type="string" office:string-value="INSERT INTO PRECORANKING (PR_PRPOSRANKING, PR_PRPRECO, PR_PROBSERVACAO, PR_PRATIVO, PR_PRDATACADASTRO) VALUES (427,10,NULL,1,NOW());" calcext:value-type="string">
            <text:p>INSERT INTO PRECORANKING (PR_PRPOSRANKING, PR_PRPRECO, PR_PROBSERVACAO, PR_PRATIVO, PR_PRDATACADASTRO) VALUES (427,10,NULL,1,NOW());</text:p>
          </table:table-cell>
          <table:table-cell/>
        </table:table-row>
        <table:table-row table:style-name="ro1">
          <table:table-cell table:formula="of:=[.A417]+1" office:value-type="float" office:value="428" calcext:value-type="float">
            <text:p>428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418];&quot;,&quot;;[.B418];&quot;,NULL,1,NOW());&quot;)" office:value-type="string" office:string-value="INSERT INTO PRECORANKING (PR_PRPOSRANKING, PR_PRPRECO, PR_PROBSERVACAO, PR_PRATIVO, PR_PRDATACADASTRO) VALUES (428,10,NULL,1,NOW());" calcext:value-type="string">
            <text:p>INSERT INTO PRECORANKING (PR_PRPOSRANKING, PR_PRPRECO, PR_PROBSERVACAO, PR_PRATIVO, PR_PRDATACADASTRO) VALUES (428,10,NULL,1,NOW());</text:p>
          </table:table-cell>
          <table:table-cell/>
        </table:table-row>
        <table:table-row table:style-name="ro1">
          <table:table-cell table:formula="of:=[.A418]+1" office:value-type="float" office:value="429" calcext:value-type="float">
            <text:p>42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419];&quot;,&quot;;[.B419];&quot;,NULL,1,NOW());&quot;)" office:value-type="string" office:string-value="INSERT INTO PRECORANKING (PR_PRPOSRANKING, PR_PRPRECO, PR_PROBSERVACAO, PR_PRATIVO, PR_PRDATACADASTRO) VALUES (429,10,NULL,1,NOW());" calcext:value-type="string">
            <text:p>INSERT INTO PRECORANKING (PR_PRPOSRANKING, PR_PRPRECO, PR_PROBSERVACAO, PR_PRATIVO, PR_PRDATACADASTRO) VALUES (429,10,NULL,1,NOW());</text:p>
          </table:table-cell>
          <table:table-cell/>
        </table:table-row>
        <table:table-row table:style-name="ro1">
          <table:table-cell table:formula="of:=[.A419]+1" office:value-type="float" office:value="430" calcext:value-type="float">
            <text:p>43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420];&quot;,&quot;;[.B420];&quot;,NULL,1,NOW());&quot;)" office:value-type="string" office:string-value="INSERT INTO PRECORANKING (PR_PRPOSRANKING, PR_PRPRECO, PR_PROBSERVACAO, PR_PRATIVO, PR_PRDATACADASTRO) VALUES (430,10,NULL,1,NOW());" calcext:value-type="string">
            <text:p>INSERT INTO PRECORANKING (PR_PRPOSRANKING, PR_PRPRECO, PR_PROBSERVACAO, PR_PRATIVO, PR_PRDATACADASTRO) VALUES (430,10,NULL,1,NOW());</text:p>
          </table:table-cell>
          <table:table-cell/>
        </table:table-row>
        <table:table-row table:style-name="ro1">
          <table:table-cell table:formula="of:=[.A420]+1" office:value-type="float" office:value="431" calcext:value-type="float">
            <text:p>43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421];&quot;,&quot;;[.B421];&quot;,NULL,1,NOW());&quot;)" office:value-type="string" office:string-value="INSERT INTO PRECORANKING (PR_PRPOSRANKING, PR_PRPRECO, PR_PROBSERVACAO, PR_PRATIVO, PR_PRDATACADASTRO) VALUES (431,10,NULL,1,NOW());" calcext:value-type="string">
            <text:p>INSERT INTO PRECORANKING (PR_PRPOSRANKING, PR_PRPRECO, PR_PROBSERVACAO, PR_PRATIVO, PR_PRDATACADASTRO) VALUES (431,10,NULL,1,NOW());</text:p>
          </table:table-cell>
          <table:table-cell/>
        </table:table-row>
        <table:table-row table:style-name="ro1">
          <table:table-cell table:formula="of:=[.A421]+1" office:value-type="float" office:value="432" calcext:value-type="float">
            <text:p>432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422];&quot;,&quot;;[.B422];&quot;,NULL,1,NOW());&quot;)" office:value-type="string" office:string-value="INSERT INTO PRECORANKING (PR_PRPOSRANKING, PR_PRPRECO, PR_PROBSERVACAO, PR_PRATIVO, PR_PRDATACADASTRO) VALUES (432,10,NULL,1,NOW());" calcext:value-type="string">
            <text:p>INSERT INTO PRECORANKING (PR_PRPOSRANKING, PR_PRPRECO, PR_PROBSERVACAO, PR_PRATIVO, PR_PRDATACADASTRO) VALUES (432,10,NULL,1,NOW());</text:p>
          </table:table-cell>
          <table:table-cell/>
        </table:table-row>
        <table:table-row table:style-name="ro1">
          <table:table-cell table:formula="of:=[.A422]+1" office:value-type="float" office:value="433" calcext:value-type="float">
            <text:p>43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423];&quot;,&quot;;[.B423];&quot;,NULL,1,NOW());&quot;)" office:value-type="string" office:string-value="INSERT INTO PRECORANKING (PR_PRPOSRANKING, PR_PRPRECO, PR_PROBSERVACAO, PR_PRATIVO, PR_PRDATACADASTRO) VALUES (433,10,NULL,1,NOW());" calcext:value-type="string">
            <text:p>INSERT INTO PRECORANKING (PR_PRPOSRANKING, PR_PRPRECO, PR_PROBSERVACAO, PR_PRATIVO, PR_PRDATACADASTRO) VALUES (433,10,NULL,1,NOW());</text:p>
          </table:table-cell>
          <table:table-cell/>
        </table:table-row>
        <table:table-row table:style-name="ro1">
          <table:table-cell table:formula="of:=[.A423]+1" office:value-type="float" office:value="434" calcext:value-type="float">
            <text:p>434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424];&quot;,&quot;;[.B424];&quot;,NULL,1,NOW());&quot;)" office:value-type="string" office:string-value="INSERT INTO PRECORANKING (PR_PRPOSRANKING, PR_PRPRECO, PR_PROBSERVACAO, PR_PRATIVO, PR_PRDATACADASTRO) VALUES (434,10,NULL,1,NOW());" calcext:value-type="string">
            <text:p>INSERT INTO PRECORANKING (PR_PRPOSRANKING, PR_PRPRECO, PR_PROBSERVACAO, PR_PRATIVO, PR_PRDATACADASTRO) VALUES (434,10,NULL,1,NOW());</text:p>
          </table:table-cell>
          <table:table-cell/>
        </table:table-row>
        <table:table-row table:style-name="ro1">
          <table:table-cell table:formula="of:=[.A424]+1" office:value-type="float" office:value="435" calcext:value-type="float">
            <text:p>435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425];&quot;,&quot;;[.B425];&quot;,NULL,1,NOW());&quot;)" office:value-type="string" office:string-value="INSERT INTO PRECORANKING (PR_PRPOSRANKING, PR_PRPRECO, PR_PROBSERVACAO, PR_PRATIVO, PR_PRDATACADASTRO) VALUES (435,10,NULL,1,NOW());" calcext:value-type="string">
            <text:p>INSERT INTO PRECORANKING (PR_PRPOSRANKING, PR_PRPRECO, PR_PROBSERVACAO, PR_PRATIVO, PR_PRDATACADASTRO) VALUES (435,10,NULL,1,NOW());</text:p>
          </table:table-cell>
          <table:table-cell/>
        </table:table-row>
        <table:table-row table:style-name="ro1">
          <table:table-cell table:formula="of:=[.A425]+1" office:value-type="float" office:value="436" calcext:value-type="float">
            <text:p>436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426];&quot;,&quot;;[.B426];&quot;,NULL,1,NOW());&quot;)" office:value-type="string" office:string-value="INSERT INTO PRECORANKING (PR_PRPOSRANKING, PR_PRPRECO, PR_PROBSERVACAO, PR_PRATIVO, PR_PRDATACADASTRO) VALUES (436,10,NULL,1,NOW());" calcext:value-type="string">
            <text:p>INSERT INTO PRECORANKING (PR_PRPOSRANKING, PR_PRPRECO, PR_PROBSERVACAO, PR_PRATIVO, PR_PRDATACADASTRO) VALUES (436,10,NULL,1,NOW());</text:p>
          </table:table-cell>
          <table:table-cell/>
        </table:table-row>
        <table:table-row table:style-name="ro1">
          <table:table-cell table:formula="of:=[.A426]+1" office:value-type="float" office:value="437" calcext:value-type="float">
            <text:p>437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427];&quot;,&quot;;[.B427];&quot;,NULL,1,NOW());&quot;)" office:value-type="string" office:string-value="INSERT INTO PRECORANKING (PR_PRPOSRANKING, PR_PRPRECO, PR_PROBSERVACAO, PR_PRATIVO, PR_PRDATACADASTRO) VALUES (437,10,NULL,1,NOW());" calcext:value-type="string">
            <text:p>INSERT INTO PRECORANKING (PR_PRPOSRANKING, PR_PRPRECO, PR_PROBSERVACAO, PR_PRATIVO, PR_PRDATACADASTRO) VALUES (437,10,NULL,1,NOW());</text:p>
          </table:table-cell>
          <table:table-cell/>
        </table:table-row>
        <table:table-row table:style-name="ro1">
          <table:table-cell table:formula="of:=[.A427]+1" office:value-type="float" office:value="438" calcext:value-type="float">
            <text:p>438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428];&quot;,&quot;;[.B428];&quot;,NULL,1,NOW());&quot;)" office:value-type="string" office:string-value="INSERT INTO PRECORANKING (PR_PRPOSRANKING, PR_PRPRECO, PR_PROBSERVACAO, PR_PRATIVO, PR_PRDATACADASTRO) VALUES (438,10,NULL,1,NOW());" calcext:value-type="string">
            <text:p>INSERT INTO PRECORANKING (PR_PRPOSRANKING, PR_PRPRECO, PR_PROBSERVACAO, PR_PRATIVO, PR_PRDATACADASTRO) VALUES (438,10,NULL,1,NOW());</text:p>
          </table:table-cell>
          <table:table-cell/>
        </table:table-row>
        <table:table-row table:style-name="ro1">
          <table:table-cell table:formula="of:=[.A428]+1" office:value-type="float" office:value="439" calcext:value-type="float">
            <text:p>43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429];&quot;,&quot;;[.B429];&quot;,NULL,1,NOW());&quot;)" office:value-type="string" office:string-value="INSERT INTO PRECORANKING (PR_PRPOSRANKING, PR_PRPRECO, PR_PROBSERVACAO, PR_PRATIVO, PR_PRDATACADASTRO) VALUES (439,10,NULL,1,NOW());" calcext:value-type="string">
            <text:p>INSERT INTO PRECORANKING (PR_PRPOSRANKING, PR_PRPRECO, PR_PROBSERVACAO, PR_PRATIVO, PR_PRDATACADASTRO) VALUES (439,10,NULL,1,NOW());</text:p>
          </table:table-cell>
          <table:table-cell/>
        </table:table-row>
        <table:table-row table:style-name="ro1">
          <table:table-cell table:formula="of:=[.A429]+1" office:value-type="float" office:value="440" calcext:value-type="float">
            <text:p>44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430];&quot;,&quot;;[.B430];&quot;,NULL,1,NOW());&quot;)" office:value-type="string" office:string-value="INSERT INTO PRECORANKING (PR_PRPOSRANKING, PR_PRPRECO, PR_PROBSERVACAO, PR_PRATIVO, PR_PRDATACADASTRO) VALUES (440,10,NULL,1,NOW());" calcext:value-type="string">
            <text:p>INSERT INTO PRECORANKING (PR_PRPOSRANKING, PR_PRPRECO, PR_PROBSERVACAO, PR_PRATIVO, PR_PRDATACADASTRO) VALUES (440,10,NULL,1,NOW());</text:p>
          </table:table-cell>
          <table:table-cell/>
        </table:table-row>
        <table:table-row table:style-name="ro1">
          <table:table-cell table:formula="of:=[.A430]+1" office:value-type="float" office:value="441" calcext:value-type="float">
            <text:p>44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431];&quot;,&quot;;[.B431];&quot;,NULL,1,NOW());&quot;)" office:value-type="string" office:string-value="INSERT INTO PRECORANKING (PR_PRPOSRANKING, PR_PRPRECO, PR_PROBSERVACAO, PR_PRATIVO, PR_PRDATACADASTRO) VALUES (441,10,NULL,1,NOW());" calcext:value-type="string">
            <text:p>INSERT INTO PRECORANKING (PR_PRPOSRANKING, PR_PRPRECO, PR_PROBSERVACAO, PR_PRATIVO, PR_PRDATACADASTRO) VALUES (441,10,NULL,1,NOW());</text:p>
          </table:table-cell>
          <table:table-cell/>
        </table:table-row>
        <table:table-row table:style-name="ro1">
          <table:table-cell table:formula="of:=[.A431]+1" office:value-type="float" office:value="442" calcext:value-type="float">
            <text:p>442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432];&quot;,&quot;;[.B432];&quot;,NULL,1,NOW());&quot;)" office:value-type="string" office:string-value="INSERT INTO PRECORANKING (PR_PRPOSRANKING, PR_PRPRECO, PR_PROBSERVACAO, PR_PRATIVO, PR_PRDATACADASTRO) VALUES (442,10,NULL,1,NOW());" calcext:value-type="string">
            <text:p>INSERT INTO PRECORANKING (PR_PRPOSRANKING, PR_PRPRECO, PR_PROBSERVACAO, PR_PRATIVO, PR_PRDATACADASTRO) VALUES (442,10,NULL,1,NOW());</text:p>
          </table:table-cell>
          <table:table-cell/>
        </table:table-row>
        <table:table-row table:style-name="ro1">
          <table:table-cell table:formula="of:=[.A432]+1" office:value-type="float" office:value="443" calcext:value-type="float">
            <text:p>44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433];&quot;,&quot;;[.B433];&quot;,NULL,1,NOW());&quot;)" office:value-type="string" office:string-value="INSERT INTO PRECORANKING (PR_PRPOSRANKING, PR_PRPRECO, PR_PROBSERVACAO, PR_PRATIVO, PR_PRDATACADASTRO) VALUES (443,10,NULL,1,NOW());" calcext:value-type="string">
            <text:p>INSERT INTO PRECORANKING (PR_PRPOSRANKING, PR_PRPRECO, PR_PROBSERVACAO, PR_PRATIVO, PR_PRDATACADASTRO) VALUES (443,10,NULL,1,NOW());</text:p>
          </table:table-cell>
          <table:table-cell/>
        </table:table-row>
        <table:table-row table:style-name="ro1">
          <table:table-cell table:formula="of:=[.A433]+1" office:value-type="float" office:value="444" calcext:value-type="float">
            <text:p>444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434];&quot;,&quot;;[.B434];&quot;,NULL,1,NOW());&quot;)" office:value-type="string" office:string-value="INSERT INTO PRECORANKING (PR_PRPOSRANKING, PR_PRPRECO, PR_PROBSERVACAO, PR_PRATIVO, PR_PRDATACADASTRO) VALUES (444,10,NULL,1,NOW());" calcext:value-type="string">
            <text:p>INSERT INTO PRECORANKING (PR_PRPOSRANKING, PR_PRPRECO, PR_PROBSERVACAO, PR_PRATIVO, PR_PRDATACADASTRO) VALUES (444,10,NULL,1,NOW());</text:p>
          </table:table-cell>
          <table:table-cell/>
        </table:table-row>
        <table:table-row table:style-name="ro1">
          <table:table-cell table:formula="of:=[.A434]+1" office:value-type="float" office:value="445" calcext:value-type="float">
            <text:p>445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435];&quot;,&quot;;[.B435];&quot;,NULL,1,NOW());&quot;)" office:value-type="string" office:string-value="INSERT INTO PRECORANKING (PR_PRPOSRANKING, PR_PRPRECO, PR_PROBSERVACAO, PR_PRATIVO, PR_PRDATACADASTRO) VALUES (445,10,NULL,1,NOW());" calcext:value-type="string">
            <text:p>INSERT INTO PRECORANKING (PR_PRPOSRANKING, PR_PRPRECO, PR_PROBSERVACAO, PR_PRATIVO, PR_PRDATACADASTRO) VALUES (445,10,NULL,1,NOW());</text:p>
          </table:table-cell>
          <table:table-cell/>
        </table:table-row>
        <table:table-row table:style-name="ro1">
          <table:table-cell table:formula="of:=[.A435]+1" office:value-type="float" office:value="446" calcext:value-type="float">
            <text:p>446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436];&quot;,&quot;;[.B436];&quot;,NULL,1,NOW());&quot;)" office:value-type="string" office:string-value="INSERT INTO PRECORANKING (PR_PRPOSRANKING, PR_PRPRECO, PR_PROBSERVACAO, PR_PRATIVO, PR_PRDATACADASTRO) VALUES (446,10,NULL,1,NOW());" calcext:value-type="string">
            <text:p>INSERT INTO PRECORANKING (PR_PRPOSRANKING, PR_PRPRECO, PR_PROBSERVACAO, PR_PRATIVO, PR_PRDATACADASTRO) VALUES (446,10,NULL,1,NOW());</text:p>
          </table:table-cell>
          <table:table-cell/>
        </table:table-row>
        <table:table-row table:style-name="ro1">
          <table:table-cell table:formula="of:=[.A436]+1" office:value-type="float" office:value="447" calcext:value-type="float">
            <text:p>447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437];&quot;,&quot;;[.B437];&quot;,NULL,1,NOW());&quot;)" office:value-type="string" office:string-value="INSERT INTO PRECORANKING (PR_PRPOSRANKING, PR_PRPRECO, PR_PROBSERVACAO, PR_PRATIVO, PR_PRDATACADASTRO) VALUES (447,10,NULL,1,NOW());" calcext:value-type="string">
            <text:p>INSERT INTO PRECORANKING (PR_PRPOSRANKING, PR_PRPRECO, PR_PROBSERVACAO, PR_PRATIVO, PR_PRDATACADASTRO) VALUES (447,10,NULL,1,NOW());</text:p>
          </table:table-cell>
          <table:table-cell/>
        </table:table-row>
        <table:table-row table:style-name="ro1">
          <table:table-cell table:formula="of:=[.A437]+1" office:value-type="float" office:value="448" calcext:value-type="float">
            <text:p>448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438];&quot;,&quot;;[.B438];&quot;,NULL,1,NOW());&quot;)" office:value-type="string" office:string-value="INSERT INTO PRECORANKING (PR_PRPOSRANKING, PR_PRPRECO, PR_PROBSERVACAO, PR_PRATIVO, PR_PRDATACADASTRO) VALUES (448,10,NULL,1,NOW());" calcext:value-type="string">
            <text:p>INSERT INTO PRECORANKING (PR_PRPOSRANKING, PR_PRPRECO, PR_PROBSERVACAO, PR_PRATIVO, PR_PRDATACADASTRO) VALUES (448,10,NULL,1,NOW());</text:p>
          </table:table-cell>
          <table:table-cell/>
        </table:table-row>
        <table:table-row table:style-name="ro1">
          <table:table-cell table:formula="of:=[.A438]+1" office:value-type="float" office:value="449" calcext:value-type="float">
            <text:p>44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439];&quot;,&quot;;[.B439];&quot;,NULL,1,NOW());&quot;)" office:value-type="string" office:string-value="INSERT INTO PRECORANKING (PR_PRPOSRANKING, PR_PRPRECO, PR_PROBSERVACAO, PR_PRATIVO, PR_PRDATACADASTRO) VALUES (449,10,NULL,1,NOW());" calcext:value-type="string">
            <text:p>INSERT INTO PRECORANKING (PR_PRPOSRANKING, PR_PRPRECO, PR_PROBSERVACAO, PR_PRATIVO, PR_PRDATACADASTRO) VALUES (449,10,NULL,1,NOW());</text:p>
          </table:table-cell>
          <table:table-cell/>
        </table:table-row>
        <table:table-row table:style-name="ro1">
          <table:table-cell table:formula="of:=[.A439]+1" office:value-type="float" office:value="450" calcext:value-type="float">
            <text:p>45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440];&quot;,&quot;;[.B440];&quot;,NULL,1,NOW());&quot;)" office:value-type="string" office:string-value="INSERT INTO PRECORANKING (PR_PRPOSRANKING, PR_PRPRECO, PR_PROBSERVACAO, PR_PRATIVO, PR_PRDATACADASTRO) VALUES (450,10,NULL,1,NOW());" calcext:value-type="string">
            <text:p>INSERT INTO PRECORANKING (PR_PRPOSRANKING, PR_PRPRECO, PR_PROBSERVACAO, PR_PRATIVO, PR_PRDATACADASTRO) VALUES (450,10,NULL,1,NOW());</text:p>
          </table:table-cell>
          <table:table-cell/>
        </table:table-row>
        <table:table-row table:style-name="ro1">
          <table:table-cell table:formula="of:=[.A440]+1" office:value-type="float" office:value="451" calcext:value-type="float">
            <text:p>45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441];&quot;,&quot;;[.B441];&quot;,NULL,1,NOW());&quot;)" office:value-type="string" office:string-value="INSERT INTO PRECORANKING (PR_PRPOSRANKING, PR_PRPRECO, PR_PROBSERVACAO, PR_PRATIVO, PR_PRDATACADASTRO) VALUES (451,10,NULL,1,NOW());" calcext:value-type="string">
            <text:p>INSERT INTO PRECORANKING (PR_PRPOSRANKING, PR_PRPRECO, PR_PROBSERVACAO, PR_PRATIVO, PR_PRDATACADASTRO) VALUES (451,10,NULL,1,NOW());</text:p>
          </table:table-cell>
          <table:table-cell/>
        </table:table-row>
        <table:table-row table:style-name="ro1">
          <table:table-cell table:formula="of:=[.A441]+1" office:value-type="float" office:value="452" calcext:value-type="float">
            <text:p>452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442];&quot;,&quot;;[.B442];&quot;,NULL,1,NOW());&quot;)" office:value-type="string" office:string-value="INSERT INTO PRECORANKING (PR_PRPOSRANKING, PR_PRPRECO, PR_PROBSERVACAO, PR_PRATIVO, PR_PRDATACADASTRO) VALUES (452,10,NULL,1,NOW());" calcext:value-type="string">
            <text:p>INSERT INTO PRECORANKING (PR_PRPOSRANKING, PR_PRPRECO, PR_PROBSERVACAO, PR_PRATIVO, PR_PRDATACADASTRO) VALUES (452,10,NULL,1,NOW());</text:p>
          </table:table-cell>
          <table:table-cell/>
        </table:table-row>
        <table:table-row table:style-name="ro1">
          <table:table-cell table:formula="of:=[.A442]+1" office:value-type="float" office:value="453" calcext:value-type="float">
            <text:p>45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443];&quot;,&quot;;[.B443];&quot;,NULL,1,NOW());&quot;)" office:value-type="string" office:string-value="INSERT INTO PRECORANKING (PR_PRPOSRANKING, PR_PRPRECO, PR_PROBSERVACAO, PR_PRATIVO, PR_PRDATACADASTRO) VALUES (453,10,NULL,1,NOW());" calcext:value-type="string">
            <text:p>INSERT INTO PRECORANKING (PR_PRPOSRANKING, PR_PRPRECO, PR_PROBSERVACAO, PR_PRATIVO, PR_PRDATACADASTRO) VALUES (453,10,NULL,1,NOW());</text:p>
          </table:table-cell>
          <table:table-cell/>
        </table:table-row>
        <table:table-row table:style-name="ro1">
          <table:table-cell table:formula="of:=[.A443]+1" office:value-type="float" office:value="454" calcext:value-type="float">
            <text:p>454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444];&quot;,&quot;;[.B444];&quot;,NULL,1,NOW());&quot;)" office:value-type="string" office:string-value="INSERT INTO PRECORANKING (PR_PRPOSRANKING, PR_PRPRECO, PR_PROBSERVACAO, PR_PRATIVO, PR_PRDATACADASTRO) VALUES (454,10,NULL,1,NOW());" calcext:value-type="string">
            <text:p>INSERT INTO PRECORANKING (PR_PRPOSRANKING, PR_PRPRECO, PR_PROBSERVACAO, PR_PRATIVO, PR_PRDATACADASTRO) VALUES (454,10,NULL,1,NOW());</text:p>
          </table:table-cell>
          <table:table-cell/>
        </table:table-row>
        <table:table-row table:style-name="ro1">
          <table:table-cell table:formula="of:=[.A444]+1" office:value-type="float" office:value="455" calcext:value-type="float">
            <text:p>455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445];&quot;,&quot;;[.B445];&quot;,NULL,1,NOW());&quot;)" office:value-type="string" office:string-value="INSERT INTO PRECORANKING (PR_PRPOSRANKING, PR_PRPRECO, PR_PROBSERVACAO, PR_PRATIVO, PR_PRDATACADASTRO) VALUES (455,10,NULL,1,NOW());" calcext:value-type="string">
            <text:p>INSERT INTO PRECORANKING (PR_PRPOSRANKING, PR_PRPRECO, PR_PROBSERVACAO, PR_PRATIVO, PR_PRDATACADASTRO) VALUES (455,10,NULL,1,NOW());</text:p>
          </table:table-cell>
          <table:table-cell/>
        </table:table-row>
        <table:table-row table:style-name="ro1">
          <table:table-cell table:formula="of:=[.A445]+1" office:value-type="float" office:value="456" calcext:value-type="float">
            <text:p>456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446];&quot;,&quot;;[.B446];&quot;,NULL,1,NOW());&quot;)" office:value-type="string" office:string-value="INSERT INTO PRECORANKING (PR_PRPOSRANKING, PR_PRPRECO, PR_PROBSERVACAO, PR_PRATIVO, PR_PRDATACADASTRO) VALUES (456,10,NULL,1,NOW());" calcext:value-type="string">
            <text:p>INSERT INTO PRECORANKING (PR_PRPOSRANKING, PR_PRPRECO, PR_PROBSERVACAO, PR_PRATIVO, PR_PRDATACADASTRO) VALUES (456,10,NULL,1,NOW());</text:p>
          </table:table-cell>
          <table:table-cell/>
        </table:table-row>
        <table:table-row table:style-name="ro1">
          <table:table-cell table:formula="of:=[.A446]+1" office:value-type="float" office:value="457" calcext:value-type="float">
            <text:p>457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447];&quot;,&quot;;[.B447];&quot;,NULL,1,NOW());&quot;)" office:value-type="string" office:string-value="INSERT INTO PRECORANKING (PR_PRPOSRANKING, PR_PRPRECO, PR_PROBSERVACAO, PR_PRATIVO, PR_PRDATACADASTRO) VALUES (457,10,NULL,1,NOW());" calcext:value-type="string">
            <text:p>INSERT INTO PRECORANKING (PR_PRPOSRANKING, PR_PRPRECO, PR_PROBSERVACAO, PR_PRATIVO, PR_PRDATACADASTRO) VALUES (457,10,NULL,1,NOW());</text:p>
          </table:table-cell>
          <table:table-cell/>
        </table:table-row>
        <table:table-row table:style-name="ro1">
          <table:table-cell table:formula="of:=[.A447]+1" office:value-type="float" office:value="458" calcext:value-type="float">
            <text:p>458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448];&quot;,&quot;;[.B448];&quot;,NULL,1,NOW());&quot;)" office:value-type="string" office:string-value="INSERT INTO PRECORANKING (PR_PRPOSRANKING, PR_PRPRECO, PR_PROBSERVACAO, PR_PRATIVO, PR_PRDATACADASTRO) VALUES (458,10,NULL,1,NOW());" calcext:value-type="string">
            <text:p>INSERT INTO PRECORANKING (PR_PRPOSRANKING, PR_PRPRECO, PR_PROBSERVACAO, PR_PRATIVO, PR_PRDATACADASTRO) VALUES (458,10,NULL,1,NOW());</text:p>
          </table:table-cell>
          <table:table-cell/>
        </table:table-row>
        <table:table-row table:style-name="ro1">
          <table:table-cell table:formula="of:=[.A448]+1" office:value-type="float" office:value="459" calcext:value-type="float">
            <text:p>45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449];&quot;,&quot;;[.B449];&quot;,NULL,1,NOW());&quot;)" office:value-type="string" office:string-value="INSERT INTO PRECORANKING (PR_PRPOSRANKING, PR_PRPRECO, PR_PROBSERVACAO, PR_PRATIVO, PR_PRDATACADASTRO) VALUES (459,10,NULL,1,NOW());" calcext:value-type="string">
            <text:p>INSERT INTO PRECORANKING (PR_PRPOSRANKING, PR_PRPRECO, PR_PROBSERVACAO, PR_PRATIVO, PR_PRDATACADASTRO) VALUES (459,10,NULL,1,NOW());</text:p>
          </table:table-cell>
          <table:table-cell/>
        </table:table-row>
        <table:table-row table:style-name="ro1">
          <table:table-cell table:formula="of:=[.A449]+1" office:value-type="float" office:value="460" calcext:value-type="float">
            <text:p>46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450];&quot;,&quot;;[.B450];&quot;,NULL,1,NOW());&quot;)" office:value-type="string" office:string-value="INSERT INTO PRECORANKING (PR_PRPOSRANKING, PR_PRPRECO, PR_PROBSERVACAO, PR_PRATIVO, PR_PRDATACADASTRO) VALUES (460,10,NULL,1,NOW());" calcext:value-type="string">
            <text:p>INSERT INTO PRECORANKING (PR_PRPOSRANKING, PR_PRPRECO, PR_PROBSERVACAO, PR_PRATIVO, PR_PRDATACADASTRO) VALUES (460,10,NULL,1,NOW());</text:p>
          </table:table-cell>
          <table:table-cell/>
        </table:table-row>
        <table:table-row table:style-name="ro1">
          <table:table-cell table:formula="of:=[.A450]+1" office:value-type="float" office:value="461" calcext:value-type="float">
            <text:p>46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451];&quot;,&quot;;[.B451];&quot;,NULL,1,NOW());&quot;)" office:value-type="string" office:string-value="INSERT INTO PRECORANKING (PR_PRPOSRANKING, PR_PRPRECO, PR_PROBSERVACAO, PR_PRATIVO, PR_PRDATACADASTRO) VALUES (461,10,NULL,1,NOW());" calcext:value-type="string">
            <text:p>INSERT INTO PRECORANKING (PR_PRPOSRANKING, PR_PRPRECO, PR_PROBSERVACAO, PR_PRATIVO, PR_PRDATACADASTRO) VALUES (461,10,NULL,1,NOW());</text:p>
          </table:table-cell>
          <table:table-cell/>
        </table:table-row>
        <table:table-row table:style-name="ro1">
          <table:table-cell table:formula="of:=[.A451]+1" office:value-type="float" office:value="462" calcext:value-type="float">
            <text:p>462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452];&quot;,&quot;;[.B452];&quot;,NULL,1,NOW());&quot;)" office:value-type="string" office:string-value="INSERT INTO PRECORANKING (PR_PRPOSRANKING, PR_PRPRECO, PR_PROBSERVACAO, PR_PRATIVO, PR_PRDATACADASTRO) VALUES (462,10,NULL,1,NOW());" calcext:value-type="string">
            <text:p>INSERT INTO PRECORANKING (PR_PRPOSRANKING, PR_PRPRECO, PR_PROBSERVACAO, PR_PRATIVO, PR_PRDATACADASTRO) VALUES (462,10,NULL,1,NOW());</text:p>
          </table:table-cell>
          <table:table-cell/>
        </table:table-row>
        <table:table-row table:style-name="ro1">
          <table:table-cell table:formula="of:=[.A452]+1" office:value-type="float" office:value="463" calcext:value-type="float">
            <text:p>46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453];&quot;,&quot;;[.B453];&quot;,NULL,1,NOW());&quot;)" office:value-type="string" office:string-value="INSERT INTO PRECORANKING (PR_PRPOSRANKING, PR_PRPRECO, PR_PROBSERVACAO, PR_PRATIVO, PR_PRDATACADASTRO) VALUES (463,10,NULL,1,NOW());" calcext:value-type="string">
            <text:p>INSERT INTO PRECORANKING (PR_PRPOSRANKING, PR_PRPRECO, PR_PROBSERVACAO, PR_PRATIVO, PR_PRDATACADASTRO) VALUES (463,10,NULL,1,NOW());</text:p>
          </table:table-cell>
          <table:table-cell/>
        </table:table-row>
        <table:table-row table:style-name="ro1">
          <table:table-cell table:formula="of:=[.A453]+1" office:value-type="float" office:value="464" calcext:value-type="float">
            <text:p>464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454];&quot;,&quot;;[.B454];&quot;,NULL,1,NOW());&quot;)" office:value-type="string" office:string-value="INSERT INTO PRECORANKING (PR_PRPOSRANKING, PR_PRPRECO, PR_PROBSERVACAO, PR_PRATIVO, PR_PRDATACADASTRO) VALUES (464,10,NULL,1,NOW());" calcext:value-type="string">
            <text:p>INSERT INTO PRECORANKING (PR_PRPOSRANKING, PR_PRPRECO, PR_PROBSERVACAO, PR_PRATIVO, PR_PRDATACADASTRO) VALUES (464,10,NULL,1,NOW());</text:p>
          </table:table-cell>
          <table:table-cell/>
        </table:table-row>
        <table:table-row table:style-name="ro1">
          <table:table-cell table:formula="of:=[.A454]+1" office:value-type="float" office:value="465" calcext:value-type="float">
            <text:p>465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455];&quot;,&quot;;[.B455];&quot;,NULL,1,NOW());&quot;)" office:value-type="string" office:string-value="INSERT INTO PRECORANKING (PR_PRPOSRANKING, PR_PRPRECO, PR_PROBSERVACAO, PR_PRATIVO, PR_PRDATACADASTRO) VALUES (465,10,NULL,1,NOW());" calcext:value-type="string">
            <text:p>INSERT INTO PRECORANKING (PR_PRPOSRANKING, PR_PRPRECO, PR_PROBSERVACAO, PR_PRATIVO, PR_PRDATACADASTRO) VALUES (465,10,NULL,1,NOW());</text:p>
          </table:table-cell>
          <table:table-cell/>
        </table:table-row>
        <table:table-row table:style-name="ro1">
          <table:table-cell table:formula="of:=[.A455]+1" office:value-type="float" office:value="466" calcext:value-type="float">
            <text:p>466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456];&quot;,&quot;;[.B456];&quot;,NULL,1,NOW());&quot;)" office:value-type="string" office:string-value="INSERT INTO PRECORANKING (PR_PRPOSRANKING, PR_PRPRECO, PR_PROBSERVACAO, PR_PRATIVO, PR_PRDATACADASTRO) VALUES (466,10,NULL,1,NOW());" calcext:value-type="string">
            <text:p>INSERT INTO PRECORANKING (PR_PRPOSRANKING, PR_PRPRECO, PR_PROBSERVACAO, PR_PRATIVO, PR_PRDATACADASTRO) VALUES (466,10,NULL,1,NOW());</text:p>
          </table:table-cell>
          <table:table-cell/>
        </table:table-row>
        <table:table-row table:style-name="ro1">
          <table:table-cell table:formula="of:=[.A456]+1" office:value-type="float" office:value="467" calcext:value-type="float">
            <text:p>467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457];&quot;,&quot;;[.B457];&quot;,NULL,1,NOW());&quot;)" office:value-type="string" office:string-value="INSERT INTO PRECORANKING (PR_PRPOSRANKING, PR_PRPRECO, PR_PROBSERVACAO, PR_PRATIVO, PR_PRDATACADASTRO) VALUES (467,10,NULL,1,NOW());" calcext:value-type="string">
            <text:p>INSERT INTO PRECORANKING (PR_PRPOSRANKING, PR_PRPRECO, PR_PROBSERVACAO, PR_PRATIVO, PR_PRDATACADASTRO) VALUES (467,10,NULL,1,NOW());</text:p>
          </table:table-cell>
          <table:table-cell/>
        </table:table-row>
        <table:table-row table:style-name="ro1">
          <table:table-cell table:formula="of:=[.A457]+1" office:value-type="float" office:value="468" calcext:value-type="float">
            <text:p>468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458];&quot;,&quot;;[.B458];&quot;,NULL,1,NOW());&quot;)" office:value-type="string" office:string-value="INSERT INTO PRECORANKING (PR_PRPOSRANKING, PR_PRPRECO, PR_PROBSERVACAO, PR_PRATIVO, PR_PRDATACADASTRO) VALUES (468,10,NULL,1,NOW());" calcext:value-type="string">
            <text:p>INSERT INTO PRECORANKING (PR_PRPOSRANKING, PR_PRPRECO, PR_PROBSERVACAO, PR_PRATIVO, PR_PRDATACADASTRO) VALUES (468,10,NULL,1,NOW());</text:p>
          </table:table-cell>
          <table:table-cell/>
        </table:table-row>
        <table:table-row table:style-name="ro1">
          <table:table-cell table:formula="of:=[.A458]+1" office:value-type="float" office:value="469" calcext:value-type="float">
            <text:p>46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459];&quot;,&quot;;[.B459];&quot;,NULL,1,NOW());&quot;)" office:value-type="string" office:string-value="INSERT INTO PRECORANKING (PR_PRPOSRANKING, PR_PRPRECO, PR_PROBSERVACAO, PR_PRATIVO, PR_PRDATACADASTRO) VALUES (469,10,NULL,1,NOW());" calcext:value-type="string">
            <text:p>INSERT INTO PRECORANKING (PR_PRPOSRANKING, PR_PRPRECO, PR_PROBSERVACAO, PR_PRATIVO, PR_PRDATACADASTRO) VALUES (469,10,NULL,1,NOW());</text:p>
          </table:table-cell>
          <table:table-cell/>
        </table:table-row>
        <table:table-row table:style-name="ro1">
          <table:table-cell table:formula="of:=[.A459]+1" office:value-type="float" office:value="470" calcext:value-type="float">
            <text:p>47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460];&quot;,&quot;;[.B460];&quot;,NULL,1,NOW());&quot;)" office:value-type="string" office:string-value="INSERT INTO PRECORANKING (PR_PRPOSRANKING, PR_PRPRECO, PR_PROBSERVACAO, PR_PRATIVO, PR_PRDATACADASTRO) VALUES (470,10,NULL,1,NOW());" calcext:value-type="string">
            <text:p>INSERT INTO PRECORANKING (PR_PRPOSRANKING, PR_PRPRECO, PR_PROBSERVACAO, PR_PRATIVO, PR_PRDATACADASTRO) VALUES (470,10,NULL,1,NOW());</text:p>
          </table:table-cell>
          <table:table-cell/>
        </table:table-row>
        <table:table-row table:style-name="ro1">
          <table:table-cell table:formula="of:=[.A460]+1" office:value-type="float" office:value="471" calcext:value-type="float">
            <text:p>47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461];&quot;,&quot;;[.B461];&quot;,NULL,1,NOW());&quot;)" office:value-type="string" office:string-value="INSERT INTO PRECORANKING (PR_PRPOSRANKING, PR_PRPRECO, PR_PROBSERVACAO, PR_PRATIVO, PR_PRDATACADASTRO) VALUES (471,10,NULL,1,NOW());" calcext:value-type="string">
            <text:p>INSERT INTO PRECORANKING (PR_PRPOSRANKING, PR_PRPRECO, PR_PROBSERVACAO, PR_PRATIVO, PR_PRDATACADASTRO) VALUES (471,10,NULL,1,NOW());</text:p>
          </table:table-cell>
          <table:table-cell/>
        </table:table-row>
        <table:table-row table:style-name="ro1">
          <table:table-cell table:formula="of:=[.A461]+1" office:value-type="float" office:value="472" calcext:value-type="float">
            <text:p>472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462];&quot;,&quot;;[.B462];&quot;,NULL,1,NOW());&quot;)" office:value-type="string" office:string-value="INSERT INTO PRECORANKING (PR_PRPOSRANKING, PR_PRPRECO, PR_PROBSERVACAO, PR_PRATIVO, PR_PRDATACADASTRO) VALUES (472,10,NULL,1,NOW());" calcext:value-type="string">
            <text:p>INSERT INTO PRECORANKING (PR_PRPOSRANKING, PR_PRPRECO, PR_PROBSERVACAO, PR_PRATIVO, PR_PRDATACADASTRO) VALUES (472,10,NULL,1,NOW());</text:p>
          </table:table-cell>
          <table:table-cell/>
        </table:table-row>
        <table:table-row table:style-name="ro1">
          <table:table-cell table:formula="of:=[.A462]+1" office:value-type="float" office:value="473" calcext:value-type="float">
            <text:p>47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463];&quot;,&quot;;[.B463];&quot;,NULL,1,NOW());&quot;)" office:value-type="string" office:string-value="INSERT INTO PRECORANKING (PR_PRPOSRANKING, PR_PRPRECO, PR_PROBSERVACAO, PR_PRATIVO, PR_PRDATACADASTRO) VALUES (473,10,NULL,1,NOW());" calcext:value-type="string">
            <text:p>INSERT INTO PRECORANKING (PR_PRPOSRANKING, PR_PRPRECO, PR_PROBSERVACAO, PR_PRATIVO, PR_PRDATACADASTRO) VALUES (473,10,NULL,1,NOW());</text:p>
          </table:table-cell>
          <table:table-cell/>
        </table:table-row>
        <table:table-row table:style-name="ro1">
          <table:table-cell table:formula="of:=[.A463]+1" office:value-type="float" office:value="474" calcext:value-type="float">
            <text:p>474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464];&quot;,&quot;;[.B464];&quot;,NULL,1,NOW());&quot;)" office:value-type="string" office:string-value="INSERT INTO PRECORANKING (PR_PRPOSRANKING, PR_PRPRECO, PR_PROBSERVACAO, PR_PRATIVO, PR_PRDATACADASTRO) VALUES (474,10,NULL,1,NOW());" calcext:value-type="string">
            <text:p>INSERT INTO PRECORANKING (PR_PRPOSRANKING, PR_PRPRECO, PR_PROBSERVACAO, PR_PRATIVO, PR_PRDATACADASTRO) VALUES (474,10,NULL,1,NOW());</text:p>
          </table:table-cell>
          <table:table-cell/>
        </table:table-row>
        <table:table-row table:style-name="ro1">
          <table:table-cell table:formula="of:=[.A464]+1" office:value-type="float" office:value="475" calcext:value-type="float">
            <text:p>475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465];&quot;,&quot;;[.B465];&quot;,NULL,1,NOW());&quot;)" office:value-type="string" office:string-value="INSERT INTO PRECORANKING (PR_PRPOSRANKING, PR_PRPRECO, PR_PROBSERVACAO, PR_PRATIVO, PR_PRDATACADASTRO) VALUES (475,10,NULL,1,NOW());" calcext:value-type="string">
            <text:p>INSERT INTO PRECORANKING (PR_PRPOSRANKING, PR_PRPRECO, PR_PROBSERVACAO, PR_PRATIVO, PR_PRDATACADASTRO) VALUES (475,10,NULL,1,NOW());</text:p>
          </table:table-cell>
          <table:table-cell/>
        </table:table-row>
        <table:table-row table:style-name="ro1">
          <table:table-cell table:formula="of:=[.A465]+1" office:value-type="float" office:value="476" calcext:value-type="float">
            <text:p>476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466];&quot;,&quot;;[.B466];&quot;,NULL,1,NOW());&quot;)" office:value-type="string" office:string-value="INSERT INTO PRECORANKING (PR_PRPOSRANKING, PR_PRPRECO, PR_PROBSERVACAO, PR_PRATIVO, PR_PRDATACADASTRO) VALUES (476,10,NULL,1,NOW());" calcext:value-type="string">
            <text:p>INSERT INTO PRECORANKING (PR_PRPOSRANKING, PR_PRPRECO, PR_PROBSERVACAO, PR_PRATIVO, PR_PRDATACADASTRO) VALUES (476,10,NULL,1,NOW());</text:p>
          </table:table-cell>
          <table:table-cell/>
        </table:table-row>
        <table:table-row table:style-name="ro1">
          <table:table-cell table:formula="of:=[.A466]+1" office:value-type="float" office:value="477" calcext:value-type="float">
            <text:p>477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467];&quot;,&quot;;[.B467];&quot;,NULL,1,NOW());&quot;)" office:value-type="string" office:string-value="INSERT INTO PRECORANKING (PR_PRPOSRANKING, PR_PRPRECO, PR_PROBSERVACAO, PR_PRATIVO, PR_PRDATACADASTRO) VALUES (477,10,NULL,1,NOW());" calcext:value-type="string">
            <text:p>INSERT INTO PRECORANKING (PR_PRPOSRANKING, PR_PRPRECO, PR_PROBSERVACAO, PR_PRATIVO, PR_PRDATACADASTRO) VALUES (477,10,NULL,1,NOW());</text:p>
          </table:table-cell>
          <table:table-cell/>
        </table:table-row>
        <table:table-row table:style-name="ro1">
          <table:table-cell table:formula="of:=[.A467]+1" office:value-type="float" office:value="478" calcext:value-type="float">
            <text:p>478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468];&quot;,&quot;;[.B468];&quot;,NULL,1,NOW());&quot;)" office:value-type="string" office:string-value="INSERT INTO PRECORANKING (PR_PRPOSRANKING, PR_PRPRECO, PR_PROBSERVACAO, PR_PRATIVO, PR_PRDATACADASTRO) VALUES (478,10,NULL,1,NOW());" calcext:value-type="string">
            <text:p>INSERT INTO PRECORANKING (PR_PRPOSRANKING, PR_PRPRECO, PR_PROBSERVACAO, PR_PRATIVO, PR_PRDATACADASTRO) VALUES (478,10,NULL,1,NOW());</text:p>
          </table:table-cell>
          <table:table-cell/>
        </table:table-row>
        <table:table-row table:style-name="ro1">
          <table:table-cell table:formula="of:=[.A468]+1" office:value-type="float" office:value="479" calcext:value-type="float">
            <text:p>47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469];&quot;,&quot;;[.B469];&quot;,NULL,1,NOW());&quot;)" office:value-type="string" office:string-value="INSERT INTO PRECORANKING (PR_PRPOSRANKING, PR_PRPRECO, PR_PROBSERVACAO, PR_PRATIVO, PR_PRDATACADASTRO) VALUES (479,10,NULL,1,NOW());" calcext:value-type="string">
            <text:p>INSERT INTO PRECORANKING (PR_PRPOSRANKING, PR_PRPRECO, PR_PROBSERVACAO, PR_PRATIVO, PR_PRDATACADASTRO) VALUES (479,10,NULL,1,NOW());</text:p>
          </table:table-cell>
          <table:table-cell/>
        </table:table-row>
        <table:table-row table:style-name="ro1">
          <table:table-cell table:formula="of:=[.A469]+1" office:value-type="float" office:value="480" calcext:value-type="float">
            <text:p>48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470];&quot;,&quot;;[.B470];&quot;,NULL,1,NOW());&quot;)" office:value-type="string" office:string-value="INSERT INTO PRECORANKING (PR_PRPOSRANKING, PR_PRPRECO, PR_PROBSERVACAO, PR_PRATIVO, PR_PRDATACADASTRO) VALUES (480,10,NULL,1,NOW());" calcext:value-type="string">
            <text:p>INSERT INTO PRECORANKING (PR_PRPOSRANKING, PR_PRPRECO, PR_PROBSERVACAO, PR_PRATIVO, PR_PRDATACADASTRO) VALUES (480,10,NULL,1,NOW());</text:p>
          </table:table-cell>
          <table:table-cell/>
        </table:table-row>
        <table:table-row table:style-name="ro1">
          <table:table-cell table:formula="of:=[.A470]+1" office:value-type="float" office:value="481" calcext:value-type="float">
            <text:p>48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471];&quot;,&quot;;[.B471];&quot;,NULL,1,NOW());&quot;)" office:value-type="string" office:string-value="INSERT INTO PRECORANKING (PR_PRPOSRANKING, PR_PRPRECO, PR_PROBSERVACAO, PR_PRATIVO, PR_PRDATACADASTRO) VALUES (481,10,NULL,1,NOW());" calcext:value-type="string">
            <text:p>INSERT INTO PRECORANKING (PR_PRPOSRANKING, PR_PRPRECO, PR_PROBSERVACAO, PR_PRATIVO, PR_PRDATACADASTRO) VALUES (481,10,NULL,1,NOW());</text:p>
          </table:table-cell>
          <table:table-cell/>
        </table:table-row>
        <table:table-row table:style-name="ro1">
          <table:table-cell table:formula="of:=[.A471]+1" office:value-type="float" office:value="482" calcext:value-type="float">
            <text:p>482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472];&quot;,&quot;;[.B472];&quot;,NULL,1,NOW());&quot;)" office:value-type="string" office:string-value="INSERT INTO PRECORANKING (PR_PRPOSRANKING, PR_PRPRECO, PR_PROBSERVACAO, PR_PRATIVO, PR_PRDATACADASTRO) VALUES (482,10,NULL,1,NOW());" calcext:value-type="string">
            <text:p>INSERT INTO PRECORANKING (PR_PRPOSRANKING, PR_PRPRECO, PR_PROBSERVACAO, PR_PRATIVO, PR_PRDATACADASTRO) VALUES (482,10,NULL,1,NOW());</text:p>
          </table:table-cell>
          <table:table-cell/>
        </table:table-row>
        <table:table-row table:style-name="ro1">
          <table:table-cell table:formula="of:=[.A472]+1" office:value-type="float" office:value="483" calcext:value-type="float">
            <text:p>48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473];&quot;,&quot;;[.B473];&quot;,NULL,1,NOW());&quot;)" office:value-type="string" office:string-value="INSERT INTO PRECORANKING (PR_PRPOSRANKING, PR_PRPRECO, PR_PROBSERVACAO, PR_PRATIVO, PR_PRDATACADASTRO) VALUES (483,10,NULL,1,NOW());" calcext:value-type="string">
            <text:p>INSERT INTO PRECORANKING (PR_PRPOSRANKING, PR_PRPRECO, PR_PROBSERVACAO, PR_PRATIVO, PR_PRDATACADASTRO) VALUES (483,10,NULL,1,NOW());</text:p>
          </table:table-cell>
          <table:table-cell/>
        </table:table-row>
        <table:table-row table:style-name="ro1">
          <table:table-cell table:formula="of:=[.A473]+1" office:value-type="float" office:value="484" calcext:value-type="float">
            <text:p>484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474];&quot;,&quot;;[.B474];&quot;,NULL,1,NOW());&quot;)" office:value-type="string" office:string-value="INSERT INTO PRECORANKING (PR_PRPOSRANKING, PR_PRPRECO, PR_PROBSERVACAO, PR_PRATIVO, PR_PRDATACADASTRO) VALUES (484,10,NULL,1,NOW());" calcext:value-type="string">
            <text:p>INSERT INTO PRECORANKING (PR_PRPOSRANKING, PR_PRPRECO, PR_PROBSERVACAO, PR_PRATIVO, PR_PRDATACADASTRO) VALUES (484,10,NULL,1,NOW());</text:p>
          </table:table-cell>
          <table:table-cell/>
        </table:table-row>
        <table:table-row table:style-name="ro1">
          <table:table-cell table:formula="of:=[.A474]+1" office:value-type="float" office:value="485" calcext:value-type="float">
            <text:p>485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475];&quot;,&quot;;[.B475];&quot;,NULL,1,NOW());&quot;)" office:value-type="string" office:string-value="INSERT INTO PRECORANKING (PR_PRPOSRANKING, PR_PRPRECO, PR_PROBSERVACAO, PR_PRATIVO, PR_PRDATACADASTRO) VALUES (485,10,NULL,1,NOW());" calcext:value-type="string">
            <text:p>INSERT INTO PRECORANKING (PR_PRPOSRANKING, PR_PRPRECO, PR_PROBSERVACAO, PR_PRATIVO, PR_PRDATACADASTRO) VALUES (485,10,NULL,1,NOW());</text:p>
          </table:table-cell>
          <table:table-cell/>
        </table:table-row>
        <table:table-row table:style-name="ro1">
          <table:table-cell table:formula="of:=[.A475]+1" office:value-type="float" office:value="486" calcext:value-type="float">
            <text:p>486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476];&quot;,&quot;;[.B476];&quot;,NULL,1,NOW());&quot;)" office:value-type="string" office:string-value="INSERT INTO PRECORANKING (PR_PRPOSRANKING, PR_PRPRECO, PR_PROBSERVACAO, PR_PRATIVO, PR_PRDATACADASTRO) VALUES (486,10,NULL,1,NOW());" calcext:value-type="string">
            <text:p>INSERT INTO PRECORANKING (PR_PRPOSRANKING, PR_PRPRECO, PR_PROBSERVACAO, PR_PRATIVO, PR_PRDATACADASTRO) VALUES (486,10,NULL,1,NOW());</text:p>
          </table:table-cell>
          <table:table-cell/>
        </table:table-row>
        <table:table-row table:style-name="ro1">
          <table:table-cell table:formula="of:=[.A476]+1" office:value-type="float" office:value="487" calcext:value-type="float">
            <text:p>487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477];&quot;,&quot;;[.B477];&quot;,NULL,1,NOW());&quot;)" office:value-type="string" office:string-value="INSERT INTO PRECORANKING (PR_PRPOSRANKING, PR_PRPRECO, PR_PROBSERVACAO, PR_PRATIVO, PR_PRDATACADASTRO) VALUES (487,10,NULL,1,NOW());" calcext:value-type="string">
            <text:p>INSERT INTO PRECORANKING (PR_PRPOSRANKING, PR_PRPRECO, PR_PROBSERVACAO, PR_PRATIVO, PR_PRDATACADASTRO) VALUES (487,10,NULL,1,NOW());</text:p>
          </table:table-cell>
          <table:table-cell/>
        </table:table-row>
        <table:table-row table:style-name="ro1">
          <table:table-cell table:formula="of:=[.A477]+1" office:value-type="float" office:value="488" calcext:value-type="float">
            <text:p>488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478];&quot;,&quot;;[.B478];&quot;,NULL,1,NOW());&quot;)" office:value-type="string" office:string-value="INSERT INTO PRECORANKING (PR_PRPOSRANKING, PR_PRPRECO, PR_PROBSERVACAO, PR_PRATIVO, PR_PRDATACADASTRO) VALUES (488,10,NULL,1,NOW());" calcext:value-type="string">
            <text:p>INSERT INTO PRECORANKING (PR_PRPOSRANKING, PR_PRPRECO, PR_PROBSERVACAO, PR_PRATIVO, PR_PRDATACADASTRO) VALUES (488,10,NULL,1,NOW());</text:p>
          </table:table-cell>
          <table:table-cell/>
        </table:table-row>
        <table:table-row table:style-name="ro1">
          <table:table-cell table:formula="of:=[.A478]+1" office:value-type="float" office:value="489" calcext:value-type="float">
            <text:p>48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479];&quot;,&quot;;[.B479];&quot;,NULL,1,NOW());&quot;)" office:value-type="string" office:string-value="INSERT INTO PRECORANKING (PR_PRPOSRANKING, PR_PRPRECO, PR_PROBSERVACAO, PR_PRATIVO, PR_PRDATACADASTRO) VALUES (489,10,NULL,1,NOW());" calcext:value-type="string">
            <text:p>INSERT INTO PRECORANKING (PR_PRPOSRANKING, PR_PRPRECO, PR_PROBSERVACAO, PR_PRATIVO, PR_PRDATACADASTRO) VALUES (489,10,NULL,1,NOW());</text:p>
          </table:table-cell>
          <table:table-cell/>
        </table:table-row>
        <table:table-row table:style-name="ro1">
          <table:table-cell table:formula="of:=[.A479]+1" office:value-type="float" office:value="490" calcext:value-type="float">
            <text:p>49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480];&quot;,&quot;;[.B480];&quot;,NULL,1,NOW());&quot;)" office:value-type="string" office:string-value="INSERT INTO PRECORANKING (PR_PRPOSRANKING, PR_PRPRECO, PR_PROBSERVACAO, PR_PRATIVO, PR_PRDATACADASTRO) VALUES (490,10,NULL,1,NOW());" calcext:value-type="string">
            <text:p>INSERT INTO PRECORANKING (PR_PRPOSRANKING, PR_PRPRECO, PR_PROBSERVACAO, PR_PRATIVO, PR_PRDATACADASTRO) VALUES (490,10,NULL,1,NOW());</text:p>
          </table:table-cell>
          <table:table-cell/>
        </table:table-row>
        <table:table-row table:style-name="ro1">
          <table:table-cell table:formula="of:=[.A480]+1" office:value-type="float" office:value="491" calcext:value-type="float">
            <text:p>49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481];&quot;,&quot;;[.B481];&quot;,NULL,1,NOW());&quot;)" office:value-type="string" office:string-value="INSERT INTO PRECORANKING (PR_PRPOSRANKING, PR_PRPRECO, PR_PROBSERVACAO, PR_PRATIVO, PR_PRDATACADASTRO) VALUES (491,10,NULL,1,NOW());" calcext:value-type="string">
            <text:p>INSERT INTO PRECORANKING (PR_PRPOSRANKING, PR_PRPRECO, PR_PROBSERVACAO, PR_PRATIVO, PR_PRDATACADASTRO) VALUES (491,10,NULL,1,NOW());</text:p>
          </table:table-cell>
          <table:table-cell/>
        </table:table-row>
        <table:table-row table:style-name="ro1">
          <table:table-cell table:formula="of:=[.A481]+1" office:value-type="float" office:value="492" calcext:value-type="float">
            <text:p>492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482];&quot;,&quot;;[.B482];&quot;,NULL,1,NOW());&quot;)" office:value-type="string" office:string-value="INSERT INTO PRECORANKING (PR_PRPOSRANKING, PR_PRPRECO, PR_PROBSERVACAO, PR_PRATIVO, PR_PRDATACADASTRO) VALUES (492,10,NULL,1,NOW());" calcext:value-type="string">
            <text:p>INSERT INTO PRECORANKING (PR_PRPOSRANKING, PR_PRPRECO, PR_PROBSERVACAO, PR_PRATIVO, PR_PRDATACADASTRO) VALUES (492,10,NULL,1,NOW());</text:p>
          </table:table-cell>
          <table:table-cell/>
        </table:table-row>
        <table:table-row table:style-name="ro1">
          <table:table-cell table:formula="of:=[.A482]+1" office:value-type="float" office:value="493" calcext:value-type="float">
            <text:p>49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483];&quot;,&quot;;[.B483];&quot;,NULL,1,NOW());&quot;)" office:value-type="string" office:string-value="INSERT INTO PRECORANKING (PR_PRPOSRANKING, PR_PRPRECO, PR_PROBSERVACAO, PR_PRATIVO, PR_PRDATACADASTRO) VALUES (493,10,NULL,1,NOW());" calcext:value-type="string">
            <text:p>INSERT INTO PRECORANKING (PR_PRPOSRANKING, PR_PRPRECO, PR_PROBSERVACAO, PR_PRATIVO, PR_PRDATACADASTRO) VALUES (493,10,NULL,1,NOW());</text:p>
          </table:table-cell>
          <table:table-cell/>
        </table:table-row>
        <table:table-row table:style-name="ro1">
          <table:table-cell table:formula="of:=[.A483]+1" office:value-type="float" office:value="494" calcext:value-type="float">
            <text:p>494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484];&quot;,&quot;;[.B484];&quot;,NULL,1,NOW());&quot;)" office:value-type="string" office:string-value="INSERT INTO PRECORANKING (PR_PRPOSRANKING, PR_PRPRECO, PR_PROBSERVACAO, PR_PRATIVO, PR_PRDATACADASTRO) VALUES (494,10,NULL,1,NOW());" calcext:value-type="string">
            <text:p>INSERT INTO PRECORANKING (PR_PRPOSRANKING, PR_PRPRECO, PR_PROBSERVACAO, PR_PRATIVO, PR_PRDATACADASTRO) VALUES (494,10,NULL,1,NOW());</text:p>
          </table:table-cell>
          <table:table-cell/>
        </table:table-row>
        <table:table-row table:style-name="ro1">
          <table:table-cell table:formula="of:=[.A484]+1" office:value-type="float" office:value="495" calcext:value-type="float">
            <text:p>495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485];&quot;,&quot;;[.B485];&quot;,NULL,1,NOW());&quot;)" office:value-type="string" office:string-value="INSERT INTO PRECORANKING (PR_PRPOSRANKING, PR_PRPRECO, PR_PROBSERVACAO, PR_PRATIVO, PR_PRDATACADASTRO) VALUES (495,10,NULL,1,NOW());" calcext:value-type="string">
            <text:p>INSERT INTO PRECORANKING (PR_PRPOSRANKING, PR_PRPRECO, PR_PROBSERVACAO, PR_PRATIVO, PR_PRDATACADASTRO) VALUES (495,10,NULL,1,NOW());</text:p>
          </table:table-cell>
          <table:table-cell/>
        </table:table-row>
        <table:table-row table:style-name="ro1">
          <table:table-cell table:formula="of:=[.A485]+1" office:value-type="float" office:value="496" calcext:value-type="float">
            <text:p>496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486];&quot;,&quot;;[.B486];&quot;,NULL,1,NOW());&quot;)" office:value-type="string" office:string-value="INSERT INTO PRECORANKING (PR_PRPOSRANKING, PR_PRPRECO, PR_PROBSERVACAO, PR_PRATIVO, PR_PRDATACADASTRO) VALUES (496,10,NULL,1,NOW());" calcext:value-type="string">
            <text:p>INSERT INTO PRECORANKING (PR_PRPOSRANKING, PR_PRPRECO, PR_PROBSERVACAO, PR_PRATIVO, PR_PRDATACADASTRO) VALUES (496,10,NULL,1,NOW());</text:p>
          </table:table-cell>
          <table:table-cell/>
        </table:table-row>
        <table:table-row table:style-name="ro1">
          <table:table-cell table:formula="of:=[.A486]+1" office:value-type="float" office:value="497" calcext:value-type="float">
            <text:p>497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487];&quot;,&quot;;[.B487];&quot;,NULL,1,NOW());&quot;)" office:value-type="string" office:string-value="INSERT INTO PRECORANKING (PR_PRPOSRANKING, PR_PRPRECO, PR_PROBSERVACAO, PR_PRATIVO, PR_PRDATACADASTRO) VALUES (497,10,NULL,1,NOW());" calcext:value-type="string">
            <text:p>INSERT INTO PRECORANKING (PR_PRPOSRANKING, PR_PRPRECO, PR_PROBSERVACAO, PR_PRATIVO, PR_PRDATACADASTRO) VALUES (497,10,NULL,1,NOW());</text:p>
          </table:table-cell>
          <table:table-cell/>
        </table:table-row>
        <table:table-row table:style-name="ro1">
          <table:table-cell table:formula="of:=[.A487]+1" office:value-type="float" office:value="498" calcext:value-type="float">
            <text:p>498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488];&quot;,&quot;;[.B488];&quot;,NULL,1,NOW());&quot;)" office:value-type="string" office:string-value="INSERT INTO PRECORANKING (PR_PRPOSRANKING, PR_PRPRECO, PR_PROBSERVACAO, PR_PRATIVO, PR_PRDATACADASTRO) VALUES (498,10,NULL,1,NOW());" calcext:value-type="string">
            <text:p>INSERT INTO PRECORANKING (PR_PRPOSRANKING, PR_PRPRECO, PR_PROBSERVACAO, PR_PRATIVO, PR_PRDATACADASTRO) VALUES (498,10,NULL,1,NOW());</text:p>
          </table:table-cell>
          <table:table-cell/>
        </table:table-row>
        <table:table-row table:style-name="ro1">
          <table:table-cell table:formula="of:=[.A488]+1" office:value-type="float" office:value="499" calcext:value-type="float">
            <text:p>49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489];&quot;,&quot;;[.B489];&quot;,NULL,1,NOW());&quot;)" office:value-type="string" office:string-value="INSERT INTO PRECORANKING (PR_PRPOSRANKING, PR_PRPRECO, PR_PROBSERVACAO, PR_PRATIVO, PR_PRDATACADASTRO) VALUES (499,10,NULL,1,NOW());" calcext:value-type="string">
            <text:p>INSERT INTO PRECORANKING (PR_PRPOSRANKING, PR_PRPRECO, PR_PROBSERVACAO, PR_PRATIVO, PR_PRDATACADASTRO) VALUES (499,10,NULL,1,NOW());</text:p>
          </table:table-cell>
          <table:table-cell/>
        </table:table-row>
        <table:table-row table:style-name="ro1">
          <table:table-cell table:formula="of:=[.A489]+1" office:value-type="float" office:value="500" calcext:value-type="float">
            <text:p>50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formula="of:=CONCATENATE(&quot;INSERT INTO PRECORANKING (PR_PRPOSRANKING, PR_PRPRECO, PR_PROBSERVACAO, PR_PRATIVO, PR_PRDATACADASTRO) VALUES (&quot;;[.A490];&quot;,&quot;;[.B490];&quot;,NULL,1,NOW());&quot;)" office:value-type="string" office:string-value="INSERT INTO PRECORANKING (PR_PRPOSRANKING, PR_PRPRECO, PR_PROBSERVACAO, PR_PRATIVO, PR_PRDATACADASTRO) VALUES (500,10,NULL,1,NOW());" calcext:value-type="string">
            <text:p>INSERT INTO PRECORANKING (PR_PRPOSRANKING, PR_PRPRECO, PR_PROBSERVACAO, PR_PRATIVO, PR_PRDATACADASTRO) VALUES (500,10,NULL,1,NOW());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9T05:37:35.937000000</meta:creation-date>
    <dc:date>2020-06-21T16:12:33.573000000</dc:date>
    <meta:editing-duration>P2DT9H4M12S</meta:editing-duration>
    <meta:editing-cycles>1</meta:editing-cycles>
    <meta:document-statistic meta:table-count="1" meta:cell-count="1503" meta:object-count="0"/>
    <meta:generator>LibreOffice/6.4.2.2$Windows_X86_64 LibreOffice_project/4e471d8c02c9c90f512f7f9ead8875b57fcb1ec3</meta:generator>
  </office:meta>
</office:document-meta>
</file>